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83" style:parent-style-name="Standard" style:family="paragraph">
      <style:paragraph-properties fo:margin-bottom="0.1388in" fo:line-height="115%"/>
    </style:style>
    <style:style style:name="T384" style:parent-style-name="DefaultParagraphFont" style:family="text">
      <style:text-properties fo:font-weight="bold" style:font-weight-asian="bold" style:font-weight-complex="bold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P3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98" style:parent-style-name="Standard" style:family="paragraph">
      <style:paragraph-properties fo:margin-bottom="0.1388in" fo:line-height="115%"/>
    </style:style>
    <style:style style:name="T399" style:parent-style-name="DefaultParagraphFont" style:family="text">
      <style:text-properties fo:font-weight="bold" style:font-weight-asian="bold" style:font-weight-complex="bold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P4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16" style:parent-style-name="Standard" style:family="paragraph">
      <style:paragraph-properties fo:margin-bottom="0.1388in" fo:line-height="115%"/>
    </style:style>
    <style:style style:name="T417" style:parent-style-name="DefaultParagraphFont" style:family="text">
      <style:text-properties fo:font-weight="bold" style:font-weight-asian="bold" style:font-weight-complex="bold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P4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4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9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95" style:parent-style-name="Standard" style:family="paragraph">
      <style:paragraph-properties fo:margin-bottom="0.1388in" fo:line-height="115%"/>
      <style:text-properties fo:font-weight="bold" style:font-weight-asian="bold" style:font-weight-complex="bold" fo:color="#626262" fo:font-size="11pt" style:font-size-asian="11pt" style:font-size-complex="11pt"/>
    </style:style>
    <style:style style:name="P996" style:parent-style-name="Standard" style:family="paragraph">
      <style:paragraph-properties fo:margin-bottom="0.1388in" fo:line-height="115%"/>
      <style:text-properties fo:font-weight="bold" style:font-weight-asian="bold" style:font-weight-complex="bold" fo:color="#626262" fo:font-size="11pt" style:font-size-asian="11pt" style:font-size-complex="11pt"/>
    </style:style>
    <style:style style:name="P9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31" style:parent-style-name="Standard" style:family="paragraph">
      <style:paragraph-properties fo:margin-bottom="0.1388in" fo:line-height="115%"/>
    </style:style>
    <style:style style:name="T1032" style:parent-style-name="DefaultParagraphFont" style:family="text">
      <style:text-properties fo:font-weight="bold" style:font-weight-asian="bold" style:font-weight-complex="bold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P10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10" style:parent-style-name="Standard" style:family="paragraph">
      <style:paragraph-properties fo:margin-bottom="0.1388in" fo:line-height="115%"/>
    </style:style>
    <style:style style:name="T1211" style:parent-style-name="DefaultParagraphFont" style:family="text">
      <style:text-properties fo:font-weight="bold" style:font-weight-asian="bold" style:font-weight-complex="bold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P12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14" style:parent-style-name="Standard" style:family="paragraph">
      <style:paragraph-properties fo:margin-bottom="0.1388in" fo:line-height="115%"/>
    </style:style>
    <style:style style:name="T1315" style:parent-style-name="DefaultParagraphFont" style:family="text">
      <style:text-properties fo:font-weight="bold" style:font-weight-asian="bold" style:font-weight-complex="bold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P13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53" style:parent-style-name="Standard" style:family="paragraph">
      <style:paragraph-properties fo:margin-bottom="0.1388in" fo:line-height="115%"/>
    </style:style>
    <style:style style:name="T1354" style:parent-style-name="DefaultParagraphFont" style:family="text">
      <style:text-properties fo:font-weight="bold" style:font-weight-asian="bold" style:font-weight-complex="bold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P13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79" style:parent-style-name="Standard" style:family="paragraph">
      <style:paragraph-properties fo:margin-bottom="0.1388in" fo:line-height="115%"/>
    </style:style>
    <style:style style:name="T1380" style:parent-style-name="DefaultParagraphFont" style:family="text">
      <style:text-properties fo:font-weight="bold" style:font-weight-asian="bold" style:font-weight-complex="bold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P13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94" style:parent-style-name="Standard" style:family="paragraph">
      <style:paragraph-properties fo:margin-bottom="0.1388in" fo:line-height="115%"/>
    </style:style>
    <style:style style:name="T1395" style:parent-style-name="DefaultParagraphFont" style:family="text">
      <style:text-properties fo:font-weight="bold" style:font-weight-asian="bold" style:font-weight-complex="bold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P13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28" style:parent-style-name="Standard" style:family="paragraph">
      <style:paragraph-properties fo:margin-bottom="0.1388in" fo:line-height="115%"/>
    </style:style>
    <style:style style:name="T1429" style:parent-style-name="DefaultParagraphFont" style:family="text">
      <style:text-properties fo:font-weight="bold" style:font-weight-asian="bold" style:font-weight-complex="bold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P14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52" style:parent-style-name="Standard" style:family="paragraph">
      <style:paragraph-properties fo:margin-bottom="0.1388in" fo:line-height="115%"/>
    </style:style>
    <style:style style:name="T1453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T1454" style:parent-style-name="DefaultParagraphFont" style:family="text">
      <style:text-properties fo:font-weight="bold" style:font-weight-asian="bold" style:font-weight-complex="bold"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P14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4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89" style:parent-style-name="Standard" style:family="paragraph">
      <style:paragraph-properties fo:margin-bottom="0.1388in" fo:line-height="115%"/>
      <style:text-properties fo:font-weight="bold" style:font-weight-asian="bold" style:font-weight-complex="bold" fo:color="#FF0000" fo:font-size="11pt" style:font-size-asian="11pt" style:font-size-complex="11pt"/>
    </style:style>
    <style:style style:name="P1590" style:parent-style-name="Standard" style:family="paragraph">
      <style:paragraph-properties fo:margin-bottom="0.1388in" fo:line-height="115%"/>
      <style:text-properties fo:font-weight="bold" style:font-weight-asian="bold" style:font-weight-complex="bold" fo:color="#FF0000" fo:font-size="11pt" style:font-size-asian="11pt" style:font-size-complex="11pt"/>
    </style:style>
    <style:style style:name="P1591" style:parent-style-name="Standard" style:family="paragraph">
      <style:paragraph-properties fo:margin-bottom="0.1388in" fo:line-height="115%"/>
      <style:text-properties fo:font-weight="bold" style:font-weight-asian="bold" style:font-weight-complex="bold" fo:color="#FF0000" fo:font-size="11pt" style:font-size-asian="11pt" style:font-size-complex="11pt"/>
    </style:style>
    <style:style style:name="P1592" style:parent-style-name="Standard" style:family="paragraph">
      <style:paragraph-properties fo:margin-bottom="0.1388in" fo:line-height="115%"/>
      <style:text-properties fo:font-weight="bold" style:font-weight-asian="bold" style:font-weight-complex="bold" fo:color="#FF0000" fo:font-size="11pt" style:font-size-asian="11pt" style:font-size-complex="11pt"/>
    </style:style>
    <style:style style:name="P1593" style:parent-style-name="Standard" style:family="paragraph">
      <style:paragraph-properties fo:margin-bottom="0.1388in" fo:line-height="115%"/>
      <style:text-properties fo:font-weight="bold" style:font-weight-asian="bold" style:font-weight-complex="bold" fo:color="#FF0000" fo:font-size="11pt" style:font-size-asian="11pt" style:font-size-complex="11pt"/>
    </style:style>
    <style:style style:name="P15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5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62" style:parent-style-name="Standard" style:family="paragraph">
      <style:paragraph-properties fo:margin-bottom="0.1388in" fo:line-height="115%"/>
    </style:style>
    <style:style style:name="T1963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T196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965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P19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21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21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21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21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23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24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24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24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24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24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24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24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94" style:parent-style-name="Standard" style:family="paragraph">
      <style:paragraph-properties fo:margin-bottom="0.1388in" fo:line-height="115%"/>
      <style:text-properties fo:font-weight="bold" style:font-weight-asian="bold" style:font-weight-complex="bold" fo:font-style="italic" style:font-style-asian="italic" style:font-style-complex="italic" fo:color="#008282" fo:font-size="11pt" style:font-size-asian="11pt" style:font-size-complex="11pt"/>
    </style:style>
    <style:style style:name="P24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00" style:parent-style-name="Standard" style:family="paragraph">
      <style:paragraph-properties fo:margin-bottom="0.1388in" fo:line-height="115%"/>
      <style:text-properties fo:font-weight="bold" style:font-weight-asian="bold" style:font-weight-complex="bold" fo:font-style="italic" style:font-style-asian="italic" style:font-style-complex="italic" fo:color="#008282" fo:font-size="11pt" style:font-size-asian="11pt" style:font-size-complex="11pt"/>
    </style:style>
    <style:style style:name="P26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26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26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16" style:parent-style-name="Standard" style:family="paragraph">
      <style:paragraph-properties fo:margin-bottom="0.1388in" fo:line-height="115%"/>
    </style:style>
    <style:style style:name="T2617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T2618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8282" fo:font-size="11pt" style:font-size-asian="11pt" style:font-size-complex="11pt"/>
    </style:style>
    <style:style style:name="P26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27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27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17" style:parent-style-name="Standard" style:family="paragraph">
      <style:paragraph-properties fo:margin-bottom="0.1388in" fo:line-height="115%"/>
    </style:style>
    <style:style style:name="T2718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T2719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8282" fo:font-size="11pt" style:font-size-asian="11pt" style:font-size-complex="11pt"/>
    </style:style>
    <style:style style:name="T2720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T2721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8282" fo:font-size="11pt" style:font-size-asian="11pt" style:font-size-complex="11pt"/>
    </style:style>
    <style:style style:name="P27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25" style:parent-style-name="Standard" style:family="paragraph">
      <style:paragraph-properties fo:margin-bottom="0.1388in" fo:line-height="115%"/>
      <style:text-properties fo:font-weight="bold" style:font-weight-asian="bold" style:font-weight-complex="bold" fo:font-style="italic" style:font-style-asian="italic" style:font-style-complex="italic" fo:color="#008282" fo:font-size="11pt" style:font-size-asian="11pt" style:font-size-complex="11pt"/>
    </style:style>
    <style:style style:name="P27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29" style:parent-style-name="Standard" style:family="paragraph">
      <style:paragraph-properties fo:margin-bottom="0.1388in" fo:line-height="115%"/>
      <style:text-properties fo:font-weight="bold" style:font-weight-asian="bold" style:font-weight-complex="bold" fo:font-style="italic" style:font-style-asian="italic" style:font-style-complex="italic" fo:color="#008282" fo:font-size="11pt" style:font-size-asian="11pt" style:font-size-complex="11pt"/>
    </style:style>
    <style:style style:name="P27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42" style:parent-style-name="Standard" style:family="paragraph">
      <style:paragraph-properties fo:margin-bottom="0.1388in" fo:line-height="115%"/>
    </style:style>
    <style:style style:name="T2743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T2744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8282" fo:font-size="11pt" style:font-size-asian="11pt" style:font-size-complex="11pt"/>
    </style:style>
    <style:style style:name="T2745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P27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47" style:parent-style-name="Standard" style:family="paragraph">
      <style:paragraph-properties fo:margin-bottom="0.1388in" fo:line-height="115%"/>
    </style:style>
    <style:style style:name="T2748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T2749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8282" fo:font-size="11pt" style:font-size-asian="11pt" style:font-size-complex="11pt"/>
    </style:style>
    <style:style style:name="T2750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P27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55" style:parent-style-name="Standard" style:family="paragraph">
      <style:paragraph-properties fo:margin-bottom="0.1388in" fo:line-height="115%"/>
      <style:text-properties fo:font-weight="bold" style:font-weight-asian="bold" style:font-weight-complex="bold" fo:font-style="italic" style:font-style-asian="italic" style:font-style-complex="italic" fo:color="#008282" fo:font-size="11pt" style:font-size-asian="11pt" style:font-size-complex="11pt"/>
    </style:style>
    <style:style style:name="P27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72" style:parent-style-name="Standard" style:family="paragraph">
      <style:paragraph-properties fo:margin-bottom="0.1388in" fo:line-height="115%"/>
    </style:style>
    <style:style style:name="T2773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T2774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8282" fo:font-size="11pt" style:font-size-asian="11pt" style:font-size-complex="11pt"/>
    </style:style>
    <style:style style:name="T2775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P27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98" style:parent-style-name="Standard" style:family="paragraph">
      <style:paragraph-properties fo:margin-bottom="0.1388in" fo:line-height="115%"/>
    </style:style>
    <style:style style:name="T2799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T2800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8282" fo:font-size="11pt" style:font-size-asian="11pt" style:font-size-complex="11pt"/>
    </style:style>
    <style:style style:name="P28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28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28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28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28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06" style:parent-style-name="Standard" style:family="paragraph">
      <style:paragraph-properties fo:margin-bottom="0.1388in" fo:line-height="115%"/>
    </style:style>
    <style:style style:name="T2907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T2908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8282" fo:font-size="11pt" style:font-size-asian="11pt" style:font-size-complex="11pt"/>
    </style:style>
    <style:style style:name="P29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26" style:parent-style-name="Standard" style:family="paragraph">
      <style:paragraph-properties fo:margin-bottom="0.1388in" fo:line-height="115%"/>
    </style:style>
    <style:style style:name="T2927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T2928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8282" fo:font-size="11pt" style:font-size-asian="11pt" style:font-size-complex="11pt"/>
    </style:style>
    <style:style style:name="P29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55" style:parent-style-name="Standard" style:family="paragraph">
      <style:paragraph-properties fo:margin-bottom="0.1388in" fo:line-height="115%"/>
    </style:style>
    <style:style style:name="T2956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T2957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8282" fo:font-size="11pt" style:font-size-asian="11pt" style:font-size-complex="11pt"/>
    </style:style>
    <style:style style:name="T2958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P29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88" style:parent-style-name="Standard" style:family="paragraph">
      <style:paragraph-properties fo:margin-bottom="0.1388in" fo:line-height="115%"/>
    </style:style>
    <style:style style:name="T2989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T2990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8282" fo:font-size="11pt" style:font-size-asian="11pt" style:font-size-complex="11pt"/>
    </style:style>
    <style:style style:name="T2991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P29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97" style:parent-style-name="Standard" style:family="paragraph">
      <style:paragraph-properties fo:margin-bottom="0.1388in" fo:line-height="115%"/>
    </style:style>
    <style:style style:name="T3098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8282" fo:font-size="11pt" style:font-size-asian="11pt" style:font-size-complex="11pt"/>
    </style:style>
    <style:style style:name="T3099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P3100" style:parent-style-name="Standard" style:family="paragraph">
      <style:paragraph-properties fo:margin-bottom="0.1388in" fo:line-height="115%"/>
    </style:style>
    <style:style style:name="T3101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T3102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8282" fo:font-size="11pt" style:font-size-asian="11pt" style:font-size-complex="11pt"/>
    </style:style>
    <style:style style:name="P31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27" style:parent-style-name="Standard" style:family="paragraph">
      <style:paragraph-properties fo:margin-bottom="0.1388in" fo:line-height="115%"/>
    </style:style>
    <style:style style:name="T3128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T3129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8282" fo:font-size="11pt" style:font-size-asian="11pt" style:font-size-complex="11pt"/>
    </style:style>
    <style:style style:name="T3130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P31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31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6pt" style:font-size-asian="16pt" style:font-size-complex="16pt"/>
    </style:style>
    <style:style style:name="P31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32" style:parent-style-name="Standard" style:family="paragraph">
      <style:paragraph-properties fo:margin-bottom="0.1388in" fo:line-height="115%"/>
    </style:style>
    <style:style style:name="T3533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T3534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8282" fo:font-size="11pt" style:font-size-asian="11pt" style:font-size-complex="11pt"/>
    </style:style>
    <style:style style:name="P35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80" style:parent-style-name="Standard" style:family="paragraph">
      <style:paragraph-properties fo:margin-bottom="0.1388in" fo:line-height="115%"/>
    </style:style>
    <style:style style:name="T3581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P3582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583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584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585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586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587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588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589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590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591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592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593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594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595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596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597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598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599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00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01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02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03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04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05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06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07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08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09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10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11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12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13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14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15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16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17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18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19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20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21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22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23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24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25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26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27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28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29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30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31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32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33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34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35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36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37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38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39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40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41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42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43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44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45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46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47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48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49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50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51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52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53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54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55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56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57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58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59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60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61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62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63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64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65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66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67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68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69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70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71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72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73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74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75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76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77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78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79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80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81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82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83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84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85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86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87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88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89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90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91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92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93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94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95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96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97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98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699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700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701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702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703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704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705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706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707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708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709" style:parent-style-name="Standard" style:family="paragraph">
      <style:text-properties fo:font-weight="bold" style:font-weight-asian="bold" style:font-weight-complex="bold" fo:color="#008282" fo:font-size="11pt" style:font-size-asian="11pt" style:font-size-complex="11pt"/>
    </style:style>
    <style:style style:name="P37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Act 1</text:p>
      <text:p text:style-name="P2">_</text:p>
      <text:p text:style-name="P3">Act 2</text:p>
      <text:p text:style-name="P4">_</text:p>
      <text:p text:style-name="P5">Act 3</text:p>
      <text:p text:style-name="P6">_</text:p>
      <text:p text:style-name="P7">Intermission</text:p>
      <text:p text:style-name="P8">_</text:p>
      <text:p text:style-name="P9">Act 4</text:p>
      <text:p text:style-name="P10">_</text:p>
      <text:p text:style-name="P11">1. RL1: =003424</text:p>
      <text:p text:style-name="P12">H3Y L4LOND3</text:p>
      <text:p text:style-name="P13">STOP CRY1NG 1N YOUR MOMS B3V3R4G3</text:p>
      <text:p text:style-name="P14">SH3 H4T3S YOU 4ND H4S L3FT YOU FOR3V3R</text:p>
      <text:p text:style-name="P15">H3H3H3H &gt;8D</text:p>
      <text:p text:style-name="P16">GOD</text:p>
      <text:p text:style-name="P17">YOU R34LLY DO T4LK TOO MUCH</text:p>
      <text:p text:style-name="P18">OOOOOOOOOH</text:p>
      <text:p text:style-name="P19">YOUR T3XT SM3LLS GOOD</text:p>
      <text:p text:style-name="P20">1S TH4T L4V3ND3R</text:p>
      <text:p text:style-name="P21">YOU DONT???</text:p>
      <text:p text:style-name="P22">Y3S 1TS 34SY TO FORG3T</text:p>
      <text:p text:style-name="P23">G1V3N OUR "R4PPORT"</text:p>
      <text:p text:style-name="P24">4ND HOW MUCH W3 R34LLY H4V3 1N COMMON</text:p>
      <text:p text:style-name="P25">1 FORG3T TH4T YOU HUM4NS 4CTU4LLY COMMUN1C4T3 W1TH SP33CH 1NST34D OF R3L34SING CLOUDS OF FR4GR4NT G4S3S</text:p>
      <text:soft-page-break/>
      <text:p text:style-name="P26">4ND SM3LL1NG 3ACH OTH3RS S3NT3NC3S</text:p>
      <text:p text:style-name="P27">4H4H4H4 SO GULL1BL3</text:p>
      <text:p text:style-name="P28">YOULL B3L13V3 4NYTH1NG 1 T3LL YOU</text:p>
      <text:p text:style-name="P29">OF COURS3 W3 T4LK DUMMY &gt;8]</text:p>
      <text:p text:style-name="P30">1M GO1NG TO GO W1TH TH3 LATT3R</text:p>
      <text:p text:style-name="P31">1 H4T3 YOU 4LL QU1T3 4 LOT</text:p>
      <text:p text:style-name="P32">BUT 1 TH1NK</text:p>
      <text:p text:style-name="P33">TH3 OTH3RS W1LL 3V3NTU4LLY R34L1Z3 TH4T 1TLL B3 MUTU4LLY B3N3F1C14L FOR US 4LL TO WORK TOG3TH3R</text:p>
      <text:p text:style-name="P34">4ND SO TH3YLL PROB4BLY B3 4LL FR13NDLY L1KE L4T3R ON</text:p>
      <text:p text:style-name="P35">Y34H</text:p>
      <text:p text:style-name="P36">TH4TS PROB4BLY WH4T JOHN W4S H34RING</text:p>
      <text:p text:style-name="P37">4ND M4YBE TH3YLL 3V3N M34N 1T 4ND W4NT TO B3 FR13NDLY</text:p>
      <text:p text:style-name="P38">BUT 1 1NT3ND TO ST4Y P1SS3D 4T YOU FOR3V3R</text:p>
      <text:p text:style-name="P39">3V3N 1F 1 S33M H3LPFUL</text:p>
      <text:p text:style-name="P40">H3H3 NO BUT 1 W1LL BE</text:p>
      <text:p text:style-name="P41">TH3 F4CT TH4T 1 W1LL B3 H3LPFUL</text:p>
      <text:p text:style-name="P42">1S 4N 1MMUT4BL3 F4CT 1 4M ST4T1NG FOR TH3 R3CORD</text:p>
      <text:p text:style-name="P43">1T DO3S NOT M34N FR13NDSH1P 1S WH4T 1S T4K1NG PL4C3 H3R3</text:p>
      <text:p text:style-name="P44">W3 H4V3NT 3V3N B33N T4LK1NG TO YOU FOR LONG</text:p>
      <text:p text:style-name="P45">L1K3 4 F3W M1NUT3S FROM MY P3RSP3CT1V3</text:p>
      <text:p text:style-name="P46">1F TH3R3 4R3 SOM3 OF US WHO D3C1D3D TO ST4RT T4LK1NG TO YOU 4T TH3 3ND OF YOUR 4DV3NTUR3 R1GHT OFF TH3 B4T</text:p>
      <text:p text:style-name="P47">1NST34D OF 4T THE B3G1NN1NG L1K3 WH4TS LOG1C4L</text:p>
      <text:p text:style-name="P48">TH3N TH4TS TH31R STUP1D BUS1NESS</text:p>
      <text:p text:style-name="P49">1M ST4Y1NG L1N34R</text:p>
      <text:p text:style-name="P50">C4US3 W31RD T1M3 STUFF G1V3S ME A H34D4CHE</text:p>
      <text:soft-page-break/>
      <text:p text:style-name="P51">OH 4LSO 1TS PO1NTL3SS</text:p>
      <text:p text:style-name="P52">YOU JUST 3NT3R3D YOUR M3D1UM R1GHT</text:p>
      <text:p text:style-name="P53">OK</text:p>
      <text:p text:style-name="P54">DO3S 1T S33M L1K3 TH3R3 1S A SUBTL3 VO1C3 1N YOUR H34D URG1NG YOU TO DO TH1NGS</text:p>
      <text:p text:style-name="P55">Y3S!!!!!!! &gt;8O</text:p>
      <text:p text:style-name="P56">FOR M3 TOO 1T W4S MOR3 LOUD 4ND CL34R TH4N FOR TH3 OTH3RS</text:p>
      <text:p text:style-name="P57">YOU S33 W3 4R3 M34NT TO B3 B3ST H4T3FR13NDS FOR3V3R</text:p>
      <text:p text:style-name="P58">TH3Y 4LL THOUGHT 1 W4S CR4ZY</text:p>
      <text:p text:style-name="P59">BUT H4H4H4 1T TURN3D OUT W3 4LL W3R3 1N OUR OWN W4YS</text:p>
      <text:p text:style-name="P60">TH4T H3LP3D US R34LIZ3 TH3 P4RTICUL4R D3ST1N13S THE G4M3 PUT TOG3TH3R FOR US</text:p>
      <text:p text:style-name="P61">1N TH3 VOC4BUL4RY OF L1K3</text:p>
      <text:p text:style-name="P62">TH3 HYP3R FL3XIBL3 MYTHOLOGY 1T T41LORS TO 34CH PL4Y3R GROUP</text:p>
      <text:p text:style-name="P63">Y34H 3X4CTLY! S33R OF M1ND P4G3 OF BR34TH KN1GHT OF BLOOD M41D OF T1M3</text:p>
      <text:p text:style-name="P64">3TC 3TC 3TC</text:p>
      <text:p text:style-name="P65">12 FOR US BUT OBV1OUSLY 4 FOR YOU</text:p>
      <text:p text:style-name="P66">3V3RY S3SS1ON 1S D1FF3R3NT</text:p>
      <text:p text:style-name="P67">OH Y34H</text:p>
      <text:p text:style-name="P68">1TS 4N 3X1L3</text:p>
      <text:p text:style-name="P69">1T TOOK US FOR3V3R TO F1GUR3 TH1S OUT</text:p>
      <text:p text:style-name="P70">B3C4US3 TH3Y 4R3NT M34NT TO B3 4N OBV1OUS 4SP3CT OF TH3 G4M3</text:p>
      <text:p text:style-name="P71">TH3YR3 ON YOUR D34D PLAN3T</text:p>
      <text:p text:style-name="P72">JUST L1K3 TH3YR3 ON OURS</text:p>
      <text:p text:style-name="P73">Y34RS 4FT3R 1TS R3CKON1NG</text:p>
      <text:p text:style-name="P74">TH31R ROL3 1S TO H3LP YOU ON YOUR QU3ST 1N SOM3 W4YS</text:p>
      <text:p text:style-name="P75">TH3 OBV1OUS W4Y 1S BY D1R3CTLY GU1DING YOUR 4CT1ONS</text:p>
      <text:soft-page-break/>
      <text:p text:style-name="P76">BUT M4YB3 TH3 MOR3 1MPORT4NT W4YS 4R3 TH3S3 L1TTL3 TH1NGS TH3Y DO PROB4BLY W1THOUT 3V3N R34L1Z1NG 1T</text:p>
      <text:p text:style-name="P77">4CT1ONS TH4T COMPL3T3 LOOPS 1N TH3 T1M3L1NE</text:p>
      <text:p text:style-name="P78">COGS 1N P4R4DOX SP4C3</text:p>
      <text:p text:style-name="P79">OH H3LL</text:p>
      <text:p text:style-name="P80">L1ST3N TH3 UN1V3RS3 W1LL 34T P4R4DOX3S FOR BR34KF4ST</text:p>
      <text:p text:style-name="P81">4ND SO W1LL TH1S G4M3</text:p>
      <text:p text:style-name="P82">G3T US3D TO 1T</text:p>
      <text:p text:style-name="P83">BY NOW YOU SHOULD R34L1Z3 TH1S WHOL3 M3SS W4S 4 B1G S3LF FULLF1LL1NG CLUST3RFUCK</text:p>
      <text:p text:style-name="P84">A HUG3 ORG14ST1C MOB1US DOUBL3 R34CH4ROUND</text:p>
      <text:p text:style-name="P85">NO NO NO</text:p>
      <text:p text:style-name="P86">S33 1RON1C4LLY TH3Y G3T TO DO TH4T</text:p>
      <text:p text:style-name="P87">4FT3R TH3YR3 DON3 H3LP1NG YOU TH4T 1S</text:p>
      <text:p text:style-name="P88">YOUR JOB 1S OF GR34T3R CONS3QU3NC3 TO S4Y TH3 L34ST</text:p>
      <text:p text:style-name="P89">BUT P4RT OF TH31R JOB 1S TO R3BU1LD L1F3 4ND C1V1L1Z4T1ON TH3R3</text:p>
      <text:p text:style-name="P90">4ND 1F TH3YR3 SUCC3SSFUL 1N THOUS4NDS OR M1LL1ONS OF Y34RS TH3 T3CHNOLOGY 1S UN34RTH3D 4ND TH3 PL4N3T 1S R1P3 FOR S33D1NG 4LL OV3R 4G41N</text:p>
      <text:p text:style-name="P91">FROM TH3 TWO K1NGDOMS 1N TH3 1NC1P1SPH3R3</text:p>
      <text:p text:style-name="P92">3XP4TR14T3D DUR1NG TH3 R3CKON1NG</text:p>
      <text:p text:style-name="P93">FORM3R 4G3NTS</text:p>
      <text:p text:style-name="P94">1 TH1NK</text:p>
      <text:p text:style-name="P95">TH1S W1LL B3 MOR3 CONSTRUCT1V3</text:p>
      <text:p text:style-name="P96">1F 1 CONT4CT YOU 4G41N 1N 4 L1TTL3 WH1L3</text:p>
      <text:p text:style-name="P97">WH3N YOU KNOW MOR3</text:p>
      <text:p text:style-name="P98">4ND 1 DONT H4V3 TO 3XPL41N SO MUCH</text:p>
      <text:p text:style-name="P99">1N 4 COUPL3 OF S3CONDS</text:p>
      <text:soft-page-break/>
      <text:p text:style-name="P100">FOR M3</text:p>
      <text:p text:style-name="P101">BUT NOT FOR YOU</text:p>
      <text:p text:style-name="P102">SUCK3R</text:p>
      <text:p text:style-name="P103">_</text:p>
      <text:p text:style-name="P104">2. JE1: =003428</text:p>
      <text:p text:style-name="P105">H3H3</text:p>
      <text:p text:style-name="P106">H4H4H</text:p>
      <text:p text:style-name="P107">H3H3H3H3</text:p>
      <text:p text:style-name="P108">LOL!</text:p>
      <text:p text:style-name="P109">H3H3H3H3H3H3H3</text:p>
      <text:p text:style-name="P110">&gt;:]</text:p>
      <text:p text:style-name="P111">H33H33H33!!!!</text:p>
      <text:p text:style-name="P112">H4H4H4H4</text:p>
      <text:p text:style-name="P113">4H4H4H44H4H4H4H4H4H4H4H4H4</text:p>
      <text:p text:style-name="P114">JOHN</text:p>
      <text:p text:style-name="P115">WHY WOULD YOU L4UGH 4T 4 BL1ND G1RL</text:p>
      <text:p text:style-name="P116">YOU H4V3 NO 1D34 HOW MUCH YOU D1SGUST M3</text:p>
      <text:p text:style-name="P117">YOUR3 4 TOT4L D1SGR4C3 TO TH3 F13LD OF 3CTOB1OLOGY</text:p>
      <text:p text:style-name="P118">1F W3 3V3R M33T</text:p>
      <text:p text:style-name="P119">1M GO1NG TO CUT YOUR THRO4T</text:p>
      <text:p text:style-name="P120">4ND L1ST3N TO YOU BL33D WH1L3 1 SM3LL YOU D13</text:p>
      <text:p text:style-name="P121">_</text:p>
      <text:p text:style-name="P122">3. JE2: =003479</text:p>
      <text:p text:style-name="P123">JOHN 1TS M3 4G41N</text:p>
      <text:p text:style-name="P124">JOHN DONT M4K3 FUN OF MY H4ND1C4P</text:p>
      <text:p text:style-name="P125">1 4M S3NS1T1VE 4BOUT BOTH</text:p>
      <text:p text:style-name="P126">YOU C4N M4K3 1T UP TO M3</text:p>
      <text:soft-page-break/>
      <text:p text:style-name="P127">BY L3TT1NG M3 H3LP YOU</text:p>
      <text:p text:style-name="P128">B3FOR3 YOU K33P TYP1NG MOR3 STUP1D O'S 1N TH4T WORD</text:p>
      <text:p text:style-name="P129">JUST L1ST3N 4ND DO WH4T 1 S4Y</text:p>
      <text:p text:style-name="P130">YOU KNOW YOUR3 GO1NG TO 3V3NTU4LLY 4NYW4Y</text:p>
      <text:p text:style-name="P131">B3C4US3 YOUR3 4 N1C3 GUY 4ND K1ND OF 4 TOT4L W33N13 PUSHOV3R</text:p>
      <text:p text:style-name="P132">1M MOT1V4T3D BY S3LF 1NT3R3ST</text:p>
      <text:p text:style-name="P133">TO H3LP YOU 4DV4NC3 MOR3 QU1CKLY</text:p>
      <text:p text:style-name="P134">B3C4US3 1V3 GOT YOUR WHOL3 ADV3NTUR3 R1GHT H3R3 1N FRONT OF M3</text:p>
      <text:p text:style-name="P135">SHHHHHHHH!</text:p>
      <text:p text:style-name="P136">4NYW4Y TH3 PO1NT 1S</text:p>
      <text:p text:style-name="P137">1TS LONG AND BOR1NG</text:p>
      <text:p text:style-name="P138">4ND YOU COULD ST4ND TO SK1P SOM3 ST3PS</text:p>
      <text:p text:style-name="P139">OK 1 C4N DO TH4T</text:p>
      <text:p text:style-name="P140">4ND 1 4M</text:p>
      <text:p text:style-name="P141">1 GU3SS WH4T 1 R34LLY M34N 1S</text:p>
      <text:p text:style-name="P142">1 JUST W4NT TO M3SS W1TH YOU</text:p>
      <text:p text:style-name="P143">1 M34N M3SS W1TH TH3 T1M3L1N3</text:p>
      <text:p text:style-name="P144">MY FR13NDS 4LL TH1NK TH4T YOU C4NT R34LLY CH4NG3 4NYTH1NG</text:p>
      <text:p text:style-name="P145">TH4T YOUR T1M3L1NE W3'R3 CH4T-HOPP1NG 4ROUND 1S S3T 1N STON3</text:p>
      <text:p text:style-name="P146">NO M4TT3R WH4T W3 S4Y OR WH3N W3 S4Y 1T</text:p>
      <text:p text:style-name="P147">4ND TH3YR3 PROB4BLY R1GHT</text:p>
      <text:p text:style-name="P148">BUT 1 DONT C4R3</text:p>
      <text:p text:style-name="P149">1 W4NT TO M3SS W1TH 1T 4ND T4ST3 WH4T H4PPENS</text:p>
      <text:p text:style-name="P150">&gt;:D</text:p>
      <text:p text:style-name="P151">L3TS G3T YOU TO TH3 G4T3 F1RST</text:p>
      <text:p text:style-name="P152">1TS NOT F4R</text:p>
      <text:p text:style-name="P153">1 SN1FF3D OUT 4 M4P OF YOUR PL4N3T</text:p>
      <text:soft-page-break/>
      <text:p text:style-name="P154">JOHN W3 AR3 SO MUCH B3TT3R TH4N YOU IN 3V3RY R3SP3CT 1TS R1D1CULOUS</text:p>
      <text:p text:style-name="P155">1TS HUG3</text:p>
      <text:p text:style-name="P156">4ND MOSTLY 1RR3L3V4NT</text:p>
      <text:p text:style-name="P157">H3R3 L3T M3 DR4W YOU 4 SM4LL S3CT1ON OF 1T</text:p>
      <text:p text:style-name="P158">SHOW1NG YOU WH3R3 TO GO</text:p>
      <text:p text:style-name="P159">_</text:p>
      <text:p text:style-name="P160">4. JE3: =003480</text:p>
      <text:p text:style-name="P161">1TS TH3 B3ST 1 CAN DO</text:p>
      <text:p text:style-name="P162">&gt;:[</text:p>
      <text:p text:style-name="P163">1 P1CK3D ON3S TH4T SM3LL N1C3</text:p>
      <text:p text:style-name="P164">SHUT UP MY M4P 1S F1N3</text:p>
      <text:p text:style-name="P165">LOOK 1TS NOT 3V3N TH4T F4R 4W4Y</text:p>
      <text:p text:style-name="P166">1LL L34D YOU TO 1T</text:p>
      <text:p text:style-name="P167">1TS 4 B1G P1P3</text:p>
      <text:p text:style-name="P168">YOU JUMP 1N</text:p>
      <text:p text:style-name="P169">TH3 W1ND W1LL T4K3 YOU TO TH3 G4T3</text:p>
      <text:p text:style-name="P170">1TS 4 SHORTCUT</text:p>
      <text:p text:style-name="P171">Y34H WH4T3V3R</text:p>
      <text:p text:style-name="P172">L3TS G3T MOV1NG JOHN</text:p>
      <text:p text:style-name="P173">4R3 YOU R34DY TO FUCK UP TH3 T1M3L1N3???</text:p>
      <text:p text:style-name="P174">_</text:p>
      <text:p text:style-name="P175">5. JE4: =003504</text:p>
      <text:p text:style-name="P176">H3H3H3H3H3</text:p>
      <text:p text:style-name="P177">JOHN STOP HUGG1NG THOS3 S4L4M4ND3RS 4ND B31NG SO STUPIDLY 4DOR4BLE</text:p>
      <text:p text:style-name="P178">W3 4R3 ON 4 STR1CT CH3AT1NG T1M3T4BL3 H3R3</text:p>
      <text:soft-page-break/>
      <text:p text:style-name="P179">W41T WHO 4R3 YOU T4LK1NG TO NOW</text:p>
      <text:p text:style-name="P180">1S 1T ON3 OF US</text:p>
      <text:p text:style-name="P181">1S 1T M3???</text:p>
      <text:p text:style-name="P182">H4H4H4H4H4</text:p>
      <text:p text:style-name="P183">1 B3T H3 1S CONFUS3D 4ND GRUMPY</text:p>
      <text:p text:style-name="P184">1 H34R H1M OV3R TH3R3 B4NG1NG ON THOS3 K3YS</text:p>
      <text:p text:style-name="P185">1 TH1NK TH1S WHOL3 TH1NG 1S JUST 4 W4Y TO V3NT SOM3 FRUSTR4T1ON</text:p>
      <text:p text:style-name="P186">H3 H4S NO PURPOS3 Y3T</text:p>
      <text:p text:style-name="P187">NOT L1K3 YOU 4ND M3 JOHN &gt;:D</text:p>
      <text:p text:style-name="P188">OH &gt;:?</text:p>
      <text:p text:style-name="P189">WH4T!!!</text:p>
      <text:p text:style-name="P190">W41T</text:p>
      <text:p text:style-name="P191">D1D H3 4CTU4LLY S4Y TH4T</text:p>
      <text:p text:style-name="P192">1N CONF1D3NC3</text:p>
      <text:p text:style-name="P193">C4N YOU COPY 3X4CTLY WH4T H3 S41D</text:p>
      <text:p text:style-name="P194">1 4M</text:p>
      <text:p text:style-name="P195">WH3N</text:p>
      <text:p text:style-name="P196">BUT 1M 4LW4YS L4UGH1NG 4T H1M</text:p>
      <text:p text:style-name="P197">HOW W1LL 1 KNOW?????</text:p>
      <text:p text:style-name="P198">FROM YOU</text:p>
      <text:p text:style-name="P199">DO YOU W4NT M3 TO PUNCH H1M JOHN</text:p>
      <text:p text:style-name="P200">1M SUR3 M4NY H1GHLY JUST1F1ABL3 4ND W3LL D3S3RV3D PUNCH3S W1LL B3 THROWN 1N DU3 T1M3</text:p>
      <text:p text:style-name="P201">BUT L3TS ST1CK TO TH3 G4M3PL4N FOR NOW</text:p>
      <text:p text:style-name="P202">JOHN T4K3 4 LOOK 4T WH3R3 TH3 SHORTCUT TOOK YOU</text:p>
      <text:p text:style-name="P203">TURN 4ROUND &gt;:]</text:p>
      <text:p text:style-name="P204">_</text:p>
      <text:soft-page-break/>
      <text:p text:style-name="P205">6. JE5: =003505</text:p>
      <text:p text:style-name="P206">1TS YOUR D3N1Z3NS P4L4C3</text:p>
      <text:p text:style-name="P207">3V3RY PL4N3T H4S 4 D3N1Z3N</text:p>
      <text:p text:style-name="P208">TH4T L1V3S D33P UND3RGROUND</text:p>
      <text:p text:style-name="P209">SL33P1NG</text:p>
      <text:p text:style-name="P210">4ND GU4RD1NG 4 HUG3 GR1ST HO4RD</text:p>
      <text:p text:style-name="P211">TH3 W4Y DOWN TO 1TS L41R 1S THROUGH TH3 P4L4C3</text:p>
      <text:p text:style-name="P212">H4H4H4H4H4H4</text:p>
      <text:p text:style-name="P213">ORD1N4R1LY YOUD H4V3 4BSOLUT3LY NO CH4NC3</text:p>
      <text:p text:style-name="P214">4T YOUR M34G3R L3V3L</text:p>
      <text:p text:style-name="P215">BUT YOU H4V3 4N 4DV4NT4G3</text:p>
      <text:p text:style-name="P216">USU4LLY HOW 1TS SUPPOS3D TO GO 1S</text:p>
      <text:p text:style-name="P217">OV3R TH3 COURS3 OF YOUR QU3ST</text:p>
      <text:p text:style-name="P218">YOU W1LL W4K3 TH3 D3N1Z3N</text:p>
      <text:p text:style-name="P219">4ND TH3N F1N4LLY YOU GO THROUGH TH3 S3V3NTH G4T3</text:p>
      <text:p text:style-name="P220">WH1CH 1S TH3 ONLY W4Y 1NTO TH3 P4L4C3</text:p>
      <text:p text:style-name="P221">TH3N YOU GO DOWN 4ND F1GHT TH3 D3N1Z3N</text:p>
      <text:p text:style-name="P222">4ND K1LL 1T</text:p>
      <text:p text:style-name="P223">R3L3AS1NG TH3 HO4RD</text:p>
      <text:p text:style-name="P224">YOU WONT BOTH3R W4K1NG 1T</text:p>
      <text:p text:style-name="P225">W3 W1LL SK1P R1GHT TO TH3 S3V3NTH G4T3</text:p>
      <text:p text:style-name="P226">F1ND 1TS L41R</text:p>
      <text:p text:style-name="P227">4ND K1LL 1T 1N 1TS SL33P</text:p>
      <text:p text:style-name="P228">H3H3 NO W4Y</text:p>
      <text:p text:style-name="P229">TH3 HO4RD CONT41NS SO MUCH MOR3 GR1ST TH4N YOU COULD 3V3R US3 1N 4N 4LCH3M1T3R</text:p>
      <text:p text:style-name="P230">1 M34N YOU COULD 1 GU3SS</text:p>
      <text:soft-page-break/>
      <text:p text:style-name="P231">BUT TH4TS NOT TH3 PO1NT</text:p>
      <text:p text:style-name="P232">1TS FOR TH3 ULT1M4T3 4LCH3MY</text:p>
      <text:p text:style-name="P233">1TS NOTH1NG FOR YOU TO WORRY 4BOUT NOW</text:p>
      <text:p text:style-name="P234">S33 TH4T G4T3 OV3R BY TH3 BROK3N BR1DG3</text:p>
      <text:p text:style-name="P235">GO CH3CK 1T OUT</text:p>
      <text:p text:style-name="P236">_</text:p>
      <text:p text:style-name="P237">7. JE6: =003506</text:p>
      <text:p text:style-name="P238">NOP3 &gt;:]</text:p>
      <text:p text:style-name="P239">TH1S 1S JUST 4 S1MPL3 R3TURN NOD3</text:p>
      <text:p text:style-name="P240">TH3R3 4R3 LOTS OF TH3S3 4ROUND</text:p>
      <text:p text:style-name="P241">JUST HOP 1N</text:p>
      <text:p text:style-name="P242">DONT WORRY 1LL G3T YOU TO TH3 G4T3 SOON 4FT3R TH4T</text:p>
      <text:p text:style-name="P243">_</text:p>
      <text:p text:style-name="P244">8. JE7: =003533</text:p>
      <text:p text:style-name="P245">JOHN S33 TH4T B1G P13C3 OF JUNK TH3R3</text:p>
      <text:p text:style-name="P246">Y34H C4PTCH4LOGU3 TH4T 4ND S3ND M3 TH3 COD3</text:p>
      <text:p text:style-name="P247">1 GOT TH3 COD3S FOR 4LL TH3 OTH3R 34RTH CR4P STUCK 1NS1D3 1T FROM YOUR FR13NDS</text:p>
      <text:p text:style-name="P248">FROM D1FF3R3NT T1M3S</text:p>
      <text:p text:style-name="P249">WH3N TH3Y W3R3 F33L1NG COOP3R4T1V3</text:p>
      <text:p text:style-name="P250">1 C4N M4K3 1T WORK FOR YOU &gt;:]</text:p>
      <text:p text:style-name="P251">Y34H W3LL 1M NOT S4Y1NG 1M 4NYWH3R3 N34R 4S HUG3 OF 4 DORK 4S YOU</text:p>
      <text:p text:style-name="P252">OR TH4T 1 UND3RST4ND 4NY OF TH4T</text:p>
      <text:p text:style-name="P253">COMPUT3R COD3S T4ST3 TO M3 L1K3</text:p>
      <text:p text:style-name="P254">LOTS OF T1NY N33DL3S 4ND B4TT3R13S</text:p>
      <text:p text:style-name="P255">1M G1V1NG 4LL TH3S3 COD3S TO OUR H4CK3R GUY</text:p>
      <text:p text:style-name="P256">H4H4H4H4H4</text:p>
      <text:soft-page-break/>
      <text:p text:style-name="P257">W3LL H3 SUR3 TH1NKS H3 1S</text:p>
      <text:p text:style-name="P258">NO H3 S4YS H3 DO3SNT W4NT TO T4LK TO 4NY OF YOU 3V3R</text:p>
      <text:p text:style-name="P259">B3C4US3 H3 H4T3S YOU</text:p>
      <text:p text:style-name="P260">BUT H3 W1LL DO TH1S</text:p>
      <text:p text:style-name="P261">B3C4US3 H3 WONT B3 4BL3 TO R3S1ST TH3 CH4LL3NG3</text:p>
      <text:p text:style-name="P262">_</text:p>
      <text:p text:style-name="P263">9. JE8: =003534</text:p>
      <text:p text:style-name="P264">TH4NKS</text:p>
      <text:p text:style-name="P265">W41T</text:p>
      <text:p text:style-name="P266">THOS3 K1ND4 S33M L1K3 R4NDOM K3Y M4SH1NGS</text:p>
      <text:p text:style-name="P267">4R3 YOU M3SS1NG W1TH M3 JOHN &gt;:?</text:p>
      <text:p text:style-name="P268">OH</text:p>
      <text:p text:style-name="P269">OK B3 B4CK IN L3SS TH4N ON3 S3COND</text:p>
      <text:p text:style-name="P270">PCHOOOOO</text:p>
      <text:p text:style-name="P271">_</text:p>
      <text:p text:style-name="P272">10. JE9: =003535</text:p>
      <text:p text:style-name="P273">WH4T</text:p>
      <text:p text:style-name="P274">1 W4S</text:p>
      <text:p text:style-name="P275">1 G4V3 YOU TH3 COD3</text:p>
      <text:p text:style-name="P276">1TS PCHOOOOO</text:p>
      <text:p text:style-name="P277">1T TOOK 4 WH1L3 FOR H1M TO F1GUR3 OUT</text:p>
      <text:p text:style-name="P278">BUT 1 G4V3 IT TO YOU 1NST4NTLY FROM YOUR P3RSP3CT1V3</text:p>
      <text:p text:style-name="P279">WHY WOULD 1 M4K3 YOU W41T???</text:p>
      <text:p text:style-name="P280">TH4T WOULD B3 SO 1NCONS1D3R4T3 &gt;:[</text:p>
      <text:p text:style-name="P281">W3LL YOUR3 K1ND OF</text:p>
      <text:p text:style-name="P282">W3LCOM3</text:p>
      <text:p text:style-name="P283">YOU UNGR4T3FUL 34RTH HORS3S NO1SY BUTTHOL3!!!</text:p>
      <text:soft-page-break/>
      <text:p text:style-name="P284">H3 W4S CONV1NC3D TH1S 1S TH3 R1GHT COD3 4ND H4D SOM3 UNFL4TT3R1NG TH1NGS TO S4Y 4BOUT TH3 1NT3LLIG3NC3 OF YOUR SP3C13S FOR NOT B31NG 4BL3 TO FIGUR3 1T OUT</text:p>
      <text:p text:style-name="P285">WH1CH 1 W1LL K33P TO MYS3LF B3C4US3 UNL1K3 YOU 1 4CTU4LLY H4V3 SOM3 FUCK1NG M4NN3RS</text:p>
      <text:p text:style-name="P286">1 4M UNF4Z3D BY YOUR HUM4N BLUHS</text:p>
      <text:p text:style-name="P287">4NYW4Y 1F 1T W4S SO OBV1OUS WHY D1DNT YOU GU3SS TH3 COD3?????</text:p>
      <text:p text:style-name="P288">&gt;:D</text:p>
      <text:p text:style-name="P289">OK JOHN</text:p>
      <text:p text:style-name="P290">ONC3 YOU M4K3 1T 1M SUR3 3V3N YOU 4ND YOUR UND3RD3V3LOP3D BON3 NOOK W1LL B3 4BL3 TO F1GUR3 OUT WH4T TO DO</text:p>
      <text:p text:style-name="P291">T4LK TO YOU ON TH3 OTH3R S1D3 &gt;:]</text:p>
      <text:p text:style-name="P292">_</text:p>
      <text:p text:style-name="P293">11. DaSp1: =003557</text:p>
      <text:p text:style-name="P294">YOU SM3LL L1K3 OR4NG3 CR34MS1CL3S</text:p>
      <text:p text:style-name="P295">OF COURS3 WH4T K1ND OF 4WFUL C1V1L1Z4T1ON WOULDNT 1NV3NT OR4NG3 CR34MS1CL3S</text:p>
      <text:p text:style-name="P296">NOT ON3 1D W4NT 4NYTH1NG TO DO W1TH</text:p>
      <text:p text:style-name="P297">W3LL OBV1OUSLY 1 KN3W 1T W4SNT GO1NG TO WORK</text:p>
      <text:p text:style-name="P298">MY FR13NDS H4V3 B33N T4LK1NG TO JOHN FROM TH3 FUTUR3</text:p>
      <text:p text:style-name="P299">YOUR FUTUR3</text:p>
      <text:p text:style-name="P300">WH3R3 H3S NOT D34D</text:p>
      <text:p text:style-name="P301">SO TH3R3 W4S NO W4Y WH4T 1 D1D W4S GO1NG TO K1LL H1M</text:p>
      <text:p text:style-name="P302">1 JUST W4NT3D TO M3SS W1TH H1M 4ND STUFF</text:p>
      <text:p text:style-name="P303">Y34H 1 G3USS3D TH3R3 W4S 4 CH4NC3 SOM3TH1NG L1K3 TH4T M1GHT H4PP3N</text:p>
      <text:p text:style-name="P304">OH</text:p>
      <text:p text:style-name="P305">NO &gt;:[</text:p>
      <text:p text:style-name="P306">1 D1DNT TH1NK OF TH4T</text:p>
      <text:soft-page-break/>
      <text:p text:style-name="P307">SH3 DO3SNT W4NT TO T4LK TO 4NY OF YOU</text:p>
      <text:p text:style-name="P308">4ND H4S M1SG1V1NGS 4BOUT TH1S WHOL3 TH1NG</text:p>
      <text:p text:style-name="P309">NOT 4LL OF US 4R3 TH4T 3NTHUS1AST1C 4BOUT TROLL1NG YOU GUYS</text:p>
      <text:p text:style-name="P310">4ND TH3 ON3S WHO 4R3 SORT OF SUCK 4T 1T &gt;:|</text:p>
      <text:p text:style-name="P311">SO JOHN 4CTU4LLY D1D WH4T 1 S41D?</text:p>
      <text:p text:style-name="P312">NOW 1 F33L K1ND4 B4D</text:p>
      <text:p text:style-name="P313">4R3 YOU SUR3 1 C4NT T4LK TO H1M</text:p>
      <text:p text:style-name="P314">3V3N 1F 1TS JUST TO 4POLOG1Z3</text:p>
      <text:p text:style-name="P315">WOULD TH4T B3 OK W1TH YOU S1R BR4V3 KN1GHT &gt;:?</text:p>
      <text:p text:style-name="P316">OR WH4T</text:p>
      <text:p text:style-name="P317">YOUR3 GO1NG TO HUNT M3 DOWN THROUGH T1M3 OOOOOH OH NO</text:p>
      <text:p text:style-name="P318">&gt;;]</text:p>
      <text:p text:style-name="P319">YOU DO R34L1Z3 1M W4Y H1GH3R ON MY 3CH3L4DD3R TH4N YOU</text:p>
      <text:p text:style-name="P320">3V3N 1F YOU 4R3 FROM TH3 FUTUR3</text:p>
      <text:p text:style-name="P321">4R3 YOU SUR3 YOU W4NT TO G3T YOUR CLOCK3D CL34N3D BY 4 BL1ND CH1CK</text:p>
      <text:p text:style-name="P322">UGH</text:p>
      <text:p text:style-name="P323">TH1S 1S WHY YOU 4LL SCR3W UP SO B4D</text:p>
      <text:p text:style-name="P324">4LW4YS B3ND1NG TH3 RUL3S L1K3 TH4T</text:p>
      <text:p text:style-name="P325">OH W3LL C4NT STOP YOU NOW SO M1GHT 4S W3LL DROP 1T</text:p>
      <text:p text:style-name="P326">H3Y D4V3</text:p>
      <text:p text:style-name="P327">1V3 B33N R3S34RCH1NG SOM3 OF YOUR 34RTH SO4P OP3R4S</text:p>
      <text:p text:style-name="P328">1S TH1S YOU</text:p>
      <text:p text:style-name="P329">BUT H3 H4S 4 F13RY P3RSON4LITY</text:p>
      <text:p text:style-name="P330">SORT OF BR4SH 4ND 1MP3TUOUS</text:p>
      <text:p text:style-name="P331">4ND 1N YOUR F4C3</text:p>
      <text:p text:style-name="P332">L1K3 F1R3 1TS3LF &gt;:D</text:p>
      <text:soft-page-break/>
      <text:p text:style-name="P333">WHOS WHOOP1 GOLDB3RG</text:p>
      <text:p text:style-name="P334">OK 1 M4D3 SOM3 MOD1F1C4T1ONS</text:p>
      <text:p text:style-name="P335">TH4NKS D4V3</text:p>
      <text:p text:style-name="P336">TO B3 F41R</text:p>
      <text:p text:style-name="P337">1M SUR3 3V3RY ON3 OF US W1SH3S W3 THOUGHT OF FUTUR3 S3LF PROTOTYP1NG F1RST</text:p>
      <text:p text:style-name="P338">SO</text:p>
      <text:p text:style-name="P339">YOUR3 NOT R34LLY 4LL TH4T T3RR1BL3 &gt;;]</text:p>
      <text:p text:style-name="P340">_</text:p>
      <text:p text:style-name="P341">12. JE10: =003584</text:p>
      <text:p text:style-name="P342">1T'S YOUR WORLD M4P</text:p>
      <text:p text:style-name="P343">W1TH YOUR S3COND G4T3 L4B3L3D</text:p>
      <text:p text:style-name="P344">SO YOU C4N GO TH3R3</text:p>
      <text:p text:style-name="P345">JOHN PL34S3</text:p>
      <text:p text:style-name="P346">G1V3 M3 ON3 OF YOUR HUM4N BR34KS</text:p>
      <text:p text:style-name="P347">1 F33L 4WFUL 4BOUT K1LL1NG YOU</text:p>
      <text:p text:style-name="P348">3V3N THOUGH T3CH1N1C4LLY YOU N3V3R 3V3N D13D SO 1 DONT KNOW WH4T YOUR3 B1TCH1NG 4BOUT &gt;:[</text:p>
      <text:p text:style-name="P349">TH4T 1S B3C4US3 H3 4ND YOU 4R3 B3ST PUP4 P4LS FOUR LYF3</text:p>
      <text:p text:style-name="P350">C4NT 1 B3 YOUR P4L TOO JOHN???</text:p>
      <text:p text:style-name="P351">J3GUS JOHN</text:p>
      <text:p text:style-name="P352">1 4M 1NVOK1NG TH3 N4M3 OF YOUR 34RTH J3GUS</text:p>
      <text:p text:style-name="P353">TO 3XPR3SS FRUSTR4T1ON</text:p>
      <text:p text:style-name="P354">1 DONT KNOW</text:p>
      <text:p text:style-name="P355">DO 1</text:p>
      <text:p text:style-name="P356">JOHN</text:p>
      <text:p text:style-name="P357">W3 H4V3 TH3 B3ST TROLL J3GUS</text:p>
      <text:soft-page-break/>
      <text:p text:style-name="P358">YOU DONT 3V3N KNOW</text:p>
      <text:p text:style-name="P359">1TS 4 JOK3</text:p>
      <text:p text:style-name="P360">1M NOT R34LLY SUR3 WH4T 4 J3GUS 1S &gt;:?</text:p>
      <text:p text:style-name="P361">JOHN</text:p>
      <text:p text:style-name="P362">W1LL YOU PL34S3 FOLLOW TH3 M4P?????</text:p>
      <text:p text:style-name="P363">L3T M3 34RN YOUR TRUST</text:p>
      <text:p text:style-name="P364">1F YOU DONT L1K3 WH4TS ON TH3 OTH3R S1D3 OF TH3 G4T3</text:p>
      <text:p text:style-name="P365">YOU C4N JUST TURN 4ROUND!</text:p>
      <text:p text:style-name="P366">_</text:p>
      <text:p text:style-name="P367">13. DS1: =003835</text:p>
      <text:p text:style-name="P368">D4V3 WH4TS 1T SM3LL L1K3</text:p>
      <text:p text:style-name="P369">YOUR BLOOD</text:p>
      <text:p text:style-name="P370">DAV3</text:p>
      <text:p text:style-name="P371">G1V3 1T 4 L1TTL3 T4ST3 FOR M3</text:p>
      <text:p text:style-name="P372">T3LL M3 WH4T HUM4N BLOOD T4ST3S L1K3</text:p>
      <text:p text:style-name="P373">1V3 B33N SO CUR1OUS &gt;:]</text:p>
      <text:p text:style-name="P374">Y34H</text:p>
      <text:p text:style-name="P375">GOD</text:p>
      <text:p text:style-name="P376">TOO M4NY D4V3S</text:p>
      <text:p text:style-name="P377">1TS L1K3 TH1S B1G 4SSHOL3 4ND COOL GUY P4RTY</text:p>
      <text:p text:style-name="P378">BUT SOM3ON3 FORGOT TO 1NV1T3 4LL TH3 COOL GUYS</text:p>
      <text:p text:style-name="P379">&gt;;]</text:p>
      <text:p text:style-name="P380">I B3T YOU C4NT W41T TO B3 4 US3L3SS P13C3 OF SH1T 4LL D4Y 4ND F4LL DOWN 4LL TH3S3 BURNS</text:p>
      <text:p text:style-name="P381">D4V3 D4V3</text:p>
      <text:p text:style-name="P382">GC: 1S TH1S YOU</text:p>
      <text:p text:style-name="P383"><text:a xlink:href="http://tinyurl.com/PUR3D4V3" office:target-frame-name="_top" xlink:show="replace"><text:span text:style-name="T384">http://tinyurl.com/PUR3D4V3</text:span></text:a></text:p>
      <text:soft-page-break/>
      <text:p text:style-name="P385">PFF4H4H4H4H4H4H4H4H4H4H4H</text:p>
      <text:p text:style-name="P386">H4H4H4H4H4H4H3H3H3H3H3H3H3H3H3H3H3H3H3H3H3</text:p>
      <text:p text:style-name="P387">H4H4H4H4H4H4H4H4H4H4</text:p>
      <text:p text:style-name="P388">1TS SO P3RF3CT TH4T 1S SO YOU</text:p>
      <text:p text:style-name="P389">H3H3H3H3H3H3H3H3H3H3H3H3H3H3H3H</text:p>
      <text:p text:style-name="P390">D4V3 T3LL M3 WH4T YOUR BLOOD SM3LLS L1K3</text:p>
      <text:p text:style-name="P391">OR 1LL M4K3 4NOTH3R ON3</text:p>
      <text:p text:style-name="P392">4ND 1 KNOW TH3S3 HURT YOUR F33L1NGS</text:p>
      <text:p text:style-name="P393">&gt;:D</text:p>
      <text:p text:style-name="P394">D4V3 D4V3</text:p>
      <text:p text:style-name="P395">CH3CK 1T OUT</text:p>
      <text:p text:style-name="P396">1 F1GUR3D 1T OUT</text:p>
      <text:p text:style-name="P397">TH1S H4S GOT TO B3 YOU!</text:p>
      <text:p text:style-name="P398"><text:a xlink:href="http://tinyurl.com/TH1S1SSOOOOD4V3" office:target-frame-name="_top" xlink:show="replace"><text:span text:style-name="T399">http://tinyurl.com/TH1S1SSOOOOD4V3</text:span></text:a></text:p>
      <text:p text:style-name="P400">444444444H4H4HH4H4H4H44H444H4HH4H4H4H4H4</text:p>
      <text:p text:style-name="P401">H3H3H3H3H3H3H3H33H3H3H3H34H4H4H4H4H4H4H4H4H4H4H4H4H4</text:p>
      <text:p text:style-name="P402">H4H4H4H4H4H4HH4H4H4H4H4H4H4H44H4H4H4H4H</text:p>
      <text:p text:style-name="P403">OH GOD 1 C4NT BR34TH3!!!!</text:p>
      <text:p text:style-name="P404">H3H3H3H3H3H3H3H333H3H3H3H3H</text:p>
      <text:p text:style-name="P405">H4H4H44H4H4H</text:p>
      <text:p text:style-name="P406">D4V3</text:p>
      <text:p text:style-name="P407">C4N 1 COM3 TO YOUR S33 P4RTY?</text:p>
      <text:p text:style-name="P408">C4N 1 L1CK TH3 P41NT1NGS?</text:p>
      <text:p text:style-name="P409">_</text:p>
      <text:p text:style-name="P410">14. DS2: =003839</text:p>
      <text:p text:style-name="P411">D4V3 D4V3</text:p>
      <text:p text:style-name="P412">1 F1N4LLY GOT 1T</text:p>
      <text:soft-page-break/>
      <text:p text:style-name="P413">1 F1N4LLY F1GUR3D 1T OUT</text:p>
      <text:p text:style-name="P414">ONC3 4ND FOR 4LL</text:p>
      <text:p text:style-name="P415">TH1S 1S YOU!!!!!!!</text:p>
      <text:p text:style-name="P416"><text:a xlink:href="http://tinyurl.com/D4V34NDBRO43V3R" office:target-frame-name="_top" xlink:show="replace"><text:span text:style-name="T417">http://tinyurl.com/D4V34NDBRO43V3R</text:span></text:a></text:p>
      <text:p text:style-name="P418">FFFF444444444444H4H4H4H4H4H4H4H4H4H4H4H4H4H4</text:p>
      <text:p text:style-name="P419">H4H4H4H4H4H4H4H4H4H4H4H4H4H4H4H4H4H4H4H4H4H4H4H4H4H4</text:p>
      <text:p text:style-name="P420">4H4H4H4H4H4H44H4H4H4H4</text:p>
      <text:p text:style-name="P421">OH GOD 1T 1S SO P3RF3CT</text:p>
      <text:p text:style-name="P422">JUST 4 COOL DUD3 4ND H1S BRO R1GHT TH3R3</text:p>
      <text:p text:style-name="P423">4DV3NTUR1NG THROUGH T1M3</text:p>
      <text:p text:style-name="P424">4ND PL4Y1NG P1NB4LL</text:p>
      <text:p text:style-name="P425">1N BRO H34V3N TOG3TH3R</text:p>
      <text:p text:style-name="P426">T3LL M3 TH4T 1SNT SO FUCK1NG P3RF3CT</text:p>
      <text:p text:style-name="P427">&gt;8]</text:p>
      <text:p text:style-name="P428">D4V3 YOUR *F4C3* DO3SNT M4K3 ......</text:p>
      <text:p text:style-name="P429">D4MM1T</text:p>
      <text:p text:style-name="P430">BUT 4CTU4LLY YOUR F4C3 *DO3S* M4K3 S3NS3</text:p>
      <text:p text:style-name="P431">TO MY NOS3</text:p>
      <text:p text:style-name="P432">4ND MY TONGU3 &gt;:P</text:p>
      <text:p text:style-name="P433">1M SORRY D4V3 TH4T YOU W1LL N3V3R 3XP3R13NC3 TH3 S3NSORY BOUQU3T TH4T 1 3NJOY 3V3RY D4Y</text:p>
      <text:p text:style-name="P434">TH4T 1 3NSCONC3 MYS3LF 1N L1K3 4 W4RM 4ND COMFY B4THROB3 M4D3 OF FL4VOR 4ND M3LODY</text:p>
      <text:p text:style-name="P435">4NYW4Y 1 DONT KNOW WH3R3 YOUR BRO 1S</text:p>
      <text:p text:style-name="P436">4S F4R 4S 1 C4N T3LL YOU N3V3R S33 H1M 4G41N B3TW33N NOW 4ND TH3 R1FT</text:p>
      <text:p text:style-name="P437">TOO B4D H3 WONT BE 4ROUND TO B41L YOU OUT 4G41N L1K3 H3 D1D WH3N YOU 3NT3R3D!!!</text:p>
      <text:soft-page-break/>
      <text:p text:style-name="P438">1TS OK 1 WONT T3LL JOHN 4BOUT 1T</text:p>
      <text:p text:style-name="P439">1 KNOW TH4TS WH4T YOUR3 WORR13D 4BOUT</text:p>
      <text:p text:style-name="P440">BUT LOOK YOU DONT N33D TO B3 UPS3T 4BOUT NOT H4V1NG YOUR BRO TO L34N ON 4NYMOR3</text:p>
      <text:p text:style-name="P441">BLUH OK WH4T3V3R YOU S4Y BUT TH4TS NOT TH3 PO1NT</text:p>
      <text:p text:style-name="P442">TH3 PO1NT 1S 1 W1LL H3LP YOU 1NST34D D4V3</text:p>
      <text:p text:style-name="P443">1S TH4T COOL &gt;:]</text:p>
      <text:p text:style-name="P444">1 KNOW 3V3RYTH1NG TH4TS GO1NG TO H4PP3N TO YOU</text:p>
      <text:p text:style-name="P445">1 C4N T3LL YOU B3FOR3 1T H4PP3NS</text:p>
      <text:p text:style-name="P446">SO YOU C4N B3 R34DY</text:p>
      <text:p text:style-name="P447">4ND NOT H4V3 TO GO B4CK 1N T1M3 4ND G3T K1LL3D 4LL TH3 T1M3</text:p>
      <text:p text:style-name="P448">4ND ST4ND ON 4 TO1L3T LOOK1NG 4T YOUR OWN BLOOD FOR T3N M1NUT3S</text:p>
      <text:p text:style-name="P449">F1RST YOU GO THROUGH TH3 G4T3</text:p>
      <text:p text:style-name="P450">4ND WH3N YOU GO THROUGH YOU W1LL GO TO 4NOTHER PL4C3 1N YOUR W1LD CH3RRY L4V4 L4ND</text:p>
      <text:p text:style-name="P451">4ND YOU W1LL QU1CKLY M33T SOM3 FR13NDLY CROCOD1L3S</text:p>
      <text:p text:style-name="P452">TH3Y W1LL TRY TO 34T YOU</text:p>
      <text:p text:style-name="P453">BUT TH4T 1S JUST TH31R W4Y OF B31NG FR13NDLY!</text:p>
      <text:p text:style-name="P454">YOU SHOULDNT B3 SC4R3D</text:p>
      <text:p text:style-name="P455">D4V3 PL34S3</text:p>
      <text:p text:style-name="P456">YOU 4R3 CRY1NG L1K3 4 L1TTL3 BOY</text:p>
      <text:p text:style-name="P457">1TS 1S H4PP3N1NG R1GHT H3R3 1N FRONT OF MY NOS3</text:p>
      <text:p text:style-name="P458">YOUR T34RS T4ST3 D3L1C1OUS</text:p>
      <text:p text:style-name="P459">K1ND OF L1K3</text:p>
      <text:p text:style-name="P460">L1K3 SOM3TH1NG YOU WOULDNT KNOW 4BOUT</text:p>
      <text:p text:style-name="P461">4 TROLL D3L1C4CY C4LL3D COTTON C4NDY</text:p>
      <text:p text:style-name="P462">&gt;8O</text:p>
      <text:soft-page-break/>
      <text:p text:style-name="P463">_</text:p>
      <text:p text:style-name="P464">Act 5</text:p>
      <text:p text:style-name="P465">_</text:p>
      <text:p text:style-name="P466">15. GM1: =003924</text:p>
      <text:p text:style-name="P467">H3Y G4MZ33Z YOU W4NT TO PL4Y G4M3Z3Z W1TH M3??</text:p>
      <text:p text:style-name="P468">&gt;8\</text:p>
      <text:p text:style-name="P469">1T SUR3 1S H4RD TO 1GNOR3 TH3 W31RD TH1NGS YOU S4Y SOM3T1M3S!</text:p>
      <text:p text:style-name="P470">BUT 1M GONN4</text:p>
      <text:p text:style-name="P471">TH3 ONLY R34SON 1M 4SK1NG YOU 1S B3C4US3 YOUR N4M3 1S L1K3 G4M3</text:p>
      <text:p text:style-name="P472">4ND NO OTH3R R34SON</text:p>
      <text:p text:style-name="P473">G3T 1T??? &gt;:]</text:p>
      <text:p text:style-name="P474">NO TH4T SHOULD BOTH3R YOU, TH4T R34SON</text:p>
      <text:p text:style-name="P475">WHY DONT TH1NGS L1K3 TH4T BOTH3R YOU??</text:p>
      <text:p text:style-name="P476">NO WOND3R V4NT4S C4NT ST4ND YOU</text:p>
      <text:p text:style-name="P477">BUT WHO C4R3S 4BOUT H1M, W3R3 GO1NG TO H4V3 SOM3 MOTH3RFUCK1NG SH1TTY B1TCH3S PL4Y1NG TOG3TH3R!</text:p>
      <text:p text:style-name="P478">OR WH4T3V3R YOU S41D</text:p>
      <text:p text:style-name="P479">Y34H</text:p>
      <text:p text:style-name="P480">NO, NOT R34LLY!</text:p>
      <text:p text:style-name="P481">4DURRRR DURR DURP</text:p>
      <text:p text:style-name="P482">DURRRRRRRRRRRRR</text:p>
      <text:p text:style-name="P483">W4Y TO GO, HOW DO3S TH4T STUP1D BOTTL3D SYRUP OF YOURS T4ST3 W1TH YOUR HOOF SO F4R UP YOUR MOUTH???</text:p>
      <text:p text:style-name="P484">&gt;:]</text:p>
      <text:p text:style-name="P485">OH NOOOOO.</text:p>
      <text:p text:style-name="P486">GOD C4N YOU 1M4G1N3 4LL TH3 B1TCH1NG 4ND MO4N1NG?</text:p>
      <text:p text:style-name="P487">1 US3D TO TRY TO PL4Y STUFF W1TH H1M BUT WOW D1D 1 L34RN MY L3SSON.</text:p>
      <text:soft-page-break/>
      <text:p text:style-name="P488">BULLSH1T!</text:p>
      <text:p text:style-name="P489">YOU KNOW YOUR3 JUST GO1NG TO S1T TH3R3 ON TH3 B34CH 4ND SP4C3 OUT 4ND LOS3 TR4CK OF T1M3.</text:p>
      <text:p text:style-name="P490">H3LLO?</text:p>
      <text:p text:style-name="P491">G4MZ?????</text:p>
      <text:p text:style-name="P492">&gt;:[</text:p>
      <text:p text:style-name="P493">_</text:p>
      <text:p text:style-name="P494">16. NL1: =003955</text:p>
      <text:p text:style-name="P495">*GC L4NDS ON YOUR WH3LP1NG STOOP 4ND R4PS ON YOUR C4V3 W1TH H3R NOBL3 4ND 3L3G4NT T4LON*</text:p>
      <text:p text:style-name="P496">*4ND ONC3 W1TH H3R M1GHTY SNOUT FOR GOOD M34SUR3*</text:p>
      <text:p text:style-name="P497">&gt;8O</text:p>
      <text:p text:style-name="P498">*GC W1TH 4 M1GHTY WH1SK OF H3R M1GHTY T41L PLUCKS TH3 K1SS OUT OF TH3 41R M1GHT1LY*</text:p>
      <text:p text:style-name="P499">*GC POCK3TS TH3 K1SS 1N H3R 3NCH4NT3D RUCKS4CK FOR L4T3R, TO DO SOM3TH1NG M4G1C4L, L1K3 M4K3 GOBL1N W1SH3S COM3 TRU3*</text:p>
      <text:p text:style-name="P500">*GC 3Y3S THE B34ST HUNGR1LY 4ND M1GHT1LY*</text:p>
      <text:p text:style-name="P501">*GC 3Y3S THE CUBS HUNGR1LY!*</text:p>
      <text:p text:style-name="P502">*4ND M1GHT1LY*</text:p>
      <text:p text:style-name="P503">*3SP3C14LLY M1GHT1LY*</text:p>
      <text:p text:style-name="P504">*BUT 1T 1S TOO L4T3! GC SCOOPS UP 4 PLUMP CUB W1TH H3R GL1ST3N1NG M4J3ST1C T41L 4ND FL13S OFF M4G1C4LLY*</text:p>
      <text:p text:style-name="P505">*TH3 1NNOC3NT CUB 1S CRY1NG 4ND CRY1NG 4ND CRY1NG*</text:p>
      <text:p text:style-name="P506">&gt;:? *GCS M4GN1F1C3NT CUR1OS1TY H4S B33N P3RK3D*</text:p>
      <text:p text:style-name="P507">1S 1T 4 BULL CHOL3RB34R??</text:p>
      <text:p text:style-name="P508">OOPS *SH3 4SK3D TH4T*</text:p>
      <text:p text:style-name="P509">*GC 1NST4NTLY LOS3S 1NT3R3ST 1N TH3 PUNY CUB 4ND DROPS 1T TO TH3 GROUND F4R B3LOW!*</text:p>
      <text:p text:style-name="P510">*GC'S 4L4RM1NG 4ND SPL3ND1F3ROUS G1RTH S3TTL3S OV3R THE SUCCUL3NT<text:s/><text:soft-page-break/>CHOL3RB34R ST34K*</text:p>
      <text:p text:style-name="P511">*WH3N SH3 F1N1SH3S TH3 S4VORY R3D M34T SH3 L1FTS H3R PROUD W1S3 H34D 4ND OP3NS H3R GR34T B1G MOUTH 4ND SP34KS TH3 4NC13NT TONGU3 OF 4 THOUS4ND W1SDOMS*</text:p>
      <text:p text:style-name="P512">*SH3 S4YS:*</text:p>
      <text:p text:style-name="P513">H3Y DO YOU W4NT TO PL4Y 4 G4M3 W1TH M3?</text:p>
      <text:p text:style-name="P514">NO NO TH4T W4S 4 R34L QU3ST1ON</text:p>
      <text:p text:style-name="P515">W4NT TO PL4Y 4 G4M3??</text:p>
      <text:p text:style-name="P516">OK YOU C4N B3 ON MY T34M</text:p>
      <text:p text:style-name="P517">1 H4V3NT D3C1D3D Y3T</text:p>
      <text:p text:style-name="P518">4 WHOL3 BUNCH OF US 1N TWO T34MS</text:p>
      <text:p text:style-name="P519">BL4R!!!!!</text:p>
      <text:p text:style-name="P520">TH4TS SO STUP1D</text:p>
      <text:p text:style-name="P521">H3S NOT TH3 BOSS OF YOU</text:p>
      <text:p text:style-name="P522">TH1S 1S STUP1D 1N SUCH 4 T3RR1BL3 MYR14D OF DUMB W4YS</text:p>
      <text:p text:style-name="P523">YOU SHOULDNT B3 4FR41D OF 4NYON3</text:p>
      <text:p text:style-name="P524">YOU K1LL B1G 4NIM4LS W1TH YOUR B4R3 H4NDS!</text:p>
      <text:p text:style-name="P525">4ND 1N 4NY C4S3 H3 L1V3S NOWH3R3 N34R YOU SO TH3 WHOL3 TH1NG 1S 3XTR4 STUP1D</text:p>
      <text:p text:style-name="P526">&gt;XO</text:p>
      <text:p text:style-name="P527">F11111N3</text:p>
      <text:p text:style-name="P528">1N TH3 M34NT1M3 1 W1LL GO ROUND UP SOME MOR3 P3OPL3 TO PL4Y</text:p>
      <text:p text:style-name="P529">_</text:p>
      <text:p text:style-name="P530">17. GM2: =003956</text:p>
      <text:p text:style-name="P531">COPY OF CONVERSATION GM1: =003924</text:p>
      <text:p text:style-name="P532">_</text:p>
      <text:p text:style-name="P533">18. KV1: =003958</text:p>
      <text:p text:style-name="P534">BL44444RRRRR WH4T 1S 1T</text:p>
      <text:soft-page-break/>
      <text:p text:style-name="P535">OK SO 1 GU3SS 1M SUPPOS3D TO M4K3 4 B1G ST1NK 4BOUT TH1S 4ND S4Y W4H W4H 1 W4NT TO B3 TH3 L34D3R &gt;:[ &gt;:[ &gt;:[</text:p>
      <text:p text:style-name="P536">W3LL 1T M4Y SURPR1S3 YOU TO KNOW TH4T 1 DONT G1V3 4 CR4P WHO G3TS TO B3 L34D3R B3C4US3 UNL1K3 YOU 1 4CTU4LLY H4V3 4 FUCK1NG SM1DG3N OF M4TUR1TY 4ND S3LF R3SP3CT</text:p>
      <text:p text:style-name="P537">UUUUUUUUHNG</text:p>
      <text:p text:style-name="P538">K4RK4T 1 DONT C444R3</text:p>
      <text:p text:style-name="P539">YOU C4N B3 TH3 STUP1D L34D3R 1 JUST W4NT TO PL4Y TH1S G4M3</text:p>
      <text:p text:style-name="P540">R333334444LLY????</text:p>
      <text:p text:style-name="P541">SWOOOOOOOOOOOOOOOOOOOOOOOON &gt;;] &lt;3 &lt;3 &lt;3</text:p>
      <text:p text:style-name="P542">OK BUT S3R1OUSLY</text:p>
      <text:p text:style-name="P543">1 WOULD H4V3 SUGG3ST3D YOU B3 TH3 L34D3R BUT HON3STLY 1T COM3S W1TH S3R1OUS R3SPONS1B1L1T13S 4ND 1 W4SNT SUR3 1F YOU W3R3 UP TO 1T</text:p>
      <text:p text:style-name="P544">OK TH3 TH1NG YOU N33D TO KNOW 1S TH3 L34D3R ST4RTS OUT BY RUNN1NG THE CL13NT 4PPL1C4T1ON</text:p>
      <text:p text:style-name="P545">WH1L3 1 TH3 LOWLY S3COND OFF1C3R CONN3CTS TO YOU W1TH TH3 S3RV3R WH1L3 1 R3M41N G3N3R4LLY 1N 4W3 OF YOUR M4NLY GR4ND3UR</text:p>
      <text:p text:style-name="P546">4ND 1 S1T 4T MY COMPUT3R DO1NG M3N14L CHOR3S 1N SUPPORT OF YOUR H3RO1C 3SC4P4D3S WH1CH HON3STLY 1 DONT TH1NK YOUR3 R34DY FOR BUT WH4T3V3R</text:p>
      <text:p text:style-name="P547">TH3 CL13NT</text:p>
      <text:p text:style-name="P548">OK 1F YOU 1NS1ST</text:p>
      <text:p text:style-name="P549">F4R B3 1T FROM M3 TO STOP YOU FROM B31NG SO D4SH1NG 4ND COUR4G3OUS</text:p>
      <text:p text:style-name="P550">4ND TO B3 P3RF3CTLY HON3ST 4 L1TTL3 B1T H4NDSOM3 &gt;:]</text:p>
      <text:p text:style-name="P551">OK 1LL TRY</text:p>
      <text:p text:style-name="P552">4NYTH1NG TO G3T YOU TO STOP B31NG SUCH 4 B4BY</text:p>
      <text:p text:style-name="P553">OH</text:p>
      <text:p text:style-name="P554">1TS L1K3 4 MYTH1C4L L1TTL3 P1NK MONK3Y</text:p>
      <text:p text:style-name="P555">SOM3TH1NG MY LUSUS DR34MS 4BOUT</text:p>
      <text:soft-page-break/>
      <text:p text:style-name="P556">1 DONT</text:p>
      <text:p text:style-name="P557">Y3T</text:p>
      <text:p text:style-name="P558">1M NOT 4LLOW3D TO</text:p>
      <text:p text:style-name="P559">1F 1 3V3R D1D H4V3 ON3 1T WOULD M34N TH3 WORLD W4S COM1NG TO 4N 3ND</text:p>
      <text:p text:style-name="P560">1TS TRU3! &gt;:P</text:p>
      <text:p text:style-name="P561">1 DONT COMPL3T3LY UND3RST4ND 1T BUT TH4TS WH4T 1T TOLD M3</text:p>
      <text:p text:style-name="P562">NO W4Y SCR3W L4WNR1NGS!!!</text:p>
      <text:p text:style-name="P563">MOR3 L1K3 Y4WNR1NGS</text:p>
      <text:p text:style-name="P564">1 LOV3 MY TR33!</text:p>
      <text:p text:style-name="P565">BUT YOUR3 W3LCOM3 TO V1S1T SOM3 T1M3</text:p>
      <text:p text:style-name="P566">1TS 3SP3C14LLY N1C3 1N TH3 TH1RD 4UTUMN</text:p>
      <text:p text:style-name="P567">OK! &gt;:D</text:p>
      <text:p text:style-name="P568">_</text:p>
      <text:p text:style-name="P569">19. KV2: =003961</text:p>
      <text:p text:style-name="P570">NO 1 C4NT S33 YOU DUMB4SS</text:p>
      <text:p text:style-name="P571">SM3LLS PR3TTY T3RR1BL3!</text:p>
      <text:p text:style-name="P572">YOU M34N YOUR TO1L3T?</text:p>
      <text:p text:style-name="P573">WHAT COLORS YOUR BLOOD?</text:p>
      <text:p text:style-name="P574">1 W1LL F1ND OUT SOM3 D4Y</text:p>
      <text:p text:style-name="P575">K4RK4T, PL34S3</text:p>
      <text:p text:style-name="P576">DONT PR3T3ND YOU D1DNT 3NJOY GO1NG 4ROUND K1LL1NG TH1NGS</text:p>
      <text:p text:style-name="P577">4ND TH4T YOU WOULDNT 3NJOY K1LL1NG 4 WHOL3 LOT MOR3</text:p>
      <text:p text:style-name="P578">PR4NC1NG 4ROUND W1TH YOUR L1TTL3 S1CKL3 B31NG 4LL 4DOR4BL3</text:p>
      <text:p text:style-name="P579">&gt;:]</text:p>
      <text:p text:style-name="P580">SORRY TH1S 1S WH4T YOU W4NT3D</text:p>
      <text:p text:style-name="P581">TH3 L34D3R 1S TH3 F1RST ON3 1N</text:p>
      <text:soft-page-break/>
      <text:p text:style-name="P582">TH1S 1S WH4T TH3 L34D3R 1S SUPPOS3D TO DO</text:p>
      <text:p text:style-name="P583">NO YOU C4NT!</text:p>
      <text:p text:style-name="P584">YOU H4V3 TO B3 TH3 L4ST ON3 TO CONNECT TO COMPL3T3 TH3 CH41N</text:p>
      <text:p text:style-name="P585">TH1NK OF 1T TH1S W4Y</text:p>
      <text:p text:style-name="P586">1M YOUR S3RV3R PL4Y3R SO PR1OR1TY H4S TO B3 ON M3 G3TT1NG 1N TH3 G4M3</text:p>
      <text:p text:style-name="P587">B3FOR3 1 G3T K1LL3D BY M3T3ORS</text:p>
      <text:p text:style-name="P588">1N WH1CH C4S3 YOUD B3 SCR3W3D 1N TH3R3</text:p>
      <text:p text:style-name="P589">TH3N TH3 N3XT GUY COM3S 1N, TH3N TH3 N3XT</text:p>
      <text:p text:style-name="P590">4ND YOU BR1NG TH3 L4ST ON3 1N</text:p>
      <text:p text:style-name="P591">OH BOY YOU N33D TO G3T W1TH TH3 PROGR4M K4RK4T</text:p>
      <text:p text:style-name="P592">H4V3 YOU T4LK3D TO 44</text:p>
      <text:p text:style-name="P593">4POC4LYPS34R1S3N SORRY</text:p>
      <text:p text:style-name="P594">OR T4</text:p>
      <text:p text:style-name="P595">OR 4G 1 GU3SS</text:p>
      <text:p text:style-name="P596">OR C4</text:p>
      <text:p text:style-name="P597">R34LLY TH3R3S L1K3 TH1S WHOL3 CONSP1R4CY 4BOUT TH1S</text:p>
      <text:p text:style-name="P598">4S 1M F1ND1NG OUT</text:p>
      <text:p text:style-name="P599">1 C4NT!</text:p>
      <text:p text:style-name="P600">1 GOTT4 ST3P OUT OF TH3 TR33 FOR 4 MOM3NT</text:p>
      <text:p text:style-name="P601">WH3N 1 COM3 B4CK 1 W1LL 3NT3R TH3 G4M3</text:p>
      <text:p text:style-name="P602">CY4!</text:p>
      <text:p text:style-name="P603">_</text:p>
      <text:p text:style-name="P604">20. SC1: =003982</text:p>
      <text:p text:style-name="P605">YOU M34N FOR YOUR G4M3 TO S4V3 TH3 WORLD?</text:p>
      <text:p text:style-name="P606">OK 1 P1CK TH3 R3D T34M!!! &gt;8D</text:p>
      <text:p text:style-name="P607">OBV1OUSLY YOU W3R3 GO1NG TO S3T UP R3D 4ND BLU3 T34MS COM3 ON</text:p>
      <text:soft-page-break/>
      <text:p text:style-name="P608">SOLLUX, PL34S3</text:p>
      <text:p text:style-name="P609">YOU 4R3 MR 4PPL3B3RRY BL4ST 4ND 3V3RYON3 KNOWS THOS3 4R3 YOUR F4VOR1T3 FL4VORS</text:p>
      <text:p text:style-name="P610">3V3N THOUGH YOU TYP3 1N YUCKY MUST4RD</text:p>
      <text:p text:style-name="P611">WH1CH 1S W31RD &gt;:\</text:p>
      <text:p text:style-name="P612">M4YB3 M4YB3 M4YB3</text:p>
      <text:p text:style-name="P613">M4YB3 M4YB3 1S 4 STUP1D WORD</text:p>
      <text:p text:style-name="P614">M4YB3 TH4TS TH3 B1G M4YB3 W3 SHOULD 4LL POND3R TON1GHT</text:p>
      <text:p text:style-name="P615">OV3R SOM3 HOT SHUT TH3 H3LL UP T34</text:p>
      <text:p text:style-name="P616">SO YOU TH1NK 1M S4VVY?? &gt;:]</text:p>
      <text:p text:style-name="P617">W41T!</text:p>
      <text:p text:style-name="P618">M4YB3 YOU SHOULD T3LL M3 MOR3 4BOUT TH3 G4M3 F1RST?</text:p>
      <text:p text:style-name="P619">HOW 3X4CTLY 4R3 W3 S4V1NG TH3 WORLD?</text:p>
      <text:p text:style-name="P620">1 4M NOT DOUBT1NG YOU</text:p>
      <text:p text:style-name="P621">1 TH1NK YOU 4R3 R1GHT!</text:p>
      <text:p text:style-name="P622">MOSTLY</text:p>
      <text:p text:style-name="P623">W3LL WH3N YOU T4LK 4BOUT HOW YOUR3 GO1NG TO D13 TOO</text:p>
      <text:p text:style-name="P624">WH4TS 4N 4NG3L</text:p>
      <text:p text:style-name="P625">Y1K3S</text:p>
      <text:p text:style-name="P626">HOW DO3S 1T KNOW WH4T 4NG3L TO US3... ........</text:p>
      <text:p text:style-name="P627">&gt;:?</text:p>
      <text:p text:style-name="P628">BUT</text:p>
      <text:p text:style-name="P629">DONT T4K3 TH1S TH3 WRONG W4Y BUT HOW C4N YOU B3 TOT4LLY SUR3 4BOUT 4LL TH4T?</text:p>
      <text:p text:style-name="P630">HOW DO YOU KNOW SOM3 OF TH3 R34L V1S1ONS YOUR3 H4V1NG 4R3NT G3TT1NG K1ND OF T4NGL3D UP W1TH UHHH</text:p>
      <text:p text:style-name="P631">SORT OF TH3 W4Y YOU 4R3 4BOUT YOURS3LF</text:p>
      <text:p text:style-name="P632">HOW YOU G3T MOP3Y 4ND YOUR3 4LW4YS TH3 V1CT1M OF SOM3TH1NG 4ND<text:s/><text:soft-page-break/>HOW SOM3T1M3S YOU TH1NK YOU SUCK WH3N YOU R34LLY DONT</text:p>
      <text:p text:style-name="P633">M4YB3 TH4T 1S CLOUD1NG YOUR V1S1ON?</text:p>
      <text:p text:style-name="P634">S33, GOD</text:p>
      <text:p text:style-name="P635">SO S3NS1T1V3</text:p>
      <text:p text:style-name="P636">NOT R34LLY 4NYMOR3</text:p>
      <text:p text:style-name="P637">SH3 US3D TO B3 4 LOT OF FUN</text:p>
      <text:p text:style-name="P638">BUT NOW T4LK1NG TO H3R, 1 DONT KNOW</text:p>
      <text:p text:style-name="P639">1T JUST SOM3HOW 4LW4YS M4K3S M3 S4D &gt;:[</text:p>
      <text:p text:style-name="P640">SCR3W YOU 4ND YOUR SH1TST41NS</text:p>
      <text:p text:style-name="P641">1 W1LL H4V3 4 FUCK1NG BL4ST 4ND YOU C4NT STOP M3</text:p>
      <text:p text:style-name="P642">BLU3 T34M 2222222CUM &gt;:]</text:p>
      <text:p text:style-name="P643">_</text:p>
      <text:p text:style-name="P644">21. SC2: =003986</text:p>
      <text:p text:style-name="P645">1M NOT TH3 L34D3R 4NYMOR3</text:p>
      <text:p text:style-name="P646">K4RK4T 1S</text:p>
      <text:p text:style-name="P647">H3 THR3W 4 T4NTRUM 4BOUT 1T SO 1 L3T H1M B3 TH3 R3D L34D3R</text:p>
      <text:p text:style-name="P648">WH4TS GO1NG ON?</text:p>
      <text:p text:style-name="P649">&gt;:?</text:p>
      <text:p text:style-name="P650">_</text:p>
      <text:p text:style-name="P651">22. KV3: =004078</text:p>
      <text:p text:style-name="P652">COPY OF CONVERSATION KV2: =003961</text:p>
      <text:p text:style-name="P653">_</text:p>
      <text:p text:style-name="P654">23. VS1: =004137</text:p>
      <text:p text:style-name="P655">HOW DO YOU F1GUR3 TH4T</text:p>
      <text:p text:style-name="P656">TH3 TRUC3 W4SNT 4BOUT NOT PL4Y1NG G4M3S TOG3TH3R DUMMY</text:p>
      <text:p text:style-name="P657">1T W4S 4BOUT NOT ST4BB1NG 34CH OTH3R 1N TH3 B4CK 4NYMOR3</text:p>
      <text:p text:style-name="P658">4ND STOPP1NG TH3 3NDL3SS CYCL3 OF R3V3NG3</text:p>
      <text:soft-page-break/>
      <text:p text:style-name="P659">4ND 4BOV3 4LL NOT US1NG YOUR POW3RS TO HURT P3OPL3 WHO DONT D3S3RV3 1T!</text:p>
      <text:p text:style-name="P660">1T'S H4RD TO B3L13V3 YOU W1TH 4LL TH3 LY1NG YOUV3 DON3</text:p>
      <text:p text:style-name="P661">YOUR BLU3B3RRY BUBBL3GUM WORDS ST1LL SM3LL PR3TTY GOOD BUT YOUR D3C31T ST1NKS! &gt;8O</text:p>
      <text:p text:style-name="P662">1 DONT KNOW WHY YOUR3 BOTH3R1NG TRY1NG TO H3LP H3R</text:p>
      <text:p text:style-name="P663">SH3 WONT C4R3</text:p>
      <text:p text:style-name="P664">WH4T3V3R 1T W4S YOU D1D TO H3R 1 TH1NK YOU BROK3 H3R BR41N</text:p>
      <text:p text:style-name="P665">1TS SO T3RR1BL3</text:p>
      <text:p text:style-name="P666">1 KNOW</text:p>
      <text:p text:style-name="P667">4ND 4CTU4LLY</text:p>
      <text:p text:style-name="P668">1 N3V3R R34LLY GOT TH3 CH4NC3 TO TH4NK YOU &gt;:D</text:p>
      <text:p text:style-name="P669">1M S3R1OUS THOUGH</text:p>
      <text:p text:style-name="P670">BUT 1 DONT 3XP3CT YOU TO G3T TH4T</text:p>
      <text:p text:style-name="P671">Y34H 1F YOU W3R3 4 B4D GUY</text:p>
      <text:p text:style-name="P672">W3 W3R3 SUPPOS3D TO B3 L1K3 4 V1G1L4NT3 DUO D1SP3NS1NG JUST1C3</text:p>
      <text:p text:style-name="P673">4ND YOU COULD T4K3 TH3 B4D GUYS HOM3 4ND F33D TH3M TO YOUR STUP1D SP1D3R</text:p>
      <text:p text:style-name="P674">BUT 1NST34D YOU JUST F3D H3R 3V3RYBODY!</text:p>
      <text:p text:style-name="P675">4ND L13D 4ND L13D 4ND L13D</text:p>
      <text:p text:style-name="P676">M3H</text:p>
      <text:p text:style-name="P677">1 DUNNO</text:p>
      <text:p text:style-name="P678">1 DOUBT 1T</text:p>
      <text:p text:style-name="P679">OH W1LL YOU C4N 1T S3RK3T!</text:p>
      <text:p text:style-name="P680">&gt;XO</text:p>
      <text:p text:style-name="P681">WH4T W4S WH4T</text:p>
      <text:p text:style-name="P682">WOW R34LLY</text:p>
      <text:p text:style-name="P683">W3LL 1F 1 H4D TO GU3SS</text:p>
      <text:soft-page-break/>
      <text:p text:style-name="P684">1 WOULD S4Y</text:p>
      <text:p text:style-name="P685">1T W4S PROB4BLY TWO 3XPLOS1ONS 4ND TH3N 4N 4V4L4NCH3</text:p>
      <text:p text:style-name="P686">OK</text:p>
      <text:p text:style-name="P687">TRY NOT TO G3T BURN3D OR CRUSH3D TO D34TH OR 4NYTH1NG TH4T WOULD B3 4WFUL</text:p>
      <text:p text:style-name="P688">_</text:p>
      <text:p text:style-name="P689">24. AM1: =004138</text:p>
      <text:p text:style-name="P690">HOW 1S H3</text:p>
      <text:p text:style-name="P691">&gt;:[</text:p>
      <text:p text:style-name="P692">M4YB3 H3 COULD B3 F1X3D</text:p>
      <text:p text:style-name="P693">W1TH ROBO PROSTH3T1CS</text:p>
      <text:p text:style-name="P694">1F YOU D1DNT M1ND G3TT1NG H3LP FROM...</text:p>
      <text:p text:style-name="P695">UH &gt;:\</text:p>
      <text:p text:style-name="P696">TH4TS OK</text:p>
      <text:p text:style-name="P697">1M 4 L1TTL3 TOO T34L FOR TH31R T4ST3S 4NYW4Y &gt;:]</text:p>
      <text:p text:style-name="P698">1 HOP3 YOUR3 NOT TH1NK1NG OF DO1NG 4NYTH1NG 1N R3T4L14T1ON</text:p>
      <text:p text:style-name="P699">1TLL 3ND B4DLY</text:p>
      <text:p text:style-name="P700">YOU SHOULD L3T M3 H4NDL3 1T</text:p>
      <text:p text:style-name="P701">1 KNOW</text:p>
      <text:p text:style-name="P702">BUT TRUST M3 1F YOU P1SS H3R OFF SH3LL F1ND 4 W4Y TO G3T YOU</text:p>
      <text:p text:style-name="P703">TH1S 1S R34LLY TR1CKY JUST L3T M3 D34L W1TH 1T</text:p>
      <text:p text:style-name="P704">1 W4S TOO</text:p>
      <text:p text:style-name="P705">W3 W3R3 BOTH D1STR4CT3D BY TH3 S4M3 TH1NG</text:p>
      <text:p text:style-name="P706">PR3TTY SUR3 1T WAS VR1SKAS FR13ND</text:p>
      <text:p text:style-name="P707">WHO KNOWS</text:p>
      <text:p text:style-name="P708">H3S NOT R34LLY H3R FR13ND THOUGH</text:p>
      <text:p text:style-name="P709">YOU SHOULD S33 HOW H3 T4LKS 4BOUT H3R B3H1ND H3R B4CK</text:p>
      <text:soft-page-break/>
      <text:p text:style-name="P710">SH3 H4S NO 1D34 HOW B4D H3S PL4Y1NG H3R</text:p>
      <text:p text:style-name="P711">BUT TH3N 1 DONT TH1NK H3 KNOWS HOW B4D SH3S PL4Y1NG H1M 31TH3R</text:p>
      <text:p text:style-name="P712">S33 1TS COMPL1C4T3D</text:p>
      <text:p text:style-name="P713">YOU R34LLY N33D TO ST4Y OUT OF 1T 4ND L3T M3 D34L W1TH TH1S</text:p>
      <text:p text:style-name="P714">DONT TH1NK OF 1T TH4T W4Y</text:p>
      <text:p text:style-name="P715">1 KNOW HOW TO STOP H3R</text:p>
      <text:p text:style-name="P716">TRUST M3</text:p>
      <text:p text:style-name="P717">Y3P</text:p>
      <text:p text:style-name="P718">1M PR3TTY MUCH DON3 W1TH H3R</text:p>
      <text:p text:style-name="P719">_</text:p>
      <text:p text:style-name="P720">25. DoSc1: =004156</text:p>
      <text:p text:style-name="P721">H3Y WH1T3 T3XT GUY</text:p>
      <text:p text:style-name="P722">1 H4V3 4 T1P FOR YOU</text:p>
      <text:p text:style-name="P723">R34LLY?</text:p>
      <text:p text:style-name="P724">UH OK</text:p>
      <text:p text:style-name="P725">TH4TS N34T 1 GU3SS</text:p>
      <text:p text:style-name="P726">OH MY GOD WH1T3 T3XT GUY!</text:p>
      <text:p text:style-name="P727">SHUT UP! &gt;:O</text:p>
      <text:p text:style-name="P728">1M TRY1NG TO G1V3 YOU 4 M3SS4G3 H3R3</text:p>
      <text:p text:style-name="P729">OH WHAT 1S 1T</text:p>
      <text:p text:style-name="P730">YOU 4R3 SO W31RD</text:p>
      <text:p text:style-name="P731">WHY WOULD 1 DO TH4T</text:p>
      <text:p text:style-name="P732">1 DOUBT 1T</text:p>
      <text:p text:style-name="P733">SOUNDS K1ND OF S1LLY 4ND FR1VOLOUS</text:p>
      <text:p text:style-name="P734">BL4R WHY DO YOU K33P D3R41L1NG M3!</text:p>
      <text:p text:style-name="P735">YOUR3 R1GHT SOLLUX 1S WORK1NG W1TH M3 4ND W3 H4V3 1MPORT4NT BUS1N3SS FOR YOU TO CONS1D3R</text:p>
      <text:soft-page-break/>
      <text:p text:style-name="P736">W41T</text:p>
      <text:p text:style-name="P737">YOU S41D W3 B3L13V3 OUR FR13ND 1S D34D</text:p>
      <text:p text:style-name="P738">1S SH3 NOT?</text:p>
      <text:p text:style-name="P739">WOW WHY D1D 1 BOTH3R 4SK1NG</text:p>
      <text:p text:style-name="P740">NO WOND3R SH3 SN4PP3D SH3S GOT TO D34L W1TH YOUR STUP1D R1DDL3S 4LL TH3 T1M3</text:p>
      <text:p text:style-name="P741">4NYW4Y C4N YOU JUST H3LP M3 G3T R3V3NG3 SO W3 C4N C4LL 1T 4 N1GHT</text:p>
      <text:p text:style-name="P742">B3C4US3 YOULL W4NT TO</text:p>
      <text:p text:style-name="P743">WH3N YOU H34R WH4T 1 H4V3 TO S4Y</text:p>
      <text:p text:style-name="P744">H4V3NT YOU WOND3R3D HOW SH3 C4N COM3 CLOS3 TO B34T1NG YOU 1N G4M3S L4T3LY</text:p>
      <text:p text:style-name="P745">HON3STLY 1M SURPR1S3D YOU H4V3NT D3DUC3D 1T Y3T</text:p>
      <text:p text:style-name="P746">W1TH YOUR SH1NY WH1T3 SUP3RBR41N</text:p>
      <text:p text:style-name="P747">SH3S CH34T1NG</text:p>
      <text:p text:style-name="P748">SH3 4LW4YS CH34TS 1F SH3 C4N F1ND 4 W4Y</text:p>
      <text:p text:style-name="P749">L4T3LY SH3S US3D TH3 S4M3 4DV4NT4G3 SH3 US3S 4G41NST M3 WH3N W3 PL4Y G4M3S</text:p>
      <text:p text:style-name="P750">BUT SH3 TOLD M3 4BOUT 1T</text:p>
      <text:p text:style-name="P751">SH3 T3LLS M3 LOTS OF STUFF L1K3 TH4T PROB4BLY TO RUB 1T 1N MY F4C3</text:p>
      <text:p text:style-name="P752">BUT SH3D N3V3R R1SK T3LL1NG YOU</text:p>
      <text:p text:style-name="P753">HOLD ON</text:p>
      <text:p text:style-name="P754">1 H4V3 TO T4LK TO YOUR P4RTN3R 1N CR1M3 FOR 4 S3COND &gt;:]</text:p>
      <text:p text:style-name="P755">&gt;:P</text:p>
      <text:p text:style-name="P756">_</text:p>
      <text:p text:style-name="P757">26. VS2: =004158</text:p>
      <text:p text:style-name="P758">H3Y VR1SK4</text:p>
      <text:p text:style-name="P759">4NYTH1NG TO S4Y</text:p>
      <text:soft-page-break/>
      <text:p text:style-name="P760">4BOUT K1LL1NG H3R</text:p>
      <text:p text:style-name="P761">4FT3R YOU S41D YOU WOULDNT</text:p>
      <text:p text:style-name="P762">NOT R34LLY</text:p>
      <text:p text:style-name="P763">1M NOT SUR3</text:p>
      <text:p text:style-name="P764">1 GU3SS 1M LOOK1NG FOR SOM3 R34SON TO CH4NG3 MY M1ND</text:p>
      <text:p text:style-name="P765">1 DONT KNOW WH4T YOU C4N S4Y TH4TLL DO 1T</text:p>
      <text:p text:style-name="P766">1 SORT4 HOP3 TH3R3S SOM3TH1NG THOUGH</text:p>
      <text:p text:style-name="P767">N4H TH4T W4SNT 1T</text:p>
      <text:p text:style-name="P768">1 W4S PROB4BLY JUST GO1NG TO K1LL YOU</text:p>
      <text:p text:style-name="P769">MY TR33 DO3SNT H4V3 V1N3S &gt;:[</text:p>
      <text:p text:style-name="P770">SOM3T1M3S 1 L3T OTH3R P3OPL3 SW1NG FROM ROP3S THOUGH &gt;:]</text:p>
      <text:p text:style-name="P771">Y34H 4NYW4Y YOULL B3 D34D 1N 4 COUPL3 M1NUT3S</text:p>
      <text:p text:style-name="P772">1F YOU DONT B3L13V3 M3</text:p>
      <text:p text:style-name="P773">WHY DONT YOU CONSULT W1TH YOUR L1TTL3 4DV4NT4G3</text:p>
      <text:p text:style-name="P774">1T S33MS TO H4V3 4LL TH3 4NSW3RS</text:p>
      <text:p text:style-name="P775">Y34H</text:p>
      <text:p text:style-name="P776">BUT</text:p>
      <text:p text:style-name="P777">YOU KNOW YOUR3 GONN4 4NYW4Y</text:p>
      <text:p text:style-name="P778">4DD1CT1ON 1S 4 POW3RFUL TH1NG &gt;:]</text:p>
      <text:p text:style-name="P779">S33 Y4</text:p>
      <text:p text:style-name="P780">_</text:p>
      <text:p text:style-name="P781">27. DoSc2: =004163</text:p>
      <text:p text:style-name="P782">&gt;:o</text:p>
      <text:p text:style-name="P783">_</text:p>
      <text:p text:style-name="P784">28. KV4: =004443</text:p>
      <text:p text:style-name="P785">OH MY GOD K4RK4T!</text:p>
      <text:p text:style-name="P786">WHO C4R3S!!!!! &gt;:O</text:p>
      <text:soft-page-break/>
      <text:p text:style-name="P787">_</text:p>
      <text:p text:style-name="P788">29. KV5: =004474</text:p>
      <text:p text:style-name="P789">NO 1 D1DNT BUG YOU 4BOUT 1T 1N YOUR STUP1D M3MOS!</text:p>
      <text:p text:style-name="P790">TH3Y 4R3 4NNOY1NG 4ND 1M T1R3D OF G3TT1NG B4NN3D FOR NO R34SON</text:p>
      <text:p text:style-name="P791">M4YB3 1 W1LL ST4RT MY OWN BULL3T1N BO4RD</text:p>
      <text:p text:style-name="P792">4ND 3V3RYON3 W1LL B3 4LLOW3D TO R3PLY 4NY T1M3 TH3Y W4NT</text:p>
      <text:p text:style-name="P793">3XC3PT FOR GUYS W1TH NUBBY HORNS, OH NO, TH3Y W1LL NOT B3 4BL3 TO R3PLY 4T 4LL</text:p>
      <text:p text:style-name="P794">GRUMPY K4RK4TS W1LL B3 3XPR3SSLY FORB1DD3N FROM R41NBOW RUMPUS P4RTYTOWN!</text:p>
      <text:p text:style-name="P795">&gt;:P</text:p>
      <text:p text:style-name="P796">BY TH3 W4Y TH4T W1LL B3 TH3 N4M3 OF TH3 BO4RD 1N C4S3 1T W4SNT CL34R</text:p>
      <text:p text:style-name="P797">Y3SSSSS!</text:p>
      <text:p text:style-name="P798">FUTUR3 T3R3Z1 1S LOOK1NG PR3TTY COOL R1GHT 4BOUT NOW &gt;8]</text:p>
      <text:p text:style-name="P799">W3LL</text:p>
      <text:p text:style-name="P800">TH3 TH1NG TH4T 1S 4LL 4BOUT 1T 1S</text:p>
      <text:p text:style-name="P801">W3 H4V3 TO GO 4FT3R TH3 QU33NS R1NG</text:p>
      <text:p text:style-name="P802">1T 1S 4 N3W M1SS1ON</text:p>
      <text:p text:style-name="P803">Y34H 4BOUT TH4T</text:p>
      <text:p text:style-name="P804">TH3 WHOL3 PO1NT 1S TO D3STROY TH3 R1NG SO J4CK DO3SNT G3T 1T</text:p>
      <text:p text:style-name="P805">4LSO</text:p>
      <text:p text:style-name="P806">TH3 M1SS1ON SORT OF 1NVOLV3S 3X1L1NG J4CK TOO</text:p>
      <text:p text:style-name="P807">&gt;:|</text:p>
      <text:p text:style-name="P808">K4RK4T, H3 1S NOT TH4T COOL!</text:p>
      <text:p text:style-name="P809">OK, 1 TH1NK 1TS PR3TTY CUT3 TH4T YOU SORT OF LOOK UP TO H1M L1K3 TH4T</text:p>
      <text:p text:style-name="P810">BUT S3R1OUSLY, 1 DO NOT G3T 4 GOOD F33L1NG FROM H1M!</text:p>
      <text:soft-page-break/>
      <text:p text:style-name="P811">H3 K1ND OF</text:p>
      <text:p text:style-name="P812">NO!</text:p>
      <text:p text:style-name="P813">W3LL</text:p>
      <text:p text:style-name="P814">SORT OF</text:p>
      <text:p text:style-name="P815">H3 DO3SNT SM3LL B4D 4CTU4LLY</text:p>
      <text:p text:style-name="P816">H3 SM3LLS R34LLY CL34N 4ND SH1NY 4ND D4RK D4RK D444RK L1K3 4N O1L SL1CK 4ND TH3R3 1S 4 T1NY H1NT OF L1COR1C3 TH3R3 TOO</text:p>
      <text:p text:style-name="P817">1TS MOR3 L1K3</text:p>
      <text:p text:style-name="P818">TH3 W4Y H3 MOV3S</text:p>
      <text:p text:style-name="P819">1 SM3LL H1S SMOOTH MOT1ONS 4ND TH3 W4Y H3 SQU1NTS H1S 3Y3S 4ND 1T G1V3S M3 TH1S R34LLY N3RVOUS F33L1NG</text:p>
      <text:p text:style-name="P820">&gt;:D</text:p>
      <text:p text:style-name="P821">K4RK4T, H3S 4 J3RK!</text:p>
      <text:p text:style-name="P822">H3 H4S ST4BB3D YOU ON MOR3 TH4N ON3 OCC4S1ON!</text:p>
      <text:p text:style-name="P823">&gt;8|</text:p>
      <text:p text:style-name="P824">BUT 1 D1DN'T DR4W BLOOD!</text:p>
      <text:p text:style-name="P825">1 M34N 1 COULD H4V3 TO S4T1SFY MY CUR1OS1TY &gt;:]</text:p>
      <text:p text:style-name="P826">BUT 1 D1DNT 4S 4 COURT3SY TO YOU</text:p>
      <text:p text:style-name="P827">S1NC3 YOU ST1LL W4NT TO K33P 1T 4 S3CR3T FROM M3 L1K3 4 P3TUL4NT L1TTL3 W1GGL3R &gt;:P</text:p>
      <text:p text:style-name="P828">W3LL</text:p>
      <text:p text:style-name="P829">1TS OK</text:p>
      <text:p text:style-name="P830">1 KNOW WH4T COLOR YOUR BLOOD 1S 4NYW4Y &gt;:]</text:p>
      <text:p text:style-name="P831">YUP, 1 TOT4LLY DO</text:p>
      <text:p text:style-name="P832">3RR</text:p>
      <text:p text:style-name="P833">HM &gt;:\</text:p>
      <text:p text:style-name="P834">BL4R</text:p>
      <text:p text:style-name="P835">HOLD ON</text:p>
      <text:soft-page-break/>
      <text:p text:style-name="P836">1 S41D HOLD ON! SOM3T1M3S 1TS H4RD TO P1CK OUT TH3 L3TT3RS FROM TH3 HOLO PROJ3CT1ON</text:p>
      <text:p text:style-name="P837">1 N33D TO G3T 4 CLOS3R LOOK!</text:p>
      <text:p text:style-name="P838">NOMP, WH4TH WOULB EBER G1TH YOU TH4TH 1BE4???</text:p>
      <text:p text:style-name="P839">H3H3H3H3H3H3H3</text:p>
      <text:p text:style-name="P840">_</text:p>
      <text:p text:style-name="P841">30. KV6: =004475</text:p>
      <text:p text:style-name="P842">TH4T 1S B3TT3R</text:p>
      <text:p text:style-name="P843">1TS MUCH 34S13R TO R34D YOUR COLOR TH1S W4Y</text:p>
      <text:p text:style-name="P844">YOUR DR4B D1RTY P4V3M3NT GR4Y</text:p>
      <text:p text:style-name="P845">ON TOP OF BR1GHT C4NDY R3D, L1K3 4 SH1NY LOLL1POP</text:p>
      <text:p text:style-name="P846">DO3S TH4T SOUND F4M1L14R K4RK4T??</text:p>
      <text:p text:style-name="P847">NO 1 M34N</text:p>
      <text:p text:style-name="P848">GR4Y ON R3D</text:p>
      <text:p text:style-name="P849">L1K3 TH3 W4Y YOUR SK1N</text:p>
      <text:p text:style-name="P850">CONC34LS YOUR BLOOD</text:p>
      <text:p text:style-name="P851">C4NDY C4NDY R3D!</text:p>
      <text:p text:style-name="P852">L1K3 YOUR PL4N3T</text:p>
      <text:p text:style-name="P853">YOU H4V3 STRONG CH3RRY COUGH SYRUP 1N YOUR V31NS! 1T 1S COMPL3T3LY D3L1C1OUS.</text:p>
      <text:p text:style-name="P854">NO H3 DO3SNT T4LK MUCH</text:p>
      <text:p text:style-name="P855">1 F1GUR3D 1T OUT MYS3LF</text:p>
      <text:p text:style-name="P856">1 GOT 4 CLOS3R LOOK</text:p>
      <text:p text:style-name="P857">R3M3MB3R &gt;:]</text:p>
      <text:p text:style-name="P858">PFFF YOU 4R3 PL4Y1NG SO DUMB, YOU KNOW 3X4CTLY WH4T 1 4M T4LK1NG 4BOUT</text:p>
      <text:p text:style-name="P859">1T W4S WH3N 1 GOT CLOS3 3NOUGH</text:p>
      <text:p text:style-name="P860">TO SM3LL 1T UND3R YOUR SK1N</text:p>
      <text:soft-page-break/>
      <text:p text:style-name="P861">PL34S3 K4RK4T, DO NOT PR3T3ND TH4T YOU FORGOT 4BOUT OUR L1TTL3 MOM3NT</text:p>
      <text:p text:style-name="P862">TH1S 1SNT 4 M3MO!</text:p>
      <text:p text:style-name="P863">1TS 4 PR1V4T3 CORR3SPOND3NC3 JUST B3TW33N US, R3M3MB3R?</text:p>
      <text:p text:style-name="P864">HOW "1N P3RSON" DO YOU M34N?</text:p>
      <text:p text:style-name="P865">UH OH LOOK 4T MY 3Y3BROWS G3TT1NG C4RR13D 4W4Y H3R3</text:p>
      <text:p text:style-name="P866">&gt;;]</text:p>
      <text:p text:style-name="P867">&gt; ;]</text:p>
      <text:p text:style-name="P868">&gt;;]</text:p>
      <text:p text:style-name="P869">&gt; ;]</text:p>
      <text:p text:style-name="P870">&gt;;]</text:p>
      <text:p text:style-name="P871">&gt; ;]</text:p>
      <text:p text:style-name="P872">K4RK4T H3LP, TH3Y 4R3 OUT OF CONTROL!!!</text:p>
      <text:p text:style-name="P873">TH3Y 4R3 HORNS TOO</text:p>
      <text:p text:style-name="P874">TH3Y 4R3 4R3 WH4T3V3R 1 W4NT TH3M TO B3</text:p>
      <text:p text:style-name="P875">DONT CH4NG3 TH3 SUBJ3CT BY B31NG CUT3!</text:p>
      <text:p text:style-name="P876">NOP3</text:p>
      <text:p text:style-name="P877">444RGH</text:p>
      <text:p text:style-name="P878">YOU 4R3 4 R3L3NTL3SS SUBJ3CT CH4NG3R! &gt;XO</text:p>
      <text:p text:style-name="P879">F1N3, 1TS OK 1F YOU DONT W4NT TO T4LK 4BOUT 1T</text:p>
      <text:p text:style-name="P880">GOD YOU 4R3 SOOOOO SHY FOR 4N 4NGRY GUY WHO W4NTS TO B3 4 B1GSHOT L34D3R, 1TS R1D1CULOUS</text:p>
      <text:p text:style-name="P881">OK &gt;:]</text:p>
      <text:p text:style-name="P882">_</text:p>
      <text:p text:style-name="P883">31. KV7: =004476</text:p>
      <text:p text:style-name="P884">1M SUR3 1 M3NT1ON3D 4FT3R YOU M3T MY SPR1T3</text:p>
      <text:p text:style-name="P885">1 L34RN3D FROM H3R THROUGH MY DR34MS</text:p>
      <text:soft-page-break/>
      <text:p text:style-name="P886">B3FOR3 SH3 H4TCH3D!</text:p>
      <text:p text:style-name="P887">OK, 1LL TRY</text:p>
      <text:p text:style-name="P888">WH3N 1 W3NT BL1ND, TH4TS WH3N 1 F1RST WOK3 UP</text:p>
      <text:p text:style-name="P889">4ND MY LUSUS H3LP3D M3 W4K3 UP!</text:p>
      <text:p text:style-name="P890">SORT OF</text:p>
      <text:p text:style-name="P891">Y3S</text:p>
      <text:p text:style-name="P892">BUT</text:p>
      <text:p text:style-name="P893">3XC3PT FOR 4 V3RY BR13F MOM3NT...</text:p>
      <text:p text:style-name="P894">1 W4S BL1ND 1N MY DR34MS TOO</text:p>
      <text:p text:style-name="P895">TH3 DR34M S3LF 1M4G3 1 PROJ3CT C4N'T S33, B3C4US3 1 GU3SS D33P DOWN 1 DONT R34LLY W4NT TO</text:p>
      <text:p text:style-name="P896">NO</text:p>
      <text:p text:style-name="P897">NOT TH4T TH3R3 W4SNT SOM3 S4T1SF4CT1ON 1N B31NG OK4Y W1TH 1T</text:p>
      <text:p text:style-name="P898">GR4T3FUL 4BOUT 1T 3V3N!</text:p>
      <text:p text:style-name="P899">4ND M4K1NG SUR3 SH3 KN3W TH4T</text:p>
      <text:p text:style-name="P900">BUT TH4TS NOT 1T</text:p>
      <text:p text:style-name="P901">TH3 D4Y 1T H4PP3N3D W4S TH3 F1RST T1M3 1 3V3R H34RD FROM MY LUSUS</text:p>
      <text:p text:style-name="P902">SH3 WOK3 M3 UP, 4ND 3V3R S1NC3 H4S B33N T34CH1NG M3 4 D1FF3R3NT W4Y TO S33</text:p>
      <text:p text:style-name="P903">4 D1FF3R3NT W4Y TO P3RC31V3 3V3RYTH1NG 1 GU3SS, NOT JUST 1N 4 S3NSORY W4Y</text:p>
      <text:p text:style-name="P904">YOU WOULDNT H4V3 GOTT3N 1T!</text:p>
      <text:p text:style-name="P905">3V3N NOW YOU ST1LL DONT R34LLY</text:p>
      <text:p text:style-name="P906">YOU H4V3 NOT 3V3N S33N SK414 Y3T</text:p>
      <text:p text:style-name="P907">1 DONT KNOW!</text:p>
      <text:p text:style-name="P908">SOM3TH1NG D1FF3R3NT DO3S 1T FOR 3V3RYBODY</text:p>
      <text:p text:style-name="P909">K4RK4T SHUT UP!</text:p>
      <text:p text:style-name="P910">GOD</text:p>
      <text:soft-page-break/>
      <text:p text:style-name="P911">HOW 4BOUT 1F</text:p>
      <text:p text:style-name="P912">1 T3LL YOU 4LL 4BOUT TH4T STUFF N3XT T1M3 W3 4R3 "1N P3RSON" &gt;;]</text:p>
      <text:p text:style-name="P913">1N F4CT, 1 W1LL T3LL YOU WH3N YOU W4K3 UP!</text:p>
      <text:p text:style-name="P914">UNT1L TH3N 1 W1LL K33P T4BS ON YOU 1N YOUR TOW3R WH1L3 YOU SL33P L1K3 4 L1TTL3 HON3Y P4J4M4'D PUP4 N3STL3D 1N H1S COCOON</text:p>
      <text:p text:style-name="P915">4CTU4LLY</text:p>
      <text:p text:style-name="P916">YOU LOOK K1ND OF L1K3 4 B1G P1L3 OF SM3LLY B4RF</text:p>
      <text:p text:style-name="P917">OF COOOOUUUUURS3 YOU DO, DUMB4SS &gt;:]</text:p>
      <text:p text:style-name="P918">OK 1V3 GOT TO FLY</text:p>
      <text:p text:style-name="P919">DONT WORRY 4BOUT TH3 R1NG M1SS1ON</text:p>
      <text:p text:style-name="P920">YOU C4N ST4Y BUSY W1TH R3G1SURP</text:p>
      <text:p text:style-name="P921">1 W1LL ORG4N1Z3 TH3 N3W M1SS1ON MYS3LF</text:p>
      <text:p text:style-name="P922">L4T3R!</text:p>
      <text:p text:style-name="P923">OK</text:p>
      <text:p text:style-name="P924">1 W1LL K33P TH4T S3CR3T 1F YOU K33P TH1S ON3 1 T3LL YOU</text:p>
      <text:p text:style-name="P925">WH1CH 1S TH4T</text:p>
      <text:p text:style-name="P926">B3TW33N YOU 4ND M3 K4RK4T</text:p>
      <text:p text:style-name="P927">1 TH1NK TH3Y 4LR34DY DO</text:p>
      <text:p text:style-name="P928">BY3!</text:p>
      <text:p text:style-name="P929">&lt;3</text:p>
      <text:p text:style-name="P930">_</text:p>
      <text:p text:style-name="P931">Act 5 Act 2</text:p>
      <text:p text:style-name="P932">_</text:p>
      <text:p text:style-name="P933">32. KV8; NL2; SC3; AB1; FP1; GM3; AND VS3: =004529</text:p>
      <text:p text:style-name="P934">WH4T DO YOU GUYS TH1NK 4BOUT K4RK4TS N3W PL4N</text:p>
      <text:p text:style-name="P935">TO TROLL TH3S3 K1DS</text:p>
      <text:p text:style-name="P936">P3RSON4LLY 1 TH1NK H3 H4S F1N4LLY SN4PP3D 4ND 1T DO3SNT M4K3 4NY<text:s/><text:soft-page-break/>S3NS3</text:p>
      <text:p text:style-name="P937">1 F1GUR3D M4YB3 W3 COULD T4LK 4BOUT 1T H3R3 1N S3CR3T WH1L3 H3 ST4NDS OV3R TH3R3 M4K1NG H1S BOR1NG 1NSP1R4T1ON4L SP33CH</text:p>
      <text:p text:style-name="P938">1M PR3TTY SUR3 H3S STOPP3D BOTH3R1NG TO 1NV4D3 P4RTYTOWN, H3 H4S L34RN3D H1S L3SSON &gt;:]</text:p>
      <text:p text:style-name="P939">OBV1OUSLY TH1S 1S JUST FOR US H3R3 1N TH3 PR3S3NT TO R3M4RK ON</text:p>
      <text:p text:style-name="P940">1F YOU 4R3 FROM TH3 P4ST 4ND 4R3 CUR1OUS 4BOUT TH1S 4ND W4NT TO S4Y SOM3TH1NG YOU W1LL NOT B3 B4NN3D 4S 1S TH3 G3N3R4L RUL3 H3R3</text:p>
      <text:p text:style-name="P941">BUT 1 W1LL POL1T3LY 4SK YOU TO K33P YOUR 1NT3RJ3CT1ONS TO 4 M1N1MUM!</text:p>
      <text:p text:style-name="P942">1 W1LL H4V3 ORD3R 1N TH1S RUMPUSBLOCK &gt;:D</text:p>
      <text:p text:style-name="P943">TH3 TOP1C 1S NOW OP3N FOR 4RGUM3NT4T1ON</text:p>
      <text:p text:style-name="P944">*H3R TYR4NNY Y13LDS TH3 FLOOR W1TH 4 M1GHTY B4NG OF H3R G4V3L*</text:p>
      <text:p text:style-name="P945">B4NG B4NG B4NG!</text:p>
      <text:p text:style-name="P946">THR33 M1GHTY B4NGS</text:p>
      <text:p text:style-name="P947">WH4T DO YOU H4V3 TO SUBM1T ON TH3 SUBJ3CT OF K4RK4TS T3NUOUS GR1P ON TH3 T4TT3R3D R3M41NS OF H1S S4N1TY, COUNS3LOR N3P3T4?</text:p>
      <text:p text:style-name="P948">3XC3LL3NT QU3ST1ON M1SS POUNC3LLOR</text:p>
      <text:p text:style-name="P949">*H3R TYR4NNY 3XPR3SS3S D1SD41NFUL Y3T 4UTHOR4T1V3 1NT3R3ST 1N OTH3R OP1N1ONS ON TH3 STUP1D3ST PL4N 3V3R CONC31V3D*</text:p>
      <text:p text:style-name="P950">4NY THOUGHTS?</text:p>
      <text:p text:style-name="P951">W3 H4V3 B33N OV3R TH1S &gt;:[</text:p>
      <text:p text:style-name="P952">OH GOD!</text:p>
      <text:p text:style-name="P953">*H3R TYR4NNY F4C3 P4LMS 1N 4 R34LLY D1GN1F13D 4ND 1NT1M1D4T1NGLY JUD1C14L M4NN3R*</text:p>
      <text:p text:style-name="P954">*TH3 D1ST1NGU1SH3D POUNC3LLOR R3C31V3S 4 HUNDR3D B1LL1ON RUMPUS D3M3R1TS FOR 1NV1T1NG UNCOUTH R4BBL3 1NTO H3R ORD3RLY BLOCK*</text:p>
      <text:p text:style-name="P955">TH3 M4G1STR4T3 FROM TH3 D3L1C1OUS 4PPL3B3RRY JUR1SD1CT1ON M4K3S 4N 3XC3LL3NT PO1NT 4BOUT TH3 OV3R4LL SH1TT1N3SS OF TH3 PROPOS1T1ON</text:p>
      <text:p text:style-name="P956">4ND 4BOUT M4N4G1NG TO B3 4N 3V3N GRUMP13R P41N 1N TH3 4SS TH4N<text:s/><text:soft-page-break/>OUR F34RL3SS L34D3R SOM3HOW</text:p>
      <text:p text:style-name="P957">&gt;:O</text:p>
      <text:p text:style-name="P958">OK SORRY 4BOUT TH4T</text:p>
      <text:p text:style-name="P959">THOLLLLUUUUUUXXXXTHHHH</text:p>
      <text:p text:style-name="P960">TH3R3 4R3 YOU H4PPY</text:p>
      <text:p text:style-name="P961">UUUGH</text:p>
      <text:p text:style-name="P962">BL444444R &gt;XO</text:p>
      <text:p text:style-name="P963">TH1S 1S WHY W3 C4NT H4V3 N1C3 TH1NGS</text:p>
      <text:p text:style-name="P964">1M T3MPT3D TO CLOS3 TH1S M3MO NOW &gt;:\</text:p>
      <text:p text:style-name="P965">1F 4NYON3 H4S 4NYTH1NG TO S4Y S4Y 1T QU1CK!</text:p>
      <text:p text:style-name="P966">NOT YOU</text:p>
      <text:p text:style-name="P967">G4MZ33 TH1S CONV3RS4T1ON 1S T4K1NG PL4C3 W33KS 1N TH3 FUTUR3</text:p>
      <text:p text:style-name="P968">1T DO3S NOT CONC3RN YOU!</text:p>
      <text:p text:style-name="P969">DONT WORRY 4BOUT 1T &gt;:P</text:p>
      <text:p text:style-name="P970">JUST SCROLL 4ROUND 4ND LOOK FOR ON3 OF TH3 RRPT OP3N CH4T M3MOS</text:p>
      <text:p text:style-name="P971">LKSD;GDKNLN</text:p>
      <text:p text:style-name="P972">ASDM SDFSFD9W30</text:p>
      <text:p text:style-name="P973">DFD;</text:p>
      <text:p text:style-name="P974">GH</text:p>
      <text:p text:style-name="P975">EUHFHSDKLNVSDJKLSJKBSDJKF</text:p>
      <text:p text:style-name="P976">K4RK4T IS M4SHING MY K3YBOSDVFDNFLBLGBGSDGFSB['A</text:p>
      <text:p text:style-name="P977">AKJFA</text:p>
      <text:p text:style-name="P978">SEUFHWEUIONDN</text:p>
      <text:p text:style-name="P979">AUIHDF</text:p>
      <text:p text:style-name="P980">SDSAD</text:p>
      <text:p text:style-name="P981">4444UGH H3 1S SUCH 4 L1TTL3SDKJGBSDJKBG</text:p>
      <text:p text:style-name="P982">FUUUUUUUUCK!!!!!</text:p>
      <text:soft-page-break/>
      <text:p text:style-name="P983">GOD D4MM1T H3 LOGG3D ON TO MY COMPURO3IHHGRNVNFSDKS'SD</text:p>
      <text:p text:style-name="P984">4ND H3S ST1LL M4SH1NG M3!!! &gt;:[</text:p>
      <text:p text:style-name="P985">SDKLFSDK FHS</text:p>
      <text:p text:style-name="P986">YUGUFY</text:p>
      <text:p text:style-name="P987">G3T OFF!!!!!!!!!SFBSDJ</text:p>
      <text:p text:style-name="P988">1 4M GO1NG TO SH4RP3N YOUR STUP1D LOOK1NG NUBBY HORNS 1N YOUR SL33P!!!</text:p>
      <text:p text:style-name="P989">TH3N TH4TS WH4T W1LL B3 UP, BY3 BY3 NUBS</text:p>
      <text:p text:style-name="P990">W1LL YOU G1V3 YOUR BOR1NG L34D3R COMPL3X 4 R3ST FOR ONC3</text:p>
      <text:p text:style-name="P991">1TS G3TT1NG SO OLD!</text:p>
      <text:p text:style-name="P992">1T LOOKS L1K3 YOU FORGOT HOW M4NY 1RONS SH3 H4S 1N TH3 F1R3</text:p>
      <text:p text:style-name="P993">M4YB3 W3 W1LL BUT W3 4LL JUST K1ND OF W4NT TO DO OUR OWN TH1NG!</text:p>
      <text:p text:style-name="P994">TH4TS TWO WORDS R3T4RD &gt;:P</text:p>
      <text:p text:style-name="P995">YOU C4N'T B4N M3 FROM MY OWN M3MO!</text:p>
      <text:p text:style-name="P996">WHOOPS &gt;:[</text:p>
      <text:p text:style-name="P997">YOU C4N'T B4N M3 FROM MY OWN M3MO!</text:p>
      <text:p text:style-name="P998">F1N3 1 W1LL JUST SHUT TH3 M3MO DOWN</text:p>
      <text:p text:style-name="P999">SO YOU W1LL G3T TH3 H3LL OUT OF H3R3!</text:p>
      <text:p text:style-name="P1000">H3Y!</text:p>
      <text:p text:style-name="P1001">OH H3Y!</text:p>
      <text:p text:style-name="P1002">1 JUST THOUGHT 1 WOULD 4DD ON3 L4ST R3M4RK TO TH1S S1LL1N3SS</text:p>
      <text:p text:style-name="P1003">4 R3M4RK OF R34SSUR4NC3!</text:p>
      <text:p text:style-name="P1004">OHH &gt;:?</text:p>
      <text:p text:style-name="P1005">Y3S, YOU SHOULD TROLL TH3 HUM4NS</text:p>
      <text:p text:style-name="P1006">1T W1LL B3 FUN &gt;:]</text:p>
      <text:p text:style-name="P1007">W3LL, W3 BOTH KNOW TH4T 1 W4S PL4NN1NG TO 4NYW4Y</text:p>
      <text:p text:style-name="P1008">OF COURS3! 1 TRUST YOUR JUDGM3NT ON TH3 M4TT3R</text:p>
      <text:soft-page-break/>
      <text:p text:style-name="P1009">JUST H3R3 TO S4Y YOU WONT R3GR3T 1T</text:p>
      <text:p text:style-name="P1010">TH4T 1S N1C3 TO KNOW!</text:p>
      <text:p text:style-name="P1011">1 TRUST YOUR JUDGM3NT 4S W3LL</text:p>
      <text:p text:style-name="P1012">Y3S!</text:p>
      <text:p text:style-name="P1013">4NOTH3R TR1UMPH OF SOUND JUDGM3NT 4ND GOOD T1M3S FOR T34M PYROP3 4ND TH3 LOY4L SUBSCR1B3RS OF R41NBOW RUMPUS P4RTYTOWN</text:p>
      <text:p text:style-name="P1014">HOOR4Y! &gt;:D</text:p>
      <text:p text:style-name="P1015">_</text:p>
      <text:p text:style-name="P1016">33. DS3: =004642</text:p>
      <text:p text:style-name="P1017">H3Y D4V3</text:p>
      <text:p text:style-name="P1018">B1G N3WS</text:p>
      <text:p text:style-name="P1019">OF COURS3 YOU H4V3</text:p>
      <text:p text:style-name="P1020">MOR3 TH4N W3 COULD 3V3R POSS1BLY F1GUR3 OUT WH4T TO DO W1TH</text:p>
      <text:p text:style-name="P1021">BUT TH4T 1S NOT TH3 B1G N3WS! &gt;:]</text:p>
      <text:p text:style-name="P1022">1 M4D3 YOU 4NOTH3R COM1C</text:p>
      <text:p text:style-name="P1023">1 R3S3NT TH3 1MPL1C4T1ON D4V3</text:p>
      <text:p text:style-name="P1024">TH4T 1 4M NOT WORK1NG T1R3L3SSLY ON YOUR B3H4LF 4S W3LL 4S ON B3H4LF OF TH3 F1N3 4RTS</text:p>
      <text:p text:style-name="P1025">JUST B3C4US3 YOU GO FOR HOURS W1THOUT H34R1NG FROM M3</text:p>
      <text:p text:style-name="P1026">DO3SNT M34N 1 4M NOT SL4V1NG 4W4Y H3R3 4T M4K1NG YOU R1CH</text:p>
      <text:p text:style-name="P1027">F1N4NC14LLY 4ND 4RT1ST1C4LLY</text:p>
      <text:p text:style-name="P1028">1TS JUST 1 DONT H4V3 TH3 LUXURY OF YOUR 3XP4ND3D T1M3FR4M3</text:p>
      <text:p text:style-name="P1029">M1ST3R THR33 D4YS 1N ON3 &gt;:[</text:p>
      <text:p text:style-name="P1030">1S TH3R3 4NYTH1NG TH4T 4 HUM4N COOLK1D C4NNOT DO???</text:p>
      <text:p text:style-name="P1031"><text:a xlink:href="http://tinyurl.com/T34CHM3D4V3" office:target-frame-name="_top" xlink:show="replace"><text:span text:style-name="T1032">http://tinyurl.com/T34CHM3D4V3</text:span></text:a></text:p>
      <text:p text:style-name="P1033">1 DOUBT 1T! &gt;8D</text:p>
      <text:p text:style-name="P1034">TH3 PH3NOM3NON OF TH3 COOLK1D 1S 4 F4SC1N4T1NG ON3 D4V3</text:p>
      <text:soft-page-break/>
      <text:p text:style-name="P1035">1 H4V3 STUD13D 1T</text:p>
      <text:p text:style-name="P1036">D1D YOU KNOW TH4T W3 DO NOT H4V3 COOLK1DS ON 4LT3RN14?</text:p>
      <text:p text:style-name="P1037">1TS TRU3</text:p>
      <text:p text:style-name="P1038">SOM3 TRY TO B3 1 TH1NK, W1THOUT 3V3N B31NG 4W4R3 OF TH3 T3MPL4T3 TH3Y 4R3 STR1V1NG FOR</text:p>
      <text:p text:style-name="P1039">1T 1S 4 S4D SP3CT4CL3</text:p>
      <text:p text:style-name="P1040">BUT 1 TH1NK YOU 4R3 PROB4BLY TH3 COOL3ST COOLK1D D4V3</text:p>
      <text:p text:style-name="P1041">4LL TH3S3 OTH3R HORNS3S 4SS3S SURF1NG ON K3YBO4RDS 4ND PUTT1NG H4TS ON TURNW4YS 4R3 4 BUNCH OF STUT1D NUMPNUTS</text:p>
      <text:p text:style-name="P1042">TH3Y H4V3 NOTH1NG ON TH3 ON3 TRU3 STR1D3R</text:p>
      <text:p text:style-name="P1043">OH 1 DONT KNOW</text:p>
      <text:p text:style-name="P1044">T3CHN1C4LLY W3 W3R3 4 LONG T1M3 4GO</text:p>
      <text:p text:style-name="P1045">BUT 1TS 4 FUN W4Y TO STR3TCH OUT TH3 T1M3 YOUV3 GOT L3FT, 1SNT 1T?</text:p>
      <text:p text:style-name="P1046">&gt;:]</text:p>
      <text:p text:style-name="P1047">Y3S BOTH 4R3 TRU3</text:p>
      <text:p text:style-name="P1048">4ND TH3R3 4R3 SOM3 YOU H4V3NT BOUGHT Y3T!</text:p>
      <text:p text:style-name="P1049">TH4T 1S 1MPORT4NT, W3 N33D TO K33P YOU COMP3T1T1V3 W1TH JOHN</text:p>
      <text:p text:style-name="P1050">DONT S4Y TH4T! YOUV3 GOT TO B3L13V3 1N YOURS3LF D4V3</text:p>
      <text:p text:style-name="P1051">DO NOT D1STR4CT FROM TH3 1SSU3 W1TH YOUR S4SSY R3M4RKS 4BOUT 34RTH 1T4L14N FOOD</text:p>
      <text:p text:style-name="P1052">Y34H OK, JOHN M4Y S3RV3 YOU YOUR OWN BULG3 ON 4 S1LV3R TURN T4BL3 PR3 SCR4TCH</text:p>
      <text:p text:style-name="P1053">BUT WH4T 4BOUT 4FT3R TH4T?</text:p>
      <text:p text:style-name="P1054">W3 N33D YOU TO K33P P4C3</text:p>
      <text:p text:style-name="P1055">1T 1S TH3 CL4SS1C STRUGGL3, TH3 HUM4N 34RTH COOLK1D V3RSUS TH3 34RTH HUM4N N3RD</text:p>
      <text:p text:style-name="P1056">WHO W1LL W1N??????? &gt;:O</text:p>
      <text:p text:style-name="P1057">(D4V3 D4V3 D4V3)</text:p>
      <text:soft-page-break/>
      <text:p text:style-name="P1058">Y3S, NOW 1S TH3 T1M3</text:p>
      <text:p text:style-name="P1059">YOU MUST W1R3 YOUR BOONDOLL4RS TO MY 4CCOUNT</text:p>
      <text:p text:style-name="P1060">Y3SSSSSSSSSSSS &gt;8]</text:p>
      <text:p text:style-name="P1061">BUT S3R1OUSLY 1TS 1MPORT4NT!</text:p>
      <text:p text:style-name="P1062">1T 1S CR1T1C4L TO 4LL OUR PL4NS</text:p>
      <text:p text:style-name="P1063">413 BOONBONDS</text:p>
      <text:p text:style-name="P1064">NO!!!</text:p>
      <text:p text:style-name="P1065">1T MUST B3 3X4CTLY TH4T 4MOUNT</text:p>
      <text:p text:style-name="P1066">Y34H</text:p>
      <text:p text:style-name="P1067">J3RK &gt;:P</text:p>
      <text:p text:style-name="P1068">TH3Y 4R3 TH3 NUM3R4LS OF TH3 BL1ND PROPH3TS</text:p>
      <text:p text:style-name="P1069">1 DONT KNOW &gt;:?</text:p>
      <text:p text:style-name="P1070">4LSO</text:p>
      <text:p text:style-name="P1071">4T TH3 3X4CT 3ND OF TH1S CONV3RS4T1ON</text:p>
      <text:p text:style-name="P1072">YOU MUST W1R3 TH3 MON3Y TO MY 4CCOUNT 3X4CTLY 6 HOURS 4ND 12 M1NUT3S 1NTO TH3 P4ST</text:p>
      <text:p text:style-name="P1073">MY P4ST! R3L4T1V3 TO MY PR3S3NT MOM3NT 4S OF TYP1NG TH1S</text:p>
      <text:p text:style-name="P1074">B3C4US3!</text:p>
      <text:p text:style-name="P1075">TH4T W4SNT TH3 PL4N</text:p>
      <text:p text:style-name="P1076">W3 H4D TO PL4Y 4LONG W1TH TH3 ST4BL3 T1M3 LOOPS W3 W3R3 PR3S3NT3D W1TH</text:p>
      <text:p text:style-name="P1077">YOU KNOW, M4K3 SUR3 4LL THOS3 D4V3S RUNN1NG 4ROUND 3X1ST3D 1N TH3 F1RST PL4C3</text:p>
      <text:p text:style-name="P1078">Y34H T3LL M3 4BOUT 1T</text:p>
      <text:p text:style-name="P1079">BUT H3Y 1TS B33N FUN PL4Y1NG 4LONG, H4SNT 1T?</text:p>
      <text:p text:style-name="P1080">W3V3 GOT TO K33P B31NG D3L1C4T3 W1TH T1M3</text:p>
      <text:p text:style-name="P1081">1F YOU ST4RT B3ND1NG TH3 RUL3S 4ND T4K1NG SHORTCUTS</text:p>
      <text:p text:style-name="P1082">TH4TS WH3N D34D D4V3S ST4RT P1L1NG UP</text:p>
      <text:soft-page-break/>
      <text:p text:style-name="P1083">D34D D4V3S 4R3 TH3 3N3MY!</text:p>
      <text:p text:style-name="P1084">4S D3L1GHTFUL 4S 1T 1S TO SM3LL TH31R SW33T C4NDY BLOOD 3V3RYWH3R3</text:p>
      <text:p text:style-name="P1085">YOU D1D???</text:p>
      <text:p text:style-name="P1086">&gt;:o</text:p>
      <text:p text:style-name="P1087">D4V3...</text:p>
      <text:p text:style-name="P1088">TH1S COM1C 1S BORD3RL1N3 PORNOGR4PH1C</text:p>
      <text:p text:style-name="P1089">YOU 4R3 4 R34LLY FUCK3D UP K1D</text:p>
      <text:p text:style-name="P1090">(1T 1S F4NT4ST1C, 1 LOV3 1T)</text:p>
      <text:p text:style-name="P1091">_</text:p>
      <text:p text:style-name="P1092">34. <text:s/>TN1; EZ1; VS4; NL3: =004654</text:p>
      <text:p text:style-name="P1093">B4D N3WS 3V3RYON3!</text:p>
      <text:p text:style-name="P1094">UM</text:p>
      <text:p text:style-name="P1095">T3R3Z1 SOM3TH1NG H4S COM3 UP</text:p>
      <text:p text:style-name="P1096">OH?</text:p>
      <text:p text:style-name="P1097">Y3S YOU W1LL N33D TO CUT TH1S M3MO SHORT</text:p>
      <text:p text:style-name="P1098">3V3RYON3, TH3 BOTTOM L1N3 1S TH4T PROSP1T W4S JUST D3STROY3D</text:p>
      <text:p text:style-name="P1099">1 4M SORRY TO S4Y</text:p>
      <text:p text:style-name="P1100">&gt;:[</text:p>
      <text:p text:style-name="P1101">&gt;:[</text:p>
      <text:p text:style-name="P1102">Y3S T4VROS</text:p>
      <text:p text:style-name="P1103">WOW 1T TOOK YOU THR33 HOURS TO F1GUR3 TH4T OUT?</text:p>
      <text:p text:style-name="P1104">WH4T TH3 H3LL H4V3 YOU B33N DO1NG</text:p>
      <text:p text:style-name="P1105">W3LL</text:p>
      <text:p text:style-name="P1106">NOT 4LL OF TH3M</text:p>
      <text:p text:style-name="P1107">TH3 D3RS3 DR34M3RS 4R3 F1N3 4S F4R 4S 1 KNOW</text:p>
      <text:p text:style-name="P1108">&gt;8C</text:p>
      <text:soft-page-break/>
      <text:p text:style-name="P1109">3V3RYON3, PL34S3!</text:p>
      <text:p text:style-name="P1110">P4ST T3R3Z1 H4S SOM3TH1NG 1MPORT4NT TO 4TT3ND TO 1N 4 MOM3NT</text:p>
      <text:p text:style-name="P1111">SO 1 4M 4FR41D 1 MUST CLOS3 TH1S M3MO!</text:p>
      <text:p text:style-name="P1112">PL34S3 SC4N TH3 BULL3T1N FOR FUTUR3 M3MOS TO CONT1NU3 D1SCUSS1NG TH1S 4ND OTH3R 1NTR1GU1NG TOP1CS</text:p>
      <text:p text:style-name="P1113">4S 4LW4YS, 1T H4S B33N 4 PL34SUR3 S3RV1NG YOUR TR4NST1M3L1N3 D1SCUSS1ON N33DS H3R3 4T TH3 R41NBOW RUMPUS P4RTYTOWN</text:p>
      <text:p text:style-name="P1114">SHUT TH3 FUCK UP!</text:p>
      <text:p text:style-name="P1115">_</text:p>
      <text:p text:style-name="P1116">35. SC4: =004659</text:p>
      <text:p text:style-name="P1117">SOLLUX 1 N33D YOU TO TR4C3 4 MON3Y TR4NSF3R</text:p>
      <text:p text:style-name="P1118">Y3S</text:p>
      <text:p text:style-name="P1119">TH4TS WH4T 1 W4NT YOU TO F1GUR3 OUT!</text:p>
      <text:p text:style-name="P1120">WHO 1S 1T?</text:p>
      <text:p text:style-name="P1121">C4N YOU B3 MOR3 SP3C1F1C?</text:p>
      <text:p text:style-name="P1122">UN1V3RS3S 4R3 K1ND OF HUG3.</text:p>
      <text:p text:style-name="P1123">SOM3ON3 FROM 4LT3RN14?</text:p>
      <text:p text:style-name="P1124">WOW, 4LR34DY?</text:p>
      <text:p text:style-name="P1125">TH4T W4S F4ST</text:p>
      <text:p text:style-name="P1126">W3 JUST M4D3 1T!</text:p>
      <text:p text:style-name="P1127">Y34H TH4TS TRU3</text:p>
      <text:p text:style-name="P1128">ST1LL S33MS W31RD THOUGH &gt;:?</text:p>
      <text:p text:style-name="P1129">&gt;:???</text:p>
      <text:p text:style-name="P1130">NUM3R4LS OF TH3 BL1ND PROPH3TS</text:p>
      <text:p text:style-name="P1131">OTH3R TH4N TH4T, DONT KNOW</text:p>
      <text:p text:style-name="P1132">HURRR &gt;8P</text:p>
      <text:p text:style-name="P1133">SO TH3N 1 GU3SS 1TS FROM 4N 4L13N</text:p>
      <text:soft-page-break/>
      <text:p text:style-name="P1134">M4YB3 W3 SHOULD T3LL K4RK4T</text:p>
      <text:p text:style-name="P1135">WH3N3V3R H3 W4K3S UP</text:p>
      <text:p text:style-name="P1136">WH4T DO3S H3 LOOK L1K3</text:p>
      <text:p text:style-name="P1137">OUR BL1ND DONOR</text:p>
      <text:p text:style-name="P1138">OK</text:p>
      <text:p text:style-name="P1139">H4H4H4 TH4T W4SNT 3V3N 4NY SORT OF PUN YOU DOOFUS</text:p>
      <text:p text:style-name="P1140">_</text:p>
      <text:p text:style-name="P1141">36. DS4: =004672</text:p>
      <text:p text:style-name="P1142">H3Y 34RTH BOY</text:p>
      <text:p text:style-name="P1143">W41T...</text:p>
      <text:p text:style-name="P1144">1 JUST 4SSUM3D YOU W3R3 4 BOY</text:p>
      <text:p text:style-name="P1145">M4YB3 YOUR3 4 G1RL?</text:p>
      <text:p text:style-name="P1146">1 DONT KNOW MUCH 4BOUT YOUR W31RD HORNL3SS SP3C13S, 1 GU3SS YOU COULD B3 &gt;:\</text:p>
      <text:p text:style-name="P1147">OH R34LLY?</text:p>
      <text:p text:style-name="P1148">34RTHL1NGS 4R3 R34LLY B1Z4RR3</text:p>
      <text:p text:style-name="P1149">NO OFF3NS3</text:p>
      <text:p text:style-name="P1150">WH4T 1S YOUR SP3C13S C4LL3D</text:p>
      <text:p text:style-name="P1151">&gt;:?</text:p>
      <text:p text:style-name="P1152">1 TH1NK YOU M1GHT B3 PULL1NG MY FROND, F3M4L3 34RTHL1NG</text:p>
      <text:p text:style-name="P1153">1M NOT SUR3 WH4T TH4T M34NS</text:p>
      <text:p text:style-name="P1154">BUT 1 SUSP3CT 1T W4S SOM3TH1NG H1GHLY L4SC1V1OUS &gt;:|</text:p>
      <text:p text:style-name="P1155">H4H4H4 OK TH1S 1S NONS3NS3, YOU 4R3 4 JOK3R</text:p>
      <text:p text:style-name="P1156">L1K3 M3 &gt;:]</text:p>
      <text:p text:style-name="P1157">MY N4M3 1S T3R3Z1, WH4TS YOURS</text:p>
      <text:p text:style-name="P1158">OK SH4GGY, S33</text:p>
      <text:p text:style-name="P1159">1 C4N SM3LL D3C31T</text:p>
      <text:soft-page-break/>
      <text:p text:style-name="P1160">L13S H4V3 4 SUBTL3 ODOR, 34SY TO M1SS 4T F1RST</text:p>
      <text:p text:style-name="P1161">BUT TH3 MOR3 TH3Y P1L3 UP TH3 MOR3 TH3Y ST1NK!</text:p>
      <text:p text:style-name="P1162">TH4T 1S NOT YOUR R34L N4M3</text:p>
      <text:p text:style-name="P1163">4LSO 1 DONT TH1NK YOUR3 R34LLY 4 G1RL</text:p>
      <text:p text:style-name="P1164">1 4M 4 G1RL NOT 4 BOY!</text:p>
      <text:p text:style-name="P1165">&gt;:[</text:p>
      <text:p text:style-name="P1166">TH1S F1RST 3NCOUNT3R 1S NOT GO1NG 4S W3LL 4S 1 HOP3D</text:p>
      <text:p text:style-name="P1167">T3R3Z1!!!!!!!!</text:p>
      <text:p text:style-name="P1168">4ND 1 4M NOT TROLL1NG YOU, 1 4M JUST TRY1NG TO G3T TO KNOW 4 L1TTL3 4BOUT YOU 4ND YOUR SP3C13S</text:p>
      <text:p text:style-name="P1169">1 JUST D1SCOV3R3D 1T 4ND 1 4M CUR1OUS</text:p>
      <text:p text:style-name="P1170">OH...</text:p>
      <text:p text:style-name="P1171">OH Y34H</text:p>
      <text:p text:style-name="P1172">BUT</text:p>
      <text:p text:style-name="P1173">OK TH1S M1GHT B3 H4RD FOR 4N 34RTH B4BOON TO UND3RST4ND</text:p>
      <text:p text:style-name="P1174">BUT TROLL 1S 4 V3RB TH4T H4S 4 LOT OF NU4NC3</text:p>
      <text:p text:style-name="P1175">TH3 WORD C4N M34N 4 LOT OF TH1NGS</text:p>
      <text:p text:style-name="P1176">FOR 1NST4NC3, 1 4M 4 TROLL!</text:p>
      <text:p text:style-name="P1177">NO 1 M34N</text:p>
      <text:p text:style-name="P1178">TH4TS WH4T MY SP3C13S 1S C4LL3D</text:p>
      <text:p text:style-name="P1179">OH GOD WH4T 4 SM4RT4SS!</text:p>
      <text:p text:style-name="P1180">SM4RT4SS13ST 4L13N 3V3R</text:p>
      <text:p text:style-name="P1181">NO!</text:p>
      <text:p text:style-name="P1182">L3TS K33P T4LK1NG</text:p>
      <text:p text:style-name="P1183">UM</text:p>
      <text:p text:style-name="P1184">WH4T 4R3 YOU DO1NG NOW</text:p>
      <text:p text:style-name="P1185">H3Y 1 L1K3 TO DR4W TOO</text:p>
      <text:soft-page-break/>
      <text:p text:style-name="P1186">1M R34LLY QU1T3 GR34T 4T 1T</text:p>
      <text:p text:style-name="P1187">C4N YOU SHOW M3 YOUR COM1C</text:p>
      <text:p text:style-name="P1188">COM3 ON</text:p>
      <text:p text:style-name="P1189">1 W1LL DR4W YOU SOM3TH1NG 1N R3TURN</text:p>
      <text:p text:style-name="P1190">1T W1LL B3 4 CULTUR4L 3XCH4NG3</text:p>
      <text:p text:style-name="P1191">6</text:p>
      <text:p text:style-name="P1192">NO 1TS TRU3!</text:p>
      <text:p text:style-name="P1193">WH4T 4R3 P4R3NTS</text:p>
      <text:p text:style-name="P1194">1 4M NOT SUR3 WH4T 1S PORNOGR4PH1C 4BOUT TH4T</text:p>
      <text:p text:style-name="P1195">1TS JUST K1ND OF STR4NG3</text:p>
      <text:p text:style-name="P1196">1TS PR3TTY GOOD THOUGH</text:p>
      <text:p text:style-name="P1197">Y3S</text:p>
      <text:p text:style-name="P1198">1 TH1NK YOU C4N DO TH4T</text:p>
      <text:p text:style-name="P1199">YOU JUST H4V3 TO F1GUR3 OUT WH4T TH3 TRUTH 1S 1NS1D3 YOU</text:p>
      <text:p text:style-name="P1200">1TS TRU3!</text:p>
      <text:p text:style-name="P1201">TH3R3 1S 4 LOT 1N YOUR M1ND WH1CH 1S CONC34L3D FROM YOUR SURF4C3 P3RC3PT1ON</text:p>
      <text:p text:style-name="P1202">YOU JUST N33D TO TRY TO B3COM3 4W4R3 OF 1T</text:p>
      <text:p text:style-name="P1203">CLOS3 YOUR 3Y3S</text:p>
      <text:p text:style-name="P1204">4ND T3LL M3 WH4T YOU S33 1N YOUR M1NDSP4C3</text:p>
      <text:p text:style-name="P1205">H4H4 Y3S YOUR 4DULT CUSTOD14NS S3RV4NT PUPP3T</text:p>
      <text:p text:style-name="P1206">WH4T 3LS3 DO YOU S33</text:p>
      <text:p text:style-name="P1207">OH Y34H</text:p>
      <text:p text:style-name="P1208">H4NG ON</text:p>
      <text:p text:style-name="P1209">OK H3R3 YOU GO B3N ST1LL3R</text:p>
      <text:p text:style-name="P1210"><text:a xlink:href="http://tinyurl.com/FORB3NST1LL3R" office:target-frame-name="_top" xlink:show="replace"><text:span text:style-name="T1211">http://tinyurl.com/FORB3NST1LL3R</text:span></text:a></text:p>
      <text:p text:style-name="P1212">TH4NK YOU B3N &gt;:]</text:p>
      <text:soft-page-break/>
      <text:p text:style-name="P1213">Y3S W3LL</text:p>
      <text:p text:style-name="P1214">B3N 1 4M DR4W1NG W1TH 4 MOUS3 YOU KNOW</text:p>
      <text:p text:style-name="P1215">1M ST4RT1NG TO TH1NK YOUR N4M3 1SNT B3N</text:p>
      <text:p text:style-name="P1216">1 TH1NK TH4T W4S 4NOTH3R RUS3</text:p>
      <text:p text:style-name="P1217">T3LL M3 YOUR R34L N4M3!!! &gt;:[</text:p>
      <text:p text:style-name="P1218">D4V3!</text:p>
      <text:p text:style-name="P1219">TH4T SM3LLS L1K3 TRUTH</text:p>
      <text:p text:style-name="P1220">1 W1LL D3C1D3 TO B3L13V3 1T &gt;:]</text:p>
      <text:p text:style-name="P1221">OK D4V3, 1 H4V3 4 LOT TO DO</text:p>
      <text:p text:style-name="P1222">BUT 1 W1LL G3T B4CK TO YOU</text:p>
      <text:p text:style-name="P1223">MY FR13NDS?</text:p>
      <text:p text:style-name="P1224">4R3 YOU SUGG3ST1NG OTH3RS L1K3 M3 H4V3 TROLL3D YOU</text:p>
      <text:p text:style-name="P1225">1 WR1T3 TH3 M3MOS!!!</text:p>
      <text:p text:style-name="P1226">1 M1GHT NOT H4V3 WR1TT3N TH1S ON3 Y3T THOUGH...</text:p>
      <text:p text:style-name="P1227">1 SHOULD PROB4BLY RUN TH1S BY</text:p>
      <text:p text:style-name="P1228">UH</text:p>
      <text:p text:style-name="P1229">MY L34D3R</text:p>
      <text:p text:style-name="P1230">SM4RT4ASS!</text:p>
      <text:p text:style-name="P1231">PFFFFFFFF Y34H R1GHT</text:p>
      <text:p text:style-name="P1232">W3LL OK</text:p>
      <text:p text:style-name="P1233">1 M34N</text:p>
      <text:p text:style-name="P1234">1TS B33N SORT OF COMPL1C4T3D W1TH H1M</text:p>
      <text:p text:style-name="P1235">SM4RT</text:p>
      <text:p text:style-name="P1236">4SS</text:p>
      <text:p text:style-name="P1237">&gt;:P</text:p>
      <text:p text:style-name="P1238">4CTU4LLY H3S K1ND OF SM4RT4SSY L1K3 YOU NOW TH4T 1 TH1NK 4BOUT 1T</text:p>
      <text:p text:style-name="P1239">BUT YOU S33M C4LM 1NST34D OF SHOUTY 4LL TH3 T1M3</text:p>
      <text:soft-page-break/>
      <text:p text:style-name="P1240">4LSO</text:p>
      <text:p text:style-name="P1241">YOU TYP3 1N BR1GHT BOLD R3D</text:p>
      <text:p text:style-name="P1242">YOU DONT H1D3 TH3 COLOR OF YOUR BLOOD L1K3 4 STUP1D W1GGL3R &gt;:]</text:p>
      <text:p text:style-name="P1243">OH P1P3 DOWN D4V3, 1 4M TRY1NG TO P4Y YOU 4 COMPL1M3NT!</text:p>
      <text:p text:style-name="P1244">1 4M HOLD1NG OUT TH3 1NT3RSP3C13S OL1V3 BR4NCH H3R3, 4ND YOU 4R3 G1V1NG 1T 4 GOOD F1RM S4SS GR4B</text:p>
      <text:p text:style-name="P1245">ON3 D4Y YOU W1LL RU3 4LL TH1S S4SS YOU H4V3 D1SH3D D4V3</text:p>
      <text:p text:style-name="P1246">YOU M4Y NOT B3 4 G1RL, BUT YOU W1LL CRY L1K3 ON3 WH3N 1 4M THROUGH W1TH YOU</text:p>
      <text:p text:style-name="P1247">YOU W1LL</text:p>
      <text:p text:style-name="P1248">TH3R3 W1LL B3 T34RS</text:p>
      <text:p text:style-name="P1249">TH3Y W1LL SM3LL S4LTY, 4ND TH3N YOUR CH33KS W1LL B3 MY S4NDY B34CH &gt;8]</text:p>
      <text:p text:style-name="P1250">OK, 1 W1LL G3T B4CK TO YOU 4FT3R YOU B3G1N PL4Y1NG</text:p>
      <text:p text:style-name="P1251">TH4T W1LL B3 N3XT SOL4R SW33P FOR YOU</text:p>
      <text:p text:style-name="P1252">TRY NOT TO B3 TOO 1MP4T13NT FOR MY R3TURN</text:p>
      <text:p text:style-name="P1253">Y34H R1GHT</text:p>
      <text:p text:style-name="P1254">YOU KNOW 1 H4V3 L3FT MY M4RK</text:p>
      <text:p text:style-name="P1255">1 4M S33R3D 1NTO YOUR R3T1N4S</text:p>
      <text:p text:style-name="P1256">L1K3 4 B1G R3D SUN</text:p>
      <text:p text:style-name="P1257">TH4T SOUNDS L1K3 SOM3TH1NG TH4T 4 COOL K1D WOULD TRY TO DO</text:p>
      <text:p text:style-name="P1258">1 MOST C3RT41NLY D1DNT H4DNT NOT1C3D &gt;:]</text:p>
      <text:p text:style-name="P1259">_</text:p>
      <text:p text:style-name="P1260">37. DS5: =004674</text:p>
      <text:p text:style-name="P1261">WHY D4V3</text:p>
      <text:p text:style-name="P1262">WH4T 1S TH1S TH4T MY NOS3 D3T3CTS</text:p>
      <text:p text:style-name="P1263">COULD 1T B3</text:p>
      <text:p text:style-name="P1264">T34RS??? &gt;:O</text:p>
      <text:soft-page-break/>
      <text:p text:style-name="P1265">1 TOLD YOU YOU WOULD CRY D4V3</text:p>
      <text:p text:style-name="P1266">1 TOLD YOU BRO................ &gt;8y</text:p>
      <text:p text:style-name="P1267">DONT!</text:p>
      <text:p text:style-name="P1268">DONT S4Y YOUR3 GO1NG TO DO 4N 4CROB4T1C SOM3RS4ULT OR P1RHOU3TT3 OFF OF SOM3TH1NG, J3GUS</text:p>
      <text:p text:style-name="P1269">1 G3T 1T 4LR34DY!</text:p>
      <text:p text:style-name="P1270">Y3S 4GR33D</text:p>
      <text:p text:style-name="P1271">NOW DRY THOS3 SORRY 3Y3S D4V3</text:p>
      <text:p text:style-name="P1272">TRY NOT TO B3 SUCH 4 FUCK1NG W1MP</text:p>
      <text:p text:style-name="P1273">1T 1S UNFL4TT3R1NG B3H4V1OR FOR 4 COOLK1D OF YOUR ST4TUR3</text:p>
      <text:p text:style-name="P1274">TH4TS TH3 L4M3ST 3XCUS3 1V3 3V3R H34RD</text:p>
      <text:p text:style-name="P1275">WHO 3V3R H34RD OF 4 S1LLY L1TTL3 ON1ON M4K1NG SOM3ON3 CRY, 1T 1S 4BSURD</text:p>
      <text:p text:style-name="P1276">&gt;8O TH4T 1S OUTR4G3OUS</text:p>
      <text:p text:style-name="P1277">BUT 1 KNOW YOU 4R3 JUST TRY1NG TO G3T MY 34RTH GO4T</text:p>
      <text:p text:style-name="P1278">FOR HUM4N 1RON1C PURPOS3S</text:p>
      <text:p text:style-name="P1279">NO D4V3 DONT! YOU 4R3 GO1NG TO M4K3 TH3 MOST D3L1C1OUS SOUP</text:p>
      <text:p text:style-name="P1280">1T 1S M4K1NG M3 HUNGRY JUST TH1NK1NG 4BOUT 1T &gt;:O~</text:p>
      <text:p text:style-name="P1281">OH GOG...</text:p>
      <text:p text:style-name="P1282">YOUR3 R1GHT</text:p>
      <text:p text:style-name="P1283">YOU 4R3 S1TT1NG 1N 4 HUG3 P41L &gt;:o</text:p>
      <text:p text:style-name="P1284">1 4M NOT GO1NG TO 3XPL41N 1 WOULD B3 TOO 3MB4RR4SS3D</text:p>
      <text:p text:style-name="P1285">B3C4US3 YOU H4D TO, 1T W4S 1N YOUR FUTUR3</text:p>
      <text:p text:style-name="P1286">4ND B3S1D3S YOU MUST US3 D1PLOM4CY TO W1N OV3R YOUR CONSORTS</text:p>
      <text:p text:style-name="P1287">S33 LOOK D4V3, TH3Y 4LL LOV3 YOU NOW! YOU 4R3 TH3 H3RO, 1TS YOU &gt;:]</text:p>
      <text:p text:style-name="P1288">NOW TH3Y W1LL G1V3 YOU 4LL TH3 S3CR3TS OF TH3 L4ND</text:p>
      <text:p text:style-name="P1289">D4V3, TH3Y 4R3 STUP1D 4ND Y3T V3RY W1S3</text:p>
      <text:soft-page-break/>
      <text:p text:style-name="P1290">YOU H4V3 MUCH TO L34RN 4ND 1 W1LL K33P H3LP1NG YOU L34RN 1T!</text:p>
      <text:p text:style-name="P1291">3V3N 1F YOU 4R3 4 HUG3 CRYB4BY WHO 1S 34S1LY UPS3T BY CHOPP3D V3G3T4BL3S</text:p>
      <text:p text:style-name="P1292">&gt;8Y BLUHHHHHHH</text:p>
      <text:p text:style-name="P1293">_</text:p>
      <text:p text:style-name="P1294">38. DS6: =004675</text:p>
      <text:p text:style-name="P1295">&gt;:'C</text:p>
      <text:p text:style-name="P1296">NOW 1 4M CRY1NG TOO YOU S33 WH4T YOU D1D</text:p>
      <text:p text:style-name="P1297">1 LOV3 L1COR1C3</text:p>
      <text:p text:style-name="P1298">TOO L4T3!</text:p>
      <text:p text:style-name="P1299">1T 4LR34DY SM3LLS L1K3 L1COR1C3 S1NC3 YOU S41D TH4T, 4ND NOW 1 C4NT UNSM3LL 1T</text:p>
      <text:p text:style-name="P1300">W41T!</text:p>
      <text:p text:style-name="P1301">YOU C4N'T D1TCH M3, W3V3 GOT 1MPORT4NT STUFF TO DO TOG3TH3R</text:p>
      <text:p text:style-name="P1302">OH</text:p>
      <text:p text:style-name="P1303">H3Y &gt;:o</text:p>
      <text:p text:style-name="P1304">HOW DO YOU KNOW MY N4M3?</text:p>
      <text:p text:style-name="P1305">Y34H, BUT 1 THOUGHT YOU FORGOT!</text:p>
      <text:p text:style-name="P1306">YOU S41D YOU W3R3 GO1NG TO M4K3 4 PO1NT OF FORG3TT1NG!</text:p>
      <text:p text:style-name="P1307">W3LL TH3N</text:p>
      <text:p text:style-name="P1308">M1ST3R D4V3 STR1D3R</text:p>
      <text:p text:style-name="P1309">1 4M GL4D TH4T YOU FORGOT TO FORG3T &gt;:D</text:p>
      <text:p text:style-name="P1310">OH!!!</text:p>
      <text:p text:style-name="P1311">SP34K1NG OF FORG3TT1NG TO NOT FORG3T TH1NGS</text:p>
      <text:p text:style-name="P1312">1 FORGOT TO SHOW YOU TH1S</text:p>
      <text:p text:style-name="P1313">PR3TTY SPOT ON DONT YOU TH1NK</text:p>
      <text:p text:style-name="P1314"><text:a xlink:href="http://tinyurl.com/SPOTONSTR1D3R" office:target-frame-name="_top" xlink:show="replace"><text:span text:style-name="T1315">http://tinyurl.com/SPOTONSTR1D3R</text:span></text:a></text:p>
      <text:soft-page-break/>
      <text:p text:style-name="P1316">H4H4H4H4H4H4H4H4H4H4H4H4H4H4H4</text:p>
      <text:p text:style-name="P1317">4BSOLUT3 P3RF3CT1ON!</text:p>
      <text:p text:style-name="P1318">4ND TH3R3 GO3S TH3 B1G M4N 1N H1S 34RTH SPORT, DR1V1NG TH3 HOOP THROUGH TH3 P41NT........</text:p>
      <text:p text:style-name="P1319">DOWN TOWN!!!!!!!!!!!!!!!!!!!!</text:p>
      <text:p text:style-name="P1320">1 H4V3 D3V3LOP3D 4 P4SS1ON FOR COMB1NG YOUR 1NT3RN3T FOR TH3 COOL K1DS</text:p>
      <text:p text:style-name="P1321">4ND M4K1NG TH3M COOL3R</text:p>
      <text:p text:style-name="P1322">BY STR1D3RFY1NG TH3M &gt;:]</text:p>
      <text:p text:style-name="P1323">TH4NK YOU D4V3</text:p>
      <text:p text:style-name="P1324">HON3STLY 1 TH1NK 1 4M 4 B3TT3R 4RT1ST TH4N 1 H4V3 PR3S3NT3D SO F4R</text:p>
      <text:p text:style-name="P1325">1F ONLY 1 COULD DR4W YOU SOM3TH1NG W1TH MY CH4LK &gt;:\</text:p>
      <text:p text:style-name="P1326">OH!!!</text:p>
      <text:p text:style-name="P1327">1 KNOW, 1 C4N BORROW MY FR13NDS DR4W1NG T4BL3T</text:p>
      <text:p text:style-name="P1328">1 W1LL DO TH4T 1N 4 L1TTL3 WH1L3</text:p>
      <text:p text:style-name="P1329">D4V3 W3 SHOULD TR4D3 SOM3 DR4W1NGS</text:p>
      <text:p text:style-name="P1330">YOU 4ND M3</text:p>
      <text:p text:style-name="P1331">W41T!!!!!!!!!!!!!!!!!</text:p>
      <text:p text:style-name="P1332">OK 1 G3T TH4T YOU 4R3 TH1S R4D LON3R 4ND YOU TH1NK YOU H4V3 1T 4LL F1GUR3D OUT</text:p>
      <text:p text:style-name="P1333">BUT HOW 4BOUT TH1S</text:p>
      <text:p text:style-name="P1334">1F 1 4M M34NT TO H3LP YOU, TH3N YOUR FUTUR3 S3LF OUGHT TO V1S1T YOU R1GHT NOW 4ND G1V3 YOU 4 THUMBS UP, R1GHT?</text:p>
      <text:p text:style-name="P1335">1T W1LL B3 YOUR W4Y OF CONF1RM1NG TO YOURS3LF TH4T 1 C4N B3 TRUST3D</text:p>
      <text:p text:style-name="P1336">TH3R3 1S NO W4Y YOU WOULD PL4N TO DO TH4T 1N TH3 FUTUR3 1F YOU 3ND UP R3GR3TT1NG MY H3LP</text:p>
      <text:p text:style-name="P1337">DO3S TH4T SOUND F41R?</text:p>
      <text:soft-page-break/>
      <text:p text:style-name="P1338">&gt;8D</text:p>
      <text:p text:style-name="P1339">_</text:p>
      <text:p text:style-name="P1340">39. DS7: =004679</text:p>
      <text:p text:style-name="P1341">1 THOUGHT YOU WOULD N3V3R 4SK</text:p>
      <text:p text:style-name="P1342">TH3R3 4R3 SO M4NY PL4NS</text:p>
      <text:p text:style-name="P1343">W3 4R3 GO1NG TO B3 SO BUSY D4V3, YOU H4V3 NO 1D34</text:p>
      <text:p text:style-name="P1344">1SNT 1T OBV1OUS?</text:p>
      <text:p text:style-name="P1345">NOW TH4T W3 4R3 4 T34M D4V3</text:p>
      <text:p text:style-name="P1346">YOU 4ND M3</text:p>
      <text:p text:style-name="P1347">1T 1S T1M3</text:p>
      <text:p text:style-name="P1348">T1M3</text:p>
      <text:p text:style-name="P1349">FOR............</text:p>
      <text:p text:style-name="P1350">.............................</text:p>
      <text:p text:style-name="P1351">FOOOOOOOOOOORRRRRRRRRRRRRRRRRRR..............</text:p>
      <text:p text:style-name="P1352">4 MOTH3R FUCK1NG D4NC3 P4RTY!!!!!!! &gt;:O!!!!!!!!!!!!!!!!!!!!!</text:p>
      <text:p text:style-name="P1353"><text:a xlink:href="http://tinyurl.com/OMGD4NC3P4RTY" office:target-frame-name="_top" xlink:show="replace"><text:span text:style-name="T1354">http://tinyurl.com/OMGD4NC3P4RTY</text:span></text:a></text:p>
      <text:p text:style-name="P1355">_</text:p>
      <text:p text:style-name="P1356">40. DS8: =004680</text:p>
      <text:p text:style-name="P1357">YOU S33 D4V3</text:p>
      <text:p text:style-name="P1358">1 TOLD YOU, YOU W1LL NOT R3GR3T H1TCH1NG YOUR SH1TTY JP3GGY FOUR WH33L D3V1C3 TO MY CONST3LL4T1ON</text:p>
      <text:p text:style-name="P1359">TH1S 1S WH3R3 TH3 P4RTYS 4T</text:p>
      <text:p text:style-name="P1360">TRUST M3</text:p>
      <text:p text:style-name="P1361">TH3S3 MOV3S DONT STOP K33P T4K1NG PL4C3</text:p>
      <text:p text:style-name="P1362">NOT 4T TH1S P4RTY</text:p>
      <text:p text:style-name="P1363">D4V3, WHY TR1P OV3R TH4T RUG...</text:p>
      <text:p text:style-name="P1364">WH3N YOU C4N CUT 1T????? &gt;:]</text:p>
      <text:soft-page-break/>
      <text:p text:style-name="P1365">T4PP4 T4P T4P 4 P4P!</text:p>
      <text:p text:style-name="P1366">SHOOSH SHOOSH!</text:p>
      <text:p text:style-name="P1367">YOU H4V3 4LL TH3 D3L1C1OUS FL13S</text:p>
      <text:p text:style-name="P1368">&gt;:O</text:p>
      <text:p text:style-name="P1369">1 1M4G1N3 TH3S3 GYR4T1ONS W1LL SM3LL QU1T3 FR3SH</text:p>
      <text:p text:style-name="P1370">L1K3 R3C3NTLY L34V3N3D GRUBLO4F</text:p>
      <text:p text:style-name="P1371">HOW RUD3 WOULD YOU S4Y TH1S J4M 1S D4V3</text:p>
      <text:p text:style-name="P1372">W1LL YOU T34CH M3 TH3S3 MOV3S</text:p>
      <text:p text:style-name="P1373">PL34S3 D4V3</text:p>
      <text:p text:style-name="P1374">YOU ST4ND TH3R3 4ND DO TH3 UNM4NN3RLY MOV3S, 4ND 1 W1LL OBS3RV3 STUD1OUSLY</text:p>
      <text:p text:style-name="P1375">COM3 ON</text:p>
      <text:p text:style-name="P1376">YOU T4K3 TH3 L34D</text:p>
      <text:p text:style-name="P1377">4ND 1 W1LL FOLLOW</text:p>
      <text:p text:style-name="P1378">L1K3 TH1S</text:p>
      <text:p text:style-name="P1379"><text:a xlink:href="http://tinyurl.com/T34CHM3YOURMOV3SD4V3" office:target-frame-name="_top" xlink:show="replace"><text:span text:style-name="T1380">http://tinyurl.com/T34CHM3YOURMOV3SD4V3</text:span></text:a></text:p>
      <text:p text:style-name="P1381">_</text:p>
      <text:p text:style-name="P1382">41. DS9: =004681</text:p>
      <text:p text:style-name="P1383">TH4T 1S B3C4US3 1 H4V3 YOU 4T TH3 T3MPOR4L D1S4DV4NT4G3</text:p>
      <text:p text:style-name="P1384">1 C4N P4US3 4ND DO WH4T3V3R 1 L1K3 4ND TH3N CONT1NU3 OUR CONV3RS4T1ON W1THOUT M1SS1NG 4 ST3P!</text:p>
      <text:p text:style-name="P1385">BUT DO NOT WORRY D4V3</text:p>
      <text:p text:style-name="P1386">1T WOULD B3 4 SH4M3 TO H4V3 TO WH1FF YOUR FR4GR4NT T34RS 4G41N</text:p>
      <text:p text:style-name="P1387">3V3NTU4LLY TH3 T4BL3S W1LL TURN 4ND TH3 4DV4NT4G3 W1LL B3 YOURS</text:p>
      <text:p text:style-name="P1388">YOU W1LL H4V3 4LL TH3 T1M3 1N TH3 PR3N4T4L UN1V3RS3 4T YOUR D1SPOS4L</text:p>
      <text:p text:style-name="P1389">B31NG TH3 KN1GHT OF T1M3 4ND 4LL</text:p>
      <text:p text:style-name="P1390">4ND ONC3 YOU H4V3 TH3 UPP3R H4ND</text:p>
      <text:soft-page-break/>
      <text:p text:style-name="P1391">4ND TH3R3 4R3 MOR3 D4V3S SCR4MBL1NG 4ROUND TH4N YOU C4N SH4K3 4 BROK3N SWORD 4T</text:p>
      <text:p text:style-name="P1392">TH3N YOU W1LL G3T YOUR CH4NC3 TO 1MPR3SS M3 &gt;;]</text:p>
      <text:p text:style-name="P1393">L1K3 SO</text:p>
      <text:p text:style-name="P1394"><text:a xlink:href="http://tinyurl.com/TH3FLO4R-1SONF1R3" office:target-frame-name="_top" xlink:show="replace"><text:span text:style-name="T1395">http://tinyurl.com/TH3FLO4R-1SONF1R3</text:span></text:a></text:p>
      <text:p text:style-name="P1396">H3H3H3H3H3</text:p>
      <text:p text:style-name="P1397">_</text:p>
      <text:p text:style-name="P1398">42. DS10: =004682</text:p>
      <text:p text:style-name="P1399">TH3R3 1S NO PL4N TH4T DO3S NOT 1NVOLV3 FUCK1NG 4ROUND</text:p>
      <text:p text:style-name="P1400">BUT W3 W1LL M4K3 SUR3 4LL OF OUR FUCK1NG W1LL B3 4PPL13D 1N 4 CONSTRUCT1V3 D1R3CT1ON</text:p>
      <text:p text:style-name="P1401">WH4T</text:p>
      <text:p text:style-name="P1402">WH4T D1D 1 S4Y?</text:p>
      <text:p text:style-name="P1403">YOU W1LL H4V3 TO FORG1V3 M3 D4V3, 1 TH1NK SOM3T1M3S TH3 M34N1NG OF WORDS 1S LOST THROUGH OUR CULTUR4L D1FF3R3NC3S</text:p>
      <text:p text:style-name="P1404">D4V3</text:p>
      <text:p text:style-name="P1405">TH4T 1S 4BSOLUT3LY TH3 F1LTH13ST TH1NG 1 H4V3 3V3R H34RD 4NYON3 S4Y &gt;:\</text:p>
      <text:p text:style-name="P1406">W3LL, W3 N33D TO ST4RT M4K1NG YOU SOM3 MON3Y</text:p>
      <text:p text:style-name="P1407">LOTS 4ND LOTS 4ND LOTS OF 1T!</text:p>
      <text:p text:style-name="P1408">WH3N YOU H4V3 S4V3D UP 3NOUGH</text:p>
      <text:p text:style-name="P1409">W3 W1LL BUY YOU YOUR F1RST FR4YMOT1F</text:p>
      <text:p text:style-name="P1410">TH3N YOU C4N ST4RT CUTT1NG OUT TRULY TH3 FLY3ST OF MOV3S</text:p>
      <text:p text:style-name="P1411">4ND TH4T 1S WH3N W3 W1LL B3G1N TH3 MOST POORLY B3H4V3D D4NC3 P4RTY OF 4LL &gt;:D</text:p>
      <text:p text:style-name="P1412">D3MONS 4ND D3N1Z3NS 4L1K3 W1LL TR3MBL3 B3FOR3 YOUR F1DG3TY GYR4T1ONS</text:p>
      <text:p text:style-name="P1413">4ND MOST 1MPORT4NTLY, YOU W1LL PROV3 YOURS3LF TO B3 TH3 B3ST HUM4N BOY OF 4LL</text:p>
      <text:soft-page-break/>
      <text:p text:style-name="P1414">W4Y B3TT3R TH4N TH4T DORKY 3GB3RT 4ND WHO3V3R M1GHT B3 M3DDL1NG W1TH H1M 4T 4NY G1V3N MOM3NT</text:p>
      <text:p text:style-name="P1415">NO OF COURS3 NOT</text:p>
      <text:p text:style-name="P1416">P4T13NC3!</text:p>
      <text:p text:style-name="P1417">R3M3MB3R HOW 1 S41D YOU H4V3 PL3NTY OF T1M3</text:p>
      <text:p text:style-name="P1418">OK W3LL T4K3 WH4T YOU H4V3 S4V3D UP FROM CL1MB1NG YOUR 3CH3L4DD3R TO ST4RT W1TH</text:p>
      <text:p text:style-name="P1419">HOW MUCH DO YOU H4V3?</text:p>
      <text:p text:style-name="P1420">D3RRRRP, N1C3 JOB 4C3 G4M3R</text:p>
      <text:p text:style-name="P1421">M4YB3 YOU SHOULD H4V3 4 LOOK 4T 1T</text:p>
      <text:p text:style-name="P1422">4ND TH3N 1 W1LL 4DV1S3 YOU L4T3R 4FT3R OBS3RV1NG TH3 GR4ND SCH3M3 OF 4LL TH1NGS 4ND 4LL D4V3S</text:p>
      <text:p text:style-name="P1423">1 W1LL L34V3 YOU 4LON3 FOR 4 L1TTL3 WH1L3 TO W4ND3R 4ND 3XPLOR3</text:p>
      <text:p text:style-name="P1424">BUT 1 W1LL B3 B4CK!</text:p>
      <text:p text:style-name="P1425">4ND 1 W1LL COM3 B4CK W1TH 4 DR4W1NG T4BL3T</text:p>
      <text:p text:style-name="P1426">4ND TH3N YOU W1LL S33 SOM3 TRU3 M4ST3RP13C3S</text:p>
      <text:p text:style-name="P1427">4LLOW M3 TO PROV1D3 4N 4NSW3R THROUGH 1NT3RPR3T1V3 D4NC3</text:p>
      <text:p text:style-name="P1428"><text:a xlink:href="http://tinyurl.com/H3LLFUCK1NGY3S" office:target-frame-name="_top" xlink:show="replace"><text:span text:style-name="T1429">http://tinyurl.com/H3LLFUCK1NGY3S</text:span></text:a></text:p>
      <text:p text:style-name="P1430">&gt;:)</text:p>
      <text:p text:style-name="P1431">&gt;:?</text:p>
      <text:p text:style-name="P1432">_</text:p>
      <text:p text:style-name="P1433">43. DS11: =004683</text:p>
      <text:p text:style-name="P1434">WH4T 1S 1T?????</text:p>
      <text:p text:style-name="P1435">_</text:p>
      <text:p text:style-name="P1436">44. =004692</text:p>
      <text:p text:style-name="P1437">SEE LOG FOR "Past Karkat: Wake Up" IN GAME FOLDER</text:p>
      <text:p text:style-name="P1438">_</text:p>
      <text:p text:style-name="P1439">45. DS12: =004733</text:p>
      <text:soft-page-break/>
      <text:p text:style-name="P1440">D4V3 GR34T N3WS!</text:p>
      <text:p text:style-name="P1441">1 FOUND 4 DR4W1NG T4BL3T</text:p>
      <text:p text:style-name="P1442">DO YOU KNOW WH4T TH4T M34NS D4V3?</text:p>
      <text:p text:style-name="P1443">DO YOU KNOW WH4T 1T M34NS W3 C4N G3T?</text:p>
      <text:p text:style-name="P1444">TH1S</text:p>
      <text:p text:style-name="P1445">P4RTY</text:p>
      <text:p text:style-name="P1446">ST4RT3D!!!!! &gt;8D</text:p>
      <text:p text:style-name="P1447">D4V3 TH3R3 1S NOTH1NG 3V3N CLOS3 TO B31NG B3TT3R TH4N P4RT13S, COM3 ON</text:p>
      <text:p text:style-name="P1448">WHY 1T JUST SO H4PP3NS TH4T 1 H4V3 4 FR3SH M4ST3RP13C3 FOR YOU</text:p>
      <text:p text:style-name="P1449">HOT OFF TH3 C4NV4S</text:p>
      <text:p text:style-name="P1450">4ND ON TO YOUR COMPUT3R GL4SS3S</text:p>
      <text:p text:style-name="P1451">WH3R3 1T W1LL S1ZZL3 YOUR 3Y3B4LLS</text:p>
      <text:p text:style-name="P1452"><text:span text:style-name="T1453">TSSSSSSSSSSSSSS<text:s/></text:span><text:a xlink:href="http://tinyurl.com/D4V3XD4V3" office:target-frame-name="_top" xlink:show="replace"><text:span text:style-name="T1454">http://tinyurl.com/D4V3XD4V3</text:span></text:a></text:p>
      <text:p text:style-name="P1455">SHUT UP!</text:p>
      <text:p text:style-name="P1456">1 4M ST1LL SORT OF G3TT1NG TH3 H4NG OF TH1S TH1NG</text:p>
      <text:p text:style-name="P1457">1 W1LL G3T B3TT3R &gt;:P</text:p>
      <text:p text:style-name="P1458">TH4NKS D4V3</text:p>
      <text:p text:style-name="P1459">Y3S</text:p>
      <text:p text:style-name="P1460">1T 1S TH3 COM1C R3PR3S3NT4T1ON OF TH3 N3XT L3G OF YOUR WOND3RFUL JOURN3Y</text:p>
      <text:p text:style-name="P1461">YOU KNOW, TH3 ON3 TH4T 1 4M H3LP1NG YOU W1TH 3V3RY ST3P OF TH3 W4Y &gt;:]</text:p>
      <text:p text:style-name="P1462">1 4LR34DY 3XPL41N3D TH1S TO YOU D4V3</text:p>
      <text:p text:style-name="P1463">TH3 COOLK1D H4S TO B3 TH3 B3ST, 4ND 1 H4V3 TO M4K3 H1M TH3 B3ST</text:p>
      <text:p text:style-name="P1464">OH, 1S TH4T WH4T H3 S41D???</text:p>
      <text:p text:style-name="P1465">HMM 1 WOND3R 1F H3 COULD R33K OF J34LOUSY 4NY MOR3 PUNG3NTLY</text:p>
      <text:p text:style-name="P1466">W3LL WH4T DO YOU TH1NK D4V3</text:p>
      <text:soft-page-break/>
      <text:p text:style-name="P1467">4M 1 1N YOUR HUM4N GR1LL?</text:p>
      <text:p text:style-name="P1468">1T SM3LLS L1K3 D3L1C1OUS BURN1NG 4N1M4LS</text:p>
      <text:p text:style-name="P1469">WH4T?</text:p>
      <text:p text:style-name="P1470">OH, 1 DONT KNOW</text:p>
      <text:p text:style-name="P1471">M444444YB3...</text:p>
      <text:p text:style-name="P1472">SH33SH!</text:p>
      <text:p text:style-name="P1473">YOU 4ND H1M 4R3 4L1K3 1N SOM3 W4YS</text:p>
      <text:p text:style-name="P1474">R34LLY BLUNT 4ND L1T3R4L M1ND3D</text:p>
      <text:p text:style-name="P1475">4ND QU1T3 FR4NKLY JUST 4 L1TTL3 B1T T4CTL3SS WH3N 1T COM3S TO M4N4G1NG TH3 L4D13S!</text:p>
      <text:p text:style-name="P1476">H3 4LW4YS H4D TO KNOW 3X4CTLY WH4T TH3 D34L W4S 4ND 3X4CTLY WH4T MY MOT1V4T1ONS W3R3 4ND WH4T 3V3RYTH1NG M34NT 4ND BLUH BLUH BLUH</text:p>
      <text:p text:style-name="P1477">1T T4K3S TH3 FUN OUT OF 3V3RYTH1NG!</text:p>
      <text:p text:style-name="P1478">W3LL OK 1M SORT OF 3X4GG3R4T1NG</text:p>
      <text:p text:style-name="P1479">BUT R34LLY</text:p>
      <text:p text:style-name="P1480">SOM3 S1M1L4R1T13S 4R3 TH3R3</text:p>
      <text:p text:style-name="P1481">1TS JUST YOUR 1SSU3S 4R3</text:p>
      <text:p text:style-name="P1482">COOL3R &gt;:]</text:p>
      <text:p text:style-name="P1483">L3SS R1D1CULOUS 4ND TR4G1C</text:p>
      <text:p text:style-name="P1484">W3LL, FOR 1NST4NC3</text:p>
      <text:p text:style-name="P1485">K4RK4T W4S 4LW4YS TORM3NT3D BY H1S P4ST 4ND FUTUR3 S3LV3S</text:p>
      <text:p text:style-name="P1486">4ND TH31R M1ST4K3S</text:p>
      <text:p text:style-name="P1487">L1T3R4LLY TORM3NT3D BY TH3M 1N TH3S3 4BSURD SCH1ZOPHR3N1C M3MOS</text:p>
      <text:p text:style-name="P1488">1T W4S 1D34L FU3L FOR H1S S3LF LO4TH1NG</text:p>
      <text:p text:style-name="P1489">H3 B3C4M3 OBS3SS3D W1TH H1MS3LF 4S 4N 3LUS1V3 4DV3RS4RY</text:p>
      <text:p text:style-name="P1490">R4TH3R TH4N JUST B31NG H1MS3LF 1N TH3 MOM3NT 4ND R34L1Z1NG WHO H3 W4S SUPPOS3D TO B3</text:p>
      <text:p text:style-name="P1491">4ND W4K1NG UP &gt;:[</text:p>
      <text:soft-page-break/>
      <text:p text:style-name="P1492">NOTH1NG 1N 4 L1T3R4L S3NS3</text:p>
      <text:p text:style-name="P1493">BUT 1 H4V3 OBS3RV3D YOU D4V3</text:p>
      <text:p text:style-name="P1494">YOU 4R3 4LW4YS G3TT1NG B41L3D OUT OF J4MS</text:p>
      <text:p text:style-name="P1495">4T F1RST BY YOUR BRO</text:p>
      <text:p text:style-name="P1496">4ND TH3N BY YOUR OWN FUTUR3 S3LV3S!</text:p>
      <text:p text:style-name="P1497">3V3N FUTUR3 D4V3SPR1T3 G3TS 1N ON TH3 4CT OF SHOW1NG UP POOR OLD PR3S3NT D4V3</text:p>
      <text:p text:style-name="P1498">WH3N DO3S PR3S3NT D4V3 G3T TO ST3P OUT OF TH3 SH4DOW OF 4LL THOS3 FUTUR3 D4V3S??</text:p>
      <text:p text:style-name="P1499">WH3N DO3S H3 G3T TO B3 TH3 H3RO, TH4T'S WH4T 1 W4NT TO KNOW &gt;:D</text:p>
      <text:p text:style-name="P1500">H4H4H4H4H4H4</text:p>
      <text:p text:style-name="P1501">TH4T 1S 3X4CTLY WH4T K4RK4T US3D TO S4Y</text:p>
      <text:p text:style-name="P1502">1T W4S 4LW4YS TH3 4NSW3R</text:p>
      <text:p text:style-name="P1503">Y3S, 3X4CTLY!</text:p>
      <text:p text:style-name="P1504">B3C4US3 YOU 4R3 COOL 4BOUT YOUR PROBL3M</text:p>
      <text:p text:style-name="P1505">1NST34D OF 4CT1NG L1K3 4 S1LLY L1TTL3 PUP4</text:p>
      <text:p text:style-name="P1506">BUT DONT WORRY, ON3 D4Y YOU W1LL G3T TO T4K3 YOUR TURN 4S H3RO!</text:p>
      <text:p text:style-name="P1507">4ND ON3 D4Y</text:p>
      <text:p text:style-name="P1508">YOU W1LL T4K3 OFF THOS3 DUMB GL4SS3S 4ND L3T M3 G3T 4NOTH3R SN1FF 4T YOUR 3Y3S</text:p>
      <text:p text:style-name="P1509">COM3 ON!</text:p>
      <text:p text:style-name="P1510">1 ONLY GOT ON3 L1TTL3 WH1FF 4T TH3M</text:p>
      <text:p text:style-name="P1511">WH3N YOU W3R3 4 T1NY P1NK W1GGL3R W1TH 4RMS 4ND L3GS S1TT1NG 1N 4 CR4T3R ON TH4T S4D HORS3 YOU 4T3</text:p>
      <text:p text:style-name="P1512">TH3Y W3R3 PR3TTY!</text:p>
      <text:p text:style-name="P1513">1T 1S SO S3LF1SH OF YOU TO K33P TH3M COV3R3D UP</text:p>
      <text:p text:style-name="P1514">4ND TH3 L4M3 S3CR3CY SURROUND1NG 1T 1S ONC3 4G41N R3M1ND1NG M3 OF 4 C3RT41N YOU KNOW WHO &gt;:|</text:p>
      <text:p text:style-name="P1515">Y3S</text:p>
      <text:soft-page-break/>
      <text:p text:style-name="P1516">_</text:p>
      <text:p text:style-name="P1517">46. DS13: =004734</text:p>
      <text:p text:style-name="P1518">1 DO NOT KNOW</text:p>
      <text:p text:style-name="P1519">M4YB3 YOU 4R3 R34LLY T1R3D!</text:p>
      <text:p text:style-name="P1520">YOU DROP SUDD3NLY 4ND SW1FTLY, L1K3 4N 3X3CUT3D F3LON F4C1NG N4PPY JUST1C3</text:p>
      <text:p text:style-name="P1521">OH?</text:p>
      <text:p text:style-name="P1522">NO &gt;:[</text:p>
      <text:p text:style-name="P1523">BLUUUUUUUUUUUUUUUHHHHHHH &gt;XO</text:p>
      <text:p text:style-name="P1524">MOST 4WFUL COOLK1D!!!!!</text:p>
      <text:p text:style-name="P1525">Y3S</text:p>
      <text:p text:style-name="P1526">WHY DO YOU TH1NK!</text:p>
      <text:p text:style-name="P1527">TO B41L YOUR STUBBORN SP3CT4CL3D BUTT OUT OF TROUBL3 4G41N</text:p>
      <text:p text:style-name="P1528">WH3N YOU 4R3 4SL33P, SOON 4 HORD3 OF V3RY POW3RFUL MONST3RS W1LL 3M3RG3 FROM TH3 RU1NS</text:p>
      <text:p text:style-name="P1529">TO D3F3ND TH3 TR34SUR3 YOU H4V3 STOL3N</text:p>
      <text:p text:style-name="P1530">OR D1D YOU TH1NK YOU W3R3 GO1NG TO W4LTZ OUT OF H3R3 W1TH TH4T COOL L3G3ND4RY SWORD 4ND F4C3 NO CONS3QU3NC3S?</text:p>
      <text:p text:style-name="P1531">W3LL 1T 1S!</text:p>
      <text:p text:style-name="P1532">NOW R3L34S3 M1ST3R OR4NG3 CR34MS1CL3S, ST4T</text:p>
      <text:p text:style-name="P1533">4ND H4V3 DR34MS 4S SW33T 4S H3 T4ST3S &gt;:]</text:p>
      <text:p text:style-name="P1534">_</text:p>
      <text:p text:style-name="P1535">47. DS14: =004991</text:p>
      <text:p text:style-name="P1536">WH4T &gt;:?</text:p>
      <text:p text:style-name="P1537">1 M34N WH4T 4R3 YOU W41T1NG FOR!</text:p>
      <text:p text:style-name="P1538">4R3 YOU GO1NG TO JUST ST4ND TH3R3, OR 4R3 YOU GO1NG TO SUCK 1T UP 4ND 4SS4SS1N4T3 TH4T N1C3 LOOK1NG D4V3 1N H1S SL33P? &gt;:]</text:p>
      <text:p text:style-name="P1539">OH 1 G3T 1T</text:p>
      <text:soft-page-break/>
      <text:p text:style-name="P1540">YOU W4NT TO R1S3 TO TH3 GOD T13RS 4ND B3COM3 4S GR34T 4S JOHN</text:p>
      <text:p text:style-name="P1541">WH1L3 ST1LL FORF31T1NG 4LL OF YOUR D3C1S1ONS 4ND FR33 W1LL TO 4 BL1ND G1RL 1N 4NOTH3R D1M3NS1ON</text:p>
      <text:p text:style-name="P1542">R34L H3RO1C, D4V3!</text:p>
      <text:p text:style-name="P1543">OR SHOULD 1 S4Y</text:p>
      <text:p text:style-name="P1544">SOOOO COOOOOOL &gt;8]</text:p>
      <text:p text:style-name="P1545">OH 1S TH4T 4 TH1NG NOW?</text:p>
      <text:p text:style-name="P1546">1 TOLD YOU</text:p>
      <text:p text:style-name="P1547">YOU N33D TO D13 ON YOUR QU3ST B3D TO R34CH TH3 GOD T13R 1N SK414 W1TH JOHN</text:p>
      <text:p text:style-name="P1548">NOP3!</text:p>
      <text:p text:style-name="P1549">1 C4N T3LL YOU</text:p>
      <text:p text:style-name="P1550">BUT F1RST, 4R3 YOU SO SUR3 TH1S 1S TH3 SOURC3 OF YOUR H3S1T4T1ON, D4V3?</text:p>
      <text:p text:style-name="P1551">K33P1NG TR4CK OF T3MPOR4L LOG1ST1CS?</text:p>
      <text:p text:style-name="P1552">1M JUST S4Y1NG</text:p>
      <text:p text:style-name="P1553">1T 1SNT 34SY FOR 4NYON3 TO F4C3 TH31R OWN D34TH</text:p>
      <text:p text:style-name="P1554">3V3N 1F TH3 CONS3QU3NC3 1S TO TH31R B3N3F1T</text:p>
      <text:p text:style-name="P1555">NOT 3V3N 4NY OF US M4N4G3D TO DO 1T</text:p>
      <text:p text:style-name="P1556">W3LL, 3XC3PT FOR ON3</text:p>
      <text:p text:style-name="P1557">T4K3 4 WILD GU3SS!</text:p>
      <text:p text:style-name="P1558">F1N3 &gt;:P</text:p>
      <text:p text:style-name="P1559">Y3S</text:p>
      <text:p text:style-name="P1560">W3 D1DNT!</text:p>
      <text:p text:style-name="P1561">SORRY 4BOUT TH1S D4V3</text:p>
      <text:p text:style-name="P1562">1T W4S TH3 B3ST W4Y 1 COULD TH1NK OF TO SHOW YOU WH4T TH1S 1NVOLV3S!</text:p>
      <text:p text:style-name="P1563">YOU WOULDNT STOP BUGG1NG M3 4BOUT WHY YOUD N3V3R B3 4BL3 TO C4TCH UP W1TH JOHN</text:p>
      <text:soft-page-break/>
      <text:p text:style-name="P1564">1 TOLD YOU YOU WOULDNT B3 4BL3 TO F4C3 YOUR D34TH</text:p>
      <text:p text:style-name="P1565">4ND TH4T W4SNT GOOD 3NOUGH FOR YOU! SO H3R3 W3 4R3</text:p>
      <text:p text:style-name="P1566">_</text:p>
      <text:p text:style-name="P1567">48. DS15: =004992</text:p>
      <text:p text:style-name="P1568">OK, R3M3MB3R WH3N YOU W3R3 4SK1NG M3 4BOUT TH1S GOD T13R STUFF</text:p>
      <text:p text:style-name="P1569">4ND HOW JOHN W4S 4BL3 TO 4SC3ND</text:p>
      <text:p text:style-name="P1570">4ND 1 TOLD YOU 1T WOULD 1NVOLV3 DY1NG</text:p>
      <text:p text:style-name="P1571">4ND YOU K3PT GO1NG ON 4BOUT 1T, SO 1 G4V3 YOU 4 CHO1C3</text:p>
      <text:p text:style-name="P1572">TO F1ND OUT NOW, OR F1ND OUT L4T3R</text:p>
      <text:p text:style-name="P1573">Y3S BUT 1T W4S ONLY 4 COUPL3 M1NUT3S 4GO FOR M3</text:p>
      <text:p text:style-name="P1574">YOU F1N4LLY WOR3 M3 DOWN W1TH 4LL YOUR R3C3NT P3ST3R1NG!</text:p>
      <text:p text:style-name="P1575">SO 1 S41D F1N3</text:p>
      <text:p text:style-name="P1576">4ND W3NT B4CK 4 L1TTL3 34RL13R ON YOUR T1M3L1N3 TO K1CK TH1S OFF</text:p>
      <text:p text:style-name="P1577">SO TH1S 1S HOW W3 4R3 DO1NG TH1S NOW</text:p>
      <text:p text:style-name="P1578">Y34H</text:p>
      <text:p text:style-name="P1579">Y34H</text:p>
      <text:p text:style-name="P1580">4ND 1 L3FT TH3 D3C1S1ON OV3R TH3 OUTCOM3 OF TH3 FL1P 1N YOUR H4NDS! &gt;:]</text:p>
      <text:p text:style-name="P1581">_</text:p>
      <text:p text:style-name="P1582">49. DS16: =004993</text:p>
      <text:p text:style-name="P1583">M4YB3 YOU FORGOT</text:p>
      <text:p text:style-name="P1584">1 WOULDNT BL4M3 YOU S1NC3 TH3R3 H4S B33N 4 LOT TO K33P TR4CK OF</text:p>
      <text:p text:style-name="P1585">BUT H3R3 1S HOW 1T W3NT DOWN</text:p>
      <text:p text:style-name="P1586">YOU W3R3 STRUTT1NG 4ROUND 1N YOUR D3L1C1OUS K1W1 31GHT B4LL SU1T 4ND RUNN1NG YOUR FR3SH MOUTH 4S USU4L</text:p>
      <text:p text:style-name="P1587">durp yo terezi sup sup gotta beat john gotta beat john</text:p>
      <text:p text:style-name="P1588">hes got a long hood and he does wind, how can i get powers too?</text:p>
      <text:soft-page-break/>
      <text:p text:style-name="P1589">oops red is how i talk, my bad</text:p>
      <text:p text:style-name="P1590">OH MY GOD...</text:p>
      <text:p text:style-name="P1591">D4V3 TH1S 1S SO D3C4D3NT</text:p>
      <text:p text:style-name="P1592">WHY D1DNT YOU 3V3R T3LL M3 HOW 4M4Z1NG 1T 1S TO TYP3 L1K3 TH1S</text:p>
      <text:p text:style-name="P1593">1 4LMOST C4NT H4NDL3 1T &gt;:o</text:p>
      <text:p text:style-name="P1594">OK &gt;:[</text:p>
      <text:p text:style-name="P1595">SO 4NYW4Y, 1M L1K3 D4V3 TH4TS GO1NG TO 1NVOLV3 F4C1NG YOUR OWN D34TH</text:p>
      <text:p text:style-name="P1596">4ND 1M SORRY TO BR34K 1T TO YOU BUT 1 DONT TH1NK YOUR3 R34DY FOR TH4T</text:p>
      <text:p text:style-name="P1597">SO TH3N D4V3 1S L1K3 thats so stupid bluh bluh im being difficult, and cool, word up</text:p>
      <text:p text:style-name="P1598">SO 1 S4Y F1N3</text:p>
      <text:p text:style-name="P1599">1 W1LL SHOW YOU</text:p>
      <text:p text:style-name="P1600">BUT ONLY 1F YOU PROM1S3 TO TH3 3X4CT T3RMS OF MY 4RR4NG3M3NT, 1N ORD3R TO PROT3CT TH3 1NT3GR1TY OF TH3 T1M3L1N3 &gt;:]</text:p>
      <text:p text:style-name="P1601">4H, BUT 1T W4S 1MPORT4NT!</text:p>
      <text:p text:style-name="P1602">YOU JUST D1DNT KNOW WH4T W4S GO1NG ON, WH1CH W4S FOR YOUR OWN GOOD</text:p>
      <text:p text:style-name="P1603">1 TOLD YOU 1 W4S GO1NG TO FL1P 4 CO1N</text:p>
      <text:p text:style-name="P1604">4ND B3FOR3 1 D1D, YOU H4D TO P1CK 4 S1D3 W1THOUT T3LL1NG M3</text:p>
      <text:p text:style-name="P1605">GOOD H34DS OR B4D H34DS</text:p>
      <text:p text:style-name="P1606">4ND YOU W3R3 L1K3 hey sure terezi i will hella go along with your two face thing</text:p>
      <text:p text:style-name="P1607">WH4T3V3R TH4T M34NS &gt;:\</text:p>
      <text:p text:style-name="P1608">WH4T D1D TH4T M34N, BY TH3 W4Y</text:p>
      <text:p text:style-name="P1609">WH4TS 4 TWO F4C3 TH1NG</text:p>
      <text:p text:style-name="P1610">OH...</text:p>
      <text:p text:style-name="P1611">W3LL TH4TS K1ND OF D1SH34RT3N1NG, 1 SORT OF THOUGHT MY CO1N<text:s/><text:soft-page-break/>FL1PP1NG W4S 4 COOL 4ND UN1QU3 TH1NG &gt;:[</text:p>
      <text:p text:style-name="P1612">_</text:p>
      <text:p text:style-name="P1613">50. DS17: =004994</text:p>
      <text:p text:style-name="P1614">R1GHT</text:p>
      <text:p text:style-name="P1615">SO TH3 CHO1C3 1F YOU R3C4LL W4S</text:p>
      <text:p text:style-name="P1616">1 COULD SHOW YOU HOW TO R34CH TH3 GOD T13R NOW</text:p>
      <text:p text:style-name="P1617">OR 1 COULD SHOW YOU L4T3R</text:p>
      <text:p text:style-name="P1618">4ND YOU H4D TO 4SS1GN ON3 OPT1ON TO GOOD H34DS</text:p>
      <text:p text:style-name="P1619">4ND TH3 OTH3R OPT1ON TO B4D H34DS</text:p>
      <text:p text:style-name="P1620">4ND WH4T3V3R TH3 R3SULT OF TH3 FL1P, YOU H4D TO PROM1S3 TO DO WH4T YOU COMM1TT3D TO B3FOR3 H4ND!</text:p>
      <text:p text:style-name="P1621">NO CH34T1NG 4ND CH4NG1NG YOUR M1ND, OR TH4T WOULD FUCK 1T UP</text:p>
      <text:p text:style-name="P1622">Y3S, BUT L34V1NG TH3 CHO1C3 TO YOU W4S 1MPORT4NT H3R3</text:p>
      <text:p text:style-name="P1623">YOULL S33 WHY 1F YOU TH1NK 4BOUT 1T</text:p>
      <text:p text:style-name="P1624">Y3S</text:p>
      <text:p text:style-name="P1625">YOU FORGOT TH4T TH3R3 W4S 4LSO 4N OFFSHOOT R34L1TY 1N WH1CH YOU M4D3 JUST TH3 OPPOS1T3 D3C1S1ON!</text:p>
      <text:p text:style-name="P1626">TH4T W4S TH3 ON3 WH3R3 B4D H34DS M34NT 1 WOULD SHOW YOU R1GHT 4W4Y</text:p>
      <text:p text:style-name="P1627">R3M3MB3R B3FOR3 TH3 FL1P, 1 1NSTRUCT3D YOU WH4T TO DO 1N TH4T 3V3NT</text:p>
      <text:p text:style-name="P1628">TO GO B4CK 1N T1M3, 4ND 4W41T FURTH3R 1NSTRUCT1ON</text:p>
      <text:p text:style-name="P1629">4ND YOU D1D!</text:p>
      <text:p text:style-name="P1630">H3 D1D, TH4T 1S</text:p>
      <text:p text:style-name="P1631">H3 W3NT B4CK 1N T1M3, 4ND 1 TOLD H1M TO F1ND TH1S B3D 4ND GO TO SL33P</text:p>
      <text:p text:style-name="P1632">4ND TH3N FUTUR3 D4V3 WOULD COM3 L4T3R 4ND K1LL H1M, S3ND1NG H1M TO TH3 GOD T13R 1F H3 SO W1LL3D</text:p>
      <text:p text:style-name="P1633">1F H3 COULD F1ND TH3 WH3R3W1TH4LL TO GO THROUGH W1TH 1T</text:p>
      <text:soft-page-break/>
      <text:p text:style-name="P1634">TH3 SL33P1NG D4V3 1S TH3 DOOM3D D4V3, TH3 ON3 WHO D1DNT W41T</text:p>
      <text:p text:style-name="P1635">FUTUR3 D4V3 1S YOU, TH3 ON3 WHO W41T3D</text:p>
      <text:p text:style-name="P1636">1N YOUR QU3ST, YOUR3 TH3 4LPH4 D4V3</text:p>
      <text:p text:style-name="P1637">H3S YOU &gt;8]</text:p>
      <text:p text:style-name="P1638">_</text:p>
      <text:p text:style-name="P1639">51. DS18: =004995</text:p>
      <text:p text:style-name="P1640">M4YB3 H3 W1LL STOP B31NG DOOM3D 4FT3R YOU K1LL H1M?</text:p>
      <text:p text:style-name="P1641">M4YB3 H3 W1LL G3T TH3 D4V3 POW3RS 4ND L1V3 4 LONG 4ND COOL L1F3 NOT B31NG DOOM3D 4NYMOR3</text:p>
      <text:p text:style-name="P1642">HOW WOULD YOU KNOW UNL3SS YOU T4K3 4 ST4B 4T 1T?</text:p>
      <text:p text:style-name="P1643">H3H3H3</text:p>
      <text:p text:style-name="P1644">&gt;:P</text:p>
      <text:p text:style-name="P1645">&gt;:[</text:p>
      <text:p text:style-name="P1646">R1P MR OR4NG3 CR34MS1CL3S, M4Y H3 R3ST 1N D3L1C1OUSN3SS</text:p>
      <text:p text:style-name="P1647">D4V3 WH3N 1T COM3S TO T1M3 STUFF, WHY WOULD TH3 S33R OF M1ND KNOW B3TT3R TH4N TH3 KN1GHT OF T1M3?</text:p>
      <text:p text:style-name="P1648">TH4T 1S</text:p>
      <text:p text:style-name="P1649">4 GR33334T QU3ST1ON &gt;:]</text:p>
      <text:p text:style-name="P1650">M4YB3 1F YOU TH1NK 4BOUT 1T YOU C4N F1GUR3 1T OUT YOURS3LF</text:p>
      <text:p text:style-name="P1651">Y34H R1GHT!!!</text:p>
      <text:p text:style-name="P1652">OK, TH4T 1S F41R</text:p>
      <text:p text:style-name="P1653">YOU 4R3 PROB4BLY CORR3CT 4BOUT DOOM3D MR K1W1SU1T H3R3</text:p>
      <text:p text:style-name="P1654">P4R4DOX SP4C3 1S PR3TTY V1C1OUS 4BOUT PUN1SH1NG THOS3 1N V1OL4T1ON OF 1TS PL4N</text:p>
      <text:p text:style-name="P1655">SUR3</text:p>
      <text:p text:style-name="P1656">1T F1NDS W4YS TO 4NN1H1L4T3 TH3 P4THS WH1CH DO NOT CONTR1BUT3 CONSTRUCT1V3LY TO 1TS OWN PROP4G4T1ON</text:p>
      <text:p text:style-name="P1657">4ND 1T 1S 3QU4LLY M3RC1L3SS TO THOS3 WHO 1NH4B1T TH3M, 4ND 1N P4RT1CUL4R, THOS3 WHO C4US3 TH3M</text:p>
      <text:soft-page-break/>
      <text:p text:style-name="P1658">1T 4PP34RS TO H4V3 4 S3NS3 OF JUST1C3, DONT YOU TH1NK?</text:p>
      <text:p text:style-name="P1659">W3LL, YOU 4SK3D WH4T 1 THOUGHT, 4ND TH4TS WH4T 1 TH1NK</text:p>
      <text:p text:style-name="P1660">TH3 QU3ST1ON R3M41NS</text:p>
      <text:p text:style-name="P1661">NOW WH4T??</text:p>
      <text:p text:style-name="P1662">_</text:p>
      <text:p text:style-name="P1663">52. DS19: =004996</text:p>
      <text:p text:style-name="P1664">BUT H3 1S GO1NG TO D13 4NYW4Y!</text:p>
      <text:p text:style-name="P1665">WHY NOT JUST B3 TH3 ON3 TO PUT H1M DOWN?</text:p>
      <text:p text:style-name="P1666">4T TH3 V3RY L34ST, YOU COULD M4K3 SUR3 1T 1S 4 PL34S4NT D3M1S3 1NST34D OF SOM3TH1NG N4ST13R &gt;:]</text:p>
      <text:p text:style-name="P1667">D4V3, W3 BOTH KNOW MY BR4CK3T SM1L3S 4R3 1RR3S1ST1BL3</text:p>
      <text:p text:style-name="P1668">&gt;:] &gt;:] &gt;:]</text:p>
      <text:p text:style-name="P1669">Y34H</text:p>
      <text:p text:style-name="P1670">SO?????</text:p>
      <text:p text:style-name="P1671">V3RY W3LL, 1 W1LL STOP TORM3NT1NG YOU D4V3</text:p>
      <text:p text:style-name="P1672">NO, YOU DONT</text:p>
      <text:p text:style-name="P1673">BUT TH4T 1S NOT 4S B4D 4S 1T SOUNDS!</text:p>
      <text:p text:style-name="P1674">L1K3 1 S41D, NON3 OF US M4D3 1T</text:p>
      <text:p text:style-name="P1675">3XC3PT FOR... OK N3V3R M1ND</text:p>
      <text:p text:style-name="P1676">1T W4SNT N3C3SS4RY! W3 W3R3 4LR34DY BR33Z1NG THROUGH TH3 G4M3 4T OUR LOW3R L3V3LS</text:p>
      <text:p text:style-name="P1677">BY TH3 T1M3 W3 R34CH3D TH3 TOP OF OUR 3CH3L4DD3RS 4ND M4ST3R3D OUR FR4YMOT1FS, W3 W3R3 COMPL3T3LY DOM1N4T1NG!</text:p>
      <text:p text:style-name="P1678">OK, SO TH3 3ND BOSS W4S MOR3 CH4LL3NG1NG TH4N W3 3XP3CT3D</text:p>
      <text:p text:style-name="P1679">BUT BY TH3N 1T W4S TOO L4T3 TO GO B4CK 4ND DO 4NYTH1NG 4BOUT 1T, 4ND W3 H4D 4N 4RMY OF L3TH4L PSYCH1C ROBOTS TO H3LP US</text:p>
      <text:p text:style-name="P1680">1T 4LL WORK3D OUT 1N TH3 3ND</text:p>
      <text:p text:style-name="P1681">WHY DO YOU TH1NK 1 H4D YOU BUY 4LL THOS3 FR4YMOT1FS?</text:p>
      <text:soft-page-break/>
      <text:p text:style-name="P1682">3V3N 1F YOUR3 NOT QU1T3 WH3R3 JOHN 1S, YOUR3 ST1LL 4 PR3TTY D34DLY W34PON &gt;:]</text:p>
      <text:p text:style-name="P1683">Y3S 1 KNOW</text:p>
      <text:p text:style-name="P1684">1 THOUGHT 1T W4S B3TT3R TO SHOW YOU WH4T W4S 1NVOLV3D</text:p>
      <text:p text:style-name="P1685">1TS ON3 TH1NG TO S4Y sup sup terezi help me be a god sup sup sup</text:p>
      <text:p text:style-name="P1686">BUT F4C1NG 1T 1S D1FF3R3NT</text:p>
      <text:p text:style-name="P1687">OUR R4C3 1S NOT 3X4CTLY UNCOMFORT4BL3 1N TH3 PROX1M1TY OF D34TH</text:p>
      <text:p text:style-name="P1688">BUT 1T W4S ST1LL 4 CH4LL3NG3 W3 W3R3NT PR3P4R3D FOR</text:p>
      <text:p text:style-name="P1689">4ND TH3N</text:p>
      <text:p text:style-name="P1690">J4CK K1LL3D OUR DR34M S3LV3S</text:p>
      <text:p text:style-name="P1691">4ND 1 GU3SS W3 LOST TH4T CH4NC3 FOR GOOD &gt;:[</text:p>
      <text:p text:style-name="P1692">_</text:p>
      <text:p text:style-name="P1693">53. DS20: =004997</text:p>
      <text:p text:style-name="P1694">SUR3</text:p>
      <text:p text:style-name="P1695">1F YOU R34LLY W4NT TO L34V3 POOR DOOM3D D4V3 H3R3 TO H1S OWN D3V1C3S</text:p>
      <text:p text:style-name="P1696">1 DONT SUPPOS3 1 COULD T4LK YOU 1NTO PUTT1NG H1M OUT OF H1S M1S3RY B4S3D ON TH3 R3SULT OF 4 CO1N FL1P &gt;:D</text:p>
      <text:p text:style-name="P1697">F1N3!!!! WOW D4V3</text:p>
      <text:p text:style-name="P1698">SO TOUCHY 4BOUT 4 S1LLY L1TTL3 CO1N</text:p>
      <text:p text:style-name="P1699">YOUR3 OV3R3ST1M4T1NG 1TS R3L3V4NC3 H3R3 4NYW4Y</text:p>
      <text:p text:style-name="P1700">1N F4CT</text:p>
      <text:p text:style-name="P1701">4FT3R 1 FL1PP3D 1T, 1 D1DNT 3V3N LOOK 4T TH3 R3SULT!</text:p>
      <text:p text:style-name="P1702">NOP3</text:p>
      <text:p text:style-name="P1703">D4V3, WHY WOULD 4 BL1ND G1RL LOOK 4T 4 CO1N SH3 C4NT 3V3N S33?</text:p>
      <text:p text:style-name="P1704">1T DO3SNT M4K3 S3NS3!</text:p>
      <text:p text:style-name="P1705">&gt;:\</text:p>
      <text:p text:style-name="P1706">D4V3 S33</text:p>
      <text:soft-page-break/>
      <text:p text:style-name="P1707">TH1S SH1T YOUR3 DO1NG NOW</text:p>
      <text:p text:style-name="P1708">TH1S 1S TH3 GROSS SH1T 1 W4S T4LK1NG 4BOUT</text:p>
      <text:p text:style-name="P1709">1TS NOT 4NYWH3R3 N34R 4S 3ND34R1NG 4S YOU TH1NK 4H4H4H4H4H4</text:p>
      <text:p text:style-name="P1710">OH Y3S, 1 KNOW</text:p>
      <text:p text:style-name="P1711">YOUV3 GOT SOM3 WORK TO DO, 1 C4N T4K3 4 H1NT 4ND G1V3 YOU SOM3 SP4C3 TO DO 1T &gt;:]</text:p>
      <text:p text:style-name="P1712">J4D3 1S GO1NG TO N33D YOUR H3LP ON H3R N1C3 FROST3D M4RSHM4LLOW PL4N3T</text:p>
      <text:p text:style-name="P1713">4ND 1F YOU C4N F1ND 1T 1N YOUR COOLK1D H34RT NOT TO ST4Y M4D 4T M3, F33L FR33 TO G3T 1N TOUCH 4NY T1M3</text:p>
      <text:p text:style-name="P1714">&gt;:o</text:p>
      <text:p text:style-name="P1715">3X4CTLY!!!</text:p>
      <text:p text:style-name="P1716">S33 YOU DO G3T 1T</text:p>
      <text:p text:style-name="P1717">YOU 4SK3D WH4T 1T M34NS TO B3 TH3 S33R OF M1ND</text:p>
      <text:p text:style-name="P1718">OK TH3N 1LL JUST 4SK TH1S</text:p>
      <text:p text:style-name="P1719">HOW MUCH OF YOUR R34L1TY DO YOU TH1NK 1S M4D3 OF WH4TS 1N YOUR M1ND?</text:p>
      <text:p text:style-name="P1720">SM4RT4SS &gt;:P</text:p>
      <text:p text:style-name="P1721">1T 1S NOT 4 R1DDL3, 1T 1S 4 S3R1OUS QU3ST1ON, TH3R3 1S 4 B1G D1FF3R3NC3 D4V3</text:p>
      <text:p text:style-name="P1722">1F YOU S33 WH4TS 1N YOUR M1ND CL34RLY 4ND UND3RST4ND TH3 POW3R YOUR THOUGHTS H4V3</text:p>
      <text:p text:style-name="P1723">TH3N YOU UND3RST4ND R34L1TY WH1L3 3V3RYON3 3LS3 1S RUNN1NG 4ROUND CONFUS3D 4ND 4NGRY 4ND UPS3T</text:p>
      <text:p text:style-name="P1724">B3C4US3 TH3Y TH1NK R34L1TY 1S SOM3TH1NG H4PP3N1NG TO TH3M</text:p>
      <text:p text:style-name="P1725">R4TH3R TH4N SOM3TH1NG TH3Y 4R3 M4K1NG 3V3RY MOM3NT W1TH 3V3RY THOUGHT</text:p>
      <text:p text:style-name="P1726">HOW W3LL DO YOU TH1NK YOU KNOW YOUR M1ND D4V3?</text:p>
      <text:p text:style-name="P1727">H3H3H3</text:p>
      <text:p text:style-name="P1728">1 DONT KNOW WH4T TH4T M34NS BUT 1 KNOW 1T 1S PROB4BLY 4 RUD3<text:s/><text:soft-page-break/>JOK3!</text:p>
      <text:p text:style-name="P1729">GROSS D4V3 1S GROSS!!!</text:p>
      <text:p text:style-name="P1730">BUT 1 KN3W TH4T TOO</text:p>
      <text:p text:style-name="P1731">1 KNOW YOUR M1ND B3TT3R TH4N YOU</text:p>
      <text:p text:style-name="P1732">1 4M NOT PSYCH1C, BUT 1 H4V3 TH3 S1GHT S33RS 4R3 M34NT TO H4V3</text:p>
      <text:p text:style-name="P1733">1T W4S MY ROL3 TO H4V3 1T</text:p>
      <text:p text:style-name="P1734">TO T4LK TO P3OPL3 4ND S33 TH3 TUNN3LS 4ND VORT1C3S 1N TH31R M1NDS 4ND TO UND3RST4ND TH3 R34L1T13S TH3Y WOULD CR34T3 1F THOS3 THOUGHTS L34D TO 4CT1ON</text:p>
      <text:p text:style-name="P1735">FOR MY 3N3M13S, 1 W4S M34NT TO BR1NG 4BOUT TH3 1NH3R3NT R3TR1BUT1ON FLOW1NG FROM TH3 R34L1TY M4D3 BY TH31R OWN 3V1L THOUGHTS</text:p>
      <text:p text:style-name="P1736">4ND FOR MY FR13NDS, TO PROT3CT TH3M FROM TH31R T3ND3NCY TO UND3R3ST1M4T3 TH3 POW3R TH31R CONFUS1ON H4S OV3R TH31R F4T3</text:p>
      <text:p text:style-name="P1737">TO K33P TH3M OUT OF TROUBL3, D4V3 &gt;:]</text:p>
      <text:p text:style-name="P1738">M4YB3 1 W4S!</text:p>
      <text:p text:style-name="P1739">YOU N3V3R KNOW, S33RS 4R3 NOTOR1OUSLY CRYPT1C 1N TH31R W4YS</text:p>
      <text:p text:style-name="P1740">4NYW4Y, 1TS B33N FUN D4V3</text:p>
      <text:p text:style-name="P1741">1TS B33N SO FUN B3C4US3</text:p>
      <text:p text:style-name="P1742">TH3 MOR3 P3OPL3 TRY TO H1D3</text:p>
      <text:p text:style-name="P1743">TH3 MOR3 TH3Y SHOW M3</text:p>
      <text:p text:style-name="P1744">SO 1 GU3SS TH4TS HOW 1 KNOW</text:p>
      <text:p text:style-name="P1745">1 L1K3 YOU SO MUCH &gt;:D</text:p>
      <text:p text:style-name="P1746">HMM</text:p>
      <text:p text:style-name="P1747">1 KNOW SOM3 V3RY 1MPORT4NT TH1NGS</text:p>
      <text:p text:style-name="P1748">1 KNOW TH4T YOU W3R3 ON TO SOM3TH1NG WH3N YOU S41D LUCK W4SNT 1NVOLV3D W1TH TH3 CO1N FL1P</text:p>
      <text:p text:style-name="P1749">R1CKY SCHROD1NG3R?</text:p>
      <text:p text:style-name="P1750">W3LL Y3S, TH4T M4Y B3 TRU3, BUT 3V3N SO 1 DO KNOW TH4T LUCK 1S 4<text:s/><text:soft-page-break/>V3RY R34L TH1NG!</text:p>
      <text:p text:style-name="P1751">FORTUN3 1S TH3 3SS3NC3 OF L1GHT, 4ND 1T SH1N3S ON THOS3 WHOV3 M4ST3R3D 1T</text:p>
      <text:p text:style-name="P1752">BUT 1 KNOW SOM3TH1NG MOR3 1MPORT4NT TH4N TH1S</text:p>
      <text:p text:style-name="P1753">1T 1S 4 B1G S3CR3T</text:p>
      <text:p text:style-name="P1754">M4YB3 TH3 B1GG3ST 4ND MOST 1MPORT4NT S3CR3T OF 4LL</text:p>
      <text:p text:style-name="P1755">_</text:p>
      <text:p text:style-name="P1756">54. DS21: =004998</text:p>
      <text:p text:style-name="P1757">LUCK DO3SNT 4CTU4LLY M4TT3R &gt;8]</text:p>
      <text:p text:style-name="P1758">_</text:p>
      <text:p text:style-name="P1759">55. DS22: =005090</text:p>
      <text:p text:style-name="P1760">&gt;:[</text:p>
      <text:p text:style-name="P1761">_</text:p>
      <text:p text:style-name="P1762">56. KV12: =005327</text:p>
      <text:p text:style-name="P1763">K4RK4T, 1 H4V3 GR4V3 4ND S3R1OUS N3WS TO R3PORT</text:p>
      <text:p text:style-name="P1764">1 H4V3 D1SCOV3R3D TH3 SC3N3 OF 4 R34L L1F3 MURD3R!</text:p>
      <text:p text:style-name="P1765"><text:s/>T4VROS W4S TH3 V1CT1M &gt;:[</text:p>
      <text:p text:style-name="P1766">1M V3RY UPS3T, BUT 1 4M TRY1NG TO ST4Y PROF3SS1ON4L 4BOUT 1T</text:p>
      <text:p text:style-name="P1767">TH1S CR1M3 1S NOT GO1NG TO SOLV3 1TS3LF &gt;:]</text:p>
      <text:p text:style-name="P1768">1 H4V3 CONDUCT3D MY PR3ML1M1N4RY FOR3NS1C 4N4LYS1S OF TH3 SC3N3, BUT MY F1ND1NGS H4V3 B33N MOSTLY 1NCONCLUS1V3</text:p>
      <text:p text:style-name="P1769">(1 4M ONLY PR3T3ND1NG TO TH1NK TH3R3 1S 4NY CH4NC3 1T W4S NOT VR1SK4, B3C4US3 OTH3RW1S3 1T WOULD B3 NO FUN)</text:p>
      <text:p text:style-name="P1770">4NYW4Y, 1 JUST W4NT3D TO W4RN YOU TH3R3 1S 4 BLOODTH1RSTY MURD3R3R ON TH3 LOOS3, 4ND YOU SHOULD B3 C4R3FUL OUT TH3R3!</text:p>
      <text:p text:style-name="P1771">NOW 1 MUST 4TT3MPT TO R3V1V3 TH3 V1CT1M...</text:p>
      <text:p text:style-name="P1772">3333UGH...</text:p>
      <text:p text:style-name="P1773">K4RK4T YOU C4NNOT 3V3N 1M4G1N3 WH4T TH1S SM3LLS L1K3 &gt;XO</text:p>
      <text:soft-page-break/>
      <text:p text:style-name="P1774">BUT 1 PR1D3 MYS3LF ON B31NG 4 TRU3 PROF3SS1ON4L, 4S W3LL 4S 4N 3XC3LL3NT FR13ND</text:p>
      <text:p text:style-name="P1775">1 W1LL B3 4W4Y FROM MY GL4SS3S FOR JUST 4 MOM3NT</text:p>
      <text:p text:style-name="P1776">SO 1F YOU G3T TH1S M3SS4G3 PL34S3 B3 P4T13NT &gt;:]</text:p>
      <text:p text:style-name="P1777">_</text:p>
      <text:p text:style-name="P1778">57. KV13: =005369</text:p>
      <text:p text:style-name="P1779">K4RK4T, MOR3 B4D N3WS</text:p>
      <text:p text:style-name="P1780">&gt;:?</text:p>
      <text:p text:style-name="P1781">1T S4YS YOU D1DNT G3T MY M3SS4G3</text:p>
      <text:p text:style-name="P1782">YOU D1DNT BLOCK M3 OR 4NYTH1NG, D1D YOU?????</text:p>
      <text:p text:style-name="P1783">WH3R3 4R3 YOU!</text:p>
      <text:p text:style-name="P1784">1 LOST MY GL4SS3S, BUT 1 4M B4CK 4T TH3 COMPUT3R L4B 4ND TH3R3 1S NO ON3 H3R3</text:p>
      <text:p text:style-name="P1785">3XC3PT FOR 4NOTH3R MURD3R V1CT1M &gt;:[</text:p>
      <text:p text:style-name="P1786">SH3 GOT F3F3R1 TH1S T1M3, 4ND M4YB3 K4N4Y4 TOO, 1 DONT KNOW</text:p>
      <text:p text:style-name="P1787">DO YOU KNOW 4BOUT TH1S Y3T?</text:p>
      <text:p text:style-name="P1788">1F YOU G3T TH1S, PL34S3 B3 C4R3FUL K4RK4T, WH3R3V3R YOU 4R3</text:p>
      <text:p text:style-name="P1789">1M 4FR41D VR1SK4 H4S F1N4LLY GON3 COMPL3T3LY OUT OF CONTROL</text:p>
      <text:p text:style-name="P1790">DO NOT TRY TO 3NG4G3 H3R, SH3 1S TOO D4NG3ROUS</text:p>
      <text:p text:style-name="P1791">SH3 1S NOW MY R3SPONS1B1L1TY</text:p>
      <text:p text:style-name="P1792">ONLY 1 KNOW HOW TO D34L W1TH H3R</text:p>
      <text:p text:style-name="P1793">W4RN 3V3RYON3 3LS3 TO ST4Y 4W4Y TOO, 1F YOU C4N</text:p>
      <text:p text:style-name="P1794">WHY WONT 4NYON3 R3SPOND? WH4T TH3 H3LL 1S GO1NG ON H3R3</text:p>
      <text:p text:style-name="P1795">S1GN &gt;:[</text:p>
      <text:p text:style-name="P1796">GOG D4MN, HOW 4M 1 GO1NG TO GO 4BOUT TH1S</text:p>
      <text:p text:style-name="P1797">1 GU3SS 1 C4NT PUT 1T OFF FOR MUCH LONG3R</text:p>
      <text:p text:style-name="P1798">WHY C4NT YOU 4NSW3R?</text:p>
      <text:soft-page-break/>
      <text:p text:style-name="P1799">1 COULD R34LLY US3 SOM3ON3 TO T4LK TO 4BOUT 1T</text:p>
      <text:p text:style-name="P1800">OH W3LL</text:p>
      <text:p text:style-name="P1801">JUST DONT L3T H3R DR1NK YOUR BLOOD</text:p>
      <text:p text:style-name="P1802">1TS 4LL M1N3, R3M3MB3R &gt;:]</text:p>
      <text:p text:style-name="P1803">_</text:p>
      <text:p text:style-name="P1804">58. SC6: =005376</text:p>
      <text:p text:style-name="P1805">F1N4LLY!!!</text:p>
      <text:p text:style-name="P1806">1 W4S ST4RT1NG TO TH1NK 1 W4S TH3 L4ST ON3 OF US 4L1V3</text:p>
      <text:p text:style-name="P1807">H4V3 YOU S33N K4RK4T?</text:p>
      <text:p text:style-name="P1808">WH4T DO3S TH4T M34N??</text:p>
      <text:p text:style-name="P1809">4ND WHY 4R3 YOU TYP1NG L1K3 TH1S, 1TS V3RY ODD &gt;:?</text:p>
      <text:p text:style-name="P1810">_</text:p>
      <text:p text:style-name="P1811">59. SC7: =005377</text:p>
      <text:p text:style-name="P1812">1'M R3L13V3D YOU 4ND H3 4R3 OK</text:p>
      <text:p text:style-name="P1813">1 W4S G3TT1NG SO WORR13D, H3 WOULDN'T 4NSW3R</text:p>
      <text:p text:style-name="P1814">H3H3H3 &gt;:]</text:p>
      <text:p text:style-name="P1815">OK SOLLUX, W3 C4N T4LK</text:p>
      <text:p text:style-name="P1816">WH4T 1S TH1S 4BOUT YOU B31NG BL1ND?</text:p>
      <text:p text:style-name="P1817">1 DO NOT M1ND</text:p>
      <text:p text:style-name="P1818">HOW D1D 1T H4PP3N?</text:p>
      <text:p text:style-name="P1819">OH NO</text:p>
      <text:p text:style-name="P1820">SOLLUX...</text:p>
      <text:p text:style-name="P1821">DO YOU KNOW 4BOUT F3F3R1?</text:p>
      <text:p text:style-name="P1822">1M SORRY &gt;:[</text:p>
      <text:p text:style-name="P1823">YOU 4R3 SUR3 YOUR3 OK?</text:p>
      <text:p text:style-name="P1824">TH4TS GOOD</text:p>
      <text:p text:style-name="P1825">WH4T K1ND OF NO1S3 W3R3 YOU H34R1NG</text:p>
      <text:soft-page-break/>
      <text:p text:style-name="P1826">_</text:p>
      <text:p text:style-name="P1827">60. SC8: =005378</text:p>
      <text:p text:style-name="P1828">1 HOP3 YOUR3 R1GHT</text:p>
      <text:p text:style-name="P1829">H3H3</text:p>
      <text:p text:style-name="P1830">Y34H! 1 H4V3 PL3NTY OF T1PS</text:p>
      <text:p text:style-name="P1831">1T M4Y T4K3 T1M3 THOUGH, 1T TOOK M3 PL3NTY OF T1M3 TO G3T US3D TO</text:p>
      <text:p text:style-name="P1832">4LSO, 1 M4Y NOT B3 4S GOOD 4 T34CH3R 4S 1 H4D, S1NC3 1 4M NOT 4 M4G1C4L DR4GON &gt;:[</text:p>
      <text:p text:style-name="P1833">HOOR4Y!</text:p>
      <text:p text:style-name="P1834">SO WH3R3 4R3 YOU GUYS?</text:p>
      <text:p text:style-name="P1835">1 SHOULD COM3 JO1N YOU, SO W3 C4N ST1CK TOG3TH3R</text:p>
      <text:p text:style-name="P1836">H4H4H4</text:p>
      <text:p text:style-name="P1837">H4NG ON</text:p>
      <text:p text:style-name="P1838">SOM3TH1NG 1S GO1NG ON</text:p>
      <text:p text:style-name="P1839">1 SM3LL SOM3TH1NG 1N H3R3</text:p>
      <text:p text:style-name="P1840">1T SM3LLS</text:p>
      <text:p text:style-name="P1841">BR1GHT3R</text:p>
      <text:p text:style-name="P1842">_</text:p>
      <text:p text:style-name="P1843">61. DS23: =005598</text:p>
      <text:p text:style-name="P1844">STR1111111D3R</text:p>
      <text:p text:style-name="P1845">WH4T &gt;:?</text:p>
      <text:p text:style-name="P1846">OH</text:p>
      <text:p text:style-name="P1847">TH4TS R1GHT</text:p>
      <text:p text:style-name="P1848">1 FORGOT!</text:p>
      <text:p text:style-name="P1849">1 TH1NK TH4T W4S HOURS 4GO FOR M3</text:p>
      <text:p text:style-name="P1850">1 4M 4 L1TTL3 FOGGY ON 4LL OUR CHRONOLOG1ST1C4L SH3N4N1G4NS 4T TH1S PO1NT...</text:p>
      <text:soft-page-break/>
      <text:p text:style-name="P1851">TH3R3 H4S B33N SO MUCH CR4ZY STUFF GO1NG ON H3R3 1 H4V3 LOST TR4CK!</text:p>
      <text:p text:style-name="P1852">D4V3, YOUR 3NT1R3 3X1ST3NC3 1S NONL1N34R</text:p>
      <text:p text:style-name="P1853">DONT B3 SO M3LODR4M4T1C</text:p>
      <text:p text:style-name="P1854">D1D YOU LOV3 H1M D4V3?</text:p>
      <text:p text:style-name="P1855">BUT H3 W4S YOUR STR4NG3 HUM4N M4N-LUSUS</text:p>
      <text:p text:style-name="P1856">WHO T4UGHT YOU TO L1K3 COOL TH1NGS, L1K3 SWORDS 4ND PUPP3TS 4ND MOV1NG R34LLY F4ST!</text:p>
      <text:p text:style-name="P1857">HOW COULD YOU NOT???</text:p>
      <text:p text:style-name="P1858">YOU 4R3 S4D, BUT NOT BROK3N UP 4BOUT 1T?</text:p>
      <text:p text:style-name="P1859">1 DONT UND3RST4ND</text:p>
      <text:p text:style-name="P1860">BUT YOU S41D YOU W3R3 GR13V1NG!</text:p>
      <text:p text:style-name="P1861">W3LL, 4R3 YOU?</text:p>
      <text:p text:style-name="P1862">4RGH NO, 1 C4NT!</text:p>
      <text:p text:style-name="P1863">YOU DONT SOUND S1NC3R3, BUT 1TS SO H4RD TO T3LL WH4T L4Y3R OF 1RONY R3MOV3D FROM R34L1TY YOUR FL1PP4NT R3M4RKS 4R3 SUPPOS3D TO B3</text:p>
      <text:p text:style-name="P1864">1 4M B3TT1NG YOU R34LLY 4R3 S4D NO M4TT3R HOW H1L4R1OUS 4ND 4LOOF YOU TH1NK YOUR3 B31NG</text:p>
      <text:p text:style-name="P1865">BLUH TH4T M4K3S NO S3NS3!</text:p>
      <text:p text:style-name="P1866">D4V3 YOUR P3RPL3X1NG 3UPH3M1SMS 1NVOLV1NG WH4T 1 PR3SUM3 TO B3 L3WD 4ND V4GU3LY 1NTR1GU1NG PORT1ONS OF HUM4N 4N4TOMY 1 TH1NK 4R3 NOT 4S H1L4R1OUS 4S YOU PROB4BLY B3L13V3</text:p>
      <text:p text:style-name="P1867">4ND 1N 4NY C4S3 YOU M4Y B3 4M4Z3D TO L34RN 1 4M NOT TOT4LLY 1N TH3 MOOD FOR YOUR DUMB SM4RT4SSY HORNSWOGGL3RY!</text:p>
      <text:p text:style-name="P1868">1 H4V3 LOTS OF MY OWN PROBL3MS H3R3, 4ND TH3Y 4R3 B1G, B1G PROBL3MS</text:p>
      <text:p text:style-name="P1869">SO WHY DONT YOU JUST T3LL M3 WH4T YOU 4R3 TH1NK1NG FOR ONC3?</text:p>
      <text:p text:style-name="P1870">Y34H...</text:p>
      <text:p text:style-name="P1871">1 N3V3R R34LLY GOT WHY YOU WOULDNT JUST PULL 1T OUT</text:p>
      <text:soft-page-break/>
      <text:p text:style-name="P1872">HUH &gt;:?</text:p>
      <text:p text:style-name="P1873">1 4M NOT FOLLOW1NG</text:p>
      <text:p text:style-name="P1874">Y3S YOU 4R3!</text:p>
      <text:p text:style-name="P1875">Y3S, W3 4LL 4R3</text:p>
      <text:p text:style-name="P1876">1 4M TH3 H3RO OF M1ND</text:p>
      <text:p text:style-name="P1877">YOU 4R3 TH3 H3RO OF T1M3</text:p>
      <text:p text:style-name="P1878">TH4T 1S WHO W3 W3R3 CR34T3D TO B3</text:p>
      <text:p text:style-name="P1879">NO, DONT &gt;:[</text:p>
      <text:p text:style-name="P1880">_</text:p>
      <text:p text:style-name="P1881">62. DS24: =005603</text:p>
      <text:p text:style-name="P1882">D4V3 G3T UP</text:p>
      <text:p text:style-name="P1883">OU MUST ST4ND T4LL, ONLY 4 TRU3 H3RO COULD PULL OFF SUCH 4N 4CROB4T1C FUCK1NG P1ROU3TT3 OFF OF TH4T H4NDL3 &gt;:]</text:p>
      <text:p text:style-name="P1884">Y3S</text:p>
      <text:p text:style-name="P1885">NO!!! &gt;:o</text:p>
      <text:p text:style-name="P1886">4R3 YOU 4BOUT TO BL34T L1K3 4N 34RTH GO4T, D4V3?</text:p>
      <text:p text:style-name="P1887">&gt;:[</text:p>
      <text:p text:style-name="P1888">TH3N W1LL YOU 4T L34ST G3T UP??</text:p>
      <text:p text:style-name="P1889">4UGH</text:p>
      <text:p text:style-name="P1890">WHY DO 1 DO TH1S TO MYS3LF</text:p>
      <text:p text:style-name="P1891">SUBJ3CT MYS3LF TO TH3 MOODY NONS3NS3 OF CURMUDG3ONLY C4NDY BLOOD3D FOULMOUTHS!</text:p>
      <text:p text:style-name="P1892">M4YB3 1T JUST SO H4PP3NS TH4T FOR ONC3 TH1S 1SNT 4BOUT YOU!</text:p>
      <text:p text:style-name="P1893">M4YB3 1 4M TH3 ON3 WHO N33DS SOM3 H3LP, H4S TH4T OCCURR3D TO YOU, MR COOLK1D???</text:p>
      <text:p text:style-name="P1894">4NYW4Y, 1 R3M3MB3R NOW</text:p>
      <text:p text:style-name="P1895">SORRY, 3V3RYON3 W3NT K1ND OF SH1TH1V3 H3R3, 4ND 1 GOT B1TT3N 1 TH1NK, 4ND 1 K1ND OF FORGOT WH3R3 1 L3FT OFF W1TH YOU</text:p>
      <text:soft-page-break/>
      <text:p text:style-name="P1896">BUT 1 R3M3MB3R WH3R3 TH1S 4LL F1TS 1NTO TH3 CHRONOLOGY, YOU W1TH YOUR BRO H3R3</text:p>
      <text:p text:style-name="P1897">TH1S W4S JUST B3FOR3 YOU B3GG3D M3 TO F1N4LLY SHOW YOU HOW TO R34CH GOD T13R</text:p>
      <text:p text:style-name="P1898">SO 1 D1D</text:p>
      <text:p text:style-name="P1899">4ND TH3N YOU GOT M4D 4T M3</text:p>
      <text:p text:style-name="P1900">SO YOU D3C1D3D TO GO DO YOUR OWN TH1NG FOR 4 WH1L3</text:p>
      <text:p text:style-name="P1901">4ND S1NC3 TH3N 1 H4V3 B33N UP TO MY PO1NTY L1TTL3 NUBS 1N SUSP3NS3, 1NTR1GU3, 4ND B3TR4Y4L!</text:p>
      <text:p text:style-name="P1902">H3H3H3 OH</text:p>
      <text:p text:style-name="P1903">OH, YOULL S33 &gt;:P</text:p>
      <text:p text:style-name="P1904">UNFORTUN4T3LY, NO!</text:p>
      <text:p text:style-name="P1905">M4YB3 1 SHOULD T4K3 TH3 OPPORTUN1TY TO 4POLOG1Z3 1N 4DV4NC3 &gt;:[</text:p>
      <text:p text:style-name="P1906">HMM</text:p>
      <text:p text:style-name="P1907">1 DONT TH1NK 1T W1LL B3 CONSTRUCT1V3 TO GO 1NTO 1T B3FOR3 1T H4PP3NS</text:p>
      <text:p text:style-name="P1908">3V3RYTH1NG GO3S 4CCORD1NG TO PL4N!</text:p>
      <text:p text:style-name="P1909">BUT TH4T 1S 4LL 1 W1LL S4Y</text:p>
      <text:p text:style-name="P1910">R3M3MB3R, TH1S CONV3RS4T1ON 1S K1ND OF NOT SUPPOS3D TO B3 4BOUT YOU, 1 KNOW TH3 1D34 1S UNPR3C3D3NT3D</text:p>
      <text:p text:style-name="P1911">1 KNOW &gt;:p</text:p>
      <text:p text:style-name="P1912">1TS W31RD TO F33L M4D?</text:p>
      <text:p text:style-name="P1913">4R3 YOU TOO COOL FOR TH4T TOO??</text:p>
      <text:p text:style-name="P1914">H3Y!</text:p>
      <text:p text:style-name="P1915">4CTU4LLY, YOUR3 R1GHT</text:p>
      <text:p text:style-name="P1916">TURNS OUT W3 R34LLY DO H4V3 4 LOT OF SH1TH34DS H3R3 &gt;:[</text:p>
      <text:p text:style-name="P1917">4ND 4LSO 4S 1T H4PP3NS TH3 WORST ON3 1S TH3 ON3 WHO H4PP3NS TO B3 PL4NN1NG TO T4K3 H1M ON!</text:p>
      <text:p text:style-name="P1918">F111N3</text:p>
      <text:soft-page-break/>
      <text:p text:style-name="P1919">BUT FOR SOM3ON3 WHO JUST TOLD M3 TO FUCK OFF YOU 4R3 SUR3 B3ND1NG MY 34R SUDD3NLY &gt;:]</text:p>
      <text:p text:style-name="P1920">WH4T 4R3 YOU S4Y1NG H3R3 D4V3, 1N TH1S CONV3RS4T1ON TH4T 1S ST1LL B31NG 4BOUT YOU</text:p>
      <text:p text:style-name="P1921">1F TH4T 1S HOW YOU F33L</text:p>
      <text:p text:style-name="P1922">TH3N 1 TH1NK OUR TWO PROBL3MS 4R3 NOT R34LLY D1FF3R3NT</text:p>
      <text:p text:style-name="P1923">W3 4R3 BOTH PR3S3NTLY CONC3RN3D W1TH JUST1C3</text:p>
      <text:p text:style-name="P1924">TH3N 1T COULD M34N ON3 OF TWO TH1NGS</text:p>
      <text:p text:style-name="P1925">OR BOTH OF TH3 TWO TH1NGS, L1K3 1T D1D FOR M3 &gt;:]</text:p>
      <text:p text:style-name="P1926">1T COULD M34N TH4T TH3 4G3NT PR3S3NTLY 1NFLU3NC1NG YOU 1S...</text:p>
      <text:p text:style-name="P1927">4 CONSC13NC3</text:p>
      <text:p text:style-name="P1928">4ND/OR</text:p>
      <text:p text:style-name="P1929">4N 3X1L3</text:p>
      <text:p text:style-name="P1930">_</text:p>
      <text:p text:style-name="P1931">63. DS25: =005604</text:p>
      <text:p text:style-name="P1932">&gt;:?</text:p>
      <text:p text:style-name="P1933">_</text:p>
      <text:p text:style-name="P1934">64. DS26: =005605</text:p>
      <text:p text:style-name="P1935">D4V3 1 D1D NOT R34L1Z3 YOU H4D SUCH 4 P4SS1ON FOR L4W 3NFORC3M3NT</text:p>
      <text:p text:style-name="P1936">1 MUST S4Y TH1S SHOCK1NG D3V3LOPM3NT 1S COM1NG D4NG3ROUSLY CLOS3 TO G1V1NG M3 4 C4S3 OF TH3 V4PORS &gt;:O</text:p>
      <text:p text:style-name="P1937">BR1NG1NG J4CK TO JUST1C3?</text:p>
      <text:p text:style-name="P1938">...</text:p>
      <text:p text:style-name="P1939">TH3 SL4MM3R?</text:p>
      <text:p text:style-name="P1940">1 KNOW WH4T TH3 SL4MM3R M34NS!!!</text:p>
      <text:p text:style-name="P1941">_</text:p>
      <text:p text:style-name="P1942">65. DS27: =005606</text:p>
      <text:p text:style-name="P1943">1 TH1NK 1 4M FOLLOW1NG</text:p>
      <text:soft-page-break/>
      <text:p text:style-name="P1944">YOU 4R3 GO1NG TO F1ND J4CK, 4ND PUT H1M 1N J41L?</text:p>
      <text:p text:style-name="P1945">D4V3 1 KNOW YOU 4R3 L1K3LY D1SCOMBOBUL4T3D W1TH GR13F OV3R YOUR F4LL3N M4NBRO LUSUS, BUT TH4T 1S 3XTR3M3LY S1LLY 4ND DO3SNT M4K3 4NY S3NS3</text:p>
      <text:p text:style-name="P1946">_</text:p>
      <text:p text:style-name="P1947">66. DS28: =005607</text:p>
      <text:p text:style-name="P1948">1M ST1LL NOT SUR3</text:p>
      <text:p text:style-name="P1949">YOUR3 T4LK1NG 4BOUT THROW1NG J4CK 1N TH3 SL4MM3R 4ND R4MBL1NG 4BOUT JUST1C3 4ND T3LL1NG M3 TO G3T P3NS 4ND SUCH</text:p>
      <text:p text:style-name="P1950">NOT TH4T 1 4M COMPL41N1NG</text:p>
      <text:p text:style-name="P1951">4G3NTS?</text:p>
      <text:p text:style-name="P1952">&gt;8?!</text:p>
      <text:p text:style-name="P1953">_</text:p>
      <text:p text:style-name="P1954">67. DS29: =005608</text:p>
      <text:p text:style-name="P1955">W3LL</text:p>
      <text:p text:style-name="P1956">NO1RS CRON13S 4R3 3XPLO1T4BL3</text:p>
      <text:p text:style-name="P1957">4R3 YOU S4Y1NG YOU H4V3 4 PL4N TH4T 1NVOLV3S T4RG3T1NG TH3M?</text:p>
      <text:p text:style-name="P1958">L1K3 WH4T?</text:p>
      <text:p text:style-name="P1959">_</text:p>
      <text:p text:style-name="P1960">68. DS30: =005609</text:p>
      <text:p text:style-name="P1961">YOU H4V3 TO 3XPLOD3 SOM3TH1NG?</text:p>
      <text:p text:style-name="P1962"><text:span text:style-name="T1963">4R3 YOU R3F3RR1NG TO YOUR PL4N TO BLOW UP<text:s/></text:span><text:span text:style-name="T1964"><draw:frame draw:style-name="a0" draw:name="1" text:anchor-type="as-char" svg:x="0in" svg:y="0in" svg:width="1.3957in" svg:height="0.1354in" style:rel-width="scale" style:rel-height="scale"><draw:image xlink:href="media/image1.wmf" xlink:type="simple" xlink:show="embed" xlink:actuate="onLoad"/><svg:title/><svg:desc/></draw:frame></text:span><text:span text:style-name="T1965">?</text:span></text:p>
      <text:p text:style-name="P1966">YOU M34N 1TS 4CTU4LLY MY TURN TO T4LK?</text:p>
      <text:p text:style-name="P1967">BUT 1 W4S B3G1NN1NG TO FORG3T MY PROBL3M L1ST3N1NG TO YOUR H1GHLY 3NJOY4BL3 B3FUDDL3M3NT!</text:p>
      <text:p text:style-name="P1968">F4R3W3LL??</text:p>
      <text:p text:style-name="P1969">W41T!!!!!! &gt;:[</text:p>
      <text:p text:style-name="P1970">_</text:p>
      <text:soft-page-break/>
      <text:p text:style-name="P1971">69. DS31: =005610</text:p>
      <text:p text:style-name="P1972">OK D4V3, 1 W1LL SHOW SOM3 S3NS1T1V1TY 4ND C4ST SUSP1C1ON ON TH3 1NT3LL3CTU4L M3R1T OF 3V3RYTH1NG YOU H4V3 3V3R S41D</text:p>
      <text:p text:style-name="P1973">1 W1LL FURTH3R D3MONSTR4T3 MY FR13NDSH1P BY DOM1N4T1NG TH3 R3ST OF TH1S CONV3RS4T1ON W1TH L3NGTHY 4CCOUNTS OF MY 3MOT1ON4L TR1BUL4T1ONS, L34V1NG NO SP4C3 FOR YOU TO SUBM1T 4NY 4MUS1NG OUTBURSTS</text:p>
      <text:p text:style-name="P1974">QU13T!!! &gt;:O</text:p>
      <text:p text:style-name="P1975">NOW</text:p>
      <text:p text:style-name="P1976">WH3R3 W4S 1</text:p>
      <text:p text:style-name="P1977">OH Y3S, OF COURS3</text:p>
      <text:p text:style-name="P1978">YOU S33, OUR 41MS 4R3 NOT TH4T D1SS1M1L4R</text:p>
      <text:p text:style-name="P1979">OUR PURSU1TS OF JUST1C3 1 M34N</text:p>
      <text:p text:style-name="P1980">BUT YOURS 1S MOT1V4T3D BY 4NG3R 1N TH3 H34T OF TH3 MOM3NT</text:p>
      <text:p text:style-name="P1981">WH1CH 1S BL1ND1NG YOU TO TH3 CONS3QU3NC3S OF 4TT3MPT1NG SOM3TH1NG V3RY FOOL1SH</text:p>
      <text:p text:style-name="P1982">YOU 4R3 F4R TOO COOL TO SUCCUMB TO 4NYTH1NG L1K3 TH4T</text:p>
      <text:p text:style-name="P1983">WH1CH 1S WHY YOU W1LL COM3 TO YOUR S3NS3S SHORTLY &gt;:]</text:p>
      <text:p text:style-name="P1984">MY S1TU4T1ON 1S 4 L1TTL3 MOR3 COMPL1C4T3D</text:p>
      <text:p text:style-name="P1985">1TS L3SS P3RSON4L</text:p>
      <text:p text:style-name="P1986">THOUGH ONC3 1T W4S 4 GRUDG3 WH1CH PROP3LL3D OUR R1V4LRY</text:p>
      <text:p text:style-name="P1987">NOW 1TS R3SOLUT1ON H4S B3COM3 4 M4TT3R OF PR4CT1C4L1TY</text:p>
      <text:p text:style-name="P1988">1F NOT PROF3SS1ON4L1SM</text:p>
      <text:p text:style-name="P1989">BUS1N3SS L1K3!</text:p>
      <text:p text:style-name="P1990">TH3 W4Y 4 TRU3 L3G1SL4C3R4TOR CONDUCTS H3R PROS3CUT1ONS</text:p>
      <text:p text:style-name="P1991">D4V3 D1D YOU KNOW TH4T C3NTUR13S 4GO ON MY PL4N3T, L3G1SL4C3R4TORS W3R3 NOT CONF1N3D TO STUFFY COURTBLOCKS 4RGU1NG C4S3S B3FOR3 H1S HONOR4BL3 TYR4NNY?</text:p>
      <text:p text:style-name="P1992">Y3S! 4LSO, SHUSH</text:p>
      <text:soft-page-break/>
      <text:p text:style-name="P1993">1 KNOW YOU 4R3 S4SS1NG M3 DU3 TO MY US3 OF T3RMS UNF4M1L14R TO HUM4NS, BUT 1T 1S TRU3</text:p>
      <text:p text:style-name="P1994">TH3Y W3R3 D3PLOY3D THROUGHOUT TH3 G4L4XY TO 4PPR3H3ND CR1M1N4LS BY 4NY M34NS N3C3SS4RY</text:p>
      <text:p text:style-name="P1995">1 THOUGHT 1 TOLD YOU TO B3 QU13T!</text:p>
      <text:p text:style-name="P1996">1 4M MONOLOGU1NG H3R3 &gt;:P</text:p>
      <text:p text:style-name="P1997">4NYW4Y, TH3Y WOULD NOT R3ST UNT1L TH31R SUSP3CT W4S 1N CUSTODY, ON3 W4Y OR 4NOTH3R</text:p>
      <text:p text:style-name="P1998">TH3Y WOULD G4TH3R 3V1D3NC3 OV3R TH3 COURS3 OF TH3 1NV3ST1G4T1ON, COMP1L1NG 4 C4S3 TO B3 PR3S3NT3D 4T TH3 TR14L, SHOULD ON3 B3 H3LD B3FOR3 TH3 F1N4L SUBM1SS1ON OF TH3 GU1LTY CORPS3 TO JUD1C14L 4UTHOR1T13S</text:p>
      <text:p text:style-name="P1999">P3RSON4L F33L1NGS 4ND V3ND3TT4S D1D NOT M4TT3R, NOR D1D 3V3N TH3 N4TUR3 OF TH3 CR1M3</text:p>
      <text:p text:style-name="P2000">ONLY JUST1C3 D1D!</text:p>
      <text:p text:style-name="P2001"><text:s/>TH3Y W3R3 S3L3CT3D FOR TH31R CUNN1NG 4ND M4RT14L PROW3SS</text:p>
      <text:p text:style-name="P2002">4ND FOR TH31R 4B1L1TY TO UND3RST4ND TH3 M1NDS OF TH3 CR1M1N4LS TH3Y SOUGHT</text:p>
      <text:p text:style-name="P2003">TH1S 1S WHY TH3 BURD3N H4S TO B3 M1N3 1 TH1NK</text:p>
      <text:p text:style-name="P2004">1 4M TH3 ONLY ON3 WHO KNOWS HOW TO H4NDL3 H3R</text:p>
      <text:p text:style-name="P2005">4S SUCH, SH3 1S MY R3SPONS1B1L1TY</text:p>
      <text:p text:style-name="P2006">SHOOOOOOOSH!!!!!!!</text:p>
      <text:p text:style-name="P2007">OH</text:p>
      <text:p text:style-name="P2008">Y3S TH4TS OK, 1N F4CT 1TS V3RY H3LPFUL</text:p>
      <text:p text:style-name="P2009">WHO DO YOU TH1NK??</text:p>
      <text:p text:style-name="P2010">_</text:p>
      <text:p text:style-name="P2011">70. DS32: =005611</text:p>
      <text:p text:style-name="P2012">YOU 4R3 CORR3CT</text:p>
      <text:p text:style-name="P2013">TH3 SP1D3R13ST ON3 OF 4LL</text:p>
      <text:p text:style-name="P2014">1 GU3SS SO</text:p>
      <text:soft-page-break/>
      <text:p text:style-name="P2015">W3LL, 1M H3R3 T4LK1NG TO YOU 4BOUT 1T 1NST34D OF 4CTU4LLY DO1NG 1T, 4R3NT 1?</text:p>
      <text:p text:style-name="P2016">NOT 3X4CTLY</text:p>
      <text:p text:style-name="P2017">TH4T 1S NOT 4 TH1NG!</text:p>
      <text:p text:style-name="P2018">BUT Y3S, TH3 C4S3 4G41NST H3R 1S OV3RWH3LM1NG</text:p>
      <text:p text:style-name="P2019">MOR3 TH4N YOU 3V3N KNOW!</text:p>
      <text:p text:style-name="P2020">SH3S COMPL3T3LY OUT OF CONTROL NOW</text:p>
      <text:p text:style-name="P2021">SH3 H4S MURD3R3D 4T L34ST ON3 OF MY GOOD FR13NDS</text:p>
      <text:p text:style-name="P2022">4ND POSS1BLY S3V3R4L OTH3RS, 1 4M NOT SUR3 Y3T</text:p>
      <text:p text:style-name="P2023">TH3 C1RCUMST4NC3S 4R3 4 L1TTL3 F1SHY, BUT MY 1NV3ST1G4T1ON 1S ONGO1NG</text:p>
      <text:p text:style-name="P2024">_</text:p>
      <text:p text:style-name="P2025">71. DS33: =005612</text:p>
      <text:p text:style-name="P2026">4DD1T1ON4LLY, 1 H4V3 D1SCOV3R3D SH3 1S COMPL1C1T 1N J4CKS R1S3 TO POW3R</text:p>
      <text:p text:style-name="P2027">WH3N 1 F1RST L34RN3D H3 C4M3 FROM YOUR S3SS1ON, 1 M1ST4K3NLY BL4M3D YOU 4LL, 4ND TOOK 1T OUT ON 4 H4PL3SS 3GB3RT &gt;:[</text:p>
      <text:p text:style-name="P2028">BUT 1F 4NYON3 1S TO P4Y FOR R3L34S1NG TH4T D3MON ON BOTH OF OUR GROUPS, 1T 1S H3R</text:p>
      <text:p text:style-name="P2029">Y3S</text:p>
      <text:p text:style-name="P2030">4ND SH3 KNOWS 1 KNOW</text:p>
      <text:p text:style-name="P2031">SH3 H4S B33N T4UNT1NG M3, TRY1NG TO ST1R UP OUR OLD R1V4LRY</text:p>
      <text:p text:style-name="P2032">TH4T 1S WH4T TH1S WHOL3 JOHN VS D4V3 TH1NG H4S B33N 4BOUT</text:p>
      <text:p text:style-name="P2033">1 KNOW</text:p>
      <text:p text:style-name="P2034">NOT R34LLY</text:p>
      <text:p text:style-name="P2035">1TS JUST 4 G4M3</text:p>
      <text:p text:style-name="P2036">BUT TH3 G4M3 1S S3R1OUS BUS1N3SS TO H3R</text:p>
      <text:p text:style-name="P2037">L1K3 1T W4S DUR1NG OUR ROL3 PL4Y1NG D4YS</text:p>
      <text:p text:style-name="P2038">4ND JUST L1K3 TH3N, SH3S RU1N3D 3V3RYTH1NG BY T4K1NG 1T TOO F4R</text:p>
      <text:soft-page-break/>
      <text:p text:style-name="P2039">4ND 1N SP1T3 OF 4LL H3R P4ST CR1M3S, TH3S3 4R3 NOT 3V3N TH3 MOST 1MPORT4NT R34SONS TO STOP H3R!</text:p>
      <text:p text:style-name="P2040">SH3 H4S D3C1D3D TO F1GHT J4CK H3RS3LF</text:p>
      <text:p text:style-name="P2041">WH1CH 1S 4N 3XTR3M3LY D4NG3ROUS 4ND STUP1D TH1NG TO DO!</text:p>
      <text:p text:style-name="P2042">SOUND F4M1L14R, D4V3?</text:p>
      <text:p text:style-name="P2043">NO</text:p>
      <text:p text:style-name="P2044">1LL JUST L3T YOU TRY TO R34CH TH3 GOD T13R, 4ND TH3N D3C1D3 FOR YOURS3LF &gt;:]</text:p>
      <text:p text:style-name="P2045">OBJ3CT1ON!!!</text:p>
      <text:p text:style-name="P2046">NO H3 DO3SNT, YOU KNOW P3RF3CTLY W3LL H3 DO3SNT G1V3 4 SH1T</text:p>
      <text:p text:style-name="P2047">H3 W1LL CL34R TH1S COURTBLOCK 1F H3 DO3S NOT H4V3 ORD3R, H3 SW34RS TO J3GUS</text:p>
      <text:p text:style-name="P2048">1TS NOT L1K3 TH4T! &gt;XO</text:p>
      <text:p text:style-name="P2049">NO</text:p>
      <text:p text:style-name="P2050">B3C4US3 1 4M QU1T3 SUR3 TH4T 1F SH3 GO3S TO F1ND H1M, 1T W1LL T1P H1M OFF TO OUR LOC4T1ON 1N TH3 V31L</text:p>
      <text:p text:style-name="P2051">1 H4V3 S33N 1T 4LR34DY</text:p>
      <text:p text:style-name="P2052">TH4T 1S WHY TH1S 1S NO S1MPL3 V3ND3TT4</text:p>
      <text:p text:style-name="P2053">BR1NG1NG H3R TO JUST1C3 1S CR1T1C4L TO OUR SURV1V4L!</text:p>
      <text:p text:style-name="P2054">B3C4US3</text:p>
      <text:p text:style-name="P2055">1M NOT SUR3 1F 1 C4N</text:p>
      <text:p text:style-name="P2056">NO, 1TS NOT TH4T</text:p>
      <text:p text:style-name="P2057">1T JUST TH4T WH3N TH3 T1M3 COM3S</text:p>
      <text:p text:style-name="P2058">1M NOT SUR3 1F 1 W1LL B3 4BL3 TO K1LL H3R</text:p>
      <text:p text:style-name="P2059">Y3S 1TS TRU3</text:p>
      <text:p text:style-name="P2060">W3 4R3 SUPPOS3D TO R3V3L 1N BLOODSH3D 4S W3 GROW UP</text:p>
      <text:p text:style-name="P2061">4ND SH3 S33MS TO B3 3MBR4C1NG H3R R1T3 OF P4SS4G3 W1TH R3CKL3SS 4B4NDON, 4S 1 WOULD 3XP3CT</text:p>
      <text:p text:style-name="P2062">GR4BB1NG TH3 BULL BY TH3 HORNS, SO TO SP34K</text:p>
      <text:soft-page-break/>
      <text:p text:style-name="P2063">1TS 4 L1TTL3 1NT1M1D4T1NG</text:p>
      <text:p text:style-name="P2064">B3C4US3 1M NOT SUR3 1F 1M R34DY FOR TH4T</text:p>
      <text:p text:style-name="P2065">WH1CH 1 GU3SS 1S NORM4L??</text:p>
      <text:p text:style-name="P2066">1TS OK D4V3</text:p>
      <text:p text:style-name="P2067">ST1LL MONOLOGU1NG &gt;:]</text:p>
      <text:p text:style-name="P2068">1 GU3SS</text:p>
      <text:p text:style-name="P2069">1 4M NOT SO MUCH WORR13D 4BOUT NOT B31NG R34DY</text:p>
      <text:p text:style-name="P2070">4S 1 4M TH4T...</text:p>
      <text:p text:style-name="P2071">1 M1GHT NOT 4CTU4LLY W4NT TO B3 R34DY</text:p>
      <text:p text:style-name="P2072">M4YB3 3V3R</text:p>
      <text:p text:style-name="P2073">M4YB3 TH3R3S SOM3TH1NG WRONG W1TH M3</text:p>
      <text:p text:style-name="P2074">NOT 4N 4CT</text:p>
      <text:p text:style-name="P2075">JUST FUN!</text:p>
      <text:p text:style-name="P2076">1 L1K3 FUN, D4V3, 4ND 1 4LSO L1K3 G4M3S</text:p>
      <text:p text:style-name="P2077">DONT YOU L1K3 FUN 4ND G4M3S?</text:p>
      <text:p text:style-name="P2078">L14R!!! &gt;:O</text:p>
      <text:p text:style-name="P2079">TH3R3 1S 4 B1G D1FF3R3NC3 B3TW33N M4N1PUL4T1NG P3OPL3 TO TH31R DOOM W1TH TR1CK3RY, 4ND K1LL1NG SOM3ON3 BY YOUR OWN H4ND</text:p>
      <text:p text:style-name="P2080">1T 1S 4 B1T L1K3 H4V1NG TO F4C3 YOUR OWN D34TH...</text:p>
      <text:p text:style-name="P2081">4ND D1SCOV3R1NG TH3 D1FF3R3NC3 B3TW33N L34V1NG TH3 R3SPONS1B1L1TY TO SOM3ON3 3LS3, 4ND DO1NG TH3 D1RTY WORK YOURS3LF</text:p>
      <text:p text:style-name="P2082">M4YB3 YOULL UND3RST4ND SOM3 D4Y &gt;;]</text:p>
      <text:p text:style-name="P2083">_</text:p>
      <text:p text:style-name="P2084">72. DS34: =005613</text:p>
      <text:p text:style-name="P2085">1 C4NT T3LL YOU WH4T TO 4DV1S3 M3, CHUMP4SS!</text:p>
      <text:p text:style-name="P2086">M4YB3 1M NOT 3V3N LOOK1NG FOR 4DV1C3 P3R S3</text:p>
      <text:p text:style-name="P2087">BUT JUST W4NT TO T4LK TO SOM3ON3 4BOUT 1T</text:p>
      <text:soft-page-break/>
      <text:p text:style-name="P2088">*S1111GNNNN*</text:p>
      <text:p text:style-name="P2089">Y34H, F41R 3NOUGH</text:p>
      <text:p text:style-name="P2090">OH, R1GHT</text:p>
      <text:p text:style-name="P2091">YOULL B3 BUGG1NG M3 4BOUT SHOW1NG YOU HOW TO R34CH TH3 GOD T13R SOON</text:p>
      <text:p text:style-name="P2092">PROMPT3D BY TH1S V3RY CONV3RS4T1ON 1 1M4G1N3, WHOD H4V3 THOUGHT!</text:p>
      <text:p text:style-name="P2093">1 KNOW</text:p>
      <text:p text:style-name="P2094">Y3S</text:p>
      <text:p text:style-name="P2095">TH4T SOUNDS 4BOUT R1GHT BUT WH4T DO 1 KNOW</text:p>
      <text:p text:style-name="P2096">YOUR3 TH3 T1M3 GUY 4FT3R 4LL</text:p>
      <text:p text:style-name="P2097">LUCK1LY 1 W1LL NOT H4V3 TO P4RT1C1P4T3 1N TH3S3 CH4R4D3S TH1S T1M3 4ROUND</text:p>
      <text:p text:style-name="P2098">&gt;:o</text:p>
      <text:p text:style-name="P2099">_</text:p>
      <text:p text:style-name="P2100">73*. =005618</text:p>
      <text:p text:style-name="P2101">&gt;:?</text:p>
      <text:p text:style-name="P2102">_</text:p>
      <text:p text:style-name="P2103">74*. VS5: =005660</text:p>
      <text:p text:style-name="P2104">S4M3 TO YOU M1NDF4...</text:p>
      <text:p text:style-name="P2105">1 M34N VR1SK4</text:p>
      <text:p text:style-name="P2106">4S MUCH 4S 1T P41NS M3 TO 4DM1T, YOUR FRU1TY OR4NG3 F41RYSU1T SM3LLS...</text:p>
      <text:p text:style-name="P2107">D3L1C1OUS &gt;:[</text:p>
      <text:p text:style-name="P2108">1 4M NOT 1N CH4R4CT3R!!! &gt;:O</text:p>
      <text:p text:style-name="P2109">TH1S 1S S3R1OUS BUS1N3SS, VR1SK4</text:p>
      <text:p text:style-name="P2110">S33? 1 BROUGHT MY D34DLY C4N3 SWORD 4ND COOL CO1N 4ND 3V3RYTH1NG</text:p>
      <text:p text:style-name="P2111">NO, NOT R3V3NG3. JUST1C3! &gt;:]</text:p>
      <text:p text:style-name="P2112">FOR TH3 D3SP1C4BL3 MURD3RS OF OUR 1NNOC3NT FR13NDS!</text:p>
      <text:soft-page-break/>
      <text:p text:style-name="P2113">VR1SK4, PL34S3. DO NOT TRY TO D3NY 1T. 1 FOUND TH3 3V1D3NC3</text:p>
      <text:p text:style-name="P2114">T4VROS, N3P3T4... 3V3N G4MZ33!!! 1 M34N R34LLY VR1SK4. G4MZ33?!</text:p>
      <text:p text:style-name="P2115">&gt;:o[</text:p>
      <text:p text:style-name="P2116">&gt;:\</text:p>
      <text:p text:style-name="P2117">W3 BOTH KNOW YOU C4N'T B34T J4CK</text:p>
      <text:p text:style-name="P2118">4LL TH4T W1LL H4PP3N 1S TH4T YOU W1LL L34D H1M H3R3 4ND H3 W1LL K1LL US 4LL</text:p>
      <text:p text:style-name="P2119">H3 W1LL FOLLOW YOUR SUG4RY P1X13 TR41L W1TH H1S K33N C4N1N3 SNOUT</text:p>
      <text:p text:style-name="P2120">1 H4V3 4LR34DY S33N TH1S CONS3QU3NC3 1N MY M1NDS 3Y3</text:p>
      <text:p text:style-name="P2121">WH4T 1 PROPOS3 1S S1MPL3</text:p>
      <text:p text:style-name="P2122">1 FL1P</text:p>
      <text:p text:style-name="P2123">H34DS, YOU ST4Y</text:p>
      <text:p text:style-name="P2124">SCR4TCH, YOU GO</text:p>
      <text:p text:style-name="P2125">1 D1D NOT FORG3T</text:p>
      <text:p text:style-name="P2126">WH4T W1LL 1T B3, M4RQU1S3?</text:p>
      <text:p text:style-name="P2127">_</text:p>
      <text:p text:style-name="P2128">Act 6</text:p>
      <text:p text:style-name="P2129">_</text:p>
      <text:p text:style-name="P2130">Act 6 Intermission 1</text:p>
      <text:p text:style-name="P2131">_</text:p>
      <text:p text:style-name="P2132">75. AM2; SC9; RL2; DS35; KV14: =006249</text:p>
      <text:p text:style-name="P2133">Y3S &gt;:|</text:p>
      <text:p text:style-name="P2134">TH4TS OK 4R4D14, NO ON3S BL4M1NG YOU</text:p>
      <text:p text:style-name="P2135">1 4CTU4LLY TH1NK YOUR WHOL3 D34TH F4NG1RL TH1NG 1S FUNNY 4ND K1ND OF CH4RM1NG &gt;:]</text:p>
      <text:p text:style-name="P2136">OH COM3 ON</text:p>
      <text:p text:style-name="P2137">YOU 4R3 PR4CT1C4LLY B3S1D3 YOURS3LF W1TH G1DD1N3SS 4T TH3 1D34 OF<text:s/><text:soft-page-break/>S3RV1NG 4S TH3 M41TR3 D TO 4LL DR34M BUBBL3S</text:p>
      <text:p text:style-name="P2138">YOU LOV3 B31NG TH3 C4R3T4K3R OF W4YW4RD SOULS 4ND DR34M3RS!</text:p>
      <text:p text:style-name="P2139">LUCK1LY YOU M4K3 4N 4DOR4BL3 H4NDM41D TO TH3 M4ST3R OF D34TH, 3SP3C14LLY 1N YOUR CUT3 CH3RRY P1X13 3NS3MBL3</text:p>
      <text:p text:style-name="P2140">S33???</text:p>
      <text:p text:style-name="P2141">3V3N SNOOTY M1SS C4NT4LOUP3 ROB3 4GR33S!</text:p>
      <text:p text:style-name="P2142">OH, 4ND GUYS, JUST FOR TH3 S4K3 OF MULT1CULTUR4L CL4R1TY, W3 TROLLS TR34T D34TH 1TS3LF 4S 4 MYTHOLOG1C4L F1GUR3</text:p>
      <text:p text:style-name="P2143">H3 1S 4 M4N W1TH 4 FR1GHT3N1NG SKULL FOR 4 H34D 4ND 4 T3RR1BL3 HYPNOT1C GL4R3</text:p>
      <text:p text:style-name="P2144">4LL TH3 L3G3NDS S4Y H3S GOT TH1S SUP3R FOXY H4NDM41D TO DO H1S D1RTYWORK</text:p>
      <text:p text:style-name="P2145">1 M34N TH1S 1S 4LL F4NT4SY OF COURS3, BUT W3 C4NT R34LLY UND3RST4ND 34CH OTH3RS CULTUR3S UNL3SS W3 UND3RST4ND TH3 MYTHS B3H1ND TH3M!</text:p>
      <text:p text:style-name="P2146">SO WH4T YOU 4R3 T3LL1NG M3 D4V3 1S</text:p>
      <text:p text:style-name="P2147">TH4T W3 BOTH H4V3 D34TH *4ND* COTTON C4NDY???</text:p>
      <text:p text:style-name="P2148">W3 M1GHT 4S W3LL B3 TH3 S4M3 D4MN SP3C13S!!! &gt;:D</text:p>
      <text:p text:style-name="P2149">_</text:p>
      <text:p text:style-name="P2150">76. KV15: =006250</text:p>
      <text:p text:style-name="P2151">K4RK4T YOUR3 3MB4RR4SS1NG US 1N FRONT OF TH3 HUM4NS</text:p>
      <text:p text:style-name="P2152">_</text:p>
      <text:p text:style-name="P2153">77. DS36; KV16: =006253</text:p>
      <text:p text:style-name="P2154">1 4M SO SORRY YOU GUYS</text:p>
      <text:p text:style-name="P2155">TEREZI: W3 4R3 4CTU4LLY 4 LOT COOL3R TH4N TH1S!</text:p>
      <text:p text:style-name="P2156">...</text:p>
      <text:p text:style-name="P2157">NO</text:p>
      <text:p text:style-name="P2158">NO W3 AR3 NOT</text:p>
      <text:p text:style-name="P2159">4444444UGH</text:p>
      <text:soft-page-break/>
      <text:p text:style-name="P2160">_</text:p>
      <text:p text:style-name="P2161">78. AM3; RL3: =006254</text:p>
      <text:p text:style-name="P2162">R34LLY? YOU C4N DO TH4T?</text:p>
      <text:p text:style-name="P2163">TH4T SOUNDS 4 LOT MOR3 US3FUL TH4N MY S33R POW3RS &gt;:[</text:p>
      <text:p text:style-name="P2164">UM</text:p>
      <text:p text:style-name="P2165">1 GU3SS 1 DONT</text:p>
      <text:p text:style-name="P2166">_</text:p>
      <text:p text:style-name="P2167">79. DS37; KV17: =006255</text:p>
      <text:p text:style-name="P2168">&gt;8D</text:p>
      <text:p text:style-name="P2169">1 H3R3BY S3COND TH1S COOL DUD3S R4D1C4L MOT1ON ON GROUNDS OF R1D1CULOUSLY D3C4D3NT 4TT1R3</text:p>
      <text:p text:style-name="P2170">OH GOD, YOU DUMMY</text:p>
      <text:p text:style-name="P2171">YOU DONT 4CTU4LLY H4V3 TO HOLD YOUR BR34TH WH3N YOUR3 B31NG QU13T!</text:p>
      <text:p text:style-name="P2172">H3 R34LLY 1S &gt;:|</text:p>
      <text:p text:style-name="P2173">_</text:p>
      <text:p text:style-name="P2174">80. AM4: =006256</text:p>
      <text:p text:style-name="P2175">4WW &gt;:[</text:p>
      <text:p text:style-name="P2176">1 HOP3 SO</text:p>
      <text:p text:style-name="P2177">_</text:p>
      <text:p text:style-name="P2178">81. DS38: =006257</text:p>
      <text:p text:style-name="P2179">3R...</text:p>
      <text:p text:style-name="P2180">_</text:p>
      <text:p text:style-name="P2181">82. RL4: =006284</text:p>
      <text:p text:style-name="P2182">WH4T!</text:p>
      <text:p text:style-name="P2183">_</text:p>
      <text:p text:style-name="P2184">Act 6 Act 2</text:p>
      <text:soft-page-break/>
      <text:p text:style-name="P2185">_</text:p>
      <text:p text:style-name="P2186">Act 6 Intermission 2</text:p>
      <text:p text:style-name="P2187">_</text:p>
      <text:p text:style-name="P2188">83. =006627</text:p>
      <text:p text:style-name="P2189">3V3RYBODY STOP WH4T YOUR3 DO1NG 1MM3D14T3LY!</text:p>
      <text:p text:style-name="P2190">WH4T3V3R 1T M1GHT B3</text:p>
      <text:p text:style-name="P2191">4NOTH3R DR34M BUBBL3 1S 4PPRO4CH1NG R4P1DLY</text:p>
      <text:p text:style-name="P2192">3V3RYON3 M4N YOUR ST4T1ONS!</text:p>
      <text:p text:style-name="P2193">BY WH1CH 1 M34N GO 4BOUT YOUR BUS1N3SS 4S USU4L 1 GU3SS</text:p>
      <text:p text:style-name="P2194">UNL3SS YOU W4NT TO M33T M3 UP H3R3 4ND CH3CK 1T OUT</text:p>
      <text:p text:style-name="P2195">OV3R! &gt;:]</text:p>
      <text:p text:style-name="P2196">_</text:p>
      <text:p text:style-name="P2197">84. ArSe1: =006668</text:p>
      <text:p text:style-name="P2198">WOW</text:p>
      <text:p text:style-name="P2199">1 C4NT B3L13V3 1 4LMOST FORGOT</text:p>
      <text:p text:style-name="P2200">WH4T 4 COMPL3T3LY CR4ZY B1TCH YOU W3R3</text:p>
      <text:p text:style-name="P2201">OH</text:p>
      <text:p text:style-name="P2202">Y34H</text:p>
      <text:p text:style-name="P2203">SORRY &gt;:[</text:p>
      <text:p text:style-name="P2204">UH</text:p>
      <text:p text:style-name="P2205">WH4T</text:p>
      <text:p text:style-name="P2206">VR1SK4</text:p>
      <text:p text:style-name="P2207">YOU SOUND R34LLY D1FF3R3NT</text:p>
      <text:p text:style-name="P2208">WH4T H4PP3N3D TO YOU OUT H3R3?</text:p>
      <text:p text:style-name="P2209">&gt;:?</text:p>
      <text:p text:style-name="P2210">WHO 4R3 YOU?</text:p>
      <text:soft-page-break/>
      <text:p text:style-name="P2211">_</text:p>
      <text:p text:style-name="P2212">85. ArSe2: =006669</text:p>
      <text:p text:style-name="P2213">OK</text:p>
      <text:p text:style-name="P2214">4ND??</text:p>
      <text:p text:style-name="P2215">R34LLY??</text:p>
      <text:p text:style-name="P2216">&gt;:o</text:p>
      <text:p text:style-name="P2217">1 DONT G3T 1T</text:p>
      <text:p text:style-name="P2218">_</text:p>
      <text:p text:style-name="P2219">85. ArSe3: =006670</text:p>
      <text:p text:style-name="P2220">OMN1SC13NT?</text:p>
      <text:p text:style-name="P2221">YOU M34N</text:p>
      <text:p text:style-name="P2222">MR M1LKSH4K3???</text:p>
      <text:p text:style-name="P2223">R3GR3TS</text:p>
      <text:p text:style-name="P2224">4R3 YOU T4LK1NG 4BOUT M3 4ND VR1SK4?</text:p>
      <text:p text:style-name="P2225">DO YOU KNOW WH3R3 SH3 1S?</text:p>
      <text:p text:style-name="P2226">OH</text:p>
      <text:p text:style-name="P2227">OK TH3N</text:p>
      <text:p text:style-name="P2228">1M NOT SUR3 WH3TH3R TO B3 R3L13V3D OR FRUSTR4T3D BY TH4T</text:p>
      <text:p text:style-name="P2229">NO</text:p>
      <text:p text:style-name="P2230">1 ST1LL DONT KNOW WH4T 1 WOULD S4Y TO H3R</text:p>
      <text:p text:style-name="P2231">_</text:p>
      <text:p text:style-name="P2232">86. ArSe4: =006671</text:p>
      <text:p text:style-name="P2233">1 WOULD S4Y</text:p>
      <text:p text:style-name="P2234">3V3N THOUGH SH3 D1D SOM3 B4D TH1NGS 4ND W4S TOT4LLY 1MPOSS1BL3 MOST OF TH3 T1M3</text:p>
      <text:p text:style-name="P2235">1 W1SH SH3 W4SNT D34D</text:p>
      <text:p text:style-name="P2236">1S 1T W31RD TO M1SS SOM3BODY WHO D1D NOTH1NG BUT C4US3 PROBL3MS?</text:p>
      <text:soft-page-break/>
      <text:p text:style-name="P2237">1 K33P WOND3R1NG 1F TH3R3 W4S 4NOTH3R W4Y</text:p>
      <text:p text:style-name="P2238">SOM3TH1NG OTH3R TH4N L3TT1NG H3R GO, OR K1LL1NG H3R</text:p>
      <text:p text:style-name="P2239">1 TRY TO R3M3MB3R WH4T 1 S4W WH3N 1 LOOK3D 1NTO TH3 VORT1C3S OF POSS1B1L1TY</text:p>
      <text:p text:style-name="P2240">4ND 1 JUST C4NT R3M3MB3R 4NYTH1NG B3S1D3S THOS3 OPT1ONS</text:p>
      <text:p text:style-name="P2241">3V3N 1F THOS3 OTH3R CHO1C3S WOULD H4V3 R3SULT3D 1N D34TH FOR 3V3RYON3</text:p>
      <text:p text:style-name="P2242">W4S TH4T R34LLY 4LL 1 W4S C4P4BL3 OF?</text:p>
      <text:p text:style-name="P2243">31TH3R LOS1NG TH3 N3RV3 TO GO THROUGH W1TH 1T, OR ST4BB1NG H3R 1N TH3 B4CK, 4ND NOTH1NG 3LS3?</text:p>
      <text:p text:style-name="P2244">UM</text:p>
      <text:p text:style-name="P2245">1 DONT KNOW</text:p>
      <text:p text:style-name="P2246">OH GOD</text:p>
      <text:p text:style-name="P2247">L1K3 ROS3</text:p>
      <text:p text:style-name="P2248">Y34H SH3 N3V3R SHUTS UP 4BOUT 1T</text:p>
      <text:p text:style-name="P2249">NO OFF3NS3 &gt;:]</text:p>
      <text:p text:style-name="P2250">_</text:p>
      <text:p text:style-name="P2251">87. ArSe5: =006672</text:p>
      <text:p text:style-name="P2252">Y34H</text:p>
      <text:p text:style-name="P2253">1 GU3SS 1 UND3RSTOOD SOM3 OF TH4T, BUT N3V3R QU1T3 PUT 1T 4LL TOG3TH3R TH4T W4Y</text:p>
      <text:p text:style-name="P2254">1 DONT TH1NK 1 W4S 4 GR34T S33R OF M1ND</text:p>
      <text:p text:style-name="P2255">M3H</text:p>
      <text:p text:style-name="P2256">1 DONT TH1NK OF MYS3LF TH4T W4Y 4NYMOR3</text:p>
      <text:p text:style-name="P2257">1 US3D TO F33L L1K3 SOM3 PR3TTY HOT SH1T!</text:p>
      <text:p text:style-name="P2258">D1R3CT1NG B4TTL3 TR4FF1C 4G41NST TH3 K1NG, 4ND 4LL FL1PP1NG CO1NS 1N P3OPL3S F4C3S 4ND STUFF</text:p>
      <text:p text:style-name="P2259">1T S33MS S1LLY NOW. 1 DONT TH1NK 1 3V3R KN3W WH4T 1 W4S DO1NG</text:p>
      <text:p text:style-name="P2260">WH3N 1 CONFRONT3D H3R, 4ND 1T W4S T1M3 TO M4K3 UP MY M1ND</text:p>
      <text:soft-page-break/>
      <text:p text:style-name="P2261">1 THOUGHT 1 H4D 1T 4LL F1GUR3D OUT, L1K3 TH1S W4S WH4T 1 H4D TO DO. NOT JUST TO S4V3 3V3RYBODY, BUT 4S SOM3 STUP1D R1T3 OF P4SS4G3 OR SOM3TH1NG?</text:p>
      <text:p text:style-name="P2262">TH3N 1T C4M3 T1M3 TO DO 1T, 4ND 1T W4S 4LL H4PP3N1NG SO F4ST...</text:p>
      <text:p text:style-name="P2263">4ND 1 FORC3D MY OWN H4ND. 1 COULD 31TH3R L3T 3V3RYON3 D13 1N ON3 R34L1TY, OR K1LL 4 FR13ND 1N 4NOTH3R</text:p>
      <text:p text:style-name="P2264">4ND 1 T3LL MYS3LF THOS3 W3R3 TH3 ONLY TWO VORT1C3S 1 S4W...</text:p>
      <text:p text:style-name="P2265">BUT TH3N, 1 W4S TH3 ON3 WHO M4D3 TH3 S3R13S OF D3C1S1ONS WH1CH L3D UP TO TH4T CHO1C3, 4ND COMPL3T3LY P41NT3D TH3 OPT1ONS 1NTO TH4T CORN3R</text:p>
      <text:p text:style-name="P2266">4NYW4Y</text:p>
      <text:p text:style-name="P2267">1 JUST W1SH 1 COULD T3LL H3R TH4T</text:p>
      <text:p text:style-name="P2268">HUH?</text:p>
      <text:p text:style-name="P2269">_</text:p>
      <text:p text:style-name="P2270">88. ArSe6: =006673</text:p>
      <text:p text:style-name="P2271">OH</text:p>
      <text:p text:style-name="P2272">1 M34N</text:p>
      <text:p text:style-name="P2273">1 GU3SS 31TH3R?</text:p>
      <text:p text:style-name="P2274">BUT 1 W4S TH1NK1NG MOR3 4BOUT TH3 ON3 WHOS3 D34TH 1M 4CTU4LLY R3SPONS1BL3 FOR</text:p>
      <text:p text:style-name="P2275">&gt;:\</text:p>
      <text:p text:style-name="P2276">1 GU3SS</text:p>
      <text:p text:style-name="P2277">OH?</text:p>
      <text:p text:style-name="P2278">...</text:p>
      <text:p text:style-name="P2279">_</text:p>
      <text:p text:style-name="P2280">89. ArSe7: =006674</text:p>
      <text:p text:style-name="P2281">NOT R34LLY</text:p>
      <text:p text:style-name="P2282">Y34H</text:p>
      <text:p text:style-name="P2283">1V3 TR13D R4T1ON4L1Z1NG STUFF TH4T W4Y</text:p>
      <text:soft-page-break/>
      <text:p text:style-name="P2284">DO3SNT R34LLY H3LP</text:p>
      <text:p text:style-name="P2285">TH3N WH4T DO 1 DO?</text:p>
      <text:p text:style-name="P2286">WH4TS TH3 4NSW3R?</text:p>
      <text:p text:style-name="P2287">_</text:p>
      <text:p text:style-name="P2288">90. ArSe8: =006675</text:p>
      <text:p text:style-name="P2289">WHO4 WH4T?</text:p>
      <text:p text:style-name="P2290">_</text:p>
      <text:p text:style-name="P2291">91. ArSe9: =006676</text:p>
      <text:p text:style-name="P2292">HMM</text:p>
      <text:p text:style-name="P2293">TH4NKS FOR 4SK1NG</text:p>
      <text:p text:style-name="P2294">BUT 1D R4TH3R JUST ST4Y TH1S W4Y</text:p>
      <text:p text:style-name="P2295">L34RN1NG TO S3NS3 TH1NGS TH1S W4Y W4S TH3 ONLY CONN3CT1ON 1 3V3R H4D W1TH MY LUSUS B3FOR3 SH3 D13D</text:p>
      <text:p text:style-name="P2296">1T R3M1NDS M3 OF H3R</text:p>
      <text:p text:style-name="P2297">TH4T PROB4BLY SOUNDS DUMB THOUGH</text:p>
      <text:p text:style-name="P2298">_</text:p>
      <text:p text:style-name="P2299">92. ArSe10: =006677</text:p>
      <text:p text:style-name="P2300">1TS COOL TH4T YOU W4NT TO H3LP H34L M3 4ND 4LL</text:p>
      <text:p text:style-name="P2301">BUT</text:p>
      <text:p text:style-name="P2302">1 ST1LL DONT R34LLY KNOW 4NYTH1NG 4BOUT YOU</text:p>
      <text:p text:style-name="P2303">OTH3R TH4N TH4T YOU S33M L1K3 SOM3 SORT OF MUCH N1C3R VR1SK4</text:p>
      <text:p text:style-name="P2304">WH3R3 W3R3 YOU FROM 4G41N? 4LT3RN14 B3FOR3 V4N1LL4 M1LKSH4K3 N4M3D 1T TH4T?</text:p>
      <text:p text:style-name="P2305">TH4T'S WH3N TROLLS B3C4M3 T3RR1BL3?</text:p>
      <text:p text:style-name="P2306">SO 1N YOUR T1M3, 3V3RYON3 W4S 4S N1C3 4S YOU?</text:p>
      <text:p text:style-name="P2307">H3H3H3H3. YOU R34LLY 4R3 L1K3 4 N1C3 VR1SK4</text:p>
      <text:p text:style-name="P2308">1 DUNNO, 1 W4S FR13NDS W1TH H3R 4ND SH3 D1D 4LMOST NOTH1NG BUT T4LK 4BOUT H3RS3LF</text:p>
      <text:soft-page-break/>
      <text:p text:style-name="P2309">1M PR3TTY SUR3 YOU 4ND 1 WOULD H4V3 B33N GOOD FR13NDS TOO!</text:p>
      <text:p text:style-name="P2310">Y3S!</text:p>
      <text:p text:style-name="P2311">1 US3D TO TH1NK 4BOUT TH4T 4 LOT TOO &gt;:]</text:p>
      <text:p text:style-name="P2312">_</text:p>
      <text:p text:style-name="P2313">93. ArSe11: =006678</text:p>
      <text:p text:style-name="P2314">3X4CTLY HOW LONG H4V3 YOU 4LL B33N L1V1NG 1N DR34M BUBBL3S?</text:p>
      <text:p text:style-name="P2315">OR 1 M34N...</text:p>
      <text:p text:style-name="P2316">NOT L1V1NG</text:p>
      <text:p text:style-name="P2317">DO YOU M1SS YOUR WORLD 4S MUCH 4S 1 DO?</text:p>
      <text:p text:style-name="P2318">WH4T 4BOUT YOUR FR13NDS? 1 GU3SS YOU ST1LL G3T TO H4NG OUT W1TH TH3M 4LL?</text:p>
      <text:p text:style-name="P2319">WOW, 1TS B33N TH4T LONG S1NC3 YOU S4W H3R?</text:p>
      <text:p text:style-name="P2320">Y34H BUT...</text:p>
      <text:p text:style-name="P2321">B1LL1ONS OF SW33PS??</text:p>
      <text:p text:style-name="P2322">1S SH3 BY 4NY CH4NC3 TH3 TROUBL3M4K3R YOU W3R3 T4LK1NG 4BOUT?</text:p>
      <text:p text:style-name="P2323">OH</text:p>
      <text:p text:style-name="P2324">SO TH4TS WH3R3 TH1S BR4NCH 1S T4K1NG US!</text:p>
      <text:p text:style-name="P2325">Y34H TH3 CUT3 L1TTL3 BUBBL3GUM MOONS! TH4TS WH3R3 SH3 1S?</text:p>
      <text:p text:style-name="P2326">_</text:p>
      <text:p text:style-name="P2327">Act 6 Act 3</text:p>
      <text:p text:style-name="P2328">_</text:p>
      <text:p text:style-name="P2329">94. ArSe12: =006884</text:p>
      <text:p text:style-name="P2330">1 4M SORRY 4R4N34</text:p>
      <text:p text:style-name="P2331">1 TR13D TO T3LL TH3M 4LL TO B3 COOL</text:p>
      <text:p text:style-name="P2332">NORM4LLY W3R3 SO MUCH COOL3R TH4N...</text:p>
      <text:p text:style-name="P2333">*SNORT*</text:p>
      <text:p text:style-name="P2334">WHY DO 1 4LW4YS TRY TO T3LL P3OPL3 W3R3 COOL?</text:p>
      <text:soft-page-break/>
      <text:p text:style-name="P2335">W3 4R3 SO V3RY UN COOL &gt;:[</text:p>
      <text:p text:style-name="P2336">_</text:p>
      <text:p text:style-name="P2337">95. MP1: =006885</text:p>
      <text:p text:style-name="P2338">TH3 WH4T?</text:p>
      <text:p text:style-name="P2339">Y3S</text:p>
      <text:p text:style-name="P2340">W3LL</text:p>
      <text:p text:style-name="P2341">MOST OF US H3R3 4R3 1N F4CT R4TH3R W34LTHY</text:p>
      <text:p text:style-name="P2342">1 4M NOT SUR3 1F SH3 W1LL F1ND 4N 1NT3R3ST3D BUY3R THOUGH &gt;:]</text:p>
      <text:p text:style-name="P2343">_</text:p>
      <text:p text:style-name="P2344">96. KV18: =006887</text:p>
      <text:p text:style-name="P2345">K4RK4T S3TTL3 DOWN!</text:p>
      <text:p text:style-name="P2346">1 TOLD YOU</text:p>
      <text:p text:style-name="P2347">TH3Y 4R3 SOM3 OF OUR 4NC3STORS</text:p>
      <text:p text:style-name="P2348">YOUR3 B31NG V3RY RUD3 &gt;:|</text:p>
      <text:p text:style-name="P2349">BL4RGH YOU 4R3 SO T3RR1BL3!</text:p>
      <text:p text:style-name="P2350">_</text:p>
      <text:p text:style-name="P2351">97. DS39; RL5; KM2: =006889</text:p>
      <text:p text:style-name="P2352">W1LL YOU GUYS STOP MUMBL1NG TO YOURS3LV3S 4ND G3T OV3R H3R3!</text:p>
      <text:p text:style-name="P2353">_</text:p>
      <text:p text:style-name="P2354">98. DS40; RL6; KM3; ArSe13: =006890</text:p>
      <text:p text:style-name="P2355">YOUR3 M1SS1NG 4 LOT OF F4SC1N4T1NG STUFF 4BOUT OUR 4NC3STORS!</text:p>
      <text:p text:style-name="P2356">3R</text:p>
      <text:p text:style-name="P2357">1 DONT KNOW 1F 1...</text:p>
      <text:p text:style-name="P2358">W3LL</text:p>
      <text:p text:style-name="P2359">W3 COULD JUST NOT WORRY 4BOUT 1T 4ND K33P T4LK1NG L1K3 W3 W3R3</text:p>
      <text:p text:style-name="P2360">1 W4S CUR1OUS TO H34R TH3 4NSW3R TO MY L4ST QU3ST1ON</text:p>
      <text:p text:style-name="P2361">_</text:p>
      <text:soft-page-break/>
      <text:p text:style-name="P2362">99. ArSe14: =006902</text:p>
      <text:p text:style-name="P2363">W41T</text:p>
      <text:p text:style-name="P2364">WH4T?</text:p>
      <text:p text:style-name="P2365">_</text:p>
      <text:p text:style-name="P2366">100. BGD1: =006908</text:p>
      <text:p text:style-name="P2367">(psst)</text:p>
      <text:p text:style-name="P2368">(so)</text:p>
      <text:p text:style-name="P2369">(wh4t 1s th3 d34l w1th you?)</text:p>
      <text:p text:style-name="P2370">(m1st3r br41n ph4ntom)</text:p>
      <text:p text:style-name="P2371">(y3s)</text:p>
      <text:p text:style-name="P2372">(uh)</text:p>
      <text:p text:style-name="P2373">(&gt;:?)</text:p>
      <text:p text:style-name="P2374">(should 1 t3ll p3opl3 4bout you or...)</text:p>
      <text:p text:style-name="P2375">(y3s)</text:p>
      <text:p text:style-name="P2376">(th4t 1s tru3)</text:p>
      <text:p text:style-name="P2377">_</text:p>
      <text:p text:style-name="P2378">101. BGD2: =006913</text:p>
      <text:p text:style-name="P2379">(1t would s33m so)</text:p>
      <text:p text:style-name="P2380">_</text:p>
      <text:p text:style-name="P2381">102. BGD3: =007105</text:p>
      <text:p text:style-name="P2382">(wh4t?)</text:p>
      <text:p text:style-name="P2383">(no 1m not)</text:p>
      <text:p text:style-name="P2384">(no)</text:p>
      <text:p text:style-name="P2385">(wh4t 4r3 you t4lk1ng 4bout)</text:p>
      <text:p text:style-name="P2386">(no th1s 1s f1n3)</text:p>
      <text:p text:style-name="P2387">(1 4m tot4lly r3sp3ct1ng your p3rson4l bound4r13s)</text:p>
      <text:p text:style-name="P2388">(no!)</text:p>
      <text:soft-page-break/>
      <text:p text:style-name="P2389">(&gt;:?)</text:p>
      <text:p text:style-name="P2390">_</text:p>
      <text:p text:style-name="P2391">103. DiSt1: =007107</text:p>
      <text:p text:style-name="P2392">B34TS M3</text:p>
      <text:p text:style-name="P2393">NO TH1S 1S F1N3</text:p>
      <text:p text:style-name="P2394">3V3RYTH1NGS F1N3</text:p>
      <text:p text:style-name="P2395">*SN1111111F*</text:p>
      <text:p text:style-name="P2396">NO</text:p>
      <text:p text:style-name="P2397">_</text:p>
      <text:p text:style-name="P2398">104. DiSt2: =007108</text:p>
      <text:p text:style-name="P2399">BUT TH3Y C4N</text:p>
      <text:p text:style-name="P2400">_</text:p>
      <text:p text:style-name="P2401">Act 6 Intermission 3</text:p>
      <text:p text:style-name="P2402">_</text:p>
      <text:p text:style-name="P2403">105. =007208</text:p>
      <text:p text:style-name="P2404">SEE LOG FOR "Act 6 Intermission 3 Part 2" IN GAMES FOLDER</text:p>
      <text:p text:style-name="P2405">_</text:p>
      <text:p text:style-name="P2406">106. DM1: =007298</text:p>
      <text:p text:style-name="P2407">H3Y D4MZ!!!!</text:p>
      <text:p text:style-name="P2408">1F YOU GO 4NYWH3R3 N34R H1M, 1 W1LL FUCK1NG K1LL YOU!</text:p>
      <text:p text:style-name="P2409">_</text:p>
      <text:p text:style-name="P2410">107. MINISTRIFE: =007327</text:p>
      <text:p text:style-name="P2411">K4RK4T, SHUT UP TH1S 1S GR34T!</text:p>
      <text:p text:style-name="P2412">W3 N33D TO G3T MOR3 P3OPL3 J4MM3D 1NTO TH1S SW33T F1GHTP4RTY M4SQU3R4DE! &gt;:]</text:p>
      <text:p text:style-name="P2413">Y34H, W3 C4N 4LL H34R YOU WH1SP3R1NG TO YOURS3LF. PR3TTY W31RD BRO. &gt;:\</text:p>
      <text:soft-page-break/>
      <text:p text:style-name="P2414">MOR3!!! MOR3 1 SAY!</text:p>
      <text:p text:style-name="P2415">_</text:p>
      <text:p text:style-name="P2416">Act 6 Act 4</text:p>
      <text:p text:style-name="P2417">_</text:p>
      <text:p text:style-name="P2418">Act 6 Intermission 4</text:p>
      <text:p text:style-name="P2419">_</text:p>
      <text:p text:style-name="P2420">Act 6 Act 5</text:p>
      <text:p text:style-name="P2421">_</text:p>
      <text:p text:style-name="P2422">Act 6 Act 5 Act 2</text:p>
      <text:p text:style-name="P2423">_</text:p>
      <text:p text:style-name="P2424">Act 6 Act 5 Act 1</text:p>
      <text:p text:style-name="P2425">_</text:p>
      <text:p text:style-name="P2426">Act 6 Intermission 5</text:p>
      <text:p text:style-name="P2427">_</text:p>
      <text:p text:style-name="P2428">108. =007834</text:p>
      <text:p text:style-name="P2429">ZZZZZZZ</text:p>
      <text:p text:style-name="P2430">_</text:p>
      <text:p text:style-name="P2431">109. =007835</text:p>
      <text:p text:style-name="P2432">SNOOOOOR3</text:p>
      <text:p text:style-name="P2433">_</text:p>
      <text:p text:style-name="P2434">110. =007837</text:p>
      <text:p text:style-name="P2435">ZZZZZZZ ZZNK SNOOORT</text:p>
      <text:p text:style-name="P2436">SM4CK SM4CK</text:p>
      <text:p text:style-name="P2437">NNNRNNNNNNNRRNGNGNHGHGL3</text:p>
      <text:p text:style-name="P2438">_</text:p>
      <text:soft-page-break/>
      <text:p text:style-name="P2439">111. KV19: =007917</text:p>
      <text:p text:style-name="P2440">YOU KNOW...</text:p>
      <text:p text:style-name="P2441">VR1SK4S 4NC3STOR?</text:p>
      <text:p text:style-name="P2442">TH3 FR13NDLY ON3 WHO T3LLS LONG STOR13S</text:p>
      <text:p text:style-name="P2443">Y34H W3LL</text:p>
      <text:p text:style-name="P2444">1 W4S 4 L1TTL3 MOR3 T4CTFUL TH4N YOU 4ND 4CTU4LLY L1ST3N3D</text:p>
      <text:p text:style-name="P2445">4ND L3T H3R T4LK M3 1NTO SOM3TH1NG 1 SHOULDNT H4V3 &gt;:[</text:p>
      <text:p text:style-name="P2446">Y3S</text:p>
      <text:p text:style-name="P2447">UM. Y3S?</text:p>
      <text:p text:style-name="P2448">TH4TS K1ND OF L1T3R4LLY WH4T SH3 1S</text:p>
      <text:p text:style-name="P2449">1T W4S!!!</text:p>
      <text:p text:style-name="P2450">TH3 MOM3NT SH3 H34L3D M3 1 KN3W 1 M4D3 4 T3RR1BL3 M1ST4K3</text:p>
      <text:p text:style-name="P2451">BUT 1 COULDNT T4K3 1T B4CK</text:p>
      <text:p text:style-name="P2452">1 THOUGHT 4BOUT 1T</text:p>
      <text:p text:style-name="P2453">L1K3 JUST BL1ND1NG MYS3LF 4G41N 4ND PR3T3ND1NG 1T N3V3R H4PP3N3D</text:p>
      <text:p text:style-name="P2454">BUT</text:p>
      <text:p text:style-name="P2455">3V3N TH3 W4Y 1T H4PP3N3D OR1G1N4LLY W4S SOM3TH1NG SP3C14L TO M3</text:p>
      <text:p text:style-name="P2456">1 C4NT DUPL1C4T3 TH4T</text:p>
      <text:p text:style-name="P2457">4ND 3V3N 1F 1 COULD 1T ST1LL WOULDNT B3 TH3 S4M3</text:p>
      <text:p text:style-name="P2458">1 C4NT S33M TO FORG1V3 MYS3LF FOR B31NG SO STUP1D</text:p>
      <text:p text:style-name="P2459">FOR SOM3 R34SON 1 THOUGHT 1T W4S 4 GOOD 1D34 TO T4K3 TH3 ONLY COOL 4ND UN1QU3 TH1NG 4BOUT MYS3LF 4ND "F1X" 1T</text:p>
      <text:p text:style-name="P2460">WH4T W4S 1 TH1NK1NG?</text:p>
      <text:p text:style-name="P2461">1 TH1NK 1T W4S WH3N W3 ST4RT3D M33T1NG OUR 4NC3STORS</text:p>
      <text:p text:style-name="P2462">4ND 1 THOUGHT TH3Y W3R3 4LL COOL3R 4ND OLD3R 4ND MOR3 1NT3R3ST1NG TH4N US</text:p>
      <text:p text:style-name="P2463">3V3N THOUGH TH3Y PROB4BLY W3R3NT?</text:p>
      <text:soft-page-break/>
      <text:p text:style-name="P2464">TH3Y H4D 4 LOT OF PROBL3MS 4ND 1NS3CUR1T13S TOO</text:p>
      <text:p text:style-name="P2465">BUT 1 GU3SS TH3 K1ND TH4T OLD3R K1DS H4V3, 4ND WH3N YOUR3 YOUNG3R YOU DONT R34LLY R3COGN1Z3 TH3M 4S PROBL3MS</text:p>
      <text:p text:style-name="P2466">YOU LOOK 4T THOS3 TH1NGS 4S JUST P4RT OF WH4T 1TS L1K3 B31NG SOM3ON3 WHOS MOR3 1NT3R3ST1NG 4ND GROWN UP TH4N YOU</text:p>
      <text:p text:style-name="P2467">M4YB3 S1NC3 1M NOT 4S YOUNG 4NYMOR3 1 GU3SS 1 C4N S33 TH4T NOW</text:p>
      <text:p text:style-name="P2468">BUT 1 W4S STUP1DLY 4W3STRUCK BY SOM3 P3OPL3 WHO W3R3 NOT SO 1MPR3SS1V3 1N R3TROSP3CT 4ND 1 M4D3 4 DUMB M1ST4K3</text:p>
      <text:p text:style-name="P2469">1 DONT KNOW</text:p>
      <text:p text:style-name="P2470">4 Y34R OR SOM3TH1NG?</text:p>
      <text:p text:style-name="P2471">4ND 1 W4SNT H1D1NG 1T</text:p>
      <text:p text:style-name="P2472">1 JUST D1DNT T3LL 4NYBODY</text:p>
      <text:p text:style-name="P2473">BUT</text:p>
      <text:p text:style-name="P2474">YOU USU4LLY C4NT S33 MY 3Y3S 4NYW4Y!</text:p>
      <text:p text:style-name="P2475">C4US3 OF MY GL4SS3S?? DUH</text:p>
      <text:p text:style-name="P2476">1M SORRY!</text:p>
      <text:p text:style-name="P2477">1 SHOULD H4V3</text:p>
      <text:p text:style-name="P2478">BUT 1 W4S SO 4SH4M3D</text:p>
      <text:p text:style-name="P2479">WH4T?</text:p>
      <text:p text:style-name="P2480">HOW D1D YOU KNOW W3 W3R3 D4T1NG!</text:p>
      <text:p text:style-name="P2481">D1D H3 T3LL YOU?</text:p>
      <text:p text:style-name="P2482">UUUGH</text:p>
      <text:p text:style-name="P2483">OK</text:p>
      <text:p text:style-name="P2484">Y3S</text:p>
      <text:p text:style-name="P2485">1TS TRU3 &gt;:o[</text:p>
      <text:p text:style-name="P2486">1 COULDNT G3T UP TH3 N3RV3 TO T3LL YOU 4BOUT TH4T 31TH3R</text:p>
      <text:p text:style-name="P2487">1N 4 W4Y, 1M 3V3N MOR3 D1SGUST3D W1TH MYS3LF FOR D4T1NG TH4T 4SSHOL3 TH4N 1 4M FOR H34L1NG MY 3Y3S</text:p>
      <text:soft-page-break/>
      <text:p text:style-name="P2488">1 DONT KNOW!</text:p>
      <text:p text:style-name="P2489">1 C4NT BR1NG MYS3LF TO STOP S331NG H1M</text:p>
      <text:p text:style-name="P2490">3V3RY T1M3 1 TH1NK 1 C4NT STOM4CH TH3 S1GHT OF H1S UGLY F4C3 FOR 4NOTH3R S3COND</text:p>
      <text:p text:style-name="P2491">H3 PULLS M3 B4CK 1N</text:p>
      <text:p text:style-name="P2492">H3 1S JUST</text:p>
      <text:p text:style-name="P2493">SO</text:p>
      <text:p text:style-name="P2494">4444WFUL</text:p>
      <text:p text:style-name="P2495">_</text:p>
      <text:p text:style-name="P2496">112. KV20; DS41: =007918</text:p>
      <text:p text:style-name="P2497">H3 4LW4YS KNOWS 3X4CTLY WH4T TO S4Y TO P1SS M3 OFF</text:p>
      <text:p text:style-name="P2498">3V3RYTH1NG H3 DO3S</text:p>
      <text:p text:style-name="P2499">H1S F4K3 GOD T13R SU1T, H1S SMUG 3XPR3SS1ON, TH3 DUMB4SS W4YS H3 BUTCH3RS H1S S3NT3NC3S</text:p>
      <text:p text:style-name="P2500">S4Y1NG SH1T L1K3 '4LL G3TT1NG UP 4T H1S MOTH3R FUCK1N HONK ON', 444444RGH!</text:p>
      <text:p text:style-name="P2501">1 H4T3 1T SO MUCH!!!!!!!!!!!!</text:p>
      <text:p text:style-name="P2502">BUT 1 K33P COM1NG B4CK FOR MOR3</text:p>
      <text:p text:style-name="P2503">H3S L1K3 4 DRUG!</text:p>
      <text:p text:style-name="P2504">3V3N MOR3 4DD1CT1V3 TH4N TH1S...</text:p>
      <text:p text:style-name="P2505">R3VOLT1NG SOD4 1 C4NT STOP DR1NK1NG</text:p>
      <text:p text:style-name="P2506">1V3 H4D SO MUCH F4YGO 1 C4NT 3V3N T4ST3 TH3 COLOR 4NYMOR3 &gt;:[</text:p>
      <text:p text:style-name="P2507">1 JUST T4ST3 TH3 SUG4R 4ND TH3 BUBBL3S 4ND TH3 4WFUL FL4VOR 1T L34V3S B3H1ND, WH1CH JUST M4K3S M3 DR1NK MOR3 TO W4SH 1T 4W4Y</text:p>
      <text:p text:style-name="P2508">UNT1L 1 F33L SO N4STY 1 H4V3 TO T4K3 4 LONG SOD4 N4P, BUT 1 W4K3 UP LO4TH1NG MYS3LF 3V3N MOR3</text:p>
      <text:p text:style-name="P2509">SO 1 JUST R34CH FOR 4NOTH3R BOTTL3</text:p>
      <text:p text:style-name="P2510">1T 1S TRULY...</text:p>
      <text:p text:style-name="P2511">TH3 W1CK3D 3L1X1R</text:p>
      <text:soft-page-break/>
      <text:p text:style-name="P2512">*SOB*</text:p>
      <text:p text:style-name="P2513">1 W4NT H1M TO B3 OUT OF MY L1F3</text:p>
      <text:p text:style-name="P2514">H3 1S TH3 WORST TH1NG TH4TS 3V3R H4PP3N3D TO M3</text:p>
      <text:p text:style-name="P2515">BUT</text:p>
      <text:p text:style-name="P2516">1 GU3SS YOU C4NT H3LP WHO YOU H4T3</text:p>
      <text:p text:style-name="P2517">Y34H, 1T SNUCK UP ON M3</text:p>
      <text:p text:style-name="P2518">1T D1DNT H3LP TH4T H3 T3RROR1Z3D US WH3N W3 W3R3 H1D1NG FROM J4CK</text:p>
      <text:p text:style-name="P2519">R1GHT UND3R MY NOS3 TOO</text:p>
      <text:p text:style-name="P2520">SOM3HOW 1 D1DNT PUT TH3 P13C3S TOG3TH3R 4T TH3 T1M3 4ND L3T H1M G3T 4W4Y W1TH MURD3R</text:p>
      <text:p text:style-name="P2521">4ND GR4DU4LLY 1 ST4RT3D H4V1NG TH3S3 UNCONTROLL4BL3 THOUGHTS 4BOUT H1M</text:p>
      <text:p text:style-name="P2522">D4RK THOUGHTS</text:p>
      <text:p text:style-name="P2523">4ND WH3N 1 WOULD C4TCH 4 WH1FF OF H1M 1N TH3 CORR1DORS, L1K3 H3 W4S T4UNT1NG M3, TH4T JUST F4NN3D TH3 FL4M3S</text:p>
      <text:p text:style-name="P2524">TH3N W3 ST4RT3D T4LK1NG SH1T W1TH 34CH OTH3R MOR3 4ND MOR3</text:p>
      <text:p text:style-name="P2525">4ND H3 W4S SO MUCH N4ST13R TH4N H3 3V3R US3D TO B3! W4Y MOR3 TH4N 4NY OF OUR FR13NDS 3V3R W3R3</text:p>
      <text:p text:style-name="P2526">ON3 T1M3 H3 ST4RT3D MOCK1NG MY BL1NDN3SS</text:p>
      <text:p text:style-name="P2527">WH1CH N3V3R BOTH3R3D M3 WH3N 4NYON3 3LS3 D1D 1T</text:p>
      <text:p text:style-name="P2528">BUT SOM3HOW, TH3 STUFF H3 S41D...</text:p>
      <text:p text:style-name="P2529">1 L3T 1T G3T UND3R MY SK1N</text:p>
      <text:p text:style-name="P2530">4ND COMB1N3D W1TH M33T1NG 4 LOT OF N3W P3OPL3 1 F3LT L1K3 1 COULDNT L1V3 UP TO</text:p>
      <text:p text:style-name="P2531">TH4TS WH3N 1 ST4RT3D R3CONS1D3R1NG 4R4N34S OFF3R</text:p>
      <text:p text:style-name="P2532">NO, YOU SHOULDNT F33L L1K3...</text:p>
      <text:p text:style-name="P2533">BL4RG SHUT UP!</text:p>
      <text:p text:style-name="P2534">1TS NO ON3S F4ULT BUT M1N3!</text:p>
      <text:p text:style-name="P2535">1M TH3 ON3 WHO H4S TO D34L W1TH 1T</text:p>
      <text:soft-page-break/>
      <text:p text:style-name="P2536">YOU TH1NK</text:p>
      <text:p text:style-name="P2537">H3 W1LL L34V3 M3?</text:p>
      <text:p text:style-name="P2538">*SOB!!!*</text:p>
      <text:p text:style-name="P2539">NO!</text:p>
      <text:p text:style-name="P2540">1D B3 D3V4ST4T3D 1F H3 JUST</text:p>
      <text:p text:style-name="P2541">SUDD3NLY D1TCH3D M3 L1K3 TH4T</text:p>
      <text:p text:style-name="P2542">1D F33L P4TH3T1C!!!</text:p>
      <text:p text:style-name="P2543">4ND 1 GU3SS</text:p>
      <text:p text:style-name="P2544">4 S1CK 4ND T3RR1BL3 P4RT OF M3 DO3SNT W4NT H1M TO GO</text:p>
      <text:p text:style-name="P2545">BUT 1F H3 DO3S 1 W4NT 1T TO B3 B3C4US3 1 T3LL H1M 1TS OV3R!</text:p>
      <text:p text:style-name="P2546">1 KNOW</text:p>
      <text:p text:style-name="P2547">1 4PPR3C14T3 YOUR 1NT3NT1ONS K4RK4T</text:p>
      <text:p text:style-name="P2548">M4YB3</text:p>
      <text:p text:style-name="P2549">M4YB3 1T WOULD B3 B3TT3R 1F YOU W3R3NT S1TT1NG UP TH3R3 1N TH4T B4CKW4RDS CH41R WH1L3 YOU T4LK3D TO M3?</text:p>
      <text:p text:style-name="P2550">D4V3 1TS F1N3</text:p>
      <text:p text:style-name="P2551">N3V3R M1ND 4BOUT TH3 CH41R, 1 DONT C4R3</text:p>
      <text:p text:style-name="P2552">1T JUST STRUCK M3 4S 4 B1T D1STR4CT1NGLY S1LLY, TH4TS 4LL</text:p>
      <text:p text:style-name="P2553">_</text:p>
      <text:p text:style-name="P2554">113. KV21; DS42: =007919</text:p>
      <text:p text:style-name="P2555">Y3S, 1 C4N S33</text:p>
      <text:p text:style-name="P2556">TH3 V13W FROM H3R3 1S</text:p>
      <text:p text:style-name="P2557">DOUCH3T4CUL4R &gt;:]</text:p>
      <text:p text:style-name="P2558">Y34H</text:p>
      <text:p text:style-name="P2559">OK</text:p>
      <text:p text:style-name="P2560">Y3S!</text:p>
      <text:p text:style-name="P2561">1LL STOP</text:p>
      <text:soft-page-break/>
      <text:p text:style-name="P2562">SUR3</text:p>
      <text:p text:style-name="P2563">1TS R34LLY GROSS &gt;X[</text:p>
      <text:p text:style-name="P2564">_</text:p>
      <text:p text:style-name="P2565">114. KV22: =007920</text:p>
      <text:p text:style-name="P2566">Y34H, P4NTS 4R3 PR3TTY GR34T</text:p>
      <text:p text:style-name="P2567">OH PL34S3</text:p>
      <text:p text:style-name="P2568">WH4T COULD YOU POSS1BLY N33D M3 FOR?</text:p>
      <text:p text:style-name="P2569">1 DONT TH1NK 1 W1LL B3 V3RY US3FUL</text:p>
      <text:p text:style-name="P2570">NO! 1 M34N</text:p>
      <text:p text:style-name="P2571">3V3N TH3N 1 WONT B3</text:p>
      <text:p text:style-name="P2572">1 DONT H4V3 MUCH TO OFF3R 3V3N ON MY B3ST D4Y</text:p>
      <text:p text:style-name="P2573">WH4T M1ND POW3RS??</text:p>
      <text:p text:style-name="P2574">PFFF</text:p>
      <text:p text:style-name="P2575">1 N3V3R D3V3LOP3D THOS3 POW3RS V3RY W3LL</text:p>
      <text:p text:style-name="P2576">4ND 1TS B33N 4 LONG T1M3 S1NC3 1 3V3N THOUGHT 4BOUT TH3M</text:p>
      <text:p text:style-name="P2577">1 DONT TH1NK TH3YR3 V3RY V4LU4BL3 HON3STLY</text:p>
      <text:p text:style-name="P2578">1N F4CT 4LL TH3Y 3V3R S33M3D TO DO W4S TR1CK M3 1NTO F33L1NG L1K3 1 KN3W WH4T 1 W4S DO1NG</text:p>
      <text:p text:style-name="P2579">TH3Y 4CTU4LLY M4D3 M3 B3L13V3 1 W4S 1N CONTROL OF OTH3R P3OPL3S F4T3S</text:p>
      <text:p text:style-name="P2580">NOT 3V3N TO SP34K OF MY OWN</text:p>
      <text:p text:style-name="P2581">1T W4S 4 R34LLY D4NG3ROUS K1ND OF D3LUS1ON</text:p>
      <text:p text:style-name="P2582">4ND NOW 1T F33LS L1K3 TH3 ONLY "H3RO1C" TH1NG 1 3V3R D1D W1TH THOS3 POW3RS</text:p>
      <text:p text:style-name="P2583">W4S US3 TH3M TO JUST1FY K1LL1NG MY FR13ND</text:p>
      <text:p text:style-name="P2584">...</text:p>
      <text:p text:style-name="P2585">4ND WH4TS WORS3 1S</text:p>
      <text:p text:style-name="P2586">TO TH1S D4Y, 1M ST1LL NOT 3V3N TOT4LLY SUR3 1F 1T W4S N3C3SS4RY</text:p>
      <text:soft-page-break/>
      <text:p text:style-name="P2587">1 TH1NK 1V3 LOST TH3 4B1L1TY TO T3LL 1F 1M B31NG PUN1SH3D FOR WH4T 1 D1D, OR 1F 1 4M PUN1SH1NG MYS3LF</text:p>
      <text:p text:style-name="P2588">1 KNOW 4LL TH4T</text:p>
      <text:p text:style-name="P2589">1T DO3SNT STOP M3 FROM WOND3R1NG</text:p>
      <text:p text:style-name="P2590">Y34H! 4ND SOM3T1M3S 1 W1SH 1 H4D!</text:p>
      <text:p text:style-name="P2591">4T TH1S PO1NT 1 TH1NK 1 WOULD R4TH3R B3 TH3 B3TT3R P3RSON WHO M4D3 TH3 R1GHT D3C1S1ON</text:p>
      <text:p text:style-name="P2592">3V3N 1F 1T 4LSO M34NT B31NG TH3 ON3 TO F4D3 4W4Y FOR3V3R</text:p>
      <text:p text:style-name="P2593">YOU PROB4BLY TH1NK 1M CR4ZY</text:p>
      <text:p text:style-name="P2594">JUST 4S CR4ZY 4S YOU TH1NK 1 4M FOR D4T1NG G4MZ33</text:p>
      <text:p text:style-name="P2595">BUT</text:p>
      <text:p text:style-name="P2596">1 R34LLY M1SS H3R</text:p>
      <text:p text:style-name="P2597">1F 1 3V3R S4W H3R 4G41N</text:p>
      <text:p text:style-name="P2598">TH3R3S NO W4Y 1 COULD T4LK TO H3R</text:p>
      <text:p text:style-name="P2599">SO P4RT OF M3 HOP3S 1 N3V3R-</text:p>
      <text:p text:style-name="P2600">OW!!!!!!!</text:p>
      <text:p text:style-name="P2601">_</text:p>
      <text:p text:style-name="P2602">115. DS43: =007921</text:p>
      <text:p text:style-name="P2603">D4V3, YOU D1CK!!!</text:p>
      <text:p text:style-name="P2604">_</text:p>
      <text:p text:style-name="P2605">116. GJ1: =008126</text:p>
      <text:p text:style-name="P2606">(grrrrrr...)</text:p>
      <text:p text:style-name="P2607">_</text:p>
      <text:p text:style-name="P2608">Act 6 Act 6</text:p>
      <text:p text:style-name="P2609">_</text:p>
      <text:p text:style-name="P2610">Act 6 Act 6 Intermission 1</text:p>
      <text:p text:style-name="P2611">_</text:p>
      <text:soft-page-break/>
      <text:p text:style-name="P2612">117. RL7: =008247</text:p>
      <text:p text:style-name="P2613">3UURGH</text:p>
      <text:p text:style-name="P2614">_</text:p>
      <text:p text:style-name="P2615">118. RL8: =008248</text:p>
      <text:p text:style-name="P2616"><text:span text:style-name="T2617">WHY DO MY 3Y3S H4V3 TO WORK SO<text:s/></text:span><text:span text:style-name="T2618">W3LL?</text:span></text:p>
      <text:p text:style-name="P2619">_</text:p>
      <text:p text:style-name="P2620">119. RL9: =008249</text:p>
      <text:p text:style-name="P2621">HY333UUUUURGH</text:p>
      <text:p text:style-name="P2622">PL34S3 NO T4LK1NG</text:p>
      <text:p text:style-name="P2623">B3TW33N TH3 F4YGO SHOCK 4ND S3NSORY OV3RLO4D, 1 C4NNOT 3V3N D34L</text:p>
      <text:p text:style-name="P2624">SHHHHHHH</text:p>
      <text:p text:style-name="P2625">1 THOUGHT 1 GOT US3D TO S331NG 4G41N</text:p>
      <text:p text:style-name="P2626">4T L34ST TH3 M3T3OR W4S 4LW4YS SO D4RK</text:p>
      <text:p text:style-name="P2627">H3R3 THOUGH</text:p>
      <text:p text:style-name="P2628">YOUR PL4N3T LOOKS L1K3...</text:p>
      <text:p text:style-name="P2629">SCR34M1NG</text:p>
      <text:p text:style-name="P2630">4ND YOUR WORDS SOUND L1K3 THROBB1NG</text:p>
      <text:p text:style-name="P2631">L4LOND3</text:p>
      <text:p text:style-name="P2632">PL34S3 DO NOT GO TH3R3</text:p>
      <text:p text:style-name="P2633">DO3S 1T LOOK L1K3 1 W4NT 4DV1C3 FROM 4 GLUTTON FOR MYST3R1OUS HUM4N SOPOR1F1CS??</text:p>
      <text:p text:style-name="P2634">1 KNOW</text:p>
      <text:p text:style-name="P2635">WH4T?</text:p>
      <text:p text:style-name="P2636">TH4T SOUNDS HORR1BL3</text:p>
      <text:p text:style-name="P2637">C4N YOU M4YB3 NOT B3 S4Y1NG SO M4NY JOK3S</text:p>
      <text:p text:style-name="P2638">1TS M4K1NG 1T H4RD TO CONC3NTR4T3 ON MY SUFF3R1NG H3R3</text:p>
      <text:p text:style-name="P2639">M4YB3 TH3Y DONT 4CTU4LLY N33D US</text:p>
      <text:soft-page-break/>
      <text:p text:style-name="P2640">OK, M4YB3 TH3Y N33D YOU</text:p>
      <text:p text:style-name="P2641">S331NG 4S YOU 4CTU4LLY H4V3 US3FUL POW3RS</text:p>
      <text:p text:style-name="P2642">1 DOUBT 4NYON3 N33DS M3 THOUGH</text:p>
      <text:p text:style-name="P2643">"PROB4BLY"???</text:p>
      <text:p text:style-name="P2644">1 DONT 3V3N KNOW HOW TO US3 THOS3 POW3RS FULLY</text:p>
      <text:p text:style-name="P2645">4ND WH3N3V3R 1 TRY 1 JUST DO SOM3TH1NG 1 R3GR3T</text:p>
      <text:p text:style-name="P2646">1 DONT KNOW 1F 1 C4N BR1NG MYS3LF TO US3 TH3M 4G41N</text:p>
      <text:p text:style-name="P2647">&gt;:|</text:p>
      <text:p text:style-name="P2648">_</text:p>
      <text:p text:style-name="P2649">120. RL10: =008250</text:p>
      <text:p text:style-name="P2650">4RGH NO, TH4T SOUNDS SO TOT4LLY 1RON1C!</text:p>
      <text:p text:style-name="P2651">TH3 L4ST TH1NG 1 N33D 1S 4NOTH3R HUM4N US1NG 1RONY 4T M3 1N 4N 4TT3MPT TO "H3LP"</text:p>
      <text:p text:style-name="P2652">STOP TRY1NG TO B3 P4LS W1TH M3 4LL OF 4 SUDD3N, 1TS W31RD1NG M3 OUT</text:p>
      <text:p text:style-name="P2653">W3 N3V3R T4LK3D 4BOUT OUR V4GU3LY S1M1L4R PROBL3MS B3FOR3</text:p>
      <text:p text:style-name="P2654">NOW YOU W4NT TO B3 S33R BUDD13S W1TH M3 B3C4US3 YOUR FR13ND STR4ND3D US ON YOUR H1D3OUS PL4N3T?</text:p>
      <text:p text:style-name="P2655">WH4T SH4D3???</text:p>
      <text:p text:style-name="P2656">TH3 WORST TH1NG 1SNT 3V3N HOW BR1GHT 1T 1S, OR HOW TH3 W1CK3D 3L1X1RS WR34K1NG H4VOC ON MY P4N</text:p>
      <text:p text:style-name="P2657">1TS R3M3MB3R1NG TH4T 1 US3D TO TH1NK YOUR L4ND SM3LL3D SO D3L1C1OUS</text:p>
      <text:p text:style-name="P2658">BUT NOW 1T LOOKS SO N4STY TO M3</text:p>
      <text:p text:style-name="P2659">4ND 1 C4NT S33 1T 4S 1 US3D TO S33 1T 3V3N 1F 1 TRY</text:p>
      <text:p text:style-name="P2660">MY S3NS3S 4R3 4LL CONFUS3D NOW</text:p>
      <text:p text:style-name="P2661">HOW COULD TH3 S4M3 C4NDY COLOR3D PL4C3 S33M SO 4TTR4CT1V3 WH3N 1M BL1ND 4ND SO GROSS WH3N 1M H34L3D?</text:p>
      <text:p text:style-name="P2662">4ND WH4T 1S W1TH TH3S3 D1SGUST1NG BLOCKS OF G1BB3R1SH FLO4T1NG<text:s/><text:soft-page-break/>4ROUND 3V3RYWH3R3?</text:p>
      <text:p text:style-name="P2663">_</text:p>
      <text:p text:style-name="P2664">121. RL11: =008251</text:p>
      <text:p text:style-name="P2665">1 DONT R3M3MB3R TH1S STUFF B31NG H3R3</text:p>
      <text:p text:style-name="P2666">W4S 1T 4LW4YS L1K3 TH4T, 4ND 1 JUST COULDNT SM3LL 1T?</text:p>
      <text:p text:style-name="P2667">WH4T??</text:p>
      <text:p text:style-name="P2668">4HH! STOP!</text:p>
      <text:p text:style-name="P2669">YOU SOUND 4S SH1TTY 4S 3V3RYTH1NG LOOKS!</text:p>
      <text:p text:style-name="P2670">D4MM1T. 1TS SO BR1GHT</text:p>
      <text:p text:style-name="P2671">WH3R3 TH3 H3LL D1D 1 PUT MY GL4SS3S</text:p>
      <text:p text:style-name="P2672">WHO WOULD H4V3 THOUGHT 1D 3V3R N33D TH3M FOR 4NY PURPOS3 OTH3R TH4N LOOK1NG R4D!</text:p>
      <text:p text:style-name="P2673">_</text:p>
      <text:p text:style-name="P2674">122. RL12; JE11: =008262</text:p>
      <text:p text:style-name="P2675">(grrrrr)</text:p>
      <text:p text:style-name="P2676">4H3M</text:p>
      <text:p text:style-name="P2677">4G41N?</text:p>
      <text:p text:style-name="P2678">W3 N3V3R M3T BRO</text:p>
      <text:p text:style-name="P2679">H3H3</text:p>
      <text:p text:style-name="P2680">TH4TS 4 GOOD ON3</text:p>
      <text:p text:style-name="P2681">TH3 THROAT CUTT1NG JOK3 PAST M3 SA1D</text:p>
      <text:p text:style-name="P2682">H4H4H4H4, SO GOOD</text:p>
      <text:p text:style-name="P2683">D1D 1 ALSO SAY SOM3TH1NG ABOUT SM3LL1NG YOU D13?</text:p>
      <text:p text:style-name="P2684">Y3SSSSS</text:p>
      <text:p text:style-name="P2685">B33N S4V1NG TH4T ON3 FOR 4 WH1L3</text:p>
      <text:p text:style-name="P2686">GOOD TO KNOW P4ST M3 C4M3 THROUGH, 4S USU4L &gt;:]</text:p>
      <text:p text:style-name="P2687">1 TRUST MY COM3D1C T1M1NG W4S 3XC3LL3NT?</text:p>
      <text:soft-page-break/>
      <text:p text:style-name="P2688">WHO?</text:p>
      <text:p text:style-name="P2689">GO WH3R3</text:p>
      <text:p text:style-name="P2690">_</text:p>
      <text:p text:style-name="P2691">123. JE12: =008263</text:p>
      <text:p text:style-name="P2692">Y3S, YOU WOULD</text:p>
      <text:p text:style-name="P2693">_</text:p>
      <text:p text:style-name="P2694">124. RL13: =008275</text:p>
      <text:p text:style-name="P2695">GRRRRRRR</text:p>
      <text:p text:style-name="P2696">_</text:p>
      <text:p text:style-name="P2697">125. RL14: =008306</text:p>
      <text:p text:style-name="P2698">NOTH1NG!</text:p>
      <text:p text:style-name="P2699">_</text:p>
      <text:p text:style-name="P2700">126. RL15: =008309</text:p>
      <text:p text:style-name="P2701">4R3 YOU T4LK1NG TO M3?</text:p>
      <text:p text:style-name="P2702">WHY?</text:p>
      <text:p text:style-name="P2703">4LR1GHT, SORRY!</text:p>
      <text:p text:style-name="P2704">_</text:p>
      <text:p text:style-name="P2705">127. RL16: =008315</text:p>
      <text:p text:style-name="P2706">CLOWN HUNT1NG</text:p>
      <text:p text:style-name="P2707">_</text:p>
      <text:p text:style-name="P2708">Act 6 Act 6 Act 2</text:p>
      <text:p text:style-name="P2709">_</text:p>
      <text:p text:style-name="P2710">Act 6 Act 6 intermission 2</text:p>
      <text:p text:style-name="P2711">_</text:p>
      <text:p text:style-name="P2712">128. GM4: =008594</text:p>
      <text:p text:style-name="P2713">H11111Y4444!</text:p>
      <text:soft-page-break/>
      <text:p text:style-name="P2714">_</text:p>
      <text:p text:style-name="P2715">129. GM5: =008596</text:p>
      <text:p text:style-name="P2716">D1D YOU R34LLY B3L13V3 YOU COULD RUN FROM M3 FOR3V3R, M4K4R4?</text:p>
      <text:p text:style-name="P2717"><text:span text:style-name="T2718">WH4T M4D3 YOU TH1NK YOU COULD COMM1T YOUR CR1M3S, TH4T YOU COULD D3C31V3 M3,<text:s/></text:span><text:span text:style-name="T2719">D3B4S3<text:s/></text:span><text:span text:style-name="T2720">M3, M4K1NG M3 F33L L1K3<text:s/></text:span><text:span text:style-name="T2721">R4NC1D C1RCUS TR4SH</text:span></text:p>
      <text:p text:style-name="P2722">ONLY TO SL1NK 4W4Y L1K3 4 F1LTHY CH33S3 CR1TT3R, W1THOUT 3V3R H4V1NG TO P4Y TH3 P1P3R???</text:p>
      <text:p text:style-name="P2723">D1D YOU HON3STLY TH1NK YOU WOULD N3V3R F4C3 JUST1C3?</text:p>
      <text:p text:style-name="P2724">WH4T DO YOU H4V3 TO S4Y FOR YOURS3LF?</text:p>
      <text:p text:style-name="P2725">4NSW3R M3!!!</text:p>
      <text:p text:style-name="P2726">JUST 4S 1 THOUGHT</text:p>
      <text:p text:style-name="P2727">1S 1T TH3 R3SPONS3 OF 4 R3L1G1OUS Z34LOT, SWORN TO 4 M1SGU1D3D VOW OF S1L3NC3?</text:p>
      <text:p text:style-name="P2728">OR 1S 1T TH3 R3SPONS3</text:p>
      <text:p text:style-name="P2729">OF 4 COW4RD!!!!!!!</text:p>
      <text:p text:style-name="P2730">HOW 1 D3T3ST YOUR HORR1D "F41TH"</text:p>
      <text:p text:style-name="P2731">HOW 1 LO4TH3 TH3 SOD4 ST1CKY GROUND YOU KN33L UPON WH1L3 YOU B3LCH YOUR VULG4R HYMNS OF M1RTH</text:p>
      <text:p text:style-name="P2732">HOW 1 R3V1L3 YOUR...</text:p>
      <text:p text:style-name="P2733">W41T</text:p>
      <text:p text:style-name="P2734">*sn1ff sn1ff*</text:p>
      <text:p text:style-name="P2735">_</text:p>
      <text:p text:style-name="P2736">130. GM6: =008597</text:p>
      <text:p text:style-name="P2737">H3R...</text:p>
      <text:p text:style-name="P2738">_</text:p>
      <text:p text:style-name="P2739">131. GM7: =008598</text:p>
      <text:p text:style-name="P2740">1TS H3R</text:p>
      <text:p text:style-name="P2741">SH3S H3R3!</text:p>
      <text:soft-page-break/>
      <text:p text:style-name="P2742"><text:span text:style-name="T2743">WH4T 1S<text:s/></text:span><text:span text:style-name="T2744">SH3<text:s/></text:span><text:span text:style-name="T2745">DO1NG H3R3?</text:span></text:p>
      <text:p text:style-name="P2746">1T W4S SH3 WHO M4N1PUL4T3D M3 1NTO R3STOR1NG MY 3Y3S1GHT!</text:p>
      <text:p text:style-name="P2747"><text:span text:style-name="T2748">JUST 4S<text:s/></text:span><text:span text:style-name="T2749">YOOOUUUU<text:s/></text:span><text:span text:style-name="T2750">W3R3 TH3 ON3 WHO 1NST1G4T3D MY SP1R4L OF S3LF LO4TH1NG TO B3G1N W1TH</text:span></text:p>
      <text:p text:style-name="P2751">1 N3V3R WOULD H4V3 CONS1D3R3D H3R S1LV3RY TONGU3D OFF3R 1N 4 M1LL1ON SW33PS 1F YOU H4D NOT PO1SON3D M3 SO</text:p>
      <text:p text:style-name="P2752">OH Y3S</text:p>
      <text:p text:style-name="P2753">1T 1S 4LL TOO CL34R TO M3</text:p>
      <text:p text:style-name="P2754">YOU 4ND SH3 4R3 1N C4HOOTS NOW, 4R3NT YOU</text:p>
      <text:p text:style-name="P2755">4R3NT YOU!!!</text:p>
      <text:p text:style-name="P2756">4DM1T 1T, M4K4R4</text:p>
      <text:p text:style-name="P2757">YOU H4V3 B3COM3 JUST 4NOTH3R LOWLY N1BBL3 V3RM1N SCURRY1NG 4FT3R TH3 S3DUCT1V3 TUN3 OF H3R FLUT3!</text:p>
      <text:p text:style-name="P2758">YOU 4R3 BOTH TH3 WORST K1ND OF SCUM TO M3. OPPOS1T3, 4ND Y3T 3QU1V4L3NT</text:p>
      <text:p text:style-name="P2759">1T 1S L1K3 TH3 L3G1SL4C3R4TORS H4NDBOOK S4YS</text:p>
      <text:p text:style-name="P2760">THOS3 WHO 4R3 CUT FROM TH3 S4M3 CLOTH</text:p>
      <text:p text:style-name="P2761">4R3 F1T TO SW1NG FROM TH3 S4M3 ROP3!</text:p>
      <text:p text:style-name="P2762">_</text:p>
      <text:p text:style-name="P2763">132. GM8: =008599</text:p>
      <text:p text:style-name="P2764">JUST1C3 K1CK!!!!!!!</text:p>
      <text:p text:style-name="P2765">_</text:p>
      <text:p text:style-name="P2766">133. GM9: =008606</text:p>
      <text:p text:style-name="P2767">Y4!!!</text:p>
      <text:p text:style-name="P2768">F1GHT M3 YOU GUTL3SS POLTROON!</text:p>
      <text:p text:style-name="P2769">_</text:p>
      <text:p text:style-name="P2770">134. GM10: =008607</text:p>
      <text:p text:style-name="P2771">1 S41D F1GHT B4CK!</text:p>
      <text:soft-page-break/>
      <text:p text:style-name="P2772"><text:span text:style-name="T2773">WH4T,<text:s/></text:span><text:span text:style-name="T2774">NOW<text:s/></text:span><text:span text:style-name="T2775">OF 4LL T1M3S YOU C4NT BR1NG YOURS3LF TO R41S3 4 H4ND TO M3?</text:span></text:p>
      <text:p text:style-name="P2776">4LL YOU C4N DO 1S GR1N L1K3 4N 1MB3C1L3??</text:p>
      <text:p text:style-name="P2777">UGH, STOP SM1L1NG!!!</text:p>
      <text:p text:style-name="P2778">_</text:p>
      <text:p text:style-name="P2779">135. GM11: =008608</text:p>
      <text:p text:style-name="P2780">1 S41D W1P3 TH4T GR1N OFF YOUR F4C3</text:p>
      <text:p text:style-name="P2781">OR 1 W1LL P33L 1T OFF YOUR SKULL!!!</text:p>
      <text:p text:style-name="P2782">T4K3 TH4T! 4ND TH4T!!</text:p>
      <text:p text:style-name="P2783">OH Y3S, CLOWN. YOUR R3CKON1NG 1S 4T H4ND</text:p>
      <text:p text:style-name="P2784">_</text:p>
      <text:p text:style-name="P2785">136. GM12: =008609</text:p>
      <text:p text:style-name="P2786">WH4T DO YOU TH1NK YOUR3 LOOK1NG 4T?</text:p>
      <text:p text:style-name="P2787">DR34M ON, M1R4CL3 BOY</text:p>
      <text:p text:style-name="P2788">CH13F D3PUTY PYR4LSP1T3 C4N DO NOTH1NG FOR YOU NOW!</text:p>
      <text:p text:style-name="P2789">NO ON3 C4N S4V3 YOU FROM YOUR JUDGM3NT!</text:p>
      <text:p text:style-name="P2790">_</text:p>
      <text:p text:style-name="P2791">137. GM13: =008656</text:p>
      <text:p text:style-name="P2792">WHY WONT YOU F1GHT B4CK?!</text:p>
      <text:p text:style-name="P2793">_</text:p>
      <text:p text:style-name="P2794">138. GM14: =008658</text:p>
      <text:p text:style-name="P2795">WHY WONT YOU S4Y SOM3TH1NG??!!</text:p>
      <text:p text:style-name="P2796">_</text:p>
      <text:p text:style-name="P2797">139. GM15: =008663</text:p>
      <text:p text:style-name="P2798"><text:span text:style-name="T2799">WHY WONT YOU<text:s/></text:span><text:span text:style-name="T2800">D13???!!!!</text:span></text:p>
      <text:p text:style-name="P2801">_</text:p>
      <text:p text:style-name="P2802">140. GM16: =008677</text:p>
      <text:soft-page-break/>
      <text:p text:style-name="P2803">OH...</text:p>
      <text:p text:style-name="P2804">_</text:p>
      <text:p text:style-name="P2805">141. GM17: =008678</text:p>
      <text:p text:style-name="P2806">OH GOD</text:p>
      <text:p text:style-name="P2807">_</text:p>
      <text:p text:style-name="P2808">142. GM18: =008679</text:p>
      <text:p text:style-name="P2809">WH4T H4V3 1 DON3</text:p>
      <text:p text:style-name="P2810">_</text:p>
      <text:p text:style-name="P2811">143. GM19: =008685</text:p>
      <text:p text:style-name="P2812">1...</text:p>
      <text:p text:style-name="P2813">1M SORRY!</text:p>
      <text:p text:style-name="P2814">_</text:p>
      <text:p text:style-name="P2815">Act 6 Act 6 Act 3</text:p>
      <text:p text:style-name="P2816">_</text:p>
      <text:p text:style-name="P2817">Act 6 Act 6 Intermission 3</text:p>
      <text:p text:style-name="P2818">_</text:p>
      <text:p text:style-name="P2819">Act 6 Act 6 Act 4</text:p>
      <text:p text:style-name="P2820">_</text:p>
      <text:p text:style-name="P2821">Act 6 Act 6 Intermission 4</text:p>
      <text:p text:style-name="P2822">_</text:p>
      <text:p text:style-name="P2823">144. JE13: =008906</text:p>
      <text:p text:style-name="P2824">F1X TH1S</text:p>
      <text:p text:style-name="P2825">_</text:p>
      <text:p text:style-name="P2826">145. JE14: =008922</text:p>
      <text:p text:style-name="P2827">TH3 POW3RS YOU W3R3 T4LK1NG 4BOUT 34RL13R</text:p>
      <text:p text:style-name="P2828">DO NOT HUH M3 3GB3RT</text:p>
      <text:soft-page-break/>
      <text:p text:style-name="P2829">YOU LOOK L1K3 4N 1D1OT, BUT W3 BOTH KNOW YOU 4R3 NO FOOL</text:p>
      <text:p text:style-name="P2830">SHUT UP!!!</text:p>
      <text:p text:style-name="P2831">ON ROS3'S R41NBOW C4NDY PL4N3T</text:p>
      <text:p text:style-name="P2832">YOU 4PP34R3D 4ND S41D YOU H4D TH3 4B1L1TY TO CH4NG3 TH1NGS</text:p>
      <text:p text:style-name="P2833">TO 4LT3R H1STORY W1THOUT DOOM1NG TH3 T1M3L1N3</text:p>
      <text:p text:style-name="P2834">_</text:p>
      <text:p text:style-name="P2835">146. JE15: =008923</text:p>
      <text:p text:style-name="P2836">M4YB3</text:p>
      <text:p text:style-name="P2837">Y3S</text:p>
      <text:p text:style-name="P2838">Y3S 4S 1N M4YB3</text:p>
      <text:p text:style-name="P2839">J4D3'S D34D</text:p>
      <text:p text:style-name="P2840">_</text:p>
      <text:p text:style-name="P2841">147. JE16: =008924</text:p>
      <text:p text:style-name="P2842">Y3S JOHN</text:p>
      <text:p text:style-name="P2843">3V3RYBODY'S D34D, JOHN</text:p>
      <text:p text:style-name="P2844">H3'S D34D, JOHN</text:p>
      <text:p text:style-name="P2845">3V3RYBODY'S D34D</text:p>
      <text:p text:style-name="P2846">3V3RYBODY 1S D34D, JOHN</text:p>
      <text:p text:style-name="P2847">JOHN L3T'S NOT DO TH1S</text:p>
      <text:p text:style-name="P2848">_</text:p>
      <text:p text:style-name="P2849">148. JE17: =008925</text:p>
      <text:p text:style-name="P2850">1 SN1FF3D BOTH H3R 4ND D4V3'S PO1GN4NTLY OV3RL4PP1NG TORSOS V3RY C4R3FULLY FOR 4 HUM4N PULS3</text:p>
      <text:p text:style-name="P2851">4L4S 1 FOUND NON3 &gt;:[</text:p>
      <text:p text:style-name="P2852">Y3S</text:p>
      <text:p text:style-name="P2853">JOHN, H3R SHO3S W3R3 R3D, SP4RKLY, 4ND D3L1C1OUS</text:p>
      <text:p text:style-name="P2854">1 4M ONLY FL3SH 4ND BLOOD</text:p>
      <text:soft-page-break/>
      <text:p text:style-name="P2855">DON'T FUCK1NG S4Y TH4T!!!</text:p>
      <text:p text:style-name="P2856">H3 1S NOT D34D!</text:p>
      <text:p text:style-name="P2857">1 M34N, H3 DO3SN'T H4V3 TO B3!</text:p>
      <text:p text:style-name="P2858">1 D1D NOT COM3 H3R3 TO B4TH3 1N TH3 R3PUGN4NT 4TT1TUD3 OF 4 D3F34T1ST DORK</text:p>
      <text:p text:style-name="P2859">1 C4M3 H3R3 TO FORC3 S41D DORK TO US3 H1S 1NCR3D1BL3 4ND TOT4LLY UNPR3C3D3NT3D POW3RS TO S3T 3V3RYTH1NG R1GHT, 3V3N 1F 1T M34NS ST4BB1NG H1M UNT1L H3 COMPL13S</text:p>
      <text:p text:style-name="P2860">TH4T 1S NOT MY PROBL3M</text:p>
      <text:p text:style-name="P2861">JUST 4S 4 L4CK OF STYL1SH G3MSTON3 STUDD3D FOOTW34R 1S 4LSO NOT MY PROBL3M, 4S OF PR3C1S3LY TOD4Y</text:p>
      <text:p text:style-name="P2862">TH3S3 TH1NGS 4R3 YOUR PROBL3MS TO SOLV3</text:p>
      <text:p text:style-name="P2863">BOTH TH3 P1T14BL3 L4CK OF COMM4ND OV3R YOUR Z4PPY PROW3SS, 4S W3LL 4S TH3 GROT3SQU3 P41R OF B4N4N4 LO4F3RS ON YOUR F33T</text:p>
      <text:p text:style-name="P2864">_</text:p>
      <text:p text:style-name="P2865">149. JE18: =008929</text:p>
      <text:p text:style-name="P2866">&gt;:\</text:p>
      <text:p text:style-name="P2867">_</text:p>
      <text:p text:style-name="P2868">150. JE19: =008930</text:p>
      <text:p text:style-name="P2869">1 H4V3 H34RD 3NOUGH!</text:p>
      <text:p text:style-name="P2870">JOHN, YOU H4V3 SL4ND3R3D OUR TROLL M4L3S 4S W33N13S</text:p>
      <text:p text:style-name="P2871">4ND WH1L3 1 COULD NOT POSS1BLY D1SPUT3 TH1S CH4R4CT3R1Z4T1ON</text:p>
      <text:p text:style-name="P2872">TOD4Y 1 L1ST3N TO 3XCUS3S FROM NON3 OTH3R TH4N TH3 SUPR3M3 W33N13 H1MS3LF!</text:p>
      <text:p text:style-name="P2873">_</text:p>
      <text:p text:style-name="P2874">151. JE20: =008931</text:p>
      <text:p text:style-name="P2875">YOU W1LL GO S33 YOUR D3N1Z3N 4T ONC3</text:p>
      <text:p text:style-name="P2876">4SK H1M TO H3LP YOU UND3RST4ND YOUR POW3RS, 4ND 4CC3PT WH4T3V3R PR1C3 H3 D3M4NDS</text:p>
      <text:soft-page-break/>
      <text:p text:style-name="P2877">TH1S 1S NOT N3GOT14BL3!</text:p>
      <text:p text:style-name="P2878">NO</text:p>
      <text:p text:style-name="P2879">Y3S</text:p>
      <text:p text:style-name="P2880">STOP TH1NK1NG, YOU H4V3 4LW4YS B33N T3RR1BL3 4T 1T</text:p>
      <text:p text:style-name="P2881">L34V3 TH3 M1ND WORK TO M3</text:p>
      <text:p text:style-name="P2882">_</text:p>
      <text:p text:style-name="P2883">152. JE21; RxLa1: =008932</text:p>
      <text:p text:style-name="P2884">PROB4BLY NOTH1NG</text:p>
      <text:p text:style-name="P2885">1F YOU 4R3 SUCC3SSFUL</text:p>
      <text:p text:style-name="P2886">TH3N W3 W1LL STOP 3X1ST1NG</text:p>
      <text:p text:style-name="P2887">1 DOUBT 1T W1LL B3 L1K3 H4V1NG TO L1V3 TH3 R3ST OF OUR L1V3S 1N 4 DOOM3D T1M3L1N3</text:p>
      <text:p text:style-name="P2888">T3CHN1C4LLY TH4T 1S WH4T W3 4R3 DO1NG R1GHT NOW</text:p>
      <text:p text:style-name="P2889">1 PR3SUM3 TH4T S1NC3 YOU H4V3 B33N 3NDOW3D W1TH TH3 4B1L1TY TO R3WR1T3 C4US4L1TY, NOT UNL1K3 TH3 M3CH4N1SM B3H1ND TH3 SCR4TCH</text:p>
      <text:p text:style-name="P2890">3V3RYTH1NG 4S 1T 1S NOW W1LL S1MPLY C34S3 TO B3</text:p>
      <text:p text:style-name="P2891">WH4T?</text:p>
      <text:p text:style-name="P2892">1T'S TRU3</text:p>
      <text:p text:style-name="P2893">1 H4V3 B33N DO1NG TH4T</text:p>
      <text:p text:style-name="P2894">4L1V3 L4LOND3, JUST DO WH4T H3 S4YS</text:p>
      <text:p text:style-name="P2895">PO1NTL3SS OBST1N4CY 1S 4 SH4R3D F4M1L14L TR41T WH1CH 1S MOST UNW3LCOM3 4T TH1S T1M3</text:p>
      <text:p text:style-name="P2896">_</text:p>
      <text:p text:style-name="P2897">153. JE22; RxLa2: =009833</text:p>
      <text:p text:style-name="P2898">TH1S 1S FUCK1NG BRUT4L</text:p>
      <text:p text:style-name="P2899">_</text:p>
      <text:p text:style-name="P2900">154. JE23; RxLa3: =008934</text:p>
      <text:p text:style-name="P2901">1 4M NOT 4BOUT TO SP3ND MY F1N4L MOM3NTS SLOWLY BL33D1NG TO D34TH<text:s/><text:soft-page-break/>WH1L3 TWO HUM4N DORKS OBL1V1OUS TO TH31R OWN P41NFULLY 3V1D3NT ROM4NT1C T3NS1ON FUMBL3 THROUGH 4 DR4WN OUT S3R13S OF 4WKW4RD GOODBY3S</text:p>
      <text:p text:style-name="P2902">D1DN'T YOU JUST M33T, L1K3 TOD4Y??</text:p>
      <text:p text:style-name="P2903">J3GUS, SOM3ON3 FLOG M3 W1TH 4NOTH3R SH1TTY CLOWN, 1 C4N'T T4K3 ON3 MOR3 M1NUT3 W1TH YOU 4DOR4BL3 DW33BS</text:p>
      <text:p text:style-name="P2904">YOU C4UGHT M3 4T TH3 B444D T1M3, 3GB3RT 4ND L4LOND3. 4NY OTH3R D4Y 1 WOULD B3 T34S1NG YOU 4BOUT TH1S 1N 4 PL4YFUL 4TT3MPT TO M4K3 YOU BOTH UNCOMFORT4BL3, WH1L3 G1GGL1NG M4N14C4LLY</text:p>
      <text:p text:style-name="P2905">BUT LOOK 4T M3</text:p>
      <text:p text:style-name="P2906"><text:span text:style-name="T2907">1 S41D<text:s/></text:span><text:span text:style-name="T2908">LOOK 4T M3</text:span></text:p>
      <text:p text:style-name="P2909">DO3S TH1S STR1K3 YOU 4S 4 F4C3 WH1CH 1S PR3P4R3D TO G1GGL3 M4N14C4LLY???</text:p>
      <text:p text:style-name="P2910">1 4M D3CL4R1NG TH1S M33T1NG OF TR4G1C Y3T 4DOR4BL3 FUCKUPS COMPL3T3LY 4ND UTT3RLY 4DJOURN3D</text:p>
      <text:p text:style-name="P2911">NOW S4Y GOODBY3</text:p>
      <text:p text:style-name="P2912">Y3S TH3R3 YOU GO, JUST L1K3 TH4T</text:p>
      <text:p text:style-name="P2913">H3Y</text:p>
      <text:p text:style-name="P2914">WH4T, YOU'R3 JUST GO1NG TO W4LK 4W4Y?</text:p>
      <text:p text:style-name="P2915">HOW 4BOUT 4 HUG</text:p>
      <text:p text:style-name="P2916">Y3S, TH3 TH1NG YOU DO W1TH YOUR 4RMS</text:p>
      <text:p text:style-name="P2917">NO, NOT M3! DON'T TOUCH M3</text:p>
      <text:p text:style-name="P2918">W1TH 34CH OTH3R</text:p>
      <text:p text:style-name="P2919">OK, JUST 4 L1TTL3 CLOS3R, 4ND...</text:p>
      <text:p text:style-name="P2920">TH3R3 YOU GO!</text:p>
      <text:p text:style-name="P2921">TH1S 1SN'T BL4STOFF R3S34RCH, P3OPL3</text:p>
      <text:p text:style-name="P2922">4LR1GHT, 1 TH1NK TH4T'S GO1NG TO DO 1T</text:p>
      <text:p text:style-name="P2923">TH3 GOODBY3 H4S B33N S3CUR3D</text:p>
      <text:p text:style-name="P2924">1 M34N R34LLY</text:p>
      <text:soft-page-break/>
      <text:p text:style-name="P2925">HOW DO YOU 3V3N FUNCT1ON ON 4 D4Y TO D4Y B4S1S W1THOUT M3</text:p>
      <text:p text:style-name="P2926"><text:span text:style-name="T2927">HOW DO3S<text:s/></text:span><text:span text:style-name="T2928">4NYBODY?</text:span></text:p>
      <text:p text:style-name="P2929">HMM</text:p>
      <text:p text:style-name="P2930">M4YB3 TH3Y D1DN'T?</text:p>
      <text:p text:style-name="P2931">1 GU3SS TH4T 3XPL41NS TH3 M3SS W3'R3 1N. FUCK1NG 3UR3K4!</text:p>
      <text:p text:style-name="P2932">_</text:p>
      <text:p text:style-name="P2933">155. JE24: =008936</text:p>
      <text:p text:style-name="P2934">3GB3RT, WH3R3 TH3 H3LL DO YOU TH1NK YOU'R3 GO1NG</text:p>
      <text:p text:style-name="P2935">G3T B4CK H3R3!!!</text:p>
      <text:p text:style-name="P2936">_</text:p>
      <text:p text:style-name="P2937">156. JE25: =008937</text:p>
      <text:p text:style-name="P2938">DON'T YOU TH1NK W3 SHOULD GO OV3R TH3 4CTU4L PL4N F1RST?</text:p>
      <text:p text:style-name="P2939">NO YOU N1TW1T</text:p>
      <text:p text:style-name="P2940">1 M34N WH4T YOU'R3 GO1NG TO DO 1F YOU SUCC3SSFULLY L34RN TO CONTROL YOUR POW3RS</text:p>
      <text:p text:style-name="P2941">SO WH4T 1S YOUR PL4N</text:p>
      <text:p text:style-name="P2942">HMM</text:p>
      <text:p text:style-name="P2943">1 DON'T KNOW</text:p>
      <text:p text:style-name="P2944">1 R34LLY SHOULD KNOW</text:p>
      <text:p text:style-name="P2945">BUT</text:p>
      <text:p text:style-name="P2946">1 DON'T &gt;:[</text:p>
      <text:p text:style-name="P2947">B3C4US3 1 4M 4 S33R OF M1ND!</text:p>
      <text:p text:style-name="P2948">1T 1S MY JOB TO KNOW SUCH TH1NGS</text:p>
      <text:p text:style-name="P2949">1 4M SUPPOS3D TO FOR3S33 OUTCOM3S OF C3RT41N 4CT1ONS, 4ND GU1D3 MY FR13NDS TO V1CTORY</text:p>
      <text:p text:style-name="P2950">BUT 1'V3 N3V3R B33N V3RY GOOD 4T US1NG MY POW3RS</text:p>
      <text:p text:style-name="P2951">LOOK 4T WH3R3 TH3Y'V3 L3D M3!!!</text:p>
      <text:soft-page-break/>
      <text:p text:style-name="P2952">1 LOST 4LL F41TH 1N MY 4B1L1T13S LONG 4GO</text:p>
      <text:p text:style-name="P2953">SORRY JOHN</text:p>
      <text:p text:style-name="P2954">1'M NOT SUR3 1 C4N H3LP YOU</text:p>
      <text:p text:style-name="P2955"><text:span text:style-name="T2956">TRY<text:s/></text:span><text:span text:style-name="T2957">WH4T</text:span><text:span text:style-name="T2958">, 3X4CTLY?</text:span></text:p>
      <text:p text:style-name="P2959">_</text:p>
      <text:p text:style-name="P2960">157. JE26: =008939</text:p>
      <text:p text:style-name="P2961">OK</text:p>
      <text:p text:style-name="P2962">1 W1LL TRY SOM3TH1NG</text:p>
      <text:p text:style-name="P2963">1 H4V3 NO 1D34 1F TH1S W1LL WORK</text:p>
      <text:p text:style-name="P2964">OR 1F TH3R3 1S 3V3N 4NY TH3OR3T1C4L B4S1S FOR 1T WORK1NG</text:p>
      <text:p text:style-name="P2965">BUT 1'LL N33D YOU TO DO SOM3TH1NG</text:p>
      <text:p text:style-name="P2966">TO H3LP M3 TRY 1T</text:p>
      <text:p text:style-name="P2967">_</text:p>
      <text:p text:style-name="P2968">158. JE27: =008940</text:p>
      <text:p text:style-name="P2969">TRY TO HOLD 4 C3RT41N THOUGHT 1N YOUR M1ND</text:p>
      <text:p text:style-name="P2970">4S CL34RLY 4ND ST34D1LY 4S YOU C4N</text:p>
      <text:p text:style-name="P2971">4ND T3LL M3 WH4T 1T 1S</text:p>
      <text:p text:style-name="P2972">1 DON'T KNOW</text:p>
      <text:p text:style-name="P2973">SOM3 1D34</text:p>
      <text:p text:style-name="P2974">4N 1M4G3</text:p>
      <text:p text:style-name="P2975">OR M4YB3...</text:p>
      <text:p text:style-name="P2976">4 PHR4S3?</text:p>
      <text:p text:style-name="P2977">TH4T M1GHT B3 S1MPL3R</text:p>
      <text:p text:style-name="P2978">4NY PHR4S3</text:p>
      <text:p text:style-name="P2979">4S LONG 4S YOU'R3 SUR3 YOU'LL B3 4BL3 TO R3M3MB3R 1T CL34RLY L4T3R ON</text:p>
      <text:p text:style-name="P2980">_</text:p>
      <text:soft-page-break/>
      <text:p text:style-name="P2981">159. JE28: =008943</text:p>
      <text:p text:style-name="P2982">GOOD</text:p>
      <text:p text:style-name="P2983">T3LL M3</text:p>
      <text:p text:style-name="P2984">_</text:p>
      <text:p text:style-name="P2985">160. JE29: =008945</text:p>
      <text:p text:style-name="P2986">OK</text:p>
      <text:p text:style-name="P2987">1 TH1NK 1 C4N WORK W1TH TH4T</text:p>
      <text:p text:style-name="P2988"><text:span text:style-name="T2989">NOW B3 SUR3 YOU<text:s/></text:span><text:span text:style-name="T2990">R3M3MB3R<text:s/></text:span><text:span text:style-name="T2991">1T</text:span></text:p>
      <text:p text:style-name="P2992">4LR1GHT, ST4ND B4CK</text:p>
      <text:p text:style-name="P2993">L3T'S G1V3 TH1S 4 SHOT</text:p>
      <text:p text:style-name="P2994">_</text:p>
      <text:p text:style-name="P2995">161. JE30: =008950</text:p>
      <text:p text:style-name="P2996">NO</text:p>
      <text:p text:style-name="P2997">_</text:p>
      <text:p text:style-name="P2998">162. JE31: =008951</text:p>
      <text:p text:style-name="P2999">1T D1D NOT</text:p>
      <text:p text:style-name="P3000">_</text:p>
      <text:p text:style-name="P3001">163. JE32: =008953</text:p>
      <text:p text:style-name="P3002">1'M SORRY</text:p>
      <text:p text:style-name="P3003">1 C4N'T H3LP YOU</text:p>
      <text:p text:style-name="P3004">1 C4N'T H3LP 4NYON3</text:p>
      <text:p text:style-name="P3005">YOU'D B3TT3R GO</text:p>
      <text:p text:style-name="P3006">1 W1LL PROB4BLY JUST BL33D TO D34TH 1N TH1S D3S3RT</text:p>
      <text:p text:style-name="P3007">4LON3 4ND 1RR3L3V4NT</text:p>
      <text:p text:style-name="P3008">STOP!!!</text:p>
      <text:p text:style-name="P3009">JUST STOP</text:p>
      <text:p text:style-name="P3010">TH3R3'S NOTH1NG MOR3 FOR M3 TO DO</text:p>
      <text:soft-page-break/>
      <text:p text:style-name="P3011">1 DON'T 3V3N H4V3 4 D3N1Z3N TO GO V1S1T</text:p>
      <text:p text:style-name="P3012">MY FR13NDS 4R3 D34D, 4ND 1 W4ST3D MY L1F3</text:p>
      <text:p text:style-name="P3013">1T 1S OV3R FOR M3</text:p>
      <text:p text:style-name="P3014">4ND YOU 4R3 TH3 ONLY HOP3 W3 H4V3 L3FT</text:p>
      <text:p text:style-name="P3015">SO G3T OUT OF H3R3</text:p>
      <text:p text:style-name="P3016">_</text:p>
      <text:p text:style-name="P3017">164. JE33: =009062</text:p>
      <text:p text:style-name="P3018">1 C4N'T B3L13V3 TH4T 4CTU4LLY WORK3D</text:p>
      <text:p text:style-name="P3019">_</text:p>
      <text:p text:style-name="P3020">165. JE34: =009071</text:p>
      <text:p text:style-name="P3021">N3RDS</text:p>
      <text:p text:style-name="P3022">_</text:p>
      <text:p text:style-name="P3023">166. JE35: =009072</text:p>
      <text:p text:style-name="P3024">TH4T'S TH3 1D34</text:p>
      <text:p text:style-name="P3025">1F W3 COM3 UP W1TH 4 L1ST OF K3Y THOUGHTS</text:p>
      <text:p text:style-name="P3026">YOU SHOULD B3 4BL3 TO DO WH4T YOU JUST D1D</text:p>
      <text:p text:style-name="P3027">4ND Z3RO 1N ON SOM3 OF MY M3MOR13S, 4ND CH4NG3 4 F3W TH1NGS</text:p>
      <text:p text:style-name="P3028">GOOD QU3ST1ON</text:p>
      <text:p text:style-name="P3029">W3 H4V3 4LL M4D3 4 LOT OF M1ST4K3S</text:p>
      <text:p text:style-name="P3030">1 COULD N4M3 4 DOZ3N T3RR1BL3, STUP1D TH1NGS P3OPL3 H4V3 DON3 JUST OFF TH3 TOP OF MY H34D</text:p>
      <text:p text:style-name="P3031">WH1CH 1F 3R4S3D WOULD PROB4BLY 1MPROV3 TH3 S1TU4T1ON</text:p>
      <text:p text:style-name="P3032">4ND Y3T</text:p>
      <text:p text:style-name="P3033">1 DON'T F33L L1K3 1 H4V3 TH3 CR3D1B1L1TY TO HOLD 4NYON3 4CCOUNT4BL3 OTH3R TH4N MYS3LF</text:p>
      <text:p text:style-name="P3034">1 TH1NK 1 WOULD F33L L1K3 4 HYPOCR1T3 1F 1 TR13D TO F1X OTH3R P3OPL3'S M1ST4K3S</text:p>
      <text:p text:style-name="P3035">_</text:p>
      <text:soft-page-break/>
      <text:p text:style-name="P3036">167. JE37: =009073</text:p>
      <text:p text:style-name="P3037">HM</text:p>
      <text:p text:style-name="P3038">WH4T</text:p>
      <text:p text:style-name="P3039">NOT R34LLY</text:p>
      <text:p text:style-name="P3040">_</text:p>
      <text:p text:style-name="P3041">168. JE38: =009075</text:p>
      <text:p text:style-name="P3042">H3R3</text:p>
      <text:p text:style-name="P3043">4 L1ST OF 1NSTRUCT1ONS</text:p>
      <text:p text:style-name="P3044">JUST FOCUS ON 4LL OF TH3S3 K3Y THOUGHTS, 1N 3X4CTLY TH1S ORD3R</text:p>
      <text:p text:style-name="P3045">FOR 34CH ON3, DO 3X4CTLY WH4T 1T T3LLS YOU</text:p>
      <text:p text:style-name="P3046">4ND TH3N QU1CKLY MOV3 ON TO TH3 N3XT ON3, UNT1L YOU 4R3 DON3</text:p>
      <text:p text:style-name="P3047">3V3RY CH4NG3 1 4M T3LL1NG YOU TO M4K3 W1LL H4V3 1NCR3D1BLY SUBTL3 CONS3QU3NC3S</text:p>
      <text:p text:style-name="P3048">HOW3V3R, TH3Y W1LL B3 4BSOLUT3LY 3SS3NT14L FOR CR34T1NG 4 MOR3 F4VOR4BL3 OUTCOM3</text:p>
      <text:p text:style-name="P3049">BUT ONLY 1F YOU FOLLOW MY 1NSTRUCT1ONS TO TH3 L3TT3R, NO QU3ST1ONS 4SK3D!</text:p>
      <text:p text:style-name="P3050">1 S41D NO QU3ST1ONS 4SK3D!!!</text:p>
      <text:p text:style-name="P3051">YOU 4SK3D M3 TO US3 MY POW3RS TO H3LP YOU</text:p>
      <text:p text:style-name="P3052">TH4T 1S WH4T 1 4M DO1NG</text:p>
      <text:p text:style-name="P3053">1T 1S NOW YOUR JOB TO TRUST M3 4ND DO WH4T 1 S4Y</text:p>
      <text:p text:style-name="P3054">CL34RLY</text:p>
      <text:p text:style-name="P3055">TH1S BLOODY SC4RF CONT41NS S3CR3T W1SDOMS OF TH3 M1ND WH1CH 4 LOWLY HUM4N W1ND BOY COULD N3V3R D4R3 TO F4THOM</text:p>
      <text:p text:style-name="P3056">4ND NOW TH3 W1ND BOY MUST 3MBR4C3 H1S ROL3 4S TH3 W4YW4RD H31R, UNBOUND FROM TH3 T13S OF C4US4L1TY, 4ND PUT 4LL H1S F41TH 1N 4 F4LL3N S33R TO BR1NG R3D3MPT1ON TO US 4LL</text:p>
      <text:p text:style-name="P3057">Y3S</text:p>
      <text:p text:style-name="P3058">BUT COULD YOU PL34S3 JUST T4K3 TH3 FUCK1NG SC4RF 4ND DO WH4T 1<text:s/><text:soft-page-break/>S4Y</text:p>
      <text:p text:style-name="P3059">_</text:p>
      <text:p text:style-name="P3060">169. JE39: =009076</text:p>
      <text:p text:style-name="P3061">1D34LLY, Y3S</text:p>
      <text:p text:style-name="P3062">NOBODY</text:p>
      <text:p text:style-name="P3063">1 DO R3M3MB3R</text:p>
      <text:p text:style-name="P3064">TH3 M4PS 1 S3NT TO YOU W3R3 C4RTOGR4PH1C M4ST3RSTROK3S, 4ND R3PR3S3NT3D 4 SH1N1NG 3X4MPL3 FOR 4LL WHO WOULD 4SP1R3 TO HO4X GULL1BL3 DW33BS 3V3RYWH3R3</text:p>
      <text:p text:style-name="P3065">BUT L3T'S NOT W4ST3 GOOD S3NT1M3NT4L1TY H3R3</text:p>
      <text:p text:style-name="P3066">YOU 4R3 4BOUT TO STROLL DOWN M3MORY L4N3 W1TH M3 1N 4 MUCH MOR3 L1T3R4L S3NS3</text:p>
      <text:p text:style-name="P3067">WH3R34S 1...</text:p>
      <text:p text:style-name="P3068">_</text:p>
      <text:p text:style-name="P3069">170. JE40: =009077</text:p>
      <text:p text:style-name="P3070">ON3 MOM3NT</text:p>
      <text:p text:style-name="P3071">YOU'LL N33D ON3 MOR3 TH1NG FOR YOUR JOURN3Y</text:p>
      <text:p text:style-name="P3072">WH4T 1S YOUR F4VOR1T3 COLOR</text:p>
      <text:p text:style-name="P3073">TH4T W4S 4 RH3TOR1C4L QU3ST1ON, NUMBNUTS</text:p>
      <text:p text:style-name="P3074">_</text:p>
      <text:p text:style-name="P3075">171. JE41: =009081</text:p>
      <text:p text:style-name="P3076">H3R3</text:p>
      <text:p text:style-name="P3077">_</text:p>
      <text:p text:style-name="P3078">172. JE42: =009082</text:p>
      <text:p text:style-name="P3079">GOOD LUCK, 3GB3RT &gt;:]</text:p>
      <text:p text:style-name="P3080">NOT TH4T YOU'LL N33D 1T</text:p>
      <text:p text:style-name="P3081">B3C4US3 W3 M4K3 OUR OWN LUCK</text:p>
      <text:p text:style-name="P3082">4ND YOU'R3 4BOUT TO PROV3 TH4T</text:p>
      <text:soft-page-break/>
      <text:p text:style-name="P3083">_</text:p>
      <text:p text:style-name="P3084">173. DS44: =009214</text:p>
      <text:p text:style-name="P3085">YOU 4R3 CORR3CT</text:p>
      <text:p text:style-name="P3086">TH3 SP1D3R13ST ON3 OF 4LL</text:p>
      <text:p text:style-name="P3087">1 GU3SS SO</text:p>
      <text:p text:style-name="P3088">W3LL, 1M H3R3 T4LK1NG TO YOU 4BOUT 1T 1NST34D OF 4CTU4LLY DO1NG 1T, 4R3NT...</text:p>
      <text:p text:style-name="P3089">HUH?</text:p>
      <text:p text:style-name="P3090">_</text:p>
      <text:p text:style-name="P3091">174. JE43: =009268</text:p>
      <text:p text:style-name="P3092">JOHN NO! &gt;:O</text:p>
      <text:p text:style-name="P3093">_</text:p>
      <text:p text:style-name="P3094">175. JE44: =009275</text:p>
      <text:p text:style-name="P3095">JOHN, WH4T H4V3 YOU DON3!</text:p>
      <text:p text:style-name="P3096">WHY 4R3 YOU H3R3??</text:p>
      <text:p text:style-name="P3097"><text:span text:style-name="T3098">HOW<text:s/></text:span><text:span text:style-name="T3099">4R3 YOU H3R3???</text:span></text:p>
      <text:p text:style-name="P3100"><text:span text:style-name="T3101">D1D<text:s/></text:span><text:span text:style-name="T3102">WH4T?!</text:span></text:p>
      <text:p text:style-name="P3103">OH MY FUCK1NG GOD</text:p>
      <text:p text:style-name="P3104">_</text:p>
      <text:p text:style-name="P3105">176. JE45: =009276</text:p>
      <text:p text:style-name="P3106">WH4T 4R3 YOU T4LK1NG 4BOUT!</text:p>
      <text:p text:style-name="P3107">DO YOU H4V3 4NY 1D34 WH4T YOU'V3 JUST DON3?</text:p>
      <text:p text:style-name="P3108">WH4T SC4RF???</text:p>
      <text:p text:style-name="P3109">YOU W3R3N'T SUPPOS3D TO DO TH1S!</text:p>
      <text:p text:style-name="P3110">1 W4S SUPPOS3D TO K1LL H3R!</text:p>
      <text:p text:style-name="P3111">YOU JUST DOOM3D US 4LL!!!</text:p>
      <text:p text:style-name="P3112">M1ND SCH3M3S?!</text:p>
      <text:soft-page-break/>
      <text:p text:style-name="P3113">1 S33</text:p>
      <text:p text:style-name="P3114">BUT TH4T DO3S NOT 4NSW3R TH3 MOST 1MPORT4NT QU3ST1ON OF 4LL</text:p>
      <text:p text:style-name="P3115">WHY 4R3 YOU SUCH 4 DORK?!</text:p>
      <text:p text:style-name="P3116">L3T M3 S33 TH4T SC4RF</text:p>
      <text:p text:style-name="P3117">_</text:p>
      <text:p text:style-name="P3118">177. JE46: =009277</text:p>
      <text:p text:style-name="P3119">Y3S, G1V3 1T H3R3</text:p>
      <text:p text:style-name="P3120">YOU FUCK3D W1TH TH3 4LPH4 T1M3L1N3. 1 W4NT 4NSW3RS</text:p>
      <text:p text:style-name="P3121">JUST T3LL M3 WH4T TH3 SC4RF S4YS</text:p>
      <text:p text:style-name="P3122">1 N33D TO KNOW WH4T 1 S41D!</text:p>
      <text:p text:style-name="P3123">PR4NKS? &gt;:?</text:p>
      <text:p text:style-name="P3124">WHY WOULD 1 S3ND YOU B4CK 1N T1M3 TO PL4Y PR4NKS</text:p>
      <text:p text:style-name="P3125">SCR3W YOU!</text:p>
      <text:p text:style-name="P3126">W41T</text:p>
      <text:p text:style-name="P3127"><text:span text:style-name="T3128">SO YOU 4CTU4LLY<text:s/></text:span><text:span text:style-name="T3129">W3R3<text:s/></text:span><text:span text:style-name="T3130">TH3 ON3 WHO STOL3 MY DR4GON, 4ND WROT3 THOS3 NOT3S?</text:span></text:p>
      <text:p text:style-name="P3131">WHY</text:p>
      <text:p text:style-name="P3132">4ND YOU'R3 SUR3 YOU D1DN'T JUST M4K3 4 DOOM3D T1M3L1N3 H3R3?</text:p>
      <text:p text:style-name="P3133">G1MM3 TH3 SC4RF</text:p>
      <text:p text:style-name="P3134">1T'S M1N3 THOUGH, 1T H4S MY BLOOD ON 1T!</text:p>
      <text:p text:style-name="P3135">YOU B4ST4RD &gt;:x</text:p>
      <text:p text:style-name="P3136">WH4T</text:p>
      <text:p text:style-name="P3137">WH4T</text:p>
      <text:p text:style-name="P3138">WH4T??</text:p>
      <text:p text:style-name="P3139">_</text:p>
      <text:p text:style-name="P3140">178. JE47: =009278</text:p>
      <text:p text:style-name="P3141">YOU DONT?</text:p>
      <text:soft-page-break/>
      <text:p text:style-name="P3142">WHY WOULD 1 T3LL YOU TO G1V3 M3 YOUR W4LL3T 1F YOU DON'T H4V3 1T</text:p>
      <text:p text:style-name="P3143">WH4T COULD 3V3N B3 SO 1MPORT4NT 4BOUT G1V1NG M3 YOUR W4LL3T?</text:p>
      <text:p text:style-name="P3144">???</text:p>
      <text:p text:style-name="P3145">1T'S NOT MY PL4N!</text:p>
      <text:p text:style-name="P3146">UGH, SHUT UP</text:p>
      <text:p text:style-name="P3147">M4YB3 1F YOU COULD T3LL M3 *WHY* W3 N33D TH3 W4LL3T, W3 COULD M4K3 OTH3R PL4NS TO COMP3NS4T3?</text:p>
      <text:p text:style-name="P3148">L1K3 WH4T</text:p>
      <text:p text:style-name="P3149">_</text:p>
      <text:p text:style-name="P3150">179. KV23: =009279</text:p>
      <text:p text:style-name="P3151">TH4T 1S SW33T OF YOU K4RK4T, BUT TH3R3 W4S NO N33D TO WORRY</text:p>
      <text:p text:style-name="P3152">1 CR4CK3D TH3 C4S3</text:p>
      <text:p text:style-name="P3153">W1TH 1NV3ST1G4T1ON SK1LLS L1K3 M1N3, 1T W4S 1N3V1T4BL3 &gt;:]</text:p>
      <text:p text:style-name="P3154">_</text:p>
      <text:p text:style-name="P3155">180. JE48: =009280</text:p>
      <text:p text:style-name="P3156">H3Y, TH4T'S M1N3!</text:p>
      <text:p text:style-name="P3157">_</text:p>
      <text:p text:style-name="P3158">Act 6 Act 6 Act 5</text:p>
      <text:p text:style-name="P3159">_</text:p>
      <text:p text:style-name="P3160">Act 6 Act 6 Intermission 5</text:p>
      <text:p text:style-name="P3161">_</text:p>
      <text:p text:style-name="P3162">181. VS8: =009359</text:p>
      <text:p text:style-name="P3163">SO UM</text:p>
      <text:p text:style-name="P3164">WH4T 4BOUT OUR OTH3R D34D FR13NDS?</text:p>
      <text:p text:style-name="P3165">OH OK</text:p>
      <text:p text:style-name="P3166">1 KNOW W3 T4LK3D 4 LOT OF STR4T3GY 1N 4DV4NC3, VR1SK4</text:p>
      <text:soft-page-break/>
      <text:p text:style-name="P3167">BUT 1 R34LLY DON'T R3M3MB3R YOU M3NT1ON1NG 4 PL4N TO PROTOTYP3 OUR FR13NDS' CORPS3S</text:p>
      <text:p text:style-name="P3168">M1GHT H4V3 B33N N1C3 TO G3T 4 H34DS UP!</text:p>
      <text:p text:style-name="P3169">UM, NOT TO M4K3 4 B4D PUN, ON 4CCOUNT OF TH3 F4CT TH4T MOST OF TH31R H34DS W3R3 L1T3R4LLY S3V3R3D &gt;:[</text:p>
      <text:p text:style-name="P3170">OK &gt;:]</text:p>
      <text:p text:style-name="P3171">OK, TH4T'S 4 GOOD R34SON TO H4V3 SP4R3 K3RN3LS, BUT...</text:p>
      <text:p text:style-name="P3172">M4YB3 W3 SHOULD B4CK UP 4 B1T!</text:p>
      <text:p text:style-name="P3173">1'M NOT SUR3 YOUR V3RD1CT ON OUR D34D FR13NDS 1S TOT4LLY 41R T1GHT, OR TH4T YOU H4V3 TH3 4UTHOR1TY TO M4K3 4 F1N4L RUL1NG!</text:p>
      <text:p text:style-name="P3174">Y34H R1GHT</text:p>
      <text:p text:style-name="P3175">L3T'S TH1NK 1T THROUGH 4 L1TTL3 MOR3</text:p>
      <text:p text:style-name="P3176">SOLLUX'S H4LF GHOST 1S P3RF3CTLY H4PPY OUT TH3R3 W1TH 4R4D14</text:p>
      <text:p text:style-name="P3177">W3'V3 S33N H1M 4ND CONF1RM3D 1T OURS3LV3S, SO TH3R3'S NO R34SON TO CONS1D3R H1M</text:p>
      <text:p text:style-name="P3178">4ND 3R1D4N???</text:p>
      <text:p text:style-name="P3179">H3 MURD3R3D F3F3R1, 4ND TR13D TO K1LL K4N4Y4 4ND SOLLUX!</text:p>
      <text:p text:style-name="P3180">H3 DO3SN'T 3V3N D3S3RV3 TO B3 1N TH3 RUNN1NG</text:p>
      <text:p text:style-name="P3181">BUT N3P3T4 4ND F3F3R1? WH4T D1D TH3Y 3V3R DO TO 4NYBODY?</text:p>
      <text:p text:style-name="P3182">OH G1V3 M3 4 BR34K</text:p>
      <text:p text:style-name="P3183">1 TH1NK W3 BOTH KNOW TH3 JUST1C3 1SSU3S H3R3 4R3 PR3TTY CUT 4ND DR13D</text:p>
      <text:p text:style-name="P3184">SOLLUX *W4NTS* TO B3 WH3R3 H3 1S</text:p>
      <text:p text:style-name="P3185">3R1D4N 1S 4 MURD3ROUS DOUCH3</text:p>
      <text:p text:style-name="P3186">TH3 G1RLS 4R3 1NNOC3NT</text:p>
      <text:p text:style-name="P3187">1 S4Y W3 BR1NG TH3M B4CK!</text:p>
      <text:p text:style-name="P3188">W3 DO?</text:p>
      <text:p text:style-name="P3189">4W</text:p>
      <text:p text:style-name="P3190">Y34H, OK</text:p>
      <text:soft-page-break/>
      <text:p text:style-name="P3191">YOU'R3 R1GHT... 1'M B3H1ND YOU 4LL TH3 W4Y!</text:p>
      <text:p text:style-name="P3192">YOU DO?</text:p>
      <text:p text:style-name="P3193">..... WH3R3?</text:p>
      <text:p text:style-name="P3194">HUH?</text:p>
      <text:p text:style-name="P3195">OH</text:p>
      <text:p text:style-name="P3196">OHHHHH</text:p>
      <text:p text:style-name="P3197">HMM</text:p>
      <text:p text:style-name="P3198">WOW, Y34H</text:p>
      <text:p text:style-name="P3199">1 TH1NK, UM</text:p>
      <text:p text:style-name="P3200">1 TH1NK 1'LL R3V1V3 TH3M... 4 L1TTL3 L4T3R?</text:p>
      <text:p text:style-name="P3201">Y34H.</text:p>
      <text:p text:style-name="P3202">L4T3R.</text:p>
      <text:p text:style-name="P3203">_</text:p>
      <text:p text:style-name="P3204">182. DS45: =009360</text:p>
      <text:p text:style-name="P3205">1NF3RR1NG WH4T?</text:p>
      <text:p text:style-name="P3206">1S WH4T 1T??</text:p>
      <text:p text:style-name="P3207">_</text:p>
      <text:p text:style-name="P3208">183. JE49: =009379</text:p>
      <text:p text:style-name="P3209">H3LLO, 3GB3RT</text:p>
      <text:p text:style-name="P3210">YOU'R3 W3LCOM3</text:p>
      <text:p text:style-name="P3211">NO, 1'M PR3TTY COMFORT4BL3 B31NG SMUG, 4ND T4K1NG CR3D1T FOR FUTUR3 M3'S 1D34S</text:p>
      <text:p text:style-name="P3212">1'V3 4LW4YS B33N ON 3XC3LL3NT T3RMS W1TH MY FUTUR3 S3LF</text:p>
      <text:p text:style-name="P3213">SH3 4ND 1 G3T 4LONG F4MOUSLY &gt;:]</text:p>
      <text:p text:style-name="P3214">_</text:p>
      <text:p text:style-name="P3215">184. JE50; VS9: =009380</text:p>
      <text:p text:style-name="P3216">1 W4S 4LMOST C3RT41NLY FUCK1NG W1TH YOU</text:p>
      <text:soft-page-break/>
      <text:p text:style-name="P3217">1'M GL4D W3 4R3 1N COMPL3T3 4GR33M3NT</text:p>
      <text:p text:style-name="P3218">1 JUST S3NT H1M ON 4 F3W TOT4LLY 1ND1SP3NS1BL3, M1SS1ON CR1T1C4L 3RR4NDS 1S 4LL</text:p>
      <text:p text:style-name="P3219">NO B1G D34L</text:p>
      <text:p text:style-name="P3220">_</text:p>
      <text:p text:style-name="P3221">185. VS10: =009400</text:p>
      <text:p text:style-name="P3222">VR1SK4, SHOULDN'T W3 G3T B4CK TO OUR STR4T3GY M33T1NG SOON?</text:p>
      <text:p text:style-name="P3223">1T'S L1K3 W3 US3D TO S4Y 1N TH3 OLD D4YS</text:p>
      <text:p text:style-name="P3224">T1M3 1S D34D K1DS</text:p>
      <text:p text:style-name="P3225">&gt;:]</text:p>
      <text:p text:style-name="P3226">Y34H, GR34T PO1NT</text:p>
      <text:p text:style-name="P3227">M3 N31TH3R</text:p>
      <text:p text:style-name="P3228">1 DON'T KNOW HOW 1 WOULD H4V3 L1V3D W1TH MYS3LF 1F 1 H4D... GON3 THROUGH W1TH 1T</text:p>
      <text:p text:style-name="P3229">4ND W3'D B3 D34D 1F 1 H4DN'T...</text:p>
      <text:p text:style-name="P3230">TH4NK GOD FOR 3GB3RT</text:p>
      <text:p text:style-name="P3231">N3V3R N3V3R N3V3R T3LL H1M 1 S41D TH1S BUT</text:p>
      <text:p text:style-name="P3232">FOR 4 DORK, H3'S...</text:p>
      <text:p text:style-name="P3233">H3</text:p>
      <text:p text:style-name="P3234">L3T'S JUST S4Y YOU D1D 4 GR34T JOB TR41N1NG H1M, ONC3 UPON 4 T1M3</text:p>
      <text:p text:style-name="P3235">H3H3</text:p>
      <text:p text:style-name="P3236">1 D1DN'T WR1T3 TH3 1NSTRUCT1ONS MYS3LF, BUT</text:p>
      <text:p text:style-name="P3237">1'M SUR3 1 N3V3R CONS1D3R3D 1T</text:p>
      <text:p text:style-name="P3238">3V3RYTH1NG W3 W3NT THROUGH B4CK TH3N M4D3 US STRONG3R</text:p>
      <text:p text:style-name="P3239">1T W4S SOM3TH1NG TO WORK TO PUT B3H1ND US, NOT 3R4S3</text:p>
      <text:p text:style-name="P3240">SOM3TH1NG TH4T W4S WORTH TH3 3FFORT &gt;:]</text:p>
      <text:p text:style-name="P3241">SOUNDS L1K3 H3'S Y3LL1NG 4T D4V3 4ND JOHN 4BOUT SOM3TH1NG</text:p>
      <text:soft-page-break/>
      <text:p text:style-name="P3242">H3'S NOT 4CTU4LLY 4NGRY</text:p>
      <text:p text:style-name="P3243">H3'S 3MB4RR4SS3D 4BOUT SOM3TH1NG</text:p>
      <text:p text:style-name="P3244">MY 34R 1S F1N3LY TUN3D TO TH3 4LL V4NTRUM NU4NC3S</text:p>
      <text:p text:style-name="P3245">NO W4Y</text:p>
      <text:p text:style-name="P3246">1T'S SOM3TH1NG V3RY P3RSON4L</text:p>
      <text:p text:style-name="P3247">1 TH1NK 1T'S MOR3 L1K3LY D4V3 1S JUST R4MBL1NG S4NS F1LT3R 4G41N</text:p>
      <text:p text:style-name="P3248">4GR33D</text:p>
      <text:p text:style-name="P3249">1 GU3SS W3 STUCK TO OURS3LV3S MOSTLY</text:p>
      <text:p text:style-name="P3250">4ND ROS3 4ND K4N4Y4 W3R3 4LL... YOU KNOW</text:p>
      <text:p text:style-name="P3251">SO TH4T L3FT TH3M 4ND TH31R CUT3 M4YOR S1D3K1CK TO...</text:p>
      <text:p text:style-name="P3252">SORT TH1NGS OUT 4MONGST 34CH OTH3R? W1THOUT 1NT3RF3R3NC3 FROM 4 BUNCH OF CR4ZY FUCK3D UP G1RLS</text:p>
      <text:p text:style-name="P3253">1'M H4PPY FOR TH3M</text:p>
      <text:p text:style-name="P3254">4ND... FOR M3 TOO</text:p>
      <text:p text:style-name="P3255">1F YOU H4DN'T B33N 4ROUND, 1 H4V3 4 F33L1NG 1 WOULD H4V3 GOTT3N SUCK3D 1NTO SOM3 W31RD BULLSH1T W1TH BOTH OF TH3M</text:p>
      <text:p text:style-name="P3256">GU3SS SO!</text:p>
      <text:p text:style-name="P3257">(G33K)</text:p>
      <text:p text:style-name="P3258">_</text:p>
      <text:p text:style-name="P3259">186. VS11: =009401</text:p>
      <text:p text:style-name="P3260">GONN4 M1SS YOU</text:p>
      <text:p text:style-name="P3261">SUR3 YOU H4V3 TO G3T GO1NG SO SOON?</text:p>
      <text:p text:style-name="P3262">OH...</text:p>
      <text:p text:style-name="P3263">NO</text:p>
      <text:p text:style-name="P3264">W3LL, NOT R34LLY</text:p>
      <text:p text:style-name="P3265">NOTH1NG 1MPORT4NT</text:p>
      <text:p text:style-name="P3266">1T'S DUMB</text:p>
      <text:soft-page-break/>
      <text:p text:style-name="P3267">YOU'LL PROB4BLY L4UGH 4T M3</text:p>
      <text:p text:style-name="P3268">1 DUNNO</text:p>
      <text:p text:style-name="P3269">1'M NOT SUR3 1 C4N 3V3N PUT MY F1NG3R ON WH4T'S BUGG1NG M3</text:p>
      <text:p text:style-name="P3270">1 F33L L1K3 1 SHOULD B3 PSYCH3D FOR TH3 B4TTL3 4H34D</text:p>
      <text:p text:style-name="P3271">L1K3, PUMP3D UP TO K1LL SOM3 B4D GUYS, 4ND F1N4LLY 3ND TH1S</text:p>
      <text:p text:style-name="P3272">BUT 1 JUST F33L 4 L1TTL3... W31RD?</text:p>
      <text:p text:style-name="P3273">3SP3C14LLY KNOW1NG TH4T YOU WON'T B3 H3R3</text:p>
      <text:p text:style-name="P3274">WH4T 1F</text:p>
      <text:p text:style-name="P3275">WH3N 1T'S T1M3 TO F1GHT, 4ND P3OPL3 R34LLY N33D M3</text:p>
      <text:p text:style-name="P3276">TO US3 MY "POW3RS" OR WH4T3V3R 1T 1S 1'M SUPPOS3D TO B3 4BL3 TO DO</text:p>
      <text:p text:style-name="P3277">WH4T 1F 1T TURNS OUT 1'M NOT 4CTU4LLY TH4T...</text:p>
      <text:p text:style-name="P3278">GOOD?</text:p>
      <text:p text:style-name="P3279">1 KNOW, BUT</text:p>
      <text:p text:style-name="P3280">TH4T W4S 4 D1FF3R3NT M3</text:p>
      <text:p text:style-name="P3281">WHO W3NT THROUGH SOM3 TH1NGS 1 N3V3R W3NT THROUGH, 4ND PROB4BLY F1GUR3D OUT HOW TO B3 4W3SOM3 4ND H3RO1C 4LONG TH3 W4Y</text:p>
      <text:p text:style-name="P3282">1 N3V3R D1D 4NY OF TH4T, 4ND 1 C3RT41NLY DON'T F33L 4W3SOM3 4ND H3RO1C Y3T</text:p>
      <text:p text:style-name="P3283">4ND</text:p>
      <text:p text:style-name="P3284">TH1S PROB4BLY SOUNDS R34LLY DUMB BUT</text:p>
      <text:p text:style-name="P3285">1T K1ND OF M4K3S M3 F33L GU1LTY</text:p>
      <text:p text:style-name="P3286">B3C4US3 SH3 PR3TTY MUCH S4CR1F1C3D H3RS3LF</text:p>
      <text:p text:style-name="P3287">TO M4K3 TH1NGS B3TT3R</text:p>
      <text:p text:style-name="P3288">SP3C1F1C4LLY, B3TT3R FOR *M3* 1 TH1NK</text:p>
      <text:p text:style-name="P3289">TO L3T M3 L34D 4 B3TT3R L1F3, PR3SUM4BLY</text:p>
      <text:p text:style-name="P3290">TO F1X MY PROBL3MS 1 GU3SS?</text:p>
      <text:p text:style-name="P3291">BUT</text:p>
      <text:soft-page-break/>
      <text:p text:style-name="P3292">1 DON'T F33L F1X3D</text:p>
      <text:p text:style-name="P3293">1 4CTU4LLY K1ND4 F33L 4 W31RD S3NS3 OF PR3SSUR3</text:p>
      <text:p text:style-name="P3294">TO B3 TH3 B3ST V3RS1ON OF MYS3LF, L1K3...</text:p>
      <text:p text:style-name="P3295">TH3 MOST PRODUCT1V3 4ND H3RO1C 4ND W3LL 4DJUST3D T3R3Z1 1N P4R4DOX SP4C3?</text:p>
      <text:p text:style-name="P3296">BUT 1'M D3F1N1T3LY NOT TH4T T3R3Z1</text:p>
      <text:p text:style-name="P3297">WOW. YOU DON'T S4Y???</text:p>
      <text:p text:style-name="P3298">Y34H, 1 KNOW</text:p>
      <text:p text:style-name="P3299">YOU'R3 R1GHT...</text:p>
      <text:p text:style-name="P3300">1'LL TRY TO FORG3T 4BOUT TH1S STUFF, 4ND JUST FOCUS ON H3LP1NG OUT TH3 T34M</text:p>
      <text:p text:style-name="P3301">1T'LL B3 H4RD DO1NG 1T W1THOUT YOU, BUT 1 GU3SS 1'V3 M4N4G3D TO DO 1T B3FOR3</text:p>
      <text:p text:style-name="P3302">3V3N 1F 1 DON'T R3M3MB3R</text:p>
      <text:p text:style-name="P3303">WH3N W1LL 1 S33 YOU 4G41N?</text:p>
      <text:p text:style-name="P3304">1 C4N'T W41T &gt;:]</text:p>
      <text:p text:style-name="P3305">_</text:p>
      <text:p text:style-name="P3306">187. DS46: =009410</text:p>
      <text:p text:style-name="P3307">G4MZ33'S 1N TH3R3</text:p>
      <text:p text:style-name="P3308">&gt;:\</text:p>
      <text:p text:style-name="P3309">H3'LL JUST R3V1V3</text:p>
      <text:p text:style-name="P3310">GOD T13R STYL3, R1GHT?</text:p>
      <text:p text:style-name="P3311">UM...</text:p>
      <text:p text:style-name="P3312">_</text:p>
      <text:p text:style-name="P3313">188. DS47; RL17; JE51: =009412</text:p>
      <text:p text:style-name="P3314">Y3S</text:p>
      <text:p text:style-name="P3315">D4V3</text:p>
      <text:p text:style-name="P3316">FORG1V3 M3 1F 1 4M M1SS1NG SOM3 NU4NC3 H3R3</text:p>
      <text:soft-page-break/>
      <text:p text:style-name="P3317">BUT 1T SOUNDS TO M3</text:p>
      <text:p text:style-name="P3318">4S 1F YOU B3L13V3 JOHN'S MOTH3R 1S PHYS1C4LLY 4TTR4CT1V3</text:p>
      <text:p text:style-name="P3319">WH4T WOULD JOHN TH1NK??</text:p>
      <text:p text:style-name="P3320">1 W1LL CONS1D3R YOUR R3QU3ST FOR S3CR3CY</text:p>
      <text:p text:style-name="P3321">M4YB3</text:p>
      <text:p text:style-name="P3322">FR4NKLY, 1 4M NOT SUR3 SH3 1S 4NYTH1NG TO WR1T3 HOM3 4BOUT</text:p>
      <text:p text:style-name="P3323">1 GU3SS SH3 1S NOT MY CONT41N3R OF SC4LD1NG L34F FLU1D</text:p>
      <text:p text:style-name="P3324">H3 K33PS C4LL1NG H3R HOT</text:p>
      <text:p text:style-name="P3325">D4V3 TH1NKS YOUR MOM 1S HOT</text:p>
      <text:p text:style-name="P3326">_</text:p>
      <text:p text:style-name="P3327">189. VS12: =009416</text:p>
      <text:p text:style-name="P3328">1 TH1NK SO</text:p>
      <text:p text:style-name="P3329">_</text:p>
      <text:p text:style-name="P3330">190. VS13: =009435</text:p>
      <text:p text:style-name="P3331">OK, WHY NOT</text:p>
      <text:p text:style-name="P3332">YOU S41D W3 N33D GOOD F1GHT3RS TO GO 4T TH1S GUY</text:p>
      <text:p text:style-name="P3333">4ND 1 TH1NK 1'M PR3TTY D3C3NT</text:p>
      <text:p text:style-name="P3334">4T L34ST 4T ST4BB1NG TH1NGS</text:p>
      <text:p text:style-name="P3335">SO 1'LL GO</text:p>
      <text:p text:style-name="P3336">B3S1D3S...</text:p>
      <text:p text:style-name="P3337">*SOM3ON3* H4S TO W1TN3SS D4V3'S H3RO1SM, 1F H3 W4NTS TO B3 L3T OFF TH3 HOOK FOR TH4T PROPH3CY &gt;:]</text:p>
      <text:p text:style-name="P3338">WH4T 4BOUT D4V3'S BRO?</text:p>
      <text:p text:style-name="P3339">1 H34RD H3'S SUPPOS3D TO B3 HOT SH1T</text:p>
      <text:p text:style-name="P3340">_</text:p>
      <text:p text:style-name="P3341">191. VS14; DS48: =009443</text:p>
      <text:p text:style-name="P3342">*HUM4N "GOLF" CL4P*</text:p>
      <text:soft-page-break/>
      <text:p text:style-name="P3343">H3Y D4V3</text:p>
      <text:p text:style-name="P3344">W3 SHOULD PROB4BLY WORK OUT 4 F1GHT1NG STR4T3GY TOO</text:p>
      <text:p text:style-name="P3345">S1NC3 1T SOUNDS L1K3 W3'V3 GOT 4 R34L N4STY ON3 TO D34L W1TH &gt;:]</text:p>
      <text:p text:style-name="P3346">WH4T</text:p>
      <text:p text:style-name="P3347">W3LL, 1 TH1NK W3 C4N 4T L34ST OUTL1N3 TH3 STR4T3GY, R1GHT?</text:p>
      <text:p text:style-name="P3348">F1GUR3 OUT HOW W3'LL 4PPRO4CH 4 V1LL41N W1TH H1S P4RT1CUL4R STR3NGTHS 4ND W34KN3SS3S</text:p>
      <text:p text:style-name="P3349">4ND 4SSUM3 OUR TH1RD M3MB3R W1LL B3 R34DY TO F1GHT 1F W3 T3LL H1M TO</text:p>
      <text:p text:style-name="P3350">WH4T!</text:p>
      <text:p text:style-name="P3351">FROM TH3 TH1NGS 1 H4V3 H34RD 4BOUT H1M, FROM YOUR OWN P3RSON4L MOUTH</text:p>
      <text:p text:style-name="P3352">TH4T 4CTU4LLY SOUNDS L1K3 4 PR3TTY 4PT D3SCR1PT1ON TO M3</text:p>
      <text:p text:style-name="P3353">_</text:p>
      <text:p text:style-name="P3354">192. JR1: =009550</text:p>
      <text:p text:style-name="P3355">:O</text:p>
      <text:p text:style-name="P3356">_</text:p>
      <text:p text:style-name="P3357">193. JR2: =009569</text:p>
      <text:p text:style-name="P3358">&gt;:?</text:p>
      <text:p text:style-name="P3359">_</text:p>
      <text:p text:style-name="P3360">194. =009571</text:p>
      <text:p text:style-name="P3361">Y34H, SH3'S JUST GONN4 BR1NG N3P3T4 B4CK 1SN'T SH3</text:p>
      <text:p text:style-name="P3362">_</text:p>
      <text:p text:style-name="P3363">195. Ce1; JE52: =009583</text:p>
      <text:p text:style-name="P3364">C4LL13, YOU 4R3 SURROUND3D BY 4SS K1SS3RS</text:p>
      <text:p text:style-name="P3365">YOU SHOULD 4LLOW M3 TO L1CK YOUR F4C3 SO 1 C4N M4K3 4N OBJ3CT1V3 D3T3RM1N4T1ON</text:p>
      <text:p text:style-name="P3366">1T 1S TH3 ONLY W4Y W3'LL KNOW FOR SUR3</text:p>
      <text:soft-page-break/>
      <text:p text:style-name="P3367">THOUGH 1F 1'M B31NG HON3ST, YOU SM3LL PR3TTY UGLY FROM WH3R3 1 4M ST4ND1NG</text:p>
      <text:p text:style-name="P3368">PL34S3, JOHN</text:p>
      <text:p text:style-name="P3369">1 D1D NOT M34N TH4T 1N 4N UNFL4TT3R1NG W4Y</text:p>
      <text:p text:style-name="P3370">1 TH1NK H4V1NG 4 SKULL FOR 4 H34D 1S PR3TTY S1CK</text:p>
      <text:p text:style-name="P3371">1F G1V3N TH3 CHO1C3, 1 M1GHT ROCK TH3 LOOK MYS3LF</text:p>
      <text:p text:style-name="P3372">BUT 1 WOULDN'T ST4ND FOR 4 BUNCH OF CLOY1NG W33N13S S1TT1NG 4ROUND C4LL1NG M3 PR3TTY</text:p>
      <text:p text:style-name="P3373">1F TH4T'S HOW P3OPL3 R34CT3D, WH4T WOULD 3V3N B3 TH3 PO1NT OF LOOK1NG L1K3 4 B4D4SS SKULL G1RL 1N TH3 F1RST PL4C3?</text:p>
      <text:p text:style-name="P3374">_</text:p>
      <text:p text:style-name="P3375">196. RxLa4: =009585</text:p>
      <text:p text:style-name="P3376">(1 KNOW)</text:p>
      <text:p text:style-name="P3377">(1T'S D1SGUST1NG)</text:p>
      <text:p text:style-name="P3378">_</text:p>
      <text:p text:style-name="P3379">197. JE53: =009598</text:p>
      <text:p text:style-name="P3380">(N333RDS)</text:p>
      <text:p text:style-name="P3381">(N3333333RDS)</text:p>
      <text:p text:style-name="P3382">_</text:p>
      <text:p text:style-name="P3383">198. JE54: =009599</text:p>
      <text:p text:style-name="P3384">WH4T</text:p>
      <text:p text:style-name="P3385">1 H4V3 JUST B33N M1ND1NG MY OWN BUS1N3SS, 4ND 1N NO W4Y WH4TSO3V3R S4Y1NG 4NYTH1NG D1R3CT3D 4T 4 COUPL3 OF S1LLY N3RDS S4Y1NG DORKY TH1NGS</text:p>
      <text:p text:style-name="P3386">1SN'T 1T W31RD HOW YOU 4R3 M4K1NG TH1S OBS3RV4T1ON, 4ND NO ON3 3LS3 1S?</text:p>
      <text:p text:style-name="P3387">M34N1NG, M4YB3 1 ONLY S4Y 1T WH3N TH3 P41R OF N3RDS 1N 34RSHOT H4PP3NS TO 1NCLUD3 YOU</text:p>
      <text:p text:style-name="P3388">&lt;3&lt;</text:p>
      <text:soft-page-break/>
      <text:p text:style-name="P3389">WH4T LOOK</text:p>
      <text:p text:style-name="P3390">1 D1DN'T G1V3 YOU 4 LOOK, D1NGUS</text:p>
      <text:p text:style-name="P3391">WH4T3V3R LOOK YOU TH1NK 1 G4V3 YOU, 1T W4S 1N YOUR 1M4G1N4T1ON</text:p>
      <text:p text:style-name="P3392">1T 1S *POSS1BL3* YOU M4Y B3 FL4TT3R1NG YOURS3LF, 3GB3RT</text:p>
      <text:p text:style-name="P3393">Y3S</text:p>
      <text:p text:style-name="P3394">1'M JUST G1V1NG H1M 4ND H1S BRO SOM3 T1M3 TO TH3MS3LV3S F1RST</text:p>
      <text:p text:style-name="P3395">1 4M SUR3 TH3Y COULD US3 1T</text:p>
      <text:p text:style-name="P3396">4ND WH4T3V3R TH3 H3LL 1S GO1NG ON B3TW33N TH3M</text:p>
      <text:p text:style-name="P3397">TH3 L4ST TH1NG 1 W4NT TO DO 1S 1NVOLV3 MYS3LF</text:p>
      <text:p text:style-name="P3398">TH4T SOUNDS 3V3N MOR3 4WKW4RD TH4N L1NG3R1NG 4ROUND YOU GOOFY BUNCH OF N3RDS B31NG 4LL CUT3 4ND MUSHY W1TH YOUR HUM4N F4M1LY 4ND FR13NDSH1P STUFF</text:p>
      <text:p text:style-name="P3399">1T T4K3S 4 W1LL OF 1RON, TRUST M3</text:p>
      <text:p text:style-name="P3400">YUP</text:p>
      <text:p text:style-name="P3401">1 WOULDN'T B3 TH3 ON3 TO 4SK</text:p>
      <text:p text:style-name="P3402">_</text:p>
      <text:p text:style-name="P3403">199. DS49: =009834</text:p>
      <text:p text:style-name="P3404">WH4T?</text:p>
      <text:p text:style-name="P3405">D4V3</text:p>
      <text:p text:style-name="P3406">4R3 YOU T4LK1NG THROUGH TH3 L1TTL3 FO4M 4SS 4G41N</text:p>
      <text:p text:style-name="P3407">UGH!</text:p>
      <text:p text:style-name="P3408">N3V3R M1ND</text:p>
      <text:p text:style-name="P3409">1 W1LL B3 R1GHT TH3R3</text:p>
      <text:p text:style-name="P3410">_</text:p>
      <text:p text:style-name="P3411">200. JE55; RL18; RxLa5; KM4: =009835</text:p>
      <text:p text:style-name="P3412">OK 3V3RYBODY</text:p>
      <text:p text:style-name="P3413">SOUNDS L1K3 D4V3 4ND H1S BRO 4R3 R34DY</text:p>
      <text:soft-page-break/>
      <text:p text:style-name="P3414">1'M GO1NG TO FLY OV3R TH3R3 NOW</text:p>
      <text:p text:style-name="P3415">1 HOP3 YOU 4LL H4V3 FUN MURD3R1NG YOUR D3S1GN4T3D V1LL41N</text:p>
      <text:p text:style-name="P3416">C4TCH YOU L4T3R &gt;:]</text:p>
      <text:p text:style-name="P3417">_</text:p>
      <text:p text:style-name="P3418">201. JE56: =009836</text:p>
      <text:p text:style-name="P3419">WOW JOHN, CH1LL OUT</text:p>
      <text:p text:style-name="P3420">SOM3 T4K3N &gt;;]</text:p>
      <text:p text:style-name="P3421">_</text:p>
      <text:p text:style-name="P3422">202. VS15: =009839</text:p>
      <text:p text:style-name="P3423">H3Y</text:p>
      <text:p text:style-name="P3424">YOU TH3R3?</text:p>
      <text:p text:style-name="P3425">_</text:p>
      <text:p text:style-name="P3426">203. VS16: =009840</text:p>
      <text:p text:style-name="P3427">GU3SS YOU MUST B3 BUSY</text:p>
      <text:p text:style-name="P3428">F1ND1NG TH4T W34PON</text:p>
      <text:p text:style-name="P3429">OR R3CRU1T1NG GHOSTS, OR K1LL1NG LORD 3NGL1SH</text:p>
      <text:p text:style-name="P3430">WH4T3V3R 1T 1S YOU'R3 DO1NG OUT TH3R3</text:p>
      <text:p text:style-name="P3431">1 JUST W4NT3D TO S4Y 4 F3W TH1NGS</text:p>
      <text:p text:style-name="P3432">B3FOR3 1 H4V3 TO GO F1GHT</text:p>
      <text:p text:style-name="P3433">4CTU4LLY</text:p>
      <text:p text:style-name="P3434">M4YB3 1TS B3TT3R YOU 4R3N'T R3SPOND1NG, FOR NOW</text:p>
      <text:p text:style-name="P3435">M4YB3 1 C4N F1N4LLY S4Y SOM3 TH1NGS 1 W4NT TO S4Y</text:p>
      <text:p text:style-name="P3436">TH4T 1 M1GHT NOT H4V3 B33N 4BL3 TO WH3N YOU W3R3 4ROUND</text:p>
      <text:p text:style-name="P3437">_</text:p>
      <text:p text:style-name="P3438">204. VS17: =009841</text:p>
      <text:p text:style-name="P3439">1T'S B33N 4 GOOD F3W Y34RS</text:p>
      <text:p text:style-name="P3440">4 MUCH B3TT3R T1M3 TH4N 1 PROB4BLY D3S3RV3D TO H4V3,<text:s/><text:soft-page-break/>CONS1D3R1NG...</text:p>
      <text:p text:style-name="P3441">WH4T 1 4LMOST D1D</text:p>
      <text:p text:style-name="P3442">TH4NK GOD 1 D1DN'T</text:p>
      <text:p text:style-name="P3443">W3LL</text:p>
      <text:p text:style-name="P3444">TH4NK JOHN, 1 GU3SS</text:p>
      <text:p text:style-name="P3445">H3'S 4 GOOD K1D</text:p>
      <text:p text:style-name="P3446">TH3Y 4LL 4R3</text:p>
      <text:p text:style-name="P3447">3V3N TH3S3 N3W SCHMUCKS</text:p>
      <text:p text:style-name="P3448">WH4T 4 SW33T 4ND CH4RM1NG BUNCH OF STUP1D LOS3RS</text:p>
      <text:p text:style-name="P3449">DON'T FUCK1NG D4R3 T3LL 4NYON3 1 S41D 1T</text:p>
      <text:p text:style-name="P3450">BUT 1 LOV3 TH3M 4LL</text:p>
      <text:p text:style-name="P3451">_</text:p>
      <text:p text:style-name="P3452">205. VS18: =009842</text:p>
      <text:p text:style-name="P3453">1 DON'T KNOW WH4T 1S WRONG W1TH M3</text:p>
      <text:p text:style-name="P3454">TH4T 1 C4N'T JUST S4Y STUFF L1K3 TH4T, D1R3CTLY TO P3OPL3</text:p>
      <text:p text:style-name="P3455">TH3Y C3RT41NLY DON'T 4PP34R TO H4V3 TH4T PROBL3M</text:p>
      <text:p text:style-name="P3456">4ND YOU N3V3R S33M3D TO H4V3 MUCH TROUBL3 S4Y1NG WH4T3V3R W4S ON YOUR M1ND</text:p>
      <text:p text:style-name="P3457">M4YB3 TH4T'S WHY...</text:p>
      <text:p text:style-name="P3458">1 H4V3 SO MUCH TROUBL3 W1TH TH3 1D34 OF L3TT1NG GO OF YOU</text:p>
      <text:p text:style-name="P3459">YOU 4R3N'T 4FR41D OF WH4T'S 1NS1D3 YOUR M1ND</text:p>
      <text:p text:style-name="P3460">YOU 4LW4YS S33M 4T 34S3 W1TH YOUR OWN C4P4C1T13S</text:p>
      <text:p text:style-name="P3461">3V3N 1F TH3Y L34D YOU DOWN 4 RO4D OF S3LF D3STRUCT1ON</text:p>
      <text:p text:style-name="P3462">_</text:p>
      <text:p text:style-name="P3463">206. VS19: =009843</text:p>
      <text:p text:style-name="P3464">L1K3, Y34H, W3'V3 CL4SH3D ON STUFF</text:p>
      <text:p text:style-name="P3465">1 4CT3D L1K3 1T W4S 4LL 4BOUT 1D34LS</text:p>
      <text:soft-page-break/>
      <text:p text:style-name="P3466">4ND HOW M1N3 W3R3 B3TT3R OR SOM3TH1NG</text:p>
      <text:p text:style-name="P3467">BUT M4YB3</text:p>
      <text:p text:style-name="P3468">1 W4S JUST P1SS3D 4BOUT YOUR 4TT1TUD3 OF C3RT41NTY</text:p>
      <text:p text:style-name="P3469">4ND 4NGRY 4T MYS3LF FOR NOT H4V1NG 1T</text:p>
      <text:p text:style-name="P3470">1 TH1NK 1T'S SOM3TH1NG 1 N33D3D 1N MY L1F3</text:p>
      <text:p text:style-name="P3471">3V3N 1F 1T C4M3 FROM SOM3ON3 3LS3</text:p>
      <text:p text:style-name="P3472">1F ONLY TO K33P M3 4SSUR3D 1T'S POSS1BL3 TO F33L TH4T W4Y</text:p>
      <text:p text:style-name="P3473">_</text:p>
      <text:p text:style-name="P3474">207. VS20: =009844</text:p>
      <text:p text:style-name="P3475">1 KNOW YOU TH1NK 1'M W34K FOR N33D1NG YOU</text:p>
      <text:p text:style-name="P3476">NOT TH4T YOU'D 3V3R T3LL M3 TH4T</text:p>
      <text:p text:style-name="P3477">1T'S N1C3 TH4T YOU C4R3D 3NOUGH N3V3R TO J4B M3 4BOUT 1T</text:p>
      <text:p text:style-name="P3478">BUT 1 COULD 4LW4YS S3NS3 1T</text:p>
      <text:p text:style-name="P3479">TH4T YOU KN3W</text:p>
      <text:p text:style-name="P3480">YOU KN3W 1 D3P3ND3D MOR3 ON YOU TH4N YOU D1D ON M3</text:p>
      <text:p text:style-name="P3481">4ND YOU P1TY M3 FOR 1T</text:p>
      <text:p text:style-name="P3482">1 M34N, NOT L1K3, M4L1C1OUSLY</text:p>
      <text:p text:style-name="P3483">YOU PROB4BLY JUST S33 M3 4S 4 B1T TR4G1C</text:p>
      <text:p text:style-name="P3484">YOU C4N'T H3LP 1T</text:p>
      <text:p text:style-name="P3485">4ND 1 DON'T BL4M3 YOU</text:p>
      <text:p text:style-name="P3486">_</text:p>
      <text:p text:style-name="P3487">208. VS21: =009845</text:p>
      <text:p text:style-name="P3488">1 TH1NK</text:p>
      <text:p text:style-name="P3489">SP3ND1NG T1M3 W1TH 4LL THOS3 CUT3 GOOB3RS</text:p>
      <text:p text:style-name="P3490">4ND S331NG HOW WH3N TH3Y'R3 4LL TOG3TH3R, TH3Y S33M TO L1K3...</text:p>
      <text:p text:style-name="P3491">COMPL3T3 34CH OTH3R?</text:p>
      <text:p text:style-name="P3492">1 TH1NK 1T M4D3 M3 R34L1Z3 TH1S 4BOUT US</text:p>
      <text:soft-page-break/>
      <text:p text:style-name="P3493">OR 4BOUT MYS3LF</text:p>
      <text:p text:style-name="P3494">1 N3V3R F3LT WHOL3</text:p>
      <text:p text:style-name="P3495">1 ST1LL DON'T</text:p>
      <text:p text:style-name="P3496">4ND YOU M4D3 1T SO 1 D1DN'T H4V3 TO F4C3 TH4T F33L1NG</text:p>
      <text:p text:style-name="P3497">FOR 4 WH1L3 4T L34ST</text:p>
      <text:p text:style-name="P3498">4ND NOW TH4T 1 TH1NK 1 KNOW TH1S 4BOUT MYS3LF</text:p>
      <text:p text:style-name="P3499">1 TH1NK 1 G3T 1T</text:p>
      <text:p text:style-name="P3500">TH3 F33L1NG W1LL PROB4BLY N3V3R GO 4W4Y</text:p>
      <text:p text:style-name="P3501">ONLY COV3R3D UP 4T MOST, M4YB3</text:p>
      <text:p text:style-name="P3502">W3 COULD W1N TH1S F1GHT</text:p>
      <text:p text:style-name="P3503">CR34T3 4NOTH3R UN1V3RS3</text:p>
      <text:p text:style-name="P3504">SUCC33D 1N 3V3RY W4Y POSS1BL3</text:p>
      <text:p text:style-name="P3505">4ND 1'LL ST1LL F33L 1NCOMPL3T3</text:p>
      <text:p text:style-name="P3506">V1CTORY WON'T F1X M3</text:p>
      <text:p text:style-name="P3507">M4YB3 NOTH1NG C4N</text:p>
      <text:p text:style-name="P3508">M4YB3 TH3R3'S TOO L1TTL3 SUBST4NC3 1NS1D3 M3 TO 3V3N B3 F1X3D</text:p>
      <text:p text:style-name="P3509">_</text:p>
      <text:p text:style-name="P3510">209. VS22: =009846</text:p>
      <text:p text:style-name="P3511">BUT 4T L34ST 1 TH1NK 1 UND3RST4ND TH4T NOW</text:p>
      <text:p text:style-name="P3512">4ND SHOULD B3 4BL3 F1GHT W1THOUT H4V1NG SOM3TH1NG GN4W 4T M3</text:p>
      <text:p text:style-name="P3513">SOM3TH1NG TH4T F3LT UNKNOW4BL3, 4ND M4D3 M3 CONST4NTLY WOND3R WH4T 1 W4S DO1NG WRONG</text:p>
      <text:p text:style-name="P3514">1'M OK W1TH L1V1NG L1K3 TH4T</text:p>
      <text:p text:style-name="P3515">NOT GO1NG TO PR3T3ND 1T WOULDN'T B3 N1C3 TO...</text:p>
      <text:p text:style-name="P3516">P4TCH MYS3LF UP, SOM3HOW?</text:p>
      <text:p text:style-name="P3517">GU3SS TH4T SH1P S41L3D, THOUGH</text:p>
      <text:p text:style-name="P3518">B4CK 1N OUR S3SS1ON, 1N WH4T3V3R W4Y 1 BOTCH3D MY QU3ST</text:p>
      <text:soft-page-break/>
      <text:p text:style-name="P3519">OR D1DN'T R34CH GOD T13R, OR...</text:p>
      <text:p text:style-name="P3520">1 DON'T 3V3N KNOW WH4T 1T W4S 1 D1D OR D1DN'T DO</text:p>
      <text:p text:style-name="P3521">1 GU3SS TH4T'S TH3 PROBL3M, 1SN'T 1T?</text:p>
      <text:p text:style-name="P3522">TH3 MYST3RY OF 1T</text:p>
      <text:p text:style-name="P3523">TH3 TH1NGS 1'V3 SUPPOS3DLY DON3</text:p>
      <text:p text:style-name="P3524">GOOD 4ND B4D, 1N D1FF3R3NT R34L1T13S</text:p>
      <text:p text:style-name="P3525">TH3 M1ST4K3S 1 M4D3, BUT C4N'T L34RN FROM</text:p>
      <text:p text:style-name="P3526">B3C4US3 1 C4N'T R3M3MB3R</text:p>
      <text:p text:style-name="P3527">OR TH3 H3RO1C TH1NGS 1 SUPPOS3DLY D1D</text:p>
      <text:p text:style-name="P3528">S4CR1F1C3S 1 M4D3</text:p>
      <text:p text:style-name="P3529">TO S4V3 YOU</text:p>
      <text:p text:style-name="P3530">TO S4V3 3V3RYBODY</text:p>
      <text:p text:style-name="P3531">WH1CH T3LL M3 NOTH1NG 4BOUT MYS3LF, 4ND WH4T 1'M R34LLY C4P4BL3 OF</text:p>
      <text:p text:style-name="P3532"><text:span text:style-name="T3533">B3C4US3 1 C4N'T<text:s/></text:span><text:span text:style-name="T3534">R3M3MB3R!</text:span></text:p>
      <text:p text:style-name="P3535">_</text:p>
      <text:p text:style-name="P3536">210. VS23: =009847</text:p>
      <text:p text:style-name="P3537">M4YB3 1T'S D3LUS1ON4L OF M3</text:p>
      <text:p text:style-name="P3538">TO 1M4G1N3 TH4T JUST H4V1NG 4NOTH3R S3T OF M3MOR13S 1S GO1NG TO M4K3 M3 F33L MOR3 COMPL3T3</text:p>
      <text:p text:style-name="P3539">1 C4N'T STOP TH1NK1NG 4BOUT 1T THOUGH</text:p>
      <text:p text:style-name="P3540">1 GU3SS 1T'S 4LW4YS T3MPT1NG TO TH1NK TH3R3 1S ON3 H1DD3N 4NSW3R TO 3V3RYTH1NG</text:p>
      <text:p text:style-name="P3541">NO M4TT3R HOW F4NT4ST1C4L OR 1N4CC3SS1BL3</text:p>
      <text:p text:style-name="P3542">4ND 1F ONLY YOU COULD F1ND 1T, YOU'D F1N4LLY H4V3 TH3 P3RF3CT R3SOLUT1ON TO 3V3RYTH1NG 4BOUT YOURS3LF YOU C4N'T ST4ND</text:p>
      <text:p text:style-name="P3543">SO 1 JUST K33P WOND3R1NG TO MYS3LF</text:p>
      <text:p text:style-name="P3544">TH4T M4YB3 1F ONLY 1 COULD JUST R3M3MB3R</text:p>
      <text:soft-page-break/>
      <text:p text:style-name="P3545">1 WOULDN'T H4V3 TO F33L L1K3 TH1S</text:p>
      <text:p text:style-name="P3546">_</text:p>
      <text:p text:style-name="P3547">211. VS24: =009848</text:p>
      <text:p text:style-name="P3548">UH... WOW</text:p>
      <text:p text:style-name="P3549">1 W4SN'T R34LLY 3XP3CT1NG TO T3LL YOU 4LL TH4T</text:p>
      <text:p text:style-name="P3550">1 JUST W4NT3D TO C4TCH YOU B3FOR3 YOU GO OFF TO B4TTL3, 4ND W1SH YOU "LUCK" &gt;:]</text:p>
      <text:p text:style-name="P3551">4ND TO L3T YOU KNOW HOW 1MPORT4NT YOU'V3 B33N TO M3, 1N 4 W4Y TH4T W4SN'T L1K3</text:p>
      <text:p text:style-name="P3552">CLOUD3D BY OUR USU4L TR4SH T4LK 4ND M1ND G4M3S</text:p>
      <text:p text:style-name="P3553">1 GU3SS TH1S 1S WH4T YOU G3T FOR 1GNOR1NG M3 FOR TWO S3CONDS</text:p>
      <text:p text:style-name="P3554">4 L1TTL3 TOO MUCH R34L1TY FROM 4N 1D1OT WHO'S MOR3 M3SS3D UP 1NS1D3 TH4N SH3 3V3R L3TS ON</text:p>
      <text:p text:style-name="P3555">UM</text:p>
      <text:p text:style-name="P3556">4NYW4Y</text:p>
      <text:p text:style-name="P3557">L4T3R, S3RK3T</text:p>
      <text:p text:style-name="P3558">_</text:p>
      <text:p text:style-name="P3559">212. DS50: =009926</text:p>
      <text:p text:style-name="P3560">WH4T? NO 1 D1DN'T B4RK</text:p>
      <text:p text:style-name="P3561">1 THOUGHT THAT4T W4S YOU</text:p>
      <text:p text:style-name="P3562">W3LL WHY TH3 FUCK WOULD 1 B4RK???</text:p>
      <text:p text:style-name="P3563">_</text:p>
      <text:p text:style-name="P3564">213. DS51: =009930</text:p>
      <text:p text:style-name="P3565">SH3'S 4W4K3</text:p>
      <text:p text:style-name="P3566">1SN'T SH3 SUPPOS3D TO B3 4SL33P?</text:p>
      <text:p text:style-name="P3567">_</text:p>
      <text:p text:style-name="P3568">214. JH1; DS52; DiSt3: =009934</text:p>
      <text:p text:style-name="P3569">BY3, 1D1OT</text:p>
      <text:soft-page-break/>
      <text:p text:style-name="P3570">WH4T3V3R</text:p>
      <text:p text:style-name="P3571">L3T'S HOP3 TOD4Y, OF 4LL D4YS, 1S NOT TH3 D4Y SH3 FUCKS 3V3RYTH1NG UP</text:p>
      <text:p text:style-name="P3572">SO WH4T'S TH3 D34L, DUD3S</text:p>
      <text:p text:style-name="P3573">YOU BOTH DON3 W1TH YOUR ROOFTOP F33L1NGS J4M?</text:p>
      <text:p text:style-name="P3574">_</text:p>
      <text:p text:style-name="P3575">215. JE57: =010030</text:p>
      <text:p text:style-name="P3576">OK &gt;:]</text:p>
      <text:p text:style-name="P3577">NOP3</text:p>
      <text:p text:style-name="P3578">1 H4V3 NO FUCK1NG CLU3</text:p>
      <text:p text:style-name="P3579">???????</text:p>
      <text:p text:style-name="P3580"><text:span text:style-name="T3581">-</text:span></text:p>
      <text:p text:style-name="P3582">KV19 - SHRUG</text:p>
      <text:p text:style-name="P3583">NO</text:p>
      <text:p text:style-name="P3584">1M F1N3</text:p>
      <text:p text:style-name="P3585">K4RK4T PL34S3 JUST L34V3 M3 4LON3</text:p>
      <text:p text:style-name="P3586">Y34H, 1 GU3SS</text:p>
      <text:p text:style-name="P3587">...</text:p>
      <text:p text:style-name="P3588">H3 D1DNT BR34K UP W1TH M3!!!</text:p>
      <text:p text:style-name="P3589">1T H4S NOTH1NG TO DO W1TH D4V3</text:p>
      <text:p text:style-name="P3590">1TS</text:p>
      <text:p text:style-name="P3591">MY 4NC3STOR</text:p>
      <text:p text:style-name="P3592">SH3</text:p>
      <text:p text:style-name="P3593">SH3S JUST</text:p>
      <text:p text:style-name="P3594">SO</text:p>
      <text:p text:style-name="P3595">R4D1C4L &gt;:[</text:p>
      <text:p text:style-name="P3596">1 JUST D1D NOT KNOW 1T W4S 3V3N POSS1BL3</text:p>
      <text:p text:style-name="P3597">TO B3 SO R4D</text:p>
      <text:p text:style-name="P3598">1 4LMOST C4NT H4NDL3 1T K4RK4T</text:p>
      <text:p text:style-name="P3599">TH3 R4DN3SS</text:p>
      <text:p text:style-name="P3600">HOW DO3S SH3 DO 1T?</text:p>
      <text:p text:style-name="P3601">1 TH1NK 1T 1S SO MUCH MOR3 TH4N TH4T</text:p>
      <text:p text:style-name="P3602">3V3RYON3 LOV3S H3R</text:p>
      <text:p text:style-name="P3603">SH3 1S SO S4SSY 4ND FUN, SH3S TH3 B3ST 4T G4M3S, 4ND 4LL H3R STUNTS 4R3 1NCR3D1BL3</text:p>
      <text:p text:style-name="P3604">HOW 4M 1 SUPPOS3D TO M34SUR3 UP TO TH4T?</text:p>
      <text:p text:style-name="P3605">WH4T TH1NG?</text:p>
      <text:p text:style-name="P3606">W3LL TH4TS HOW 1 F33L, SO TOO B4D!!!</text:p>
      <text:p text:style-name="P3607">&gt;:|</text:p>
      <text:p text:style-name="P3608">SH3 1S NOT 4N 4SSHOL3</text:p>
      <text:p text:style-name="P3609">WH4T, YOU M34N L1K3...</text:p>
      <text:soft-page-break/>
      <text:p text:style-name="P3610">T33N4G3RS?</text:p>
      <text:p text:style-name="P3611">H3H3...</text:p>
      <text:p text:style-name="P3612">...</text:p>
      <text:p text:style-name="P3613">...</text:p>
      <text:p text:style-name="P3614">_</text:p>
      <text:p text:style-name="P3615">MP2 - OH... H3Y</text:p>
      <text:p text:style-name="P3616">1TS YOU</text:p>
      <text:p text:style-name="P3617">WH4T 4R3 YOU DO1NG 1N MY H1V3?</text:p>
      <text:p text:style-name="P3618">D1D YOU S33 H1M COM3 1N H3R3?</text:p>
      <text:p text:style-name="P3619">Y3S</text:p>
      <text:p text:style-name="P3620">OH?</text:p>
      <text:p text:style-name="P3621">WH4T</text:p>
      <text:p text:style-name="P3622">WH4T D1D H3 S4Y?</text:p>
      <text:p text:style-name="P3623">UMM...</text:p>
      <text:p text:style-name="P3624">SHRUG &gt;:|</text:p>
      <text:p text:style-name="P3625">MP3 - &gt;:]</text:p>
      <text:p text:style-name="P3626">_</text:p>
      <text:p text:style-name="P3627">KV9 - WOW CH3CK OUT WHO F1N4LLY WOK3 UP!</text:p>
      <text:p text:style-name="P3628">W3V3 B33N TRY1NG TO W4K3 YOU FOR 4N HOUR, BUT YOU W3R3 UNR3SPONS1V3 TO 3V3N TH3 MOST S3NS3L3SS OF C4N3DRUBB1NGS &gt;:]</text:p>
      <text:p text:style-name="P3629">PROB4BLY DU3 TO TH3 4FOR3M3NT1ON3D NUB DRUBB1NGS</text:p>
      <text:p text:style-name="P3630">OH?</text:p>
      <text:p text:style-name="P3631">YOU D1D???</text:p>
      <text:p text:style-name="P3632">OH GOD, 1 C4NT B3L13V3 1 M1SS3D 1T!</text:p>
      <text:p text:style-name="P3633">1 KNOW &gt;:[</text:p>
      <text:p text:style-name="P3634">4LL OF US 4R3, PROSP1T W4S COMPL3T3LY D3STROY3D</text:p>
      <text:p text:style-name="P3635">WHO 1S 1T &gt;:?</text:p>
      <text:p text:style-name="P3636">STOP B31NG 4LL MYST3R1OUS 4ND T3LL M3!</text:p>
      <text:p text:style-name="P3637">4RGH, F1N3</text:p>
      <text:p text:style-name="P3638">SO, YOU S4W H1M JUST B3FOR3 H3 D3STROY3D PROSP1T?</text:p>
      <text:p text:style-name="P3639">TH4T W4S 4N HOUR 4GO! WH4T H4V3 YOU B33N DR34M1NG 4BOUT S1NC3?</text:p>
      <text:p text:style-name="P3640">FORB1DD3N?</text:p>
      <text:p text:style-name="P3641">UM, 4LR1GHT &gt;:/</text:p>
      <text:p text:style-name="P3642">WH4TS TH4T SUPPOS3D TO M34N!</text:p>
      <text:p text:style-name="P3643">1M G3TT1NG PR3TTY T1R3D R1GHT NOW 4S 4 M4TT3R OF F4CT</text:p>
      <text:p text:style-name="P3644">T1R3D OF YOUR BULLSH1T!</text:p>
      <text:p text:style-name="P3645">KV10 - SO GU3SS WH4T</text:p>
      <text:p text:style-name="P3646">W3V3 B33N 1N CONT4CT W1TH SOM3 4L13NS FROM TH3 UN1V3RS3 W3 CR34T3D</text:p>
      <text:p text:style-name="P3647">DONT YOU TH1NK TH4TS K1ND OF N34T?</text:p>
      <text:p text:style-name="P3648">1 THOUGHT 4S OUR 1NTR3P1D L34D3R TH4T W4S SOM3TH1NG YOU M1GHT W4NT TO KNOW</text:p>
      <text:p text:style-name="P3649">&gt;:P</text:p>
      <text:p text:style-name="P3650">1M NOT S4Y1NG W3 N33D TO M4K3 FR13NDS W1TH TH3M OR 4NYTH1NG, BUT W3V3 B3GUN TO SUSP3CT TH3Y H4V3 SOM3TH1NG TO DO W1TH OUR S3SS1ON, P4R4DOX1C4LLY SP34K1NG</text:p>
      <text:p text:style-name="P3651">M4YB3 W3 C4N F1GUR3 OUT 4 W4Y TO G3T OURS3LV3S OUT OF TH1S J4M?</text:p>
      <text:p text:style-name="P3652">YOU M34N 4 LOT OF 1MPORT4NT W4ND3R1NG 4ROUND 41ML3SSLY 4ND T4LK1NG TO P3OPL3?</text:p>
      <text:p text:style-name="P3653">KV11 - 4R3NT YOU 4T L34ST 4 L1TTL3 D1S4PPO1NT3D W3 N3V3R GOT TO H4NG OUT TOG3TH3R ON PROSP1T?</text:p>
      <text:p text:style-name="P3654">YOU DONT G3T 1T! TH3R3 W3R3 4LL TH3S3 TH1NGS 1 W4S PL4NN1NG ON<text:s/><text:soft-page-break/>SHOW1NG YOU 4ND STUFF W3 COULD H4V3 DON3 TOG3TH3R</text:p>
      <text:p text:style-name="P3655">1T W4S SUPPOS3D TO B3 SP3C14L DUMMY</text:p>
      <text:p text:style-name="P3656">444444RGH, YOU 4R3 SO FRUSTR4T1NG!</text:p>
      <text:p text:style-name="P3657">JUST</text:p>
      <text:p text:style-name="P3658">N3V3R M1ND &gt;:[</text:p>
      <text:p text:style-name="P3659">_</text:p>
      <text:p text:style-name="P3660">VS5 - NO W3 4R3 NOT! W1LL YOU STOP W1TH TH4T 4LR34DY???</text:p>
      <text:p text:style-name="P3661">1 W1LL G1V3 YOU 4 F3W DRUBB1NGS!</text:p>
      <text:p text:style-name="P3662">BL4R, PL34S3 DO NOT ST4RT US1NG MY OLD FL4RP1NG N4M3, 1T'S SO 3MB4RR4SS1NG</text:p>
      <text:p text:style-name="P3663">VS6 - GOD, YOUR J34LOUSLY 1S R1D1CULOUS! NOBODY C4R3S 4BOUT STOCKP1L1NG M34N1NGL3SS TR34SUR3 OTH3R TH4N YOU. W1LL YOU GROW UP???</text:p>
      <text:p text:style-name="P3664">H4H4H4, FR13NDLY?????</text:p>
      <text:p text:style-name="P3665">WH4T TH3 H3LL 4R3 YOU T4LK1NG 4BOUT</text:p>
      <text:p text:style-name="P3666">NO &gt;:P</text:p>
      <text:p text:style-name="P3667">UGH, YOU 4R3 SO CR4ZY</text:p>
      <text:p text:style-name="P3668">_</text:p>
      <text:p text:style-name="P3669">SC6 - SHUT UP SOLLUX H3S COOL</text:p>
      <text:p text:style-name="P3670">1 DONT G3T WHY YOU DONT L1K3 H1M, H3 R3M1NDS M3 OF YOU 4 B1T</text:p>
      <text:p text:style-name="P3671">SOM3T1M3S!</text:p>
      <text:p text:style-name="P3672">&gt;:|</text:p>
      <text:p text:style-name="P3673">_</text:p>
      <text:p text:style-name="P3674">FP2 - 1 KNOW! BUT HOW? H3 S33MS 1NV1NC1BL3</text:p>
      <text:p text:style-name="P3675">1F 4 THOUS4ND 4R4D14BOTS COULDNT K1LL H1M, WH4T HOP3 DO W3 H4V3?</text:p>
      <text:p text:style-name="P3676">H4H4H4H4H4, S3R1OUSLY?</text:p>
      <text:p text:style-name="P3677">UM, OK, 1F YOU S4Y SO F3F3R1!</text:p>
      <text:p text:style-name="P3678">_</text:p>
      <text:p text:style-name="P3679">AB2 - GR34T T4LK1NG TO YOU 4R4D14, TH4T W4S 4 BL4ST4S USU4L</text:p>
      <text:p text:style-name="P3680">_</text:p>
      <text:p text:style-name="P3681">NL4 - F4VOR1T3 WH4T?</text:p>
      <text:p text:style-name="P3682">OH R34LLY?</text:p>
      <text:p text:style-name="P3683">_</text:p>
      <text:p text:style-name="P3684">TN2 - LOOK1NG PR3TTY COOL, T4VROS! &gt;:]</text:p>
      <text:p text:style-name="P3685">DONT L3T 4NYON3 3V3R T3LL YOU RUF1O'S NOT R34L</text:p>
      <text:p text:style-name="P3686">1F YOU B3L13V3 H4RD 3NOUGH 1N 1M4G1N4RY TH1NGS, TH4T M4K3S TH3M SL1GHTLY L3SS F4K3!</text:p>
      <text:p text:style-name="P3687">-</text:p>
      <text:p text:style-name="P3688">KM1 - H3Y K4N4Y4, 4R3 YOU ST1LL OGL1NG H3R?</text:p>
      <text:p text:style-name="P3689">Y3S 1T 1S OBV1OUS</text:p>
      <text:p text:style-name="P3690">WHY TH3 1NF4TU4T1ON W1TH TH4T P4RT1CUL4R HUM4N</text:p>
      <text:p text:style-name="P3691">OHHHHHHHHHHH??????? &gt;8D</text:p>
      <text:p text:style-name="P3692">&gt;:?</text:p>
      <text:p text:style-name="P3693">_</text:p>
      <text:p text:style-name="P3694">GM3 - TH4NKS G4MZ BUT NO 1 4M NOT T1R3D</text:p>
      <text:p text:style-name="P3695">1 M4Y GO FOR 4NOTH3R UN3XP3CT3D HONK JUMP SOON THOUGH</text:p>
      <text:p text:style-name="P3696">SORRY BUT WH3N 4 G1RL H4S TO G3T H3R HONK JUMP ON TH3R3 1S JUST NO STOPP1NG H3R</text:p>
      <text:p text:style-name="P3697">NO PROM1S3S!</text:p>
      <text:p text:style-name="P3698">H3H3H3H3H3H3H3</text:p>
      <text:p text:style-name="P3699">_</text:p>
      <text:p text:style-name="P3700">EA1 - 1 4M NOT M3D14T1NG B3TW33N YOU TWO!</text:p>
      <text:soft-page-break/>
      <text:p text:style-name="P3701">S3R1OUSLY, COULD YOU M4K3 YOUR 4DV4NC3S 4NY MOR3 OBV1OUS 3R1D4N?</text:p>
      <text:p text:style-name="P3702">1F YOUR3 W4X1NG 4SH3N FOR M3, F1N3, 1... GU3SS 1M FL4TT3R3D???</text:p>
      <text:p text:style-name="P3703">BUT H3S TOT4LLY NOT 3V3N 1NT3R3ST3D 1N TH3 TYP3 OF</text:p>
      <text:p text:style-name="P3704">UH...</text:p>
      <text:p text:style-name="P3705">R1V4LRY YOU W4NT W1TH H1M, OK?</text:p>
      <text:p text:style-name="P3706">Y3S, 4BSOLUT3LY</text:p>
      <text:p text:style-name="P3707">_</text:p>
      <text:p text:style-name="P3708">NL5 - *TH3 M1GHTY 4ND 4STOUND1NG DR4GONYYYD L3G1SL4C3R4TOR 3NT3RS TH3 3ST33M3D POUNC3LLORS OFF1C3 W1TH 4N URG3NT BUT FR13NDLY R3QU1S1T1ON PURS3D M4G1C4LLY 1N H3R M4J3ST1C SNOUT*</text:p>
      <text:p text:style-name="P3709">_</text:p>
      <text:p text:style-name="P37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ly Huang</dc:creator>
    <meta:creation-date>2024-12-18T01:08:00Z</meta:creation-date>
    <dc:date>2024-12-18T01:24:00Z</dc:date>
    <meta:template xlink:href="Normal.dotm" xlink:type="simple"/>
    <meta:editing-cycles>3</meta:editing-cycles>
    <meta:editing-duration>PT1320S</meta:editing-duration>
    <meta:document-statistic meta:page-count="146" meta:paragraph-count="233" meta:word-count="17468" meta:character-count="116809" meta:row-count="829" meta:non-whitespace-character-count="99574"/>
  </office:meta>
</office:document-meta>
</file>